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16997DB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Table1" style:family="table">
      <style:table-properties style:width="16.895cm" fo:margin-top="0cm" fo:margin-bottom="0cm" table:align="center" style:shadow="none" style:may-break-between-rows="true" style:writing-mode="lr-tb" table:border-model="collapsing"/>
    </style:style>
    <style:style style:name="Table1.A" style:family="table-column">
      <style:table-column-properties style:column-width="8.386cm"/>
    </style:style>
    <style:style style:name="Table1.B" style:family="table-column">
      <style:table-column-properties style:column-width="8.509cm"/>
    </style:style>
    <style:style style:name="Table1.1" style:family="table-row">
      <style:table-row-properties style:min-row-height="0.52cm" fo:keep-together="auto"/>
    </style:style>
    <style:style style:name="Table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.2" style:family="table-row">
      <style:table-row-properties style:min-row-height="1.05cm" fo:keep-together="auto"/>
    </style:style>
    <style:style style:name="Table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2" style:family="table-row">
      <style:table-row-properties style:min-row-height="1.579cm" fo:keep-together="auto"/>
    </style:style>
    <style:style style:name="Table1.B4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3" style:family="table-row">
      <style:table-row-properties style:min-row-height="0.767cm" fo:keep-together="auto"/>
    </style:style>
    <style:style style:name="Table1.B4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5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6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7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81" style:family="table-row">
      <style:table-row-properties style:min-row-height="0.776cm" fo:keep-together="auto"/>
    </style:style>
    <style:style style:name="Table1.B8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8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9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0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1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2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133" style:family="table-row">
      <style:table-row-properties style:min-row-height="2.108cm" fo:keep-together="auto"/>
    </style:style>
    <style:style style:name="Table1.B13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3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4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5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6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7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8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19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0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1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2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3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4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5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6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7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8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29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299" style:family="table-row">
      <style:table-row-properties style:min-row-height="0.995cm" fo:keep-together="auto"/>
    </style:style>
    <style:style style:name="Table1.B29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0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1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2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3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4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5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6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7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8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39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0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1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2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3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4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455" style:family="table-row">
      <style:table-row-properties style:min-row-height="1.069cm" fo:keep-together="auto"/>
    </style:style>
    <style:style style:name="Table1.B45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5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5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6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7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8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69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70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71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7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7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B474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.A475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.B475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2" style:family="table">
      <style:table-properties style:width="16.655cm" fo:margin-top="0cm" fo:margin-bottom="0cm" table:align="center" style:may-break-between-rows="true" style:writing-mode="lr-tb" table:border-model="collapsing"/>
    </style:style>
    <style:style style:name="Table2.A" style:family="table-column">
      <style:table-column-properties style:column-width="8.248cm"/>
    </style:style>
    <style:style style:name="Table2.B" style:family="table-column">
      <style:table-column-properties style:column-width="8.407cm"/>
    </style:style>
    <style:style style:name="Table2.1" style:family="table-row">
      <style:table-row-properties style:min-row-height="0.52cm" fo:keep-together="auto"/>
    </style:style>
    <style:style style:name="Table2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2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2.4" style:family="table-row">
      <style:table-row-properties style:min-row-height="0.776cm" fo:keep-together="auto"/>
    </style:style>
    <style:style style:name="Table2.9" style:family="table-row">
      <style:table-row-properties style:min-row-height="1.05cm" fo:keep-together="auto"/>
    </style:style>
    <style:style style:name="Table2.60" style:family="table-row">
      <style:table-row-properties style:min-row-height="1.579cm" fo:keep-together="auto"/>
    </style:style>
    <style:style style:name="Table2.A174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" style:family="table">
      <style:table-properties style:width="16.99cm" fo:margin-top="0cm" fo:margin-bottom="0cm" table:align="center" style:may-break-between-rows="true" style:writing-mode="lr-tb" table:border-model="collapsing"/>
    </style:style>
    <style:style style:name="Table3.A" style:family="table-column">
      <style:table-column-properties style:column-width="8.495cm"/>
    </style:style>
    <style:style style:name="Table3.1" style:family="table-row">
      <style:table-row-properties style:min-row-height="0.52cm" fo:keep-together="auto"/>
    </style:style>
    <style:style style:name="Table3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3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3" style:family="table-row">
      <style:table-row-properties style:min-row-height="1.05cm" fo:keep-together="auto"/>
    </style:style>
    <style:style style:name="Table3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114" style:family="table-row">
      <style:table-row-properties style:min-row-height="0.577cm" fo:keep-together="auto"/>
    </style:style>
    <style:style style:name="Table3.171" style:family="table-row">
      <style:table-row-properties style:min-row-height="0.621cm" fo:keep-together="auto"/>
    </style:style>
    <style:style style:name="Table3.194" style:family="table-row">
      <style:table-row-properties style:min-row-height="0.693cm" fo:keep-together="auto"/>
    </style:style>
    <style:style style:name="Table3.B19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19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4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5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6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7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8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09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0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1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B21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3.A2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3.B213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4" style:family="table">
      <style:table-properties style:width="16.99cm" fo:margin-left="0.191cm" fo:margin-top="0cm" fo:margin-bottom="0cm" table:align="left" style:may-break-between-rows="true" style:writing-mode="lr-tb" table:border-model="collapsing"/>
    </style:style>
    <style:style style:name="Table4.A" style:family="table-column">
      <style:table-column-properties style:column-width="8.502cm"/>
    </style:style>
    <style:style style:name="Table4.B" style:family="table-column">
      <style:table-column-properties style:column-width="8.488cm"/>
    </style:style>
    <style:style style:name="Table4.1" style:family="table-row">
      <style:table-row-properties style:min-row-height="0.52cm" fo:keep-together="auto"/>
    </style:style>
    <style:style style:name="Table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4.A19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" style:family="table">
      <style:table-properties style:width="16.693cm" fo:margin-top="0cm" fo:margin-bottom="0cm" table:align="center" style:may-break-between-rows="true" style:writing-mode="lr-tb" table:border-model="collapsing"/>
    </style:style>
    <style:style style:name="Table8.A" style:family="table-column">
      <style:table-column-properties style:column-width="5.563cm"/>
    </style:style>
    <style:style style:name="Table8.B" style:family="table-column">
      <style:table-column-properties style:column-width="5.551cm"/>
    </style:style>
    <style:style style:name="Table8.C" style:family="table-column">
      <style:table-column-properties style:column-width="5.579cm"/>
    </style:style>
    <style:style style:name="Table8.1" style:family="table-row">
      <style:table-row-properties style:min-row-height="1.05cm" fo:keep-together="auto"/>
    </style:style>
    <style:style style:name="Table8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8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8.2" style:family="table-row">
      <style:table-row-properties style:min-row-height="1.579cm" fo:keep-together="auto"/>
    </style:style>
    <style:style style:name="Table8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3" style:family="table-row">
      <style:table-row-properties style:min-row-height="2.108cm" fo:keep-together="auto"/>
    </style:style>
    <style:style style:name="Table8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8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8.5" style:family="table-row">
      <style:table-row-properties style:min-row-height="2.637cm" fo:keep-together="auto"/>
    </style:style>
    <style:style style:name="Table8.8" style:family="table-row">
      <style:table-row-properties style:min-row-height="0.52cm" fo:keep-together="auto"/>
    </style:style>
    <style:style style:name="Table8.15" style:family="table-row">
      <style:table-row-properties style:min-row-height="3.166cm" fo:keep-together="auto"/>
    </style:style>
    <style:style style:name="Table8.23" style:family="table-row">
      <style:table-row-properties style:min-row-height="0.776cm" fo:keep-together="auto"/>
    </style:style>
    <style:style style:name="Table8.34" style:family="table-row">
      <style:table-row-properties style:min-row-height="2.75cm" fo:keep-together="auto"/>
    </style:style>
    <style:style style:name="Table8.75" style:family="table-row">
      <style:table-row-properties style:min-row-height="3.007cm" fo:keep-together="auto"/>
    </style:style>
    <style:style style:name="Table8.A87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8.B87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7" style:family="table">
      <style:table-properties style:width="17cm" table:align="margins" style:may-break-between-rows="true" style:writing-mode="lr-tb" table:border-model="collapsing"/>
    </style:style>
    <style:style style:name="Table7.A" style:family="table-column">
      <style:table-column-properties style:column-width="8.5cm" style:rel-column-width="32767*"/>
    </style:style>
    <style:style style:name="Table7.B" style:family="table-column">
      <style:table-column-properties style:column-width="8.5cm" style:rel-column-width="32768*"/>
    </style:style>
    <style:style style:name="Table7.1" style:family="table-row">
      <style:table-row-properties fo:keep-together="auto"/>
    </style:style>
    <style:style style:name="Table7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7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7.A2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Table9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9.A" style:family="table-column">
      <style:table-column-properties style:column-width="5.652cm"/>
    </style:style>
    <style:style style:name="Table9.1" style:family="table-row">
      <style:table-row-properties style:min-row-height="0.529cm" fo:keep-together="auto"/>
    </style:style>
    <style:style style:name="Table9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9.B1" style:family="table-cell">
      <style:table-cell-properties style:vertical-align="" fo:background-color="#b2b2b2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9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2" style:family="table-cell">
      <style:table-cell-properties style:vertical-align="" fo:background-color="transparent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9.B3" style:family="table-cell">
      <style:table-cell-properties style:vertical-align="" fo:background-color="#eeeeee" fo:padding="0cm" fo:border-left="none" fo:border-right="0.75pt solid #666666" fo:border-top="none" fo:border-bottom="0.75pt solid #666666" style:writing-mode="page">
        <style:background-image/>
      </style:table-cell-properties>
    </style:style>
    <style:style style:name="Table9.4" style:family="table-row">
      <style:table-row-properties style:min-row-height="1.05cm" fo:keep-together="auto"/>
    </style:style>
    <style:style style:name="Table9.5" style:family="table-row">
      <style:table-row-properties style:min-row-height="1.579cm" fo:keep-together="auto"/>
    </style:style>
    <style:style style:name="Table9.A4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9.B43" style:family="table-cell">
      <style:table-cell-properties style:vertical-align="" fo:background-color="#eeeeee" fo:padding="0cm" fo:border-left="none" fo:border-right="0.75pt solid #666666" fo:border-top="0.75pt solid #666666" fo:border-bottom="0.75pt solid #666666" style:writing-mode="page">
        <style:background-image/>
      </style:table-cell-properties>
    </style:style>
    <style:style style:name="Table10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0.A" style:family="table-column">
      <style:table-column-properties style:column-width="6.56cm"/>
    </style:style>
    <style:style style:name="Table10.B" style:family="table-column">
      <style:table-column-properties style:column-width="10.395cm"/>
    </style:style>
    <style:style style:name="Table10.1" style:family="table-row">
      <style:table-row-properties style:min-row-height="0.529cm" fo:keep-together="auto"/>
    </style:style>
    <style:style style:name="Table10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0.A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1" style:family="table">
      <style:table-properties style:width="16.955cm" fo:margin-left="0.191cm" fo:margin-top="0cm" fo:margin-bottom="0cm" fo:break-before="auto" fo:break-after="auto" table:align="left" style:may-break-between-rows="true" style:writing-mode="lr-tb" table:border-model="collapsing"/>
    </style:style>
    <style:style style:name="Table11.A" style:family="table-column">
      <style:table-column-properties style:column-width="6.56cm"/>
    </style:style>
    <style:style style:name="Table11.B" style:family="table-column">
      <style:table-column-properties style:column-width="10.395cm"/>
    </style:style>
    <style:style style:name="Table11.1" style:family="table-row">
      <style:table-row-properties style:min-row-height="0.529cm" fo:keep-together="auto"/>
    </style:style>
    <style:style style:name="Table11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1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1.A12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14" style:family="table">
      <style:table-properties style:width="16.955cm" fo:margin-top="0cm" fo:margin-bottom="0cm" fo:break-before="auto" fo:break-after="auto" table:align="center" style:may-break-between-rows="true" style:writing-mode="lr-tb" table:border-model="collapsing"/>
    </style:style>
    <style:style style:name="Table14.A" style:family="table-column">
      <style:table-column-properties style:column-width="6.56cm"/>
    </style:style>
    <style:style style:name="Table14.B" style:family="table-column">
      <style:table-column-properties style:column-width="10.395cm"/>
    </style:style>
    <style:style style:name="Table14.1" style:family="table-row">
      <style:table-row-properties style:min-row-height="0.529cm" fo:keep-together="auto"/>
    </style:style>
    <style:style style:name="Table14.A1" style:family="table-cell">
      <style:table-cell-properties style:vertical-align="" fo:background-color="#b2b2b2" fo:padding="0cm" fo:border="0.75pt solid #666666" style:writing-mode="page">
        <style:background-image/>
      </style:table-cell-properties>
    </style:style>
    <style:style style:name="Table14.2" style:family="table-row">
      <style:table-row-properties style:min-row-height="1.05cm" fo:keep-together="auto"/>
    </style:style>
    <style:style style:name="Table14.A2" style:family="table-cell">
      <style:table-cell-properties style:vertical-align=""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A3" style:family="table-cell">
      <style:table-cell-properties style:vertical-align=""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14.6" style:family="table-row">
      <style:table-row-properties style:min-row-height="2.108cm" fo:keep-together="auto"/>
    </style:style>
    <style:style style:name="Table14.9" style:family="table-row">
      <style:table-row-properties style:min-row-height="1.579cm" fo:keep-together="auto"/>
    </style:style>
    <style:style style:name="Table14.A13" style:family="table-cell">
      <style:table-cell-properties style:vertical-align="" fo:background-color="#eeeeee" fo:padding="0cm" fo:border="0.75pt solid #666666" style:writing-mode="page">
        <style:background-image/>
      </style:table-cell-properties>
    </style:style>
    <style:style style:name="Table6" style:family="table">
      <style:table-properties style:width="17cm" table:align="margins" style:may-break-between-rows="true" style:writing-mode="lr-tb" table:border-model="collapsing"/>
    </style:style>
    <style:style style:name="Table6.A" style:family="table-column">
      <style:table-column-properties style:column-width="8.5cm" style:rel-column-width="32767*"/>
    </style:style>
    <style:style style:name="Table6.B" style:family="table-column">
      <style:table-column-properties style:column-width="8.5cm" style:rel-column-width="32768*"/>
    </style:style>
    <style:style style:name="Table6.A1" style:family="table-cell">
      <style:table-cell-properties fo:background-color="#b2b2b2" fo:padding="0cm" fo:border="0.75pt solid #666666" style:writing-mode="page">
        <style:background-image/>
      </style:table-cell-properties>
    </style:style>
    <style:style style:name="Table6.A2" style:family="table-cell">
      <style:table-cell-properties fo:background-color="transparent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A3" style:family="table-cell">
      <style:table-cell-properties fo:background-color="#eeeeee" fo:padding="0cm" fo:border-left="0.75pt solid #666666" fo:border-right="0.75pt solid #666666" fo:border-top="none" fo:border-bottom="0.75pt solid #666666" style:writing-mode="page">
        <style:background-image/>
      </style:table-cell-properties>
    </style:style>
    <style:style style:name="Table6.4" style:family="table-row">
      <style:table-row-properties fo:keep-together="auto"/>
    </style:style>
    <style:style style:name="Table6.A11" style:family="table-cell">
      <style:table-cell-properties fo:background-color="#eeeeee" fo:padding="0cm" fo:border="0.75pt solid #666666" style:writing-mode="page">
        <style:background-image/>
      </style:table-cell-properties>
    </style:style>
    <style:style style:name="P1" style:family="paragraph" style:parent-style-name="Body_20_A" style:master-page-name="Standard">
      <style:paragraph-properties style:page-number="auto"/>
      <style:text-properties style:font-name="Ubuntu" fo:language="en" fo:country="GB"/>
    </style:style>
    <style:style style:name="P2" style:family="paragraph" style:parent-style-name="Body_20_A">
      <style:text-properties style:font-name="Ubuntu" fo:language="en" fo:country="GB" fo:font-style="italic" fo:font-weight="normal" officeooo:rsid="0228b619" officeooo:paragraph-rsid="0228b619" style:font-style-asian="italic" style:font-weight-asian="normal" style:font-style-complex="italic" style:font-weight-complex="normal"/>
    </style:style>
    <style:style style:name="P3" style:family="paragraph" style:parent-style-name="Body_20_A">
      <style:text-properties style:font-name="Ubuntu" fo:font-size="9pt" fo:language="en" fo:country="GB" fo:font-weight="normal" style:font-size-asian="9pt" style:font-weight-asian="normal" style:font-size-complex="9pt" style:font-weight-complex="normal"/>
    </style:style>
    <style:style style:name="P4" style:family="paragraph" style:parent-style-name="Body_20_A">
      <style:paragraph-properties fo:margin-left="0cm" fo:margin-right="0cm" fo:text-align="start" style:justify-single-word="false" fo:text-indent="0cm" style:auto-text-indent="false" style:writing-mode="lr-tb"/>
      <style:text-properties style:font-name="Ubuntu" fo:language="en" fo:country="GB" fo:font-weight="normal" style:font-weight-asian="normal" style:font-weight-complex="normal"/>
    </style:style>
    <style:style style:name="P5" style:family="paragraph" style:parent-style-name="Body_20_A">
      <style:text-properties fo:language="en" fo:country="GB"/>
    </style:style>
    <style:style style:name="P6" style:family="paragraph" style:parent-style-name="Table_20_Contents">
      <style:paragraph-properties fo:break-before="page"/>
    </style:style>
    <style:style style:name="P7" style:family="paragraph" style:parent-style-name="Body_20_A">
      <style:text-properties style:font-name="Ubuntu" fo:language="en" fo:country="GB"/>
    </style:style>
    <style:style style:name="P8" style:family="paragraph" style:parent-style-name="Body_20_A">
      <style:text-properties fo:color="#000000" loext:opacity="100%" style:text-outline="false" style:font-name="Ubuntu" fo:language="en" fo:country="GB" style:text-underline-style="none"/>
    </style:style>
    <style:style style:name="P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0703a" officeooo:paragraph-rsid="014070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b8101" officeooo:paragraph-rsid="014b81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987a3" officeooo:paragraph-rsid="001987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9579" officeooo:paragraph-rsid="0156957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b25b6" officeooo:paragraph-rsid="015b25b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c5f53" officeooo:paragraph-rsid="015c5f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9b6f" officeooo:paragraph-rsid="01609b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dd5f2" officeooo:paragraph-rsid="021dd5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0104f" officeooo:paragraph-rsid="016010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7ef88" officeooo:paragraph-rsid="0157ef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38b29" officeooo:paragraph-rsid="01538b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88f7" officeooo:paragraph-rsid="007a88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de1" officeooo:paragraph-rsid="00308d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01099" officeooo:paragraph-rsid="00b010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27b1f" officeooo:paragraph-rsid="01527b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9c314" officeooo:paragraph-rsid="0069c3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c26c" officeooo:paragraph-rsid="020fc26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f0a34" officeooo:paragraph-rsid="020f0a3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71668" officeooo:paragraph-rsid="006716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b6cf" officeooo:paragraph-rsid="0089b6c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226d6" officeooo:paragraph-rsid="022226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ba055" officeooo:paragraph-rsid="00aba0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c9897" officeooo:paragraph-rsid="00cc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012b" officeooo:paragraph-rsid="00d901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a3d68" officeooo:paragraph-rsid="007a3d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a3269" officeooo:paragraph-rsid="01ca32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002bd" officeooo:paragraph-rsid="00a002b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737dc" officeooo:paragraph-rsid="00c737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fd792" officeooo:paragraph-rsid="00bfd7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67c28" officeooo:paragraph-rsid="00d67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2fabc" officeooo:paragraph-rsid="00c2fa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bb8bb" officeooo:paragraph-rsid="017bb8b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8203b" officeooo:paragraph-rsid="013820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da59c" officeooo:paragraph-rsid="015da59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07d9" officeooo:paragraph-rsid="00ec07d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77cca" officeooo:paragraph-rsid="00577c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1d3b4" officeooo:paragraph-rsid="0051d3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6175d" officeooo:paragraph-rsid="00c617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a5a6f" officeooo:paragraph-rsid="021a5a6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5baa1" officeooo:paragraph-rsid="0125ba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338a6" officeooo:paragraph-rsid="01f338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4208" officeooo:paragraph-rsid="01ef42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5a0a5" officeooo:paragraph-rsid="01e5a0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a3969" officeooo:paragraph-rsid="01ea396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0fb1b" officeooo:paragraph-rsid="01e0fb1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04541" officeooo:paragraph-rsid="01f045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b0488" officeooo:paragraph-rsid="01eb04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bc50e" officeooo:paragraph-rsid="01fbc5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92773" officeooo:paragraph-rsid="0169277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a0b70" officeooo:paragraph-rsid="016a0b7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63e0e" officeooo:paragraph-rsid="00e63e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06c1e" officeooo:paragraph-rsid="02006c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430a4" officeooo:paragraph-rsid="020430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6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6fa91" officeooo:paragraph-rsid="0136fa9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d638" officeooo:paragraph-rsid="0145d63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8aca3" officeooo:paragraph-rsid="0028ac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78e74" officeooo:paragraph-rsid="00278e7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0f4b7" officeooo:paragraph-rsid="0060f4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08eb3" officeooo:paragraph-rsid="00308e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4f3be" officeooo:paragraph-rsid="0224f3b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8c3f4" officeooo:paragraph-rsid="0118c3f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cc7cb" officeooo:paragraph-rsid="005cc7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51fe2" officeooo:paragraph-rsid="00551fe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1320" officeooo:paragraph-rsid="017c132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eb48d" officeooo:paragraph-rsid="003eb4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988ca" officeooo:paragraph-rsid="001988c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3805e" officeooo:paragraph-rsid="00e38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d9b72" officeooo:paragraph-rsid="00dd9b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aac72" officeooo:paragraph-rsid="01aaac7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6bb88" officeooo:paragraph-rsid="01b6bb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0fbda" officeooo:paragraph-rsid="00e0fb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b714" officeooo:paragraph-rsid="0121b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bceed" officeooo:paragraph-rsid="005bce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9bb15" officeooo:paragraph-rsid="0029bb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298" officeooo:paragraph-rsid="002ae29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2aeaaf" officeooo:paragraph-rsid="002aea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df603" officeooo:paragraph-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cd9ea" officeooo:paragraph-rsid="00ecd9e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f829d" officeooo:paragraph-rsid="01df829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b8b7" officeooo:paragraph-rsid="0212b8b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2c8f3" officeooo:paragraph-rsid="0212c8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7d735" officeooo:paragraph-rsid="01d7d73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Body_20_A">
      <style:paragraph-properties fo:text-align="start" style:justify-single-word="false"/>
      <style:text-properties style:font-name="Liberation Sans" fo:language="en" fo:country="GB" fo:font-weight="normal" officeooo:paragraph-rsid="0230547b" style:font-weight-asian="normal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30547b" officeooo:paragraph-rsid="023054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13312" officeooo:paragraph-rsid="0121331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4a5ec" officeooo:paragraph-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55b75" officeooo:paragraph-rsid="00a55b7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29b94" officeooo:paragraph-rsid="01b29b9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d46e1" officeooo:paragraph-rsid="012d46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13df2" officeooo:paragraph-rsid="01813df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41e0c" officeooo:paragraph-rsid="00641e0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86e2b" officeooo:paragraph-rsid="01286e2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ef5e1" officeooo:paragraph-rsid="011ef5e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21caa" officeooo:paragraph-rsid="01421c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0dd5f" officeooo:paragraph-rsid="0120dd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53829" officeooo:paragraph-rsid="011538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21a93" officeooo:paragraph-rsid="01821a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4f98f" officeooo:paragraph-rsid="00c4f9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a09fd" officeooo:paragraph-rsid="012a09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f4b16" officeooo:paragraph-rsid="011f4b1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4e2c2" officeooo:paragraph-rsid="0014e2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9a144" officeooo:paragraph-rsid="0039a14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d44a6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d44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cf83e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da1f" officeooo:paragraph-rsid="003dda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c8242" officeooo:paragraph-rsid="020c824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962ed" officeooo:paragraph-rsid="00d962e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3b7d6" officeooo:paragraph-rsid="01e3b7d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124fe" officeooo:paragraph-rsid="01c124f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ec38d" officeooo:paragraph-rsid="016ec3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8dd99" officeooo:paragraph-rsid="0108dd9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4" style:family="paragraph" style:parent-style-name="Body_20_A">
      <style:paragraph-properties fo:margin-left="0.192cm" fo:margin-right="0cm" fo:orphans="0" fo:widows="0" fo:text-indent="-0.192cm" style:auto-text-indent="false"/>
      <style:text-properties style:font-name="Ubuntu" fo:language="en" fo:country="GB"/>
    </style:style>
    <style:style style:name="P125" style:family="paragraph" style:parent-style-name="Table_20_Contents">
      <style:paragraph-properties fo:break-before="page"/>
      <style:text-properties style:font-name="Ubuntu" fo:language="en" fo:country="GB" style:font-name-asian="Arial Unicode MS" style:font-name-complex="Arial Unicode MS"/>
    </style:style>
    <style:style style:name="P126" style:family="paragraph" style:parent-style-name="Body_20_A">
      <style:text-properties fo:color="#9bbb59" loext:opacity="100%" style:text-outline="false" style:font-name="Ubuntu" fo:language="en" fo:country="GB" style:text-underline-style="none"/>
    </style:style>
    <style:style style:name="P1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37fa0" officeooo:paragraph-rsid="01637f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69579" officeooo:paragraph-rsid="0156957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48c22" officeooo:paragraph-rsid="01548c22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38b29" officeooo:paragraph-rsid="01538b2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d4470" officeooo:paragraph-rsid="015d447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205cf2d" officeooo:paragraph-rsid="0205cf2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c7e3a" officeooo:paragraph-rsid="00fc7e3a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f6b3f" officeooo:paragraph-rsid="00ff6b3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9c314" officeooo:paragraph-rsid="0069c31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71668" officeooo:paragraph-rsid="006716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a3269" officeooo:paragraph-rsid="01ca326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a3d68" officeooo:paragraph-rsid="007a3d6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bfa3b" officeooo:paragraph-rsid="008bfa3b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473c7" officeooo:paragraph-rsid="002473c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71cff" officeooo:paragraph-rsid="01c71c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f32ff" officeooo:paragraph-rsid="001f32ff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80e46" officeooo:paragraph-rsid="00a80e4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fbc50e" officeooo:paragraph-rsid="01fbc50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b9dd7" officeooo:paragraph-rsid="004b9dd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6f088" officeooo:paragraph-rsid="0116f08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bdca1" officeooo:paragraph-rsid="00fbdc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9098c6" officeooo:paragraph-rsid="009098c6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8f89ac" officeooo:paragraph-rsid="008f89a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89fd" officeooo:paragraph-rsid="006489fd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2d21e" officeooo:paragraph-rsid="0052d21e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c9897" officeooo:paragraph-rsid="00cc989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336c5" officeooo:paragraph-rsid="010336c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a7f87" officeooo:paragraph-rsid="005a7f8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e5d01" officeooo:paragraph-rsid="01be5d0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d8471" officeooo:paragraph-rsid="01dd847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41e0c" officeooo:paragraph-rsid="00641e0c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5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0f4b7" officeooo:paragraph-rsid="0060f4b7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475a0" officeooo:paragraph-rsid="010475a0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821a93" officeooo:paragraph-rsid="01821a93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432e8" officeooo:paragraph-rsid="00f432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f65321" officeooo:paragraph-rsid="00f6532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169c1" officeooo:paragraph-rsid="010169c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b8e959" officeooo:paragraph-rsid="01b8e95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834c4" officeooo:paragraph-rsid="003834c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8a564" officeooo:paragraph-rsid="01c8a564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8dd99" officeooo:paragraph-rsid="0108dd99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6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09c0b5" officeooo:paragraph-rsid="0109c0b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170" style:family="paragraph" style:parent-style-name="Body_20_A">
      <style:paragraph-properties fo:margin-left="0cm" fo:margin-right="0cm" fo:orphans="0" fo:widows="0" fo:text-indent="0cm" style:auto-text-indent="false"/>
      <style:text-properties style:font-name="Ubuntu" fo:language="en" fo:country="GB"/>
    </style:style>
    <style:style style:name="P171" style:family="paragraph" style:parent-style-name="Body_20_A">
      <style:paragraph-properties fo:text-align="start" style:justify-single-word="false"/>
      <style:text-properties style:font-name="Ubuntu" fo:language="en" fo:country="GB"/>
    </style:style>
    <style:style style:name="P172" style:family="paragraph" style:parent-style-name="Body_20_A">
      <style:paragraph-properties fo:text-align="start" style:justify-single-word="false"/>
      <style:text-properties style:font-name="Ubuntu" fo:language="en" fo:country="GB" officeooo:paragraph-rsid="0230547b"/>
    </style:style>
    <style:style style:name="P173" style:family="paragraph" style:parent-style-name="Body_20_A">
      <style:paragraph-properties fo:text-align="start" style:justify-single-word="false"/>
      <style:text-properties style:font-name="Ubuntu" fo:language="en" fo:country="GB" officeooo:paragraph-rsid="0033ca69"/>
    </style:style>
    <style:style style:name="P174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aff3c" style:font-weight-asian="bold" style:font-weight-complex="bold"/>
    </style:style>
    <style:style style:name="P175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fdf603" style:font-weight-asian="bold" style:font-weight-complex="bold"/>
    </style:style>
    <style:style style:name="P176" style:family="paragraph" style:parent-style-name="Body_20_A">
      <style:paragraph-properties fo:text-align="start" style:justify-single-word="false"/>
      <style:text-properties style:font-name="Ubuntu" fo:language="en" fo:country="GB" fo:font-weight="normal" style:font-weight-asian="normal" style:font-weight-complex="normal"/>
    </style:style>
    <style:style style:name="P177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1aff3c" officeooo:paragraph-rsid="011ec2f3" style:font-weight-asian="bold" style:font-weight-complex="bold"/>
    </style:style>
    <style:style style:name="P178" style:family="paragraph" style:parent-style-name="Body_20_A">
      <style:paragraph-properties fo:text-align="start" style:justify-single-word="false"/>
      <style:text-properties style:font-name="Ubuntu" fo:language="en" fo:country="GB" officeooo:paragraph-rsid="011ec2f3"/>
    </style:style>
    <style:style style:name="P179" style:family="paragraph" style:parent-style-name="Body_20_A">
      <style:paragraph-properties fo:text-align="start" style:justify-single-word="false"/>
      <style:text-properties style:font-name="Ubuntu" fo:language="en" fo:country="GB" officeooo:paragraph-rsid="00e3805e"/>
    </style:style>
    <style:style style:name="P180" style:family="paragraph" style:parent-style-name="Body_20_A">
      <style:paragraph-properties fo:text-align="start" style:justify-single-word="false"/>
      <style:text-properties style:font-name="Ubuntu" fo:language="en" fo:country="GB" officeooo:paragraph-rsid="004ebe68"/>
    </style:style>
    <style:style style:name="P181" style:family="paragraph" style:parent-style-name="Body_20_A">
      <style:paragraph-properties fo:text-align="start" style:justify-single-word="false"/>
      <style:text-properties style:font-name="Ubuntu" fo:language="en" fo:country="GB" officeooo:paragraph-rsid="01afbae2"/>
    </style:style>
    <style:style style:name="P182" style:family="paragraph" style:parent-style-name="Body_20_A">
      <style:paragraph-properties fo:text-align="start" style:justify-single-word="false"/>
      <style:text-properties style:font-name="Ubuntu" fo:language="en" fo:country="GB" officeooo:rsid="01bb38a2" officeooo:paragraph-rsid="01bb38a2"/>
    </style:style>
    <style:style style:name="P183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bb38a2" officeooo:paragraph-rsid="01bb38a2" style:font-weight-asian="bold" style:font-weight-complex="bold"/>
    </style:style>
    <style:style style:name="P184" style:family="paragraph" style:parent-style-name="Body_20_A">
      <style:paragraph-properties fo:text-align="start" style:justify-single-word="false"/>
      <style:text-properties style:font-name="Ubuntu" fo:language="en" fo:country="GB" officeooo:paragraph-rsid="01bb38a2"/>
    </style:style>
    <style:style style:name="P18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550dc" officeooo:paragraph-rsid="015550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63928" officeooo:paragraph-rsid="01563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b085f" officeooo:paragraph-rsid="01ab085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587fa" officeooo:paragraph-rsid="01c587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a77c9" officeooo:paragraph-rsid="006a77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f497b" officeooo:paragraph-rsid="01ff49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bca83" officeooo:paragraph-rsid="007bca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3bfc9" officeooo:paragraph-rsid="0183bf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52c28" officeooo:paragraph-rsid="00352c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208d0" officeooo:paragraph-rsid="01c208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c3eb53" officeooo:paragraph-rsid="01c3eb5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bd18" officeooo:paragraph-rsid="0058bd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80e46" officeooo:paragraph-rsid="00a80e4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ab44e" officeooo:paragraph-rsid="01fab4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f262c" officeooo:paragraph-rsid="01ef26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d4d5d" officeooo:paragraph-rsid="01ed4d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e7864" officeooo:paragraph-rsid="01ee78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d15ea1" officeooo:paragraph-rsid="01d15ea1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184993" officeooo:paragraph-rsid="0018499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525f6" officeooo:paragraph-rsid="00e525f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2d21e" officeooo:paragraph-rsid="0052d21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07819" officeooo:paragraph-rsid="0180781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c82d1" officeooo:paragraph-rsid="011c82d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7ebc3" officeooo:paragraph-rsid="0207eb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87f67" officeooo:paragraph-rsid="00c87f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2cfd" officeooo:paragraph-rsid="01d42cf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4f1b4" officeooo:paragraph-rsid="01d4f1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148e0" officeooo:paragraph-rsid="01b148e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f854" officeooo:paragraph-rsid="0058f85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ddee8" officeooo:paragraph-rsid="016dde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5490e" officeooo:paragraph-rsid="01a5490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4ea5" officeooo:paragraph-rsid="01874ea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c5928" officeooo:paragraph-rsid="01dc59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8f647" officeooo:paragraph-rsid="0198f6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ddbaa" officeooo:paragraph-rsid="018ddba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f9292" officeooo:paragraph-rsid="018f92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824ca" officeooo:paragraph-rsid="01a824c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e3f3" officeooo:paragraph-rsid="0197e3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0d05e" officeooo:paragraph-rsid="01a0d05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59229" officeooo:paragraph-rsid="0195922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3a34d" officeooo:paragraph-rsid="01a3a34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7587e" officeooo:paragraph-rsid="018758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1ae3b" officeooo:paragraph-rsid="01a1ae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29897" officeooo:paragraph-rsid="01e298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d8cac" officeooo:paragraph-rsid="019d8ca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84c8" officeooo:paragraph-rsid="019b84c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24f1f" officeooo:paragraph-rsid="02024f1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bb610" officeooo:paragraph-rsid="019bb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e91f7" officeooo:paragraph-rsid="019e91f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15ea1" officeooo:paragraph-rsid="01d15ea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fa664" officeooo:paragraph-rsid="019fa66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de7a" officeooo:paragraph-rsid="019ade7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a9fbc" officeooo:paragraph-rsid="019a9f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55f25" officeooo:paragraph-rsid="01855f2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41933" officeooo:paragraph-rsid="0194193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71f27" officeooo:paragraph-rsid="01a71f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4b47d" officeooo:paragraph-rsid="01a4b47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e9b426" officeooo:paragraph-rsid="00e9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ab8" officeooo:paragraph-rsid="01914ab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1442d" officeooo:paragraph-rsid="019144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c6fc5" officeooo:paragraph-rsid="018c6fc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779e6" officeooo:paragraph-rsid="019779e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924c9" officeooo:paragraph-rsid="018924c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882f08" officeooo:paragraph-rsid="01882f0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92ccd0" officeooo:paragraph-rsid="0192ccd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5e610" officeooo:paragraph-rsid="0145e6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6f088" officeooo:paragraph-rsid="0116f08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7b3ba" officeooo:paragraph-rsid="0177b3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1c287" officeooo:paragraph-rsid="0171c28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19f54a" officeooo:paragraph-rsid="0219f54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5" style:family="paragraph" style:parent-style-name="Body_20_A">
      <style:paragraph-properties fo:margin-left="0.191cm" fo:margin-right="0cm" fo:orphans="0" fo:widows="0" fo:text-indent="-0.191cm" style:auto-text-indent="false"/>
      <style:text-properties style:font-name="Ubuntu" fo:language="en" fo:country="GB"/>
    </style:style>
    <style:style style:name="P256" style:family="paragraph" style:parent-style-name="Table_20_Contents">
      <style:text-properties style:font-name="Ubuntu" fo:language="en" fo:country="GB"/>
    </style:style>
    <style:style style:name="P25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17cf83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8eda3" officeooo:paragraph-rsid="0058eda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d6e13" officeooo:paragraph-rsid="006d6e1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514168" officeooo:paragraph-rsid="0151416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f432e8" officeooo:paragraph-rsid="00f432e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/>
    </style:style>
    <style:style style:name="P26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weight="normal" style:font-weight-asian="normal" style:font-weight-complex="normal"/>
    </style:style>
    <style:style style:name="P26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style:font-style-asian="italic" style:font-weight-asian="normal" style:font-style-complex="italic" style:font-weight-complex="normal"/>
    </style:style>
    <style:style style:name="P26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4c1ef7" officeooo:paragraph-rsid="004c1ef7" style:font-style-asian="italic" style:font-weight-asian="normal" style:font-style-complex="italic" style:font-weight-complex="normal"/>
    </style:style>
    <style:style style:name="P266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1a00f" officeooo:paragraph-rsid="00a1a00f" style:font-style-asian="italic" style:font-weight-asian="normal" style:font-style-complex="italic" style:font-weight-complex="normal"/>
    </style:style>
    <style:style style:name="P267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277221" officeooo:paragraph-rsid="01277221" style:font-style-asian="italic" style:font-weight-asian="normal" style:font-style-complex="italic" style:font-weight-complex="normal"/>
    </style:style>
    <style:style style:name="P268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b9d4bf" officeooo:paragraph-rsid="01b9d4bf" style:font-style-asian="italic" style:font-weight-asian="normal" style:font-style-complex="italic" style:font-weight-complex="normal"/>
    </style:style>
    <style:style style:name="P269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1e6b7a8" officeooo:paragraph-rsid="01e6b7a8" style:font-style-asian="italic" style:font-weight-asian="normal" style:font-style-complex="italic" style:font-weight-complex="normal"/>
    </style:style>
    <style:style style:name="P270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58bd18" officeooo:paragraph-rsid="0058bd18" style:font-style-asian="italic" style:font-weight-asian="normal" style:font-style-complex="italic" style:font-weight-complex="normal"/>
    </style:style>
    <style:style style:name="P271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0a80e46" officeooo:paragraph-rsid="00a80e46" style:font-style-asian="normal" style:font-weight-asian="bold" style:font-style-complex="normal" style:font-weight-complex="bold"/>
    </style:style>
    <style:style style:name="P272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0a80e46" officeooo:paragraph-rsid="00a80e46" style:font-style-asian="normal" style:font-weight-asian="normal" style:font-style-complex="normal" style:font-weight-complex="normal"/>
    </style:style>
    <style:style style:name="P273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italic" fo:font-weight="normal" officeooo:rsid="00a80e46" officeooo:paragraph-rsid="00a80e46" style:font-style-asian="italic" style:font-weight-asian="normal" style:font-style-complex="italic" style:font-weight-complex="normal"/>
    </style:style>
    <style:style style:name="P274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bold" officeooo:rsid="01ddcb48" officeooo:paragraph-rsid="01ddcb48" style:font-style-asian="normal" style:font-weight-asian="bold" style:font-style-complex="normal" style:font-weight-complex="bold"/>
    </style:style>
    <style:style style:name="P275" style:family="paragraph" style:parent-style-name="Body_20_A">
      <style:paragraph-properties fo:margin-left="0.191cm" fo:margin-right="0cm" fo:text-align="start" style:justify-single-word="false" fo:orphans="0" fo:widows="0" fo:text-indent="-0.191cm" style:auto-text-indent="false"/>
      <style:text-properties style:font-name="Ubuntu" fo:language="en" fo:country="GB" fo:font-style="normal" fo:font-weight="normal" officeooo:rsid="01ddcb48" officeooo:paragraph-rsid="01ddcb48" style:font-style-asian="normal" style:font-weight-asian="normal" style:font-style-complex="normal" style:font-weight-complex="normal"/>
    </style:style>
    <style:style style:name="P27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f9302" officeooo:paragraph-rsid="013f930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807e7" officeooo:paragraph-rsid="022807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8966e4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paragraph-rsid="008966e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8966e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dab7ba" officeooo:paragraph-rsid="01dab7b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54f10" officeooo:paragraph-rsid="00654f1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54f1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5550dc" officeooo:paragraph-rsid="015550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orphans="2" fo:widows="2" fo:hyphenation-ladder-count="no-limit" fo:hyphenation-keep="auto" loext:hyphenation-keep-type="column" fo:text-indent="0cm" style:auto-text-indent="false" fo:background-color="transparent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88" style:family="paragraph" style:parent-style-name="Body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f0aad" officeooo:paragraph-rsid="006f0aa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6f0aad" officeooo:paragraph-rsid="006f0aa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aa0d27" officeooo:paragraph-rsid="00aa0d2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aa0d27" officeooo:paragraph-rsid="00aa0d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76a61" officeooo:paragraph-rsid="01e76a6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e8655d" officeooo:paragraph-rsid="01e8655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687d05" officeooo:paragraph-rsid="01687d0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687d05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0bafef" officeooo:paragraph-rsid="020baf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paragraph-rsid="012d46e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29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76abf9" officeooo:paragraph-rsid="0076abf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76abf9" officeooo:paragraph-rsid="0076abf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ce19f" officeooo:paragraph-rsid="012ce19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b35597" officeooo:paragraph-rsid="00b3559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a9773b" officeooo:paragraph-rsid="01a9773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ddee8" officeooo:paragraph-rsid="016ddee8" style:letter-kerning="tru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62d714" officeooo:paragraph-rsid="0062d7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ff68c" officeooo:paragraph-rsid="0062d71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0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1014" officeooo:paragraph-rsid="017810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785092" officeooo:paragraph-rsid="0178509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3d6524" officeooo:paragraph-rsid="013d652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d0fc0" officeooo:paragraph-rsid="003d0f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bd3b11" officeooo:paragraph-rsid="01bd3b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3a7db3" officeooo:paragraph-rsid="003a7db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5ff68c" officeooo:paragraph-rsid="005ff68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db4855" officeooo:paragraph-rsid="00db485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5" style:family="paragraph" style:parent-style-name="Table_20_Contents">
      <style:paragraph-properties fo:break-before="page"/>
      <style:text-properties style:font-name="Ubuntu" fo:language="en" fo:country="GB" officeooo:rsid="010530fc" officeooo:paragraph-rsid="010530fc"/>
    </style:style>
    <style:style style:name="P316" style:family="paragraph" style:parent-style-name="Table_20_Contents">
      <style:text-properties style:font-name="Ubuntu" fo:language="en" fo:country="GB" officeooo:rsid="010530fc" officeooo:paragraph-rsid="010530fc"/>
    </style:style>
    <style:style style:name="P31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530fc" officeooo:paragraph-rsid="010530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fc52b5" officeooo:paragraph-rsid="01fc52b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9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22aa8a7" officeooo:paragraph-rsid="022aa8a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0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2ba5d8" officeooo:paragraph-rsid="012ba5d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1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fdfc" officeooo:paragraph-rsid="010cfdf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2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f1e95" officeooo:paragraph-rsid="010f1e9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3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108a4b" officeooo:paragraph-rsid="01108a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4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0c78df" officeooo:paragraph-rsid="010c78d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147868f" officeooo:paragraph-rsid="0147868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6" style:family="paragraph" style:parent-style-name="Body_20_A">
      <style:text-properties fo:color="#c0504d" loext:opacity="100%" style:text-outline="false" style:font-name="Ubuntu" fo:language="en" fo:country="GB"/>
    </style:style>
    <style:style style:name="P32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bold" officeooo:rsid="00cbf027" officeooo:paragraph-rsid="00cbf027" style:letter-kerning="false" fo:background-color="transparent" style:font-name-asian="Arial Unicode MS" style:font-size-asian="12pt" style:font-style-asian="normal" style:font-weight-asian="bold" style:font-name-complex="Arial Unicode MS" style:font-size-complex="12pt" style:font-style-complex="normal" style:font-weight-complex="bold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2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cbf027" officeooo:paragraph-rsid="00cbf027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c720b" officeooo:paragraph-rsid="014c720b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1b25b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201fa6" officeooo:paragraph-rsid="00201fa6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31b591" officeooo:paragraph-rsid="0031b59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4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70bd2" officeooo:paragraph-rsid="00470bd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5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4aff99" officeooo:paragraph-rsid="004aff99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6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32f4" officeooo:paragraph-rsid="005332f4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3bcdc" officeooo:paragraph-rsid="0053bcdc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8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93b1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3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1b25b6" officeooo:paragraph-rsid="005793b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1ed02e" officeooo:paragraph-rsid="011ed02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34979d" officeooo:paragraph-rsid="0134979d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43b121" officeooo:paragraph-rsid="0143b121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3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208d0" officeooo:paragraph-rsid="01c208d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4" style:family="paragraph" style:parent-style-name="Table_20_Contents">
      <style:paragraph-properties fo:text-align="start" style:justify-single-word="false"/>
      <style:text-properties style:font-name="Ubuntu" fo:language="en" fo:country="GB"/>
    </style:style>
    <style:style style:name="P345" style:family="paragraph" style:parent-style-name="Body">
      <style:text-properties style:font-name="Ubuntu" fo:language="en" fo:country="GB"/>
    </style:style>
    <style:style style:name="P346" style:family="paragraph" style:parent-style-name="Body_20_A">
      <style:text-properties style:font-name="Ubuntu" fo:language="en" fo:country="GB" fo:font-weight="normal" style:font-weight-asian="normal" style:font-weight-complex="normal"/>
    </style:style>
    <style:style style:name="P347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670200" officeooo:paragraph-rsid="0167020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48" style:family="paragraph" style:parent-style-name="Body_20_A">
      <style:paragraph-properties fo:text-align="start" style:justify-single-word="false"/>
      <style:text-properties style:font-name="Ubuntu" fo:language="en" fo:country="GB" fo:font-weight="bold" officeooo:rsid="01c75d00" officeooo:paragraph-rsid="01c75d00" style:font-weight-asian="bold" style:font-weight-complex="bold"/>
    </style:style>
    <style:style style:name="P349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1c56502" officeooo:paragraph-rsid="01c56502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0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77cca" officeooo:paragraph-rsid="00577cca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1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55b50" officeooo:paragraph-rsid="00555b50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2" style:family="paragraph" style:parent-style-name="Standard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ackground-color="transparent" fo:keep-with-next="auto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Liberation Sans" fo:font-size="12pt" fo:letter-spacing="normal" fo:language="en" fo:country="GB" fo:font-style="normal" fo:text-shadow="none" style:text-underline-style="none" fo:font-weight="normal" officeooo:rsid="005195ae" officeooo:paragraph-rsid="005195ae" style:letter-kerning="false" fo:background-color="transparent" style:font-name-asian="Arial Unicode MS" style:font-size-asian="12pt" style:font-style-asian="normal" style:font-weight-asian="normal" style:font-name-complex="Arial Unicode MS" style:font-size-complex="12pt" style:font-style-complex="normal" style:font-weight-complex="normal" style:text-overline-style="none" style:text-overline-color="font-color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P353" style:family="paragraph" style:parent-style-name="Table_20_Contents">
      <style:paragraph-properties fo:break-before="page"/>
      <style:text-properties style:font-name="Ubuntu" fo:language="en" fo:country="GB" officeooo:rsid="00c311ef" officeooo:paragraph-rsid="00c311ef"/>
    </style:style>
    <style:style style:name="P354" style:family="paragraph" style:parent-style-name="Table_20_Contents">
      <style:text-properties style:font-name="Ubuntu" fo:language="en" fo:country="GB" officeooo:rsid="00c311ef" officeooo:paragraph-rsid="00c311ef"/>
    </style:style>
    <style:style style:name="P35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bold" officeooo:rsid="00c311ef" officeooo:paragraph-rsid="00c311e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5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ans" fo:font-size="12pt" fo:language="en" fo:country="GB" fo:font-style="normal" fo:text-shadow="none" style:text-underline-style="none" fo:font-weight="normal" officeooo:rsid="00c311ef" officeooo:paragraph-rsid="00c311e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230547b"/>
    </style:style>
    <style:style style:name="T2" style:family="text">
      <style:text-properties style:font-name="Ubuntu" fo:language="en" fo:country="GB" style:font-name-asian="Arial Unicode MS" style:font-name-complex="Arial Unicode MS"/>
    </style:style>
    <style:style style:name="T3" style:family="text">
      <style:text-properties officeooo:rsid="016ca091"/>
    </style:style>
    <style:style style:name="T4" style:family="text">
      <style:text-properties officeooo:rsid="01201981"/>
    </style:style>
    <style:style style:name="T5" style:family="text">
      <style:text-properties officeooo:rsid="01c8a564"/>
    </style:style>
    <style:style style:name="T6" style:family="text">
      <style:text-properties officeooo:rsid="015d4470"/>
    </style:style>
    <style:style style:name="T7" style:family="text">
      <style:text-properties officeooo:rsid="022226d6"/>
    </style:style>
    <style:style style:name="T8" style:family="text">
      <style:text-properties officeooo:rsid="00a002bd"/>
    </style:style>
    <style:style style:name="T9" style:family="text">
      <style:text-properties officeooo:rsid="00d69f0a"/>
    </style:style>
    <style:style style:name="T10" style:family="text">
      <style:text-properties officeooo:rsid="00b1ef67"/>
    </style:style>
    <style:style style:name="T11" style:family="text">
      <style:text-properties officeooo:rsid="00461aa4"/>
    </style:style>
    <style:style style:name="T12" style:family="text">
      <style:text-properties officeooo:rsid="01eb97ee"/>
    </style:style>
    <style:style style:name="T13" style:family="text">
      <style:text-properties officeooo:rsid="01ec36d0"/>
    </style:style>
    <style:style style:name="T14" style:family="text">
      <style:text-properties officeooo:rsid="0136fa91"/>
    </style:style>
    <style:style style:name="T15" style:family="text">
      <style:text-properties officeooo:rsid="01bfe971"/>
    </style:style>
    <style:style style:name="T16" style:family="text">
      <style:text-properties officeooo:rsid="0039a144"/>
    </style:style>
    <style:style style:name="T17" style:family="text">
      <style:text-properties officeooo:rsid="0223d450"/>
    </style:style>
    <style:style style:name="T18" style:family="text">
      <style:text-properties officeooo:rsid="00fa0cbf"/>
    </style:style>
    <style:style style:name="T19" style:family="text">
      <style:text-properties officeooo:rsid="003f308c"/>
    </style:style>
    <style:style style:name="T20" style:family="text">
      <style:text-properties officeooo:rsid="001988ca"/>
    </style:style>
    <style:style style:name="T21" style:family="text">
      <style:text-properties officeooo:rsid="01ae7880"/>
    </style:style>
    <style:style style:name="T22" style:family="text">
      <style:text-properties officeooo:rsid="01afbae2"/>
    </style:style>
    <style:style style:name="T23" style:family="text">
      <style:text-properties officeooo:rsid="015e6cdd"/>
    </style:style>
    <style:style style:name="T24" style:family="text">
      <style:text-properties officeooo:rsid="01aed790"/>
    </style:style>
    <style:style style:name="T25" style:family="text">
      <style:text-properties officeooo:rsid="00e0b91e"/>
    </style:style>
    <style:style style:name="T26" style:family="text">
      <style:text-properties officeooo:rsid="01cf3b84"/>
    </style:style>
    <style:style style:name="T27" style:family="text">
      <style:text-properties officeooo:rsid="00f012b4"/>
    </style:style>
    <style:style style:name="T28" style:family="text">
      <style:text-properties officeooo:rsid="00ecd9ea"/>
    </style:style>
    <style:style style:name="T29" style:family="text">
      <style:text-properties officeooo:rsid="00b0a255"/>
    </style:style>
    <style:style style:name="T30" style:family="text">
      <style:text-properties officeooo:rsid="017bb8bb"/>
    </style:style>
    <style:style style:name="T31" style:family="text">
      <style:text-properties officeooo:rsid="017d44a6"/>
    </style:style>
    <style:style style:name="T32" style:family="text">
      <style:text-properties officeooo:rsid="00551fe2"/>
    </style:style>
    <style:style style:name="T33" style:family="text">
      <style:text-properties officeooo:rsid="008191be"/>
    </style:style>
    <style:style style:name="T34" style:family="text">
      <style:text-properties officeooo:rsid="01bafc46"/>
    </style:style>
    <style:style style:name="T35" style:family="text">
      <style:text-properties officeooo:rsid="001e4a99"/>
    </style:style>
    <style:style style:name="T36" style:family="text">
      <style:text-properties style:text-position="super 58%" officeooo:rsid="001e4a99"/>
    </style:style>
    <style:style style:name="T37" style:family="text">
      <style:text-properties officeooo:rsid="01153829"/>
    </style:style>
    <style:style style:name="T38" style:family="text">
      <style:text-properties fo:font-weight="normal" style:font-weight-asian="normal" style:font-weight-complex="normal"/>
    </style:style>
    <style:style style:name="T39" style:family="text">
      <style:text-properties fo:font-weight="normal" officeooo:rsid="00f4b525" style:font-weight-asian="normal" style:font-weight-complex="normal"/>
    </style:style>
    <style:style style:name="T40" style:family="text">
      <style:text-properties fo:font-weight="normal" officeooo:rsid="017bb8bb" style:font-weight-asian="normal" style:font-weight-complex="normal"/>
    </style:style>
    <style:style style:name="T41" style:family="text">
      <style:text-properties fo:font-weight="normal" officeooo:rsid="017c1320" style:font-weight-asian="normal" style:font-weight-complex="normal"/>
    </style:style>
    <style:style style:name="T42" style:family="text">
      <style:text-properties fo:font-weight="normal" officeooo:rsid="0205cf2d" style:font-weight-asian="normal" style:font-weight-complex="normal"/>
    </style:style>
    <style:style style:name="T43" style:family="text">
      <style:text-properties fo:font-weight="normal" officeooo:rsid="0209a706" style:font-weight-asian="normal" style:font-weight-complex="normal"/>
    </style:style>
    <style:style style:name="T44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214a5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5" style:family="text">
      <style:text-properties fo:font-weight="normal" officeooo:rsid="0230547b" style:font-weight-asian="normal" style:font-weight-complex="normal"/>
    </style:style>
    <style:style style:name="T46" style:family="text">
      <style:text-properties fo:font-weight="normal" officeooo:rsid="020c8242" style:font-weight-asian="normal" style:font-weight-complex="normal"/>
    </style:style>
    <style:style style:name="T47" style:family="text">
      <style:text-properties fo:font-weight="normal" officeooo:rsid="020fc26c" style:font-weight-asian="normal" style:font-weight-complex="normal"/>
    </style:style>
    <style:style style:name="T48" style:family="text">
      <style:text-properties fo:font-weight="normal" officeooo:rsid="021a38ed" style:font-weight-asian="normal" style:font-weight-complex="normal"/>
    </style:style>
    <style:style style:name="T49" style:family="text">
      <style:text-properties fo:font-weight="normal" officeooo:rsid="01c8a564" style:font-weight-asian="normal" style:font-weight-complex="normal"/>
    </style:style>
    <style:style style:name="T50" style:family="text">
      <style:text-properties fo:font-weight="normal" officeooo:rsid="011ec2f3" style:font-weight-asian="normal" style:font-weight-complex="normal"/>
    </style:style>
    <style:style style:name="T51" style:family="text">
      <style:text-properties fo:color="#000000" loext:opacity="100%" style:text-outline="false" style:text-line-through-style="none" style:text-line-through-type="none" style:font-name="Liberation Sans" fo:font-size="12pt" fo:font-style="normal" fo:text-shadow="none" style:text-underline-style="none" fo:font-weight="normal" officeooo:rsid="01fdf60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52" style:family="text">
      <style:text-properties fo:font-weight="normal" officeooo:rsid="0125baa1" style:font-weight-asian="normal" style:font-weight-complex="normal"/>
    </style:style>
    <style:style style:name="T53" style:family="text">
      <style:text-properties fo:font-weight="normal" officeooo:rsid="01e0fb1b" style:font-weight-asian="normal" style:font-weight-complex="normal"/>
    </style:style>
    <style:style style:name="T54" style:family="text">
      <style:text-properties fo:font-weight="normal" officeooo:rsid="01e60176" style:font-weight-asian="normal" style:font-weight-complex="normal"/>
    </style:style>
    <style:style style:name="T55" style:family="text">
      <style:text-properties fo:font-weight="normal" officeooo:rsid="00e3805e" style:font-weight-asian="normal" style:font-weight-complex="normal"/>
    </style:style>
    <style:style style:name="T56" style:family="text">
      <style:text-properties fo:font-weight="bold" officeooo:rsid="00e3805e" style:font-weight-asian="bold" style:font-weight-complex="bold"/>
    </style:style>
    <style:style style:name="T57" style:family="text">
      <style:text-properties fo:font-weight="normal" officeooo:rsid="01da14c5" style:font-weight-asian="normal" style:font-weight-complex="normal"/>
    </style:style>
    <style:style style:name="T58" style:family="text">
      <style:text-properties fo:font-weight="bold" officeooo:rsid="01da14c5" style:font-weight-asian="bold" style:font-weight-complex="bold"/>
    </style:style>
    <style:style style:name="T59" style:family="text">
      <style:text-properties fo:font-weight="normal" officeooo:rsid="01bafc46" style:font-weight-asian="normal" style:font-weight-complex="normal"/>
    </style:style>
    <style:style style:name="T60" style:family="text">
      <style:text-properties fo:font-weight="normal" officeooo:rsid="01b8e959" style:font-weight-asian="normal" style:font-weight-complex="normal"/>
    </style:style>
    <style:style style:name="T61" style:family="text">
      <style:text-properties fo:font-weight="normal" officeooo:rsid="004ebe68" style:font-weight-asian="normal" style:font-weight-complex="normal"/>
    </style:style>
    <style:style style:name="T62" style:family="text">
      <style:text-properties fo:font-weight="normal" officeooo:rsid="002aeaaf" style:font-weight-asian="normal" style:font-weight-complex="normal"/>
    </style:style>
    <style:style style:name="T63" style:family="text">
      <style:text-properties fo:font-weight="normal" officeooo:rsid="01e3b7d6" style:font-weight-asian="normal" style:font-weight-complex="normal"/>
    </style:style>
    <style:style style:name="T64" style:family="text">
      <style:text-properties fo:font-weight="normal" officeooo:rsid="00ecd9ea" style:font-weight-asian="normal" style:font-weight-complex="normal"/>
    </style:style>
    <style:style style:name="T65" style:family="text">
      <style:text-properties fo:font-weight="normal" officeooo:rsid="00f012b4" style:font-weight-asian="normal" style:font-weight-complex="normal"/>
    </style:style>
    <style:style style:name="T66" style:family="text">
      <style:text-properties fo:font-weight="normal" officeooo:rsid="00e36415" style:font-weight-asian="normal" style:font-weight-complex="normal"/>
    </style:style>
    <style:style style:name="T67" style:family="text">
      <style:text-properties fo:font-weight="normal" officeooo:rsid="00e5a020" style:font-weight-asian="normal" style:font-weight-complex="normal"/>
    </style:style>
    <style:style style:name="T68" style:family="text">
      <style:text-properties fo:font-weight="normal" officeooo:rsid="01e05cfd" style:font-weight-asian="normal" style:font-weight-complex="normal"/>
    </style:style>
    <style:style style:name="T69" style:family="text">
      <style:text-properties officeooo:rsid="00e36415"/>
    </style:style>
    <style:style style:name="T70" style:family="text">
      <style:text-properties fo:font-weight="normal" officeooo:rsid="00df1859" style:font-weight-asian="normal" style:font-weight-complex="normal"/>
    </style:style>
    <style:style style:name="T71" style:family="text">
      <style:text-properties fo:font-weight="normal" officeooo:rsid="01ab085f" style:font-weight-asian="normal" style:font-weight-complex="normal"/>
    </style:style>
    <style:style style:name="T72" style:family="text">
      <style:text-properties fo:font-weight="normal" officeooo:rsid="01aed790" style:font-weight-asian="normal" style:font-weight-complex="normal"/>
    </style:style>
    <style:style style:name="T73" style:family="text">
      <style:text-properties fo:font-weight="bold" officeooo:rsid="01aed790" style:font-weight-asian="bold" style:font-weight-complex="bold"/>
    </style:style>
    <style:style style:name="T74" style:family="text">
      <style:text-properties fo:font-weight="bold" officeooo:rsid="01afbae2" style:font-weight-asian="bold" style:font-weight-complex="bold"/>
    </style:style>
    <style:style style:name="T75" style:family="text">
      <style:text-properties fo:font-weight="normal" officeooo:rsid="01bb38a2" style:font-weight-asian="normal" style:font-weight-complex="normal"/>
    </style:style>
    <style:style style:name="T76" style:family="text">
      <style:text-properties fo:font-weight="normal" officeooo:rsid="01493e35" style:font-weight-asian="normal" style:font-weight-complex="normal"/>
    </style:style>
    <style:style style:name="T77" style:family="text">
      <style:text-properties fo:font-weight="bold" style:font-weight-asian="bold" style:font-weight-complex="bold"/>
    </style:style>
    <style:style style:name="T78" style:family="text">
      <style:text-properties fo:font-weight="bold" officeooo:rsid="01bb38a2" style:font-weight-asian="bold" style:font-weight-complex="bold"/>
    </style:style>
    <style:style style:name="T79" style:family="text">
      <style:text-properties style:font-name="Ubuntu" style:font-name-asian="Arial Unicode MS" style:font-name-complex="Arial Unicode MS"/>
    </style:style>
    <style:style style:name="T80" style:family="text">
      <style:text-properties officeooo:rsid="01fa4489"/>
    </style:style>
    <style:style style:name="T81" style:family="text">
      <style:text-properties officeooo:rsid="01d15ea1"/>
    </style:style>
    <style:style style:name="T82" style:family="text">
      <style:text-properties officeooo:rsid="0207ebc3"/>
    </style:style>
    <style:style style:name="T83" style:family="text">
      <style:text-properties officeooo:rsid="01593045"/>
    </style:style>
    <style:style style:name="T84" style:family="text">
      <style:text-properties officeooo:rsid="016ffd19"/>
    </style:style>
    <style:style style:name="T85" style:family="text">
      <style:text-properties officeooo:rsid="01959229"/>
    </style:style>
    <style:style style:name="T86" style:family="text">
      <style:text-properties officeooo:rsid="0187587e"/>
    </style:style>
    <style:style style:name="T87" style:family="text">
      <style:text-properties officeooo:rsid="02024f1f"/>
    </style:style>
    <style:style style:name="T88" style:family="text">
      <style:text-properties officeooo:rsid="018924c9"/>
    </style:style>
    <style:style style:name="T89" style:family="text">
      <style:text-properties officeooo:rsid="00a397df"/>
    </style:style>
    <style:style style:name="T90" style:family="text">
      <style:text-properties officeooo:rsid="0113a403"/>
    </style:style>
    <style:style style:name="T91" style:family="text">
      <style:text-properties officeooo:rsid="01143ffc"/>
    </style:style>
    <style:style style:name="T92" style:family="text">
      <style:text-properties officeooo:rsid="012d46e1"/>
    </style:style>
    <style:style style:name="T93" style:family="text">
      <style:text-properties officeooo:rsid="01b9d4bf"/>
    </style:style>
    <style:style style:name="T94" style:family="text">
      <style:text-properties officeooo:rsid="00dc88d0"/>
    </style:style>
    <style:style style:name="T95" style:family="text">
      <style:text-properties officeooo:rsid="01f669d9"/>
    </style:style>
    <style:style style:name="T96" style:family="text">
      <style:text-properties officeooo:rsid="013f9302"/>
    </style:style>
    <style:style style:name="T97" style:family="text">
      <style:text-properties officeooo:rsid="011ef5e1"/>
    </style:style>
    <style:style style:name="T98" style:family="text">
      <style:text-properties officeooo:rsid="022807e7"/>
    </style:style>
    <style:style style:name="T99" style:family="text">
      <style:text-properties officeooo:rsid="008966e4"/>
    </style:style>
    <style:style style:name="T100" style:family="text">
      <style:text-properties officeooo:rsid="00654f10"/>
    </style:style>
    <style:style style:name="T101" style:family="text">
      <style:text-properties officeooo:rsid="01332c51"/>
    </style:style>
    <style:style style:name="T102" style:family="text">
      <style:text-properties officeooo:rsid="01dab7ba"/>
    </style:style>
    <style:style style:name="T103" style:family="text">
      <style:text-properties officeooo:rsid="00b750c7"/>
    </style:style>
    <style:style style:name="T104" style:family="text">
      <style:text-properties officeooo:rsid="012e50f5"/>
    </style:style>
    <style:style style:name="T105" style:family="text">
      <style:text-properties officeooo:rsid="0219f54a"/>
    </style:style>
    <style:style style:name="T106" style:family="text">
      <style:text-properties officeooo:rsid="015550dc"/>
    </style:style>
    <style:style style:name="T107" style:family="text">
      <style:text-properties officeooo:rsid="0131cd19"/>
    </style:style>
    <style:style style:name="T108" style:family="text">
      <style:text-properties officeooo:rsid="006f0aad"/>
    </style:style>
    <style:style style:name="T109" style:family="text">
      <style:text-properties officeooo:rsid="00bbf3e8"/>
    </style:style>
    <style:style style:name="T110" style:family="text">
      <style:text-properties officeooo:rsid="00aa0d27"/>
    </style:style>
    <style:style style:name="T111" style:family="text">
      <style:text-properties officeooo:rsid="01e8655d"/>
    </style:style>
    <style:style style:name="T112" style:family="text">
      <style:text-properties officeooo:rsid="01e76a61"/>
    </style:style>
    <style:style style:name="T113" style:family="text">
      <style:text-properties officeooo:rsid="01687d05"/>
    </style:style>
    <style:style style:name="T114" style:family="text">
      <style:text-properties officeooo:rsid="020bafef"/>
    </style:style>
    <style:style style:name="T115" style:family="text">
      <style:text-properties officeooo:rsid="01cf7b88"/>
    </style:style>
    <style:style style:name="T116" style:family="text">
      <style:text-properties officeooo:rsid="012fed38"/>
    </style:style>
    <style:style style:name="T117" style:family="text">
      <style:text-properties officeooo:rsid="012f012a"/>
    </style:style>
    <style:style style:name="T118" style:family="text">
      <style:text-properties officeooo:rsid="0076abf9"/>
    </style:style>
    <style:style style:name="T119" style:family="text">
      <style:text-properties officeooo:rsid="01421caa"/>
    </style:style>
    <style:style style:name="T120" style:family="text">
      <style:text-properties officeooo:rsid="012ce19f"/>
    </style:style>
    <style:style style:name="T121" style:family="text">
      <style:text-properties officeooo:rsid="00431133"/>
    </style:style>
    <style:style style:name="T122" style:family="text">
      <style:text-properties officeooo:rsid="012e2488"/>
    </style:style>
    <style:style style:name="T123" style:family="text">
      <style:text-properties officeooo:rsid="00b594ee"/>
    </style:style>
    <style:style style:name="T124" style:family="text">
      <style:text-properties officeooo:rsid="017ed491"/>
    </style:style>
    <style:style style:name="T125" style:family="text">
      <style:text-properties officeooo:rsid="00b35597"/>
    </style:style>
    <style:style style:name="T126" style:family="text">
      <style:text-properties officeooo:rsid="01a9773b"/>
    </style:style>
    <style:style style:name="T127" style:family="text">
      <style:text-properties officeooo:rsid="016ddee8"/>
    </style:style>
    <style:style style:name="T128" style:family="text">
      <style:text-properties officeooo:rsid="0062d714"/>
    </style:style>
    <style:style style:name="T129" style:family="text">
      <style:text-properties officeooo:rsid="01c33a66"/>
    </style:style>
    <style:style style:name="T130" style:family="text">
      <style:text-properties officeooo:rsid="017b224a"/>
    </style:style>
    <style:style style:name="T131" style:family="text">
      <style:text-properties officeooo:rsid="01781014"/>
    </style:style>
    <style:style style:name="T132" style:family="text">
      <style:text-properties officeooo:rsid="017989dd"/>
    </style:style>
    <style:style style:name="T133" style:family="text">
      <style:text-properties officeooo:rsid="013d6524"/>
    </style:style>
    <style:style style:name="T134" style:family="text">
      <style:text-properties officeooo:rsid="010d9d28"/>
    </style:style>
    <style:style style:name="T135" style:family="text">
      <style:text-properties officeooo:rsid="003d0fc0"/>
    </style:style>
    <style:style style:name="T136" style:family="text">
      <style:text-properties officeooo:rsid="01bd3b11"/>
    </style:style>
    <style:style style:name="T137" style:family="text">
      <style:text-properties officeooo:rsid="003a7db3"/>
    </style:style>
    <style:style style:name="T138" style:family="text">
      <style:text-properties officeooo:rsid="01360b6d"/>
    </style:style>
    <style:style style:name="T139" style:family="text">
      <style:text-properties officeooo:rsid="005ff68c"/>
    </style:style>
    <style:style style:name="T140" style:family="text">
      <style:text-properties officeooo:rsid="00db4855"/>
    </style:style>
    <style:style style:name="T141" style:family="text">
      <style:text-properties officeooo:rsid="017488cf"/>
    </style:style>
    <style:style style:name="T142" style:family="text">
      <style:text-properties officeooo:rsid="0175b9f6"/>
    </style:style>
    <style:style style:name="T143" style:family="text">
      <style:text-properties officeooo:rsid="0171c287"/>
    </style:style>
    <style:style style:name="T144" style:family="text">
      <style:text-properties officeooo:rsid="010aded4"/>
    </style:style>
    <style:style style:name="T145" style:family="text">
      <style:text-properties officeooo:rsid="020941b1"/>
    </style:style>
    <style:style style:name="T146" style:family="text">
      <style:text-properties officeooo:rsid="012bbeb1"/>
    </style:style>
    <style:style style:name="T147" style:family="text">
      <style:text-properties officeooo:rsid="01d02444"/>
    </style:style>
    <style:style style:name="T148" style:family="text">
      <style:text-properties officeooo:rsid="022b8476"/>
    </style:style>
    <style:style style:name="T149" style:family="text">
      <style:text-properties officeooo:rsid="014e1240"/>
    </style:style>
    <style:style style:name="T150" style:family="text">
      <style:text-properties officeooo:rsid="005793b1"/>
    </style:style>
    <style:style style:name="T15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53" style:family="text">
      <style:text-properties officeooo:rsid="00555b50"/>
    </style:style>
    <style:style style:name="T154" style:family="text">
      <style:text-properties officeooo:rsid="01c56502"/>
    </style:style>
    <style:style style:name="T155" style:family="text">
      <style:text-properties officeooo:rsid="01c75d00"/>
    </style:style>
    <style:style style:name="T156" style:family="text">
      <style:text-properties officeooo:rsid="01c7a35a"/>
    </style:style>
    <style:style style:name="T157" style:family="text">
      <style:text-properties officeooo:rsid="00577cca"/>
    </style:style>
    <style:style style:name="T158" style:family="text">
      <style:text-properties officeooo:rsid="0055a03b"/>
    </style:style>
    <style:style style:name="T159" style:family="text">
      <style:text-properties officeooo:rsid="00503e9c"/>
    </style:style>
    <style:style style:name="T160" style:family="text">
      <style:text-properties officeooo:rsid="005195ae"/>
    </style:style>
    <style:style style:name="T161" style:family="text">
      <style:text-properties officeooo:rsid="00c43b00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VaME Documentation.</text:p>
      <text:p text:style-name="P2">For version 2.9.2<text:span text:style-name="T1">8</text:span>.</text:p>
      <text:p text:style-name="P3">Studio Pond.</text:p>
      <text:p text:style-name="P4"/>
      <text:p text:style-name="P5"><draw:frame draw:style-name="fr1" draw:name="Image1" text:anchor-type="char" svg:width="4.004cm" svg:height="4.004cm" draw:z-index="0"><draw:image xlink:href="Pictures/10000001000001F4000001F416997DB4.png" xlink:type="simple" xlink:show="embed" xlink:actuate="onLoad" draw:mime-type="image/png"/></draw:frame></text:p>
      <text:h text:style-name="P6" text:outline-level="1"><text:bookmark-start text:name="_Toc"/><text:span text:style-name="headers"><text:span text:style-name="T2">Variables</text:span></text:span><text:bookmark-end text:name="_Toc"/></text:h>
      <text:p text:style-name="P7"/>
      <text:p text:style-name="P8"/>
      <table:table table:name="Table1" table:style-name="Table1" table:template-name="Simple Grid Rows">
        <table:table-column table:style-name="Table1.A"/>
        <table:table-column table:style-name="Table1.B"/>
        <table:table-row table:style-name="Table1.1">
          <table:table-cell table:style-name="Table1.A1" office:value-type="string">
            <text:h text:style-name="P9" text:outline-level="1">Value</text:h>
          </table:table-cell>
          <table:table-cell table:style-name="Table1.A1" office:value-type="string">
            <text:h text:style-name="P9" text:outline-level="1">Description</text:h>
          </table:table-cell>
        </table:table-row>
        <table:table-row table:style-name="Table1.2">
          <table:table-cell table:style-name="Table1.A2" office:value-type="string">
            <text:h text:style-name="P10" text:outline-level="1">allowscriptcontrol</text:h>
          </table:table-cell>
          <table:table-cell table:style-name="Table1.B2" office:value-type="string">
            <text:h text:style-name="P10" text:outline-level="1">If player can control the game throughout the script’s execution (no pockets or further scripts). 0 = no. 1 = yes.</text:h>
          </table:table-cell>
        </table:table-row>
        <table:table-row table:style-name="Table1.1">
          <table:table-cell table:style-name="Table1.A3" office:value-type="string">
            <text:h text:style-name="P11" text:outline-level="1">autoobjectcull(no)</text:h>
          </table:table-cell>
          <table:table-cell table:style-name="Table1.B3" office:value-type="string">
            <text:h text:style-name="P11" text:outline-level="1">If autocull is enabled on an object. 1 = yes. 0 = no.</text:h>
          </table:table-cell>
        </table:table-row>
        <table:table-row table:style-name="Table1.2">
          <table:table-cell table:style-name="Table1.A2" office:value-type="string">
            <text:h text:style-name="P11" text:outline-level="1">autoplayercull(no)</text:h>
          </table:table-cell>
          <table:table-cell table:style-name="Table1.B4" office:value-type="string">
            <text:h text:style-name="P11" text:outline-level="1">IF autocull is enabled on a player. 1 = yes. 0 = no.</text:h>
          </table:table-cell>
        </table:table-row>
        <table:table-row table:style-name="Table1.1">
          <table:table-cell table:style-name="Table1.A3" office:value-type="string">
            <text:p text:style-name="P12">autotxtsfx</text:p>
          </table:table-cell>
          <table:table-cell table:style-name="Table1.B5" office:value-type="string">
            <text:p text:style-name="P12">If engine generates automatic tones for dialogue boxes. 1= yes <text:span text:style-name="T3">with PC speaker emu</text:span>. 0 = no. <text:span text:style-name="T3">2 = yes (with sfx named “talk”). 3 = yes (with individual player sfx named “talk-playername$(no)”</text:span></text:p>
          </table:table-cell>
        </table:table-row>
        <table:table-row table:style-name="Table1.1">
          <table:table-cell table:style-name="Table1.A2" office:value-type="string">
            <text:h text:style-name="P13" text:outline-level="1">autoupdate</text:h>
          </table:table-cell>
          <table:table-cell table:style-name="Table1.B6" office:value-type="string">
            <text:h text:style-name="P13" text:outline-level="1">If game automatically checks for updates. 1 = yes. 0 = no. <text:span text:style-name="T4">2 = yes and also it will display a readme file once updated. </text:span><text:span text:style-name="T5">3 = yes, it will display a readme too, secure developer mode.</text:span>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locx</text:h>
          </table:table-cell>
          <table:table-cell table:style-name="Table1.B7" office:value-type="string">
            <text:h text:style-name="P14" text:outline-level="1">X location of award banner</text:h>
          </table:table-cell>
        </table:table-row>
        <table:table-row table:style-name="Table1.1">
          <table:table-cell table:style-name="Table1.A2" office:value-type="string">
            <text:h text:style-name="P14" text:outline-level="1">awardbannerlocy</text:h>
          </table:table-cell>
          <table:table-cell table:style-name="Table1.B8" office:value-type="string">
            <text:h text:style-name="P14" text:outline-level="1">Y location of award banner</text:h>
          </table:table-cell>
        </table:table-row>
        <table:table-row table:style-name="Table1.1">
          <table:table-cell table:style-name="Table1.A3" office:value-type="string">
            <text:h text:style-name="P14" text:outline-level="1">awardbannerresx</text:h>
          </table:table-cell>
          <table:table-cell table:style-name="Table1.B9" office:value-type="string">
            <text:h text:style-name="P14" text:outline-level="1">X resolution of award banner</text:h>
          </table:table-cell>
        </table:table-row>
        <table:table-row table:style-name="Table1.2">
          <table:table-cell table:style-name="Table1.A2" office:value-type="string">
            <text:h text:style-name="P14" text:outline-level="1">awardbannerresy</text:h>
          </table:table-cell>
          <table:table-cell table:style-name="Table1.B10" office:value-type="string">
            <text:h text:style-name="P14" text:outline-level="1">Y resolution of award banner</text:h>
          </table:table-cell>
        </table:table-row>
        <table:table-row table:style-name="Table1.2">
          <table:table-cell table:style-name="Table1.A3" office:value-type="string">
            <text:h text:style-name="P15" text:outline-level="1">awarddisplay</text:h>
          </table:table-cell>
          <table:table-cell table:style-name="Table1.B11" office:value-type="string">
            <text:h text:style-name="P15" text:outline-level="1">Number if award to be displayed.</text:h>
          </table:table-cell>
        </table:table-row>
        <table:table-row table:style-name="Table1.2">
          <table:table-cell table:style-name="Table1.A2" office:value-type="string">
            <text:h text:style-name="P16" text:outline-level="1">award<text:span text:style-name="T6">grace</text:span>time</text:h>
          </table:table-cell>
          <table:table-cell table:style-name="Table1.B12" office:value-type="string">
            <text:h text:style-name="P16" text:outline-level="1">Amount of time award is displayed.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locx</text:h>
          </table:table-cell>
          <table:table-cell table:style-name="Table1.B13" office:value-type="string">
            <text:h text:style-name="P14" text:outline-level="1">X loca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locy</text:h>
          </table:table-cell>
          <table:table-cell table:style-name="Table1.B14" office:value-type="string">
            <text:h text:style-name="P14" text:outline-level="1">Y location of award item</text:h>
          </table:table-cell>
        </table:table-row>
        <table:table-row table:style-name="Table1.2">
          <table:table-cell table:style-name="Table1.A3" office:value-type="string">
            <text:h text:style-name="P14" text:outline-level="1">awarditemresx</text:h>
          </table:table-cell>
          <table:table-cell table:style-name="Table1.B15" office:value-type="string">
            <text:h text:style-name="P14" text:outline-level="1">X resolution of award item</text:h>
          </table:table-cell>
        </table:table-row>
        <table:table-row table:style-name="Table1.2">
          <table:table-cell table:style-name="Table1.A2" office:value-type="string">
            <text:h text:style-name="P14" text:outline-level="1">awarditemresy</text:h>
          </table:table-cell>
          <table:table-cell table:style-name="Table1.B16" office:value-type="string">
            <text:h text:style-name="P14" text:outline-level="1">Y resolution of award item</text:h>
          </table:table-cell>
        </table:table-row>
        <table:table-row table:style-name="Table1.2">
          <table:table-cell table:style-name="Table1.A3" office:value-type="string">
            <text:h text:style-name="P17" text:outline-level="1">awardmenuno</text:h>
          </table:table-cell>
          <table:table-cell table:style-name="Table1.B17" office:value-type="string">
            <text:h text:style-name="P17" text:outline-level="1">Which number award the award menu is displaying.</text:h>
          </table:table-cell>
        </table:table-row>
        <table:table-row table:style-name="Table1.2">
          <table:table-cell table:style-name="Table1.A2" office:value-type="string">
            <text:h text:style-name="P18" text:outline-level="1">awardqueue(no)</text:h>
          </table:table-cell>
          <table:table-cell table:style-name="Table1.B18" office:value-type="string">
            <text:h text:style-name="P18" text:outline-level="1">Which number of award is queued for the award display banner.</text:h>
          </table:table-cell>
        </table:table-row>
        <table:table-row table:style-name="Table1.2">
          <table:table-cell table:style-name="Table1.A3" office:value-type="string">
            <text:h text:style-name="P19" text:outline-level="1">awardspeed</text:h>
          </table:table-cell>
          <table:table-cell table:style-name="Table1.B19" office:value-type="string">
            <text:h text:style-name="P19" text:outline-level="1">Number of pixels per frame the award notification scrolls in by.</text:h>
          </table:table-cell>
        </table:table-row>
        <table:table-row table:style-name="Table1.2">
          <table:table-cell table:style-name="Table1.A2" office:value-type="string">
            <text:h text:style-name="P20" text:outline-level="1">awardtextlocx</text:h>
          </table:table-cell>
          <table:table-cell table:style-name="Table1.B20" office:value-type="string">
            <text:h text:style-name="P20" text:outline-level="1">X location of award text</text:h>
          </table:table-cell>
        </table:table-row>
        <table:table-row table:style-name="Table1.2">
          <table:table-cell table:style-name="Table1.A3" office:value-type="string">
            <text:h text:style-name="P20" text:outline-level="1">awardtextlocy</text:h>
          </table:table-cell>
          <table:table-cell table:style-name="Table1.B21" office:value-type="string">
            <text:h text:style-name="P20" text:outline-level="1">Y location of award text</text:h>
          </table:table-cell>
        </table:table-row>
        <table:table-row table:style-name="Table1.2">
          <table:table-cell table:style-name="Table1.A2" office:value-type="string">
            <text:h text:style-name="P21" text:outline-level="1">awardvalue(no)</text:h>
          </table:table-cell>
          <table:table-cell table:style-name="Table1.B22" office:value-type="string">
            <text:h text:style-name="P21" text:outline-level="1">If award has been completed or not, 0 = no. 1 = yes.</text:h>
          </table:table-cell>
        </table:table-row>
        <text:soft-page-break/>
        <table:table-row table:style-name="Table1.2">
          <table:table-cell table:style-name="Table1.A3" office:value-type="string">
            <text:h text:style-name="P22" text:outline-level="1">bannerlettercount</text:h>
          </table:table-cell>
          <table:table-cell table:style-name="Table1.B23" office:value-type="string">
            <text:h text:style-name="P22" text:outline-level="1">Counts number of letters produced by a text banner.</text:h>
          </table:table-cell>
        </table:table-row>
        <table:table-row table:style-name="Table1.2">
          <table:table-cell table:style-name="Table1.A2" office:value-type="string">
            <text:p text:style-name="P12">bcontrol</text:p>
          </table:table-cell>
          <table:table-cell table:style-name="Table1.B24" office:value-type="string">
            <text:p text:style-name="P12">If back control is enabled. 1 = yes. 0 = no.</text:p>
          </table:table-cell>
        </table:table-row>
        <table:table-row table:style-name="Table1.2">
          <table:table-cell table:style-name="Table1.A3" office:value-type="string">
            <text:h text:style-name="P23" text:outline-level="1">bcontrolcode1</text:h>
          </table:table-cell>
          <table:table-cell table:style-name="Table1.B25" office:value-type="string">
            <text:h text:style-name="P23" text:outline-level="1">Hardware code for BACK/PAUSE key (option 1)</text:h>
          </table:table-cell>
        </table:table-row>
        <table:table-row table:style-name="Table1.2">
          <table:table-cell table:style-name="Table1.A2" office:value-type="string">
            <text:h text:style-name="P23" text:outline-level="1">bcontrolcode2</text:h>
          </table:table-cell>
          <table:table-cell table:style-name="Table1.B26" office:value-type="string">
            <text:h text:style-name="P23" text:outline-level="1">Hardware code for BACK/PAUSE key (option 2)</text:h>
          </table:table-cell>
        </table:table-row>
        <table:table-row table:style-name="Table1.2">
          <table:table-cell table:style-name="Table1.A3" office:value-type="string">
            <text:h text:style-name="P24" text:outline-level="1">bcontrolcode3</text:h>
          </table:table-cell>
          <table:table-cell table:style-name="Table1.B27" office:value-type="string">
            <text:h text:style-name="P24" text:outline-level="1">Hardware code for BACK/PAUSE key (option 3)</text:h>
          </table:table-cell>
        </table:table-row>
        <table:table-row table:style-name="Table1.2">
          <table:table-cell table:style-name="Table1.A2" office:value-type="string">
            <text:h text:style-name="P24" text:outline-level="1">bcontrolcode4</text:h>
          </table:table-cell>
          <table:table-cell table:style-name="Table1.B28" office:value-type="string">
            <text:h text:style-name="P24" text:outline-level="1">Hardware code for BACK/PAUSE key (option 4)</text:h>
          </table:table-cell>
        </table:table-row>
        <table:table-row table:style-name="Table1.2">
          <table:table-cell table:style-name="Table1.A3" office:value-type="string">
            <text:p text:style-name="P12">bgcurrencycoloura</text:p>
          </table:table-cell>
          <table:table-cell table:style-name="Table1.B29" office:value-type="string">
            <text:p text:style-name="P12">Alpha transparency of letter backgrounds in currency.</text:p>
          </table:table-cell>
        </table:table-row>
        <table:table-row table:style-name="Table1.2">
          <table:table-cell table:style-name="Table1.A2" office:value-type="string">
            <text:p text:style-name="P12">bgcurrencycolourb</text:p>
          </table:table-cell>
          <table:table-cell table:style-name="Table1.B30" office:value-type="string">
            <text:p text:style-name="P12">Blue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currencycolourg</text:p>
          </table:table-cell>
          <table:table-cell table:style-name="Table1.B31" office:value-type="string">
            <text:p text:style-name="P12">Green colour of letter backgrounds in currency.</text:p>
          </table:table-cell>
        </table:table-row>
        <table:table-row table:style-name="Table1.1">
          <table:table-cell table:style-name="Table1.A2" office:value-type="string">
            <text:p text:style-name="P12">bgcurrencycolourr</text:p>
          </table:table-cell>
          <table:table-cell table:style-name="Table1.B32" office:value-type="string">
            <text:p text:style-name="P12">Red colour of letter backgrounds in currency.</text:p>
          </table:table-cell>
        </table:table-row>
        <table:table-row table:style-name="Table1.1">
          <table:table-cell table:style-name="Table1.A3" office:value-type="string">
            <text:p text:style-name="P12">bgmenudefaultcoloura</text:p>
          </table:table-cell>
          <table:table-cell table:style-name="Table1.B33" office:value-type="string">
            <text:p text:style-name="P12">Alpha transparency of default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defaultcolourb</text:p>
          </table:table-cell>
          <table:table-cell table:style-name="Table1.B34" office:value-type="string">
            <text:p text:style-name="P12">Blue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defaultcolourg</text:p>
          </table:table-cell>
          <table:table-cell table:style-name="Table1.B35" office:value-type="string">
            <text:p text:style-name="P12">Green colour of default letter backgrounds in menus.</text:p>
          </table:table-cell>
        </table:table-row>
        <table:table-row table:style-name="Table1.1">
          <table:table-cell table:style-name="Table1.A2" office:value-type="string">
            <text:p text:style-name="P12">bgmenudefaultcolourr</text:p>
          </table:table-cell>
          <table:table-cell table:style-name="Table1.B36" office:value-type="string">
            <text:p text:style-name="P12">Red colour of default letter backgrounds in menus.</text:p>
          </table:table-cell>
        </table:table-row>
        <table:table-row table:style-name="Table1.1">
          <table:table-cell table:style-name="Table1.A3" office:value-type="string">
            <text:p text:style-name="P12">bgmenuselectcoloura</text:p>
          </table:table-cell>
          <table:table-cell table:style-name="Table1.B37" office:value-type="string">
            <text:p text:style-name="P12">Alpha transparency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b</text:p>
          </table:table-cell>
          <table:table-cell table:style-name="Table1.B38" office:value-type="string">
            <text:p text:style-name="P12">Blue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menuselectcolourg</text:p>
          </table:table-cell>
          <table:table-cell table:style-name="Table1.B39" office:value-type="string">
            <text:p text:style-name="P12">Green colour of selected letter backgrounds in menus.</text:p>
          </table:table-cell>
        </table:table-row>
        <table:table-row table:style-name="Table1.2">
          <table:table-cell table:style-name="Table1.A2" office:value-type="string">
            <text:p text:style-name="P12">bgmenuselectcolourr</text:p>
          </table:table-cell>
          <table:table-cell table:style-name="Table1.B40" office:value-type="string">
            <text:p text:style-name="P12">Red colour of selected letter backgrounds in menus.</text:p>
          </table:table-cell>
        </table:table-row>
        <table:table-row table:style-name="Table1.2">
          <table:table-cell table:style-name="Table1.A3" office:value-type="string">
            <text:p text:style-name="P12">bgpocketdefaultcoloura</text:p>
          </table:table-cell>
          <table:table-cell table:style-name="Table1.B41" office:value-type="string">
            <text:p text:style-name="P12">Alpha transparency colour of default letter backgrounds in pockets.</text:p>
          </table:table-cell>
        </table:table-row>
        <table:table-row table:style-name="Table1.42">
          <table:table-cell table:style-name="Table1.A2" office:value-type="string">
            <text:p text:style-name="P12">bgpocketdefaultcolourb</text:p>
          </table:table-cell>
          <table:table-cell table:style-name="Table1.B42" office:value-type="string">
            <text:p text:style-name="P12">Blue colour of default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defaultcolourg</text:p>
          </table:table-cell>
          <table:table-cell table:style-name="Table1.B43" office:value-type="string">
            <text:p text:style-name="P12">Green colour of default letter backgrounds in pockets.</text:p>
          </table:table-cell>
        </table:table-row>
        <table:table-row table:style-name="Table1.1">
          <table:table-cell table:style-name="Table1.A2" office:value-type="string">
            <text:p text:style-name="P12">bgpocketdefaultcolourr</text:p>
          </table:table-cell>
          <table:table-cell table:style-name="Table1.B44" office:value-type="string">
            <text:p text:style-name="P12">Red colour of default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ocketselectcoloura</text:p>
          </table:table-cell>
          <table:table-cell table:style-name="Table1.B45" office:value-type="string">
            <text:p text:style-name="P12">Alpha transparency of selected letter backgrounds in pockets.</text:p>
          </table:table-cell>
        </table:table-row>
        <table:table-row table:style-name="Table1.2">
          <table:table-cell table:style-name="Table1.A2" office:value-type="string">
            <text:p text:style-name="P12">bgpocketselectcolourb</text:p>
          </table:table-cell>
          <table:table-cell table:style-name="Table1.B46" office:value-type="string">
            <text:p text:style-name="P12">Blue colour of selected letter backgrounds in pockets.</text:p>
          </table:table-cell>
        </table:table-row>
        <table:table-row table:style-name="Table1.43">
          <table:table-cell table:style-name="Table1.A3" office:value-type="string">
            <text:p text:style-name="P12">bgpocketselectcolourg</text:p>
          </table:table-cell>
          <table:table-cell table:style-name="Table1.B47" office:value-type="string">
            <text:p text:style-name="P12">Green colour of selected letter backgrounds <text:soft-page-break/>in pockets.</text:p>
          </table:table-cell>
        </table:table-row>
        <table:table-row table:style-name="Table1.1">
          <table:table-cell table:style-name="Table1.A2" office:value-type="string">
            <text:p text:style-name="P12">bgpocketselectcolourr</text:p>
          </table:table-cell>
          <table:table-cell table:style-name="Table1.B48" office:value-type="string">
            <text:p text:style-name="P12">Red colour of selected letter backgrounds in pockets.</text:p>
          </table:table-cell>
        </table:table-row>
        <table:table-row table:style-name="Table1.2">
          <table:table-cell table:style-name="Table1.A3" office:value-type="string">
            <text:p text:style-name="P12">bgpromptcoloura</text:p>
          </table:table-cell>
          <table:table-cell table:style-name="Table1.B49" office:value-type="string">
            <text:p text:style-name="P12">Alpha transparency of letter backgrounds in developer prompt.</text:p>
          </table:table-cell>
        </table:table-row>
        <table:table-row table:style-name="Table1.42">
          <table:table-cell table:style-name="Table1.A2" office:value-type="string">
            <text:p text:style-name="P12">bgpromptcolourb</text:p>
          </table:table-cell>
          <table:table-cell table:style-name="Table1.B50" office:value-type="string">
            <text:p text:style-name="P12">Blue colour of letter backgrounds in developer prompt.</text:p>
          </table:table-cell>
        </table:table-row>
        <table:table-row table:style-name="Table1.43">
          <table:table-cell table:style-name="Table1.A3" office:value-type="string">
            <text:p text:style-name="P12">bgpromptcolourg</text:p>
          </table:table-cell>
          <table:table-cell table:style-name="Table1.B51" office:value-type="string">
            <text:p text:style-name="P12">Green colour of letter backgrounds in developer prompt.</text:p>
          </table:table-cell>
        </table:table-row>
        <table:table-row table:style-name="Table1.43">
          <table:table-cell table:style-name="Table1.A2" office:value-type="string">
            <text:p text:style-name="P12">bgpromptcolourr</text:p>
          </table:table-cell>
          <table:table-cell table:style-name="Table1.B52" office:value-type="string">
            <text:p text:style-name="P12">Red colour of letter backgrounds in developer prompt.</text:p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a</text:h>
          </table:table-cell>
          <table:table-cell table:style-name="Table1.B53" office:value-type="string">
            <text:h text:style-name="P25" text:outline-level="1">Alpha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b</text:h>
          </table:table-cell>
          <table:table-cell table:style-name="Table1.B54" office:value-type="string">
            <text:h text:style-name="P25" text:outline-level="1">Blue colour of background in select object banner.</text:h>
          </table:table-cell>
        </table:table-row>
        <table:table-row table:style-name="Table1.2">
          <table:table-cell table:style-name="Table1.A3" office:value-type="string">
            <text:h text:style-name="P25" text:outline-level="1">bgselectobjectcolourg</text:h>
          </table:table-cell>
          <table:table-cell table:style-name="Table1.B55" office:value-type="string">
            <text:h text:style-name="P25" text:outline-level="1">Green colour of background in select object banner.</text:h>
          </table:table-cell>
        </table:table-row>
        <table:table-row table:style-name="Table1.42">
          <table:table-cell table:style-name="Table1.A2" office:value-type="string">
            <text:h text:style-name="P25" text:outline-level="1">bgselectobjectcolourr</text:h>
          </table:table-cell>
          <table:table-cell table:style-name="Table1.B56" office:value-type="string">
            <text:h text:style-name="P25" text:outline-level="1">Red colour of background in select object banner.</text:h>
          </table:table-cell>
        </table:table-row>
        <table:table-row table:style-name="Table1.2">
          <table:table-cell table:style-name="Table1.A3" office:value-type="string">
            <text:p text:style-name="P12">bgspeechcoloura</text:p>
          </table:table-cell>
          <table:table-cell table:style-name="Table1.B57" office:value-type="string">
            <text:p text:style-name="P12">Alpha transparency of letter backgrounds in speech.</text:p>
          </table:table-cell>
        </table:table-row>
        <table:table-row table:style-name="Table1.2">
          <table:table-cell table:style-name="Table1.A2" office:value-type="string">
            <text:p text:style-name="P12">bgspeechcolourb</text:p>
          </table:table-cell>
          <table:table-cell table:style-name="Table1.B58" office:value-type="string">
            <text:p text:style-name="P12">Blue colour of letter backgrounds in speech.</text:p>
          </table:table-cell>
        </table:table-row>
        <table:table-row table:style-name="Table1.2">
          <table:table-cell table:style-name="Table1.A3" office:value-type="string">
            <text:p text:style-name="P12">bgspeechcolourg</text:p>
          </table:table-cell>
          <table:table-cell table:style-name="Table1.B59" office:value-type="string">
            <text:p text:style-name="P12">Green colour of letter backgrounds in speech.</text:p>
          </table:table-cell>
        </table:table-row>
        <table:table-row table:style-name="Table1.43">
          <table:table-cell table:style-name="Table1.A2" office:value-type="string">
            <text:p text:style-name="P12">bgspeechcolourr</text:p>
          </table:table-cell>
          <table:table-cell table:style-name="Table1.B60" office:value-type="string">
            <text:p text:style-name="P12">Red colour of letter backgrounds in speech.</text:p>
          </table:table-cell>
        </table:table-row>
        <table:table-row table:style-name="Table1.43">
          <table:table-cell table:style-name="Table1.A3" office:value-type="string">
            <text:p text:style-name="P12">bgterminalcoloura</text:p>
          </table:table-cell>
          <table:table-cell table:style-name="Table1.B61" office:value-type="string">
            <text:p text:style-name="P12">Alpha transparency of letter backgrounds in terminals.</text:p>
          </table:table-cell>
        </table:table-row>
        <table:table-row table:style-name="Table1.42">
          <table:table-cell table:style-name="Table1.A2" office:value-type="string">
            <text:p text:style-name="P12">bgterminalcolourb</text:p>
          </table:table-cell>
          <table:table-cell table:style-name="Table1.B62" office:value-type="string">
            <text:p text:style-name="P12">Blue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bgterminalcolourg</text:p>
          </table:table-cell>
          <table:table-cell table:style-name="Table1.B63" office:value-type="string">
            <text:p text:style-name="P12">Green colour of letter backgrounds in terminals.</text:p>
          </table:table-cell>
        </table:table-row>
        <table:table-row table:style-name="Table1.2">
          <table:table-cell table:style-name="Table1.A2" office:value-type="string">
            <text:p text:style-name="P12">bgterminalcolourr</text:p>
          </table:table-cell>
          <table:table-cell table:style-name="Table1.B64" office:value-type="string">
            <text:p text:style-name="P12">Red colour of letter backgrounds in terminals.</text:p>
          </table:table-cell>
        </table:table-row>
        <table:table-row table:style-name="Table1.2">
          <table:table-cell table:style-name="Table1.A3" office:value-type="string">
            <text:p text:style-name="P12">carryplayerd(no)</text:p>
          </table:table-cell>
          <table:table-cell table:style-name="Table1.B65" office:value-type="string">
            <text:p text:style-name="P12">Carries NPC direction value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journey(no)</text:p>
          </table:table-cell>
          <table:table-cell table:style-name="Table1.B66" office:value-type="string">
            <text:p text:style-name="P12">Carries NPC journey progress value into memory for next map.</text:p>
          </table:table-cell>
        </table:table-row>
        <table:table-row table:style-name="Table1.2">
          <table:table-cell table:style-name="Table1.A3" office:value-type="string">
            <text:p text:style-name="P12">carryplayerx(no)</text:p>
          </table:table-cell>
          <table:table-cell table:style-name="Table1.B67" office:value-type="string">
            <text:p text:style-name="P12">Carries NPC x location into memory for next map.</text:p>
          </table:table-cell>
        </table:table-row>
        <table:table-row table:style-name="Table1.2">
          <table:table-cell table:style-name="Table1.A2" office:value-type="string">
            <text:p text:style-name="P12">carryplayery(no)</text:p>
          </table:table-cell>
          <table:table-cell table:style-name="Table1.B68" office:value-type="string">
            <text:p text:style-name="P12">Carries NPC y location into memory for next map.</text:p>
          </table:table-cell>
        </table:table-row>
        <table:table-row table:style-name="Table1.1">
          <table:table-cell table:style-name="Table1.A3" office:value-type="string">
            <text:p text:style-name="P12">carryvalues</text:p>
          </table:table-cell>
          <table:table-cell table:style-name="Table1.B69" office:value-type="string">
            <text:p text:style-name="P12">Tells engine if new map has any values to be carried over from previous map. 1 = carry <text:soft-page-break/>values. 0 = do not carry values.</text:p>
          </table:table-cell>
        </table:table-row>
        <table:table-row table:style-name="Table1.1">
          <table:table-cell table:style-name="Table1.A2" office:value-type="string">
            <text:p text:style-name="P12">centreno</text:p>
          </table:table-cell>
          <table:table-cell table:style-name="Table1.B70" office:value-type="string">
            <text:p text:style-name="P12">Number of characters in string to be centred</text:p>
          </table:table-cell>
        </table:table-row>
        <table:table-row table:style-name="Table1.2">
          <table:table-cell table:style-name="Table1.A3" office:value-type="string">
            <text:p text:style-name="P12">checkpoint(no)</text:p>
          </table:table-cell>
          <table:table-cell table:style-name="Table1.B71" office:value-type="string">
            <text:p text:style-name="P12">Value of checkpoint (1-10). 0 = off. 1 = on.</text:p>
          </table:table-cell>
        </table:table-row>
        <table:table-row table:style-name="Table1.2">
          <table:table-cell table:style-name="Table1.A2" office:value-type="string">
            <text:h text:style-name="P26" text:outline-level="1">choicearrowl</text:h>
          </table:table-cell>
          <table:table-cell table:style-name="Table1.B72" office:value-type="string">
            <text:h text:style-name="P26" text:outline-level="1">X location value of left arrow in choice banner.</text:h>
          </table:table-cell>
        </table:table-row>
        <table:table-row table:style-name="Table1.43">
          <table:table-cell table:style-name="Table1.A3" office:value-type="string">
            <text:h text:style-name="P26" text:outline-level="1">choicearrowr</text:h>
          </table:table-cell>
          <table:table-cell table:style-name="Table1.B73" office:value-type="string">
            <text:h text:style-name="P26" text:outline-level="1">X location of right arrow in choice banner.</text:h>
          </table:table-cell>
        </table:table-row>
        <table:table-row table:style-name="Table1.1">
          <table:table-cell table:style-name="Table1.A2" office:value-type="string">
            <text:h text:style-name="P27" text:outline-level="1">choicebannerline</text:h>
          </table:table-cell>
          <table:table-cell table:style-name="Table1.B74" office:value-type="string">
            <text:h text:style-name="P28" text:outline-level="1">Y location of text in the choice banner.</text:h>
          </table:table-cell>
        </table:table-row>
        <table:table-row table:style-name="Table1.2">
          <table:table-cell table:style-name="Table1.A3" office:value-type="string">
            <text:h text:style-name="P29" text:outline-level="1">choiceno</text:h>
          </table:table-cell>
          <table:table-cell table:style-name="Table1.B75" office:value-type="string">
            <text:h text:style-name="P29" text:outline-level="1">Number of choice selected by player</text:h>
          </table:table-cell>
        </table:table-row>
        <table:table-row table:style-name="Table1.1">
          <table:table-cell table:style-name="Table1.A2" office:value-type="string">
            <text:h text:style-name="P30" text:outline-level="1">choicescriptloop</text:h>
          </table:table-cell>
          <table:table-cell table:style-name="Table1.B76" office:value-type="string">
            <text:h text:style-name="P30" text:outline-level="1">Used to tell spoof trigger that the next script is from a backchoice script command and that it is okay to loop the same script. 0 = off. 1 = on.</text:h>
          </table:table-cell>
        </table:table-row>
        <table:table-row table:style-name="Table1.1">
          <table:table-cell table:style-name="Table1.A3" office:value-type="string">
            <text:h text:style-name="P29" text:outline-level="1">choicetotal</text:h>
          </table:table-cell>
          <table:table-cell table:style-name="Table1.B77" office:value-type="string">
            <text:h text:style-name="P29" text:outline-level="1">Number of choices presented to player in total</text:h>
          </table:table-cell>
        </table:table-row>
        <table:table-row table:style-name="Table1.43">
          <table:table-cell table:style-name="Table1.A2" office:value-type="string">
            <text:h text:style-name="P18" text:outline-level="1">collisionfreepos<text:span text:style-name="T7">x</text:span></text:h>
          </table:table-cell>
          <table:table-cell table:style-name="Table1.B78" office:value-type="string">
            <text:h text:style-name="P31" text:outline-level="1">Takes note of the posx for point collision</text:h>
          </table:table-cell>
        </table:table-row>
        <table:table-row table:style-name="Table1.1">
          <table:table-cell table:style-name="Table1.A3" office:value-type="string">
            <text:h text:style-name="P18" text:outline-level="1">collisionfreeposy</text:h>
          </table:table-cell>
          <table:table-cell table:style-name="Table1.B79" office:value-type="string">
            <text:h text:style-name="P31" text:outline-level="1">Takes note of the posy for point collision</text:h>
          </table:table-cell>
        </table:table-row>
        <table:table-row table:style-name="Table1.2">
          <table:table-cell table:style-name="Table1.A2" office:value-type="string">
            <text:p text:style-name="P12">collisionstep</text:p>
          </table:table-cell>
          <table:table-cell table:style-name="Table1.B80" office:value-type="string">
            <text:p text:style-name="P12">Step for objects marked as collision only. Default is 13.</text:p>
          </table:table-cell>
        </table:table-row>
        <table:table-row table:style-name="Table1.81">
          <table:table-cell table:style-name="Table1.A3" office:value-type="string">
            <text:h text:style-name="P32" text:outline-level="1">colpass1</text:h>
          </table:table-cell>
          <table:table-cell table:style-name="Table1.B81" office:value-type="string">
            <text:h text:style-name="P32" text:outline-level="1"><text:span text:style-name="T8">Used to tell engine if object or players X co-ordinate is on screen and </text:span>collision needs applying. </text:h>
          </table:table-cell>
        </table:table-row>
        <table:table-row table:style-name="Table1.2">
          <table:table-cell table:style-name="Table1.A2" office:value-type="string">
            <text:h text:style-name="P32" text:outline-level="1">colpass2</text:h>
          </table:table-cell>
          <table:table-cell table:style-name="Table1.B82" office:value-type="string">
            <text:h text:style-name="P32" text:outline-level="1"><text:span text:style-name="T8">Used to tell engine if object or players </text:span>Y<text:span text:style-name="T8"> co-ordinate is on screen and </text:span>collision needs applying. </text:h>
          </table:table-cell>
        </table:table-row>
        <table:table-row table:style-name="Table1.43">
          <table:table-cell table:style-name="Table1.A3" office:value-type="string">
            <text:p text:style-name="P12">combinex</text:p>
          </table:table-cell>
          <table:table-cell table:style-name="Table1.B83" office:value-type="string">
            <text:p text:style-name="P12">X location of “COMBINE” text in pockets.</text:p>
          </table:table-cell>
        </table:table-row>
        <table:table-row table:style-name="Table1.2">
          <table:table-cell table:style-name="Table1.A2" office:value-type="string">
            <text:p text:style-name="P12">consolelogging</text:p>
          </table:table-cell>
          <table:table-cell table:style-name="Table1.B84" office:value-type="string">
            <text:p text:style-name="P12">If engine logs to console or not. 1 = yes. 0 = no.</text:p>
          </table:table-cell>
        </table:table-row>
        <table:table-row table:style-name="Table1.42">
          <table:table-cell table:style-name="Table1.A3" office:value-type="string">
            <text:p text:style-name="P12">ct(no)</text:p>
          </table:table-cell>
          <table:table-cell table:style-name="Table1.B85" office:value-type="string">
            <text:p text:style-name="P12">Type of terminal item. 0 = none. 1 = file. 2 = directory. 3 = app.</text:p>
          </table:table-cell>
        </table:table-row>
        <table:table-row table:style-name="Table1.2">
          <table:table-cell table:style-name="Table1.A2" office:value-type="string">
            <text:h text:style-name="P9" text:outline-level="1">ctime</text:h>
          </table:table-cell>
          <table:table-cell table:style-name="Table1.B86" office:value-type="string">
            <text:h text:style-name="P9" text:outline-level="1">Current length of seconds game has been running as caulculated by the itime and TIMER value</text:h>
          </table:table-cell>
        </table:table-row>
        <table:table-row table:style-name="Table1.43">
          <table:table-cell table:style-name="Table1.A3" office:value-type="string">
            <text:p text:style-name="P12">currency</text:p>
          </table:table-cell>
          <table:table-cell table:style-name="Table1.B87" office:value-type="string">
            <text:p text:style-name="P12">Amount of currency player has</text:p>
          </table:table-cell>
        </table:table-row>
        <table:table-row table:style-name="Table1.42">
          <table:table-cell table:style-name="Table1.A2" office:value-type="string">
            <text:p text:style-name="P12">currencychange</text:p>
          </table:table-cell>
          <table:table-cell table:style-name="Table1.B88" office:value-type="string">
            <text:p text:style-name="P12">Amount currency is proposed to change</text:p>
          </table:table-cell>
        </table:table-row>
        <table:table-row table:style-name="Table1.2">
          <table:table-cell table:style-name="Table1.A3" office:value-type="string">
            <text:p text:style-name="P12">dcontrol</text:p>
          </table:table-cell>
          <table:table-cell table:style-name="Table1.B89" office:value-type="string">
            <text:p text:style-name="P12">If walk down control is enabled. 1 = yes. 0 = no.</text:p>
          </table:table-cell>
        </table:table-row>
        <table:table-row table:style-name="Table1.2">
          <table:table-cell table:style-name="Table1.A2" office:value-type="string">
            <text:h text:style-name="P23" text:outline-level="1">dcontrolcode1</text:h>
          </table:table-cell>
          <table:table-cell table:style-name="Table1.B90" office:value-type="string">
            <text:h text:style-name="P23" text:outline-level="1">Hardware code for DOWN key (option 1)</text:h>
          </table:table-cell>
        </table:table-row>
        <table:table-row table:style-name="Table1.1">
          <table:table-cell table:style-name="Table1.A3" office:value-type="string">
            <text:h text:style-name="P23" text:outline-level="1">dcontrolcode2</text:h>
          </table:table-cell>
          <table:table-cell table:style-name="Table1.B91" office:value-type="string">
            <text:h text:style-name="P23" text:outline-level="1">Hardware code for DOWN key (option 2)</text:h>
          </table:table-cell>
        </table:table-row>
        <table:table-row table:style-name="Table1.1">
          <table:table-cell table:style-name="Table1.A2" office:value-type="string">
            <text:h text:style-name="P24" text:outline-level="1">dcontrolcode3</text:h>
          </table:table-cell>
          <table:table-cell table:style-name="Table1.B92" office:value-type="string">
            <text:h text:style-name="P24" text:outline-level="1">Hardware code for DOWN key (option 3)</text:h>
          </table:table-cell>
        </table:table-row>
        <table:table-row table:style-name="Table1.1">
          <table:table-cell table:style-name="Table1.A3" office:value-type="string">
            <text:h text:style-name="P24" text:outline-level="1">dcontrolcode4</text:h>
          </table:table-cell>
          <table:table-cell table:style-name="Table1.B93" office:value-type="string">
            <text:h text:style-name="P24" text:outline-level="1">Hardware code for DOWN key (option 4)</text:h>
          </table:table-cell>
        </table:table-row>
        <table:table-row table:style-name="Table1.1">
          <table:table-cell table:style-name="Table1.A2" office:value-type="string">
            <text:h text:style-name="P33" text:outline-level="1">demofilesamount</text:h>
          </table:table-cell>
          <table:table-cell table:style-name="Table1.B94" office:value-type="string">
            <text:h text:style-name="P33" text:outline-level="1">Amount of demo files detected for the demo files menu.</text:h>
          </table:table-cell>
        </table:table-row>
        <text:soft-page-break/>
        <table:table-row table:style-name="Table1.1">
          <table:table-cell table:style-name="Table1.A3" office:value-type="string">
            <text:p text:style-name="P12">devlogomode</text:p>
          </table:table-cell>
          <table:table-cell table:style-name="Table1.B95" office:value-type="string">
            <text:p text:style-name="P12">Tells engine when music on developer logo should be played. 1 = before/during fade. 2 = after fade.</text:p>
          </table:table-cell>
        </table:table-row>
        <table:table-row table:style-name="Table1.1">
          <table:table-cell table:style-name="Table1.A2" office:value-type="string">
            <text:h text:style-name="P34" text:outline-level="1">devlogono</text:h>
          </table:table-cell>
          <table:table-cell table:style-name="Table1.B96" office:value-type="string">
            <text:h text:style-name="P34" text:outline-level="1">Number of developer logos to be displayed.</text:h>
          </table:table-cell>
        </table:table-row>
        <table:table-row table:style-name="Table1.1">
          <table:table-cell table:style-name="Table1.A3" office:value-type="string">
            <text:h text:style-name="P9" text:outline-level="1">devmode</text:h>
          </table:table-cell>
          <table:table-cell table:style-name="Table1.B97" office:value-type="string">
            <text:h text:style-name="P9" text:outline-level="1">Developer Mode. Enables in-game command prompt. 1 = on. 0 = off.</text:h>
          </table:table-cell>
        </table:table-row>
        <table:table-row table:style-name="Table1.1">
          <table:table-cell table:style-name="Table1.A2" office:value-type="string">
            <text:h text:style-name="P9" text:outline-level="1">diagonalmove</text:h>
          </table:table-cell>
          <table:table-cell table:style-name="Table1.B98" office:value-type="string">
            <text:h text:style-name="P9" text:outline-level="1">Switch for detecting when player attempts to move diagonally. 1 = diagonal movement. 0= no diagonal movement.</text:h>
          </table:table-cell>
        </table:table-row>
        <table:table-row table:style-name="Table1.1">
          <table:table-cell table:style-name="Table1.A3" office:value-type="string">
            <text:h text:style-name="P9" text:outline-level="1">direction</text:h>
          </table:table-cell>
          <table:table-cell table:style-name="Table1.B99" office:value-type="string">
            <text:h text:style-name="P9" text:outline-level="1">Direction of player character. 1 = UP. 2 = DOWN. 3 = RIGHT. 4 = LEFT.</text:h>
          </table:table-cell>
        </table:table-row>
        <table:table-row table:style-name="Table1.1">
          <table:table-cell table:style-name="Table1.A2" office:value-type="string">
            <text:p text:style-name="P12">disablefade</text:p>
          </table:table-cell>
          <table:table-cell table:style-name="Table1.B100" office:value-type="string">
            <text:p text:style-name="P12">Disables fade effects for dev purposes. 0 = fade on. 1 = fade off.</text:p>
          </table:table-cell>
        </table:table-row>
        <table:table-row table:style-name="Table1.1">
          <table:table-cell table:style-name="Table1.A3" office:value-type="string">
            <text:p text:style-name="P12">displayconsole</text:p>
          </table:table-cell>
          <table:table-cell table:style-name="Table1.B101" office:value-type="string">
            <text:p text:style-name="P12">If console messages are displayed or not. 0 = no. 1 = yes.</text:p>
          </table:table-cell>
        </table:table-row>
        <table:table-row table:style-name="Table1.1">
          <table:table-cell table:style-name="Table1.A2" office:value-type="string">
            <text:h text:style-name="P35" text:outline-level="1">downloadiconresx</text:h>
          </table:table-cell>
          <table:table-cell table:style-name="Table1.B102" office:value-type="string">
            <text:h text:style-name="P35" text:outline-level="1">X resolution of download icon.</text:h>
          </table:table-cell>
        </table:table-row>
        <table:table-row table:style-name="Table1.1">
          <table:table-cell table:style-name="Table1.A3" office:value-type="string">
            <text:h text:style-name="P35" text:outline-level="1">downloadiconresy</text:h>
          </table:table-cell>
          <table:table-cell table:style-name="Table1.B103" office:value-type="string">
            <text:h text:style-name="P35" text:outline-level="1">Y resolution of download icon.</text:h>
          </table:table-cell>
        </table:table-row>
        <table:table-row table:style-name="Table1.1">
          <table:table-cell table:style-name="Table1.A2" office:value-type="string">
            <text:h text:style-name="P36" text:outline-level="1">downloadresult</text:h>
          </table:table-cell>
          <table:table-cell table:style-name="Table1.B104" office:value-type="string">
            <text:h text:style-name="P36" text:outline-level="1">1 = file downloaded. 0 = file not downloaded.</text:h>
          </table:table-cell>
        </table:table-row>
        <table:table-row table:style-name="Table1.2">
          <table:table-cell table:style-name="Table1.A3" office:value-type="string">
            <text:p text:style-name="P12">dplayerx(no)</text:p>
          </table:table-cell>
          <table:table-cell table:style-name="Table1.B105" office:value-type="string">
            <text:p text:style-name="P12">Default X position of NPC</text:p>
          </table:table-cell>
        </table:table-row>
        <table:table-row table:style-name="Table1.1">
          <table:table-cell table:style-name="Table1.A2" office:value-type="string">
            <text:p text:style-name="P12">dplayery(no)</text:p>
          </table:table-cell>
          <table:table-cell table:style-name="Table1.B106" office:value-type="string">
            <text:p text:style-name="P12">Default Y position of NPC</text:p>
          </table:table-cell>
        </table:table-row>
        <table:table-row table:style-name="Table1.1">
          <table:table-cell table:style-name="Table1.A3" office:value-type="string">
            <text:h text:style-name="P37" text:outline-level="1">drawpass1</text:h>
          </table:table-cell>
          <table:table-cell table:style-name="Table1.B107" office:value-type="string">
            <text:h text:style-name="P37" text:outline-level="1">Used to tell engine if object or players X co-ordinate is on screen and needs to be drawn.</text:h>
          </table:table-cell>
        </table:table-row>
        <table:table-row table:style-name="Table1.1">
          <table:table-cell table:style-name="Table1.A2" office:value-type="string">
            <text:h text:style-name="P37" text:outline-level="1">drawpass2</text:h>
          </table:table-cell>
          <table:table-cell table:style-name="Table1.B108" office:value-type="string">
            <text:h text:style-name="P37" text:outline-level="1">Used to tell engine if object or players Y co-ordinate is on screen and needs to be drawn.</text:h>
          </table:table-cell>
        </table:table-row>
        <table:table-row table:style-name="Table1.2">
          <table:table-cell table:style-name="Table1.A3" office:value-type="string">
            <text:p text:style-name="P12">effectani</text:p>
          </table:table-cell>
          <table:table-cell table:style-name="Table1.B109" office:value-type="string">
            <text:p text:style-name="P12">Lets effect <text:span text:style-name="T9">and displayspeedrun </text:span>sub know if animation is running to change draw order. 0 = default draw order. 1 = animation draw order.</text:p>
          </table:table-cell>
        </table:table-row>
        <table:table-row table:style-name="Table1.1">
          <table:table-cell table:style-name="Table1.A2" office:value-type="string">
            <text:p text:style-name="P12">enablemapoffsets</text:p>
          </table:table-cell>
          <table:table-cell table:style-name="Table1.B110" office:value-type="string">
            <text:p text:style-name="P12">If map animation offsets are activated. 0 = no. 1 = yes.</text:p>
          </table:table-cell>
        </table:table-row>
        <table:table-row table:style-name="Table1.1">
          <table:table-cell table:style-name="Table1.A3" office:value-type="string">
            <text:p text:style-name="P12">enableobjectoffsets</text:p>
          </table:table-cell>
          <table:table-cell table:style-name="Table1.B111" office:value-type="string">
            <text:p text:style-name="P12">If object animation offsets are activated. 0 = no. 1 = yes.</text:p>
          </table:table-cell>
        </table:table-row>
        <table:table-row table:style-name="Table1.1">
          <table:table-cell table:style-name="Table1.A2" office:value-type="string">
            <text:p text:style-name="P12">enableplayeroffsets</text:p>
          </table:table-cell>
          <table:table-cell table:style-name="Table1.B112" office:value-type="string">
            <text:p text:style-name="P12">If player animation offsets are activated. 0 = no. 1 = yes.</text:p>
          </table:table-cell>
        </table:table-row>
        <table:table-row table:style-name="Table1.2">
          <table:table-cell table:style-name="Table1.A3" office:value-type="string">
            <text:h text:style-name="P38" text:outline-level="1">endframes</text:h>
          </table:table-cell>
          <table:table-cell table:style-name="Table1.B113" office:value-type="string">
            <text:h text:style-name="P39" text:outline-level="1">Total number of frames in a speedrun.</text:h>
          </table:table-cell>
        </table:table-row>
        <table:table-row table:style-name="Table1.1">
          <table:table-cell table:style-name="Table1.A2" office:value-type="string">
            <text:h text:style-name="P40" text:outline-level="1">endofspeedrunfile</text:h>
          </table:table-cell>
          <table:table-cell table:style-name="Table1.B114" office:value-type="string">
            <text:h text:style-name="P40" text:outline-level="1">Tells engine if a speedrun file has reached the end. 1 = yes. 0 = no.</text:h>
          </table:table-cell>
        </table:table-row>
        <table:table-row table:style-name="Table1.1">
          <table:table-cell table:style-name="Table1.A3" office:value-type="string">
            <text:p text:style-name="P12">erasesaveonly</text:p>
          </table:table-cell>
          <table:table-cell table:style-name="Table1.B115" office:value-type="string">
            <text:p text:style-name="P12">Tells engine if a save erase only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9" text:outline-level="1">errorcrash</text:h>
          </table:table-cell>
          <table:table-cell table:style-name="Table1.B116" office:value-type="string">
            <text:h text:style-name="P9" text:outline-level="1">Set to 1 if engine has crashed beyond recovery.</text:h>
          </table:table-cell>
        </table:table-row>
        <table:table-row table:style-name="Table1.1">
          <table:table-cell table:style-name="Table1.A3" office:value-type="string">
            <text:h text:style-name="P9" text:outline-level="1">eventnumber</text:h>
          </table:table-cell>
          <table:table-cell table:style-name="Table1.B117" office:value-type="string">
            <text:h text:style-name="P9" text:outline-level="1">Extra console event data</text:h>
          </table:table-cell>
        </table:table-row>
        <table:table-row table:style-name="Table1.1">
          <table:table-cell table:style-name="Table1.A2" office:value-type="string">
            <text:p text:style-name="P12">exitsave</text:p>
          </table:table-cell>
          <table:table-cell table:style-name="Table1.B118" office:value-type="string">
            <text:p text:style-name="P12">Tells engine if to save game on exit. 0 = no. 1 = yes.</text:p>
          </table:table-cell>
        </table:table-row>
        <table:table-row table:style-name="Table1.1">
          <table:table-cell table:style-name="Table1.A3" office:value-type="string">
            <text:h text:style-name="P41" text:outline-level="1">extrahertz</text:h>
          </table:table-cell>
          <table:table-cell table:style-name="Table1.B119" office:value-type="string">
            <text:h text:style-name="P41" text:outline-level="1">Loop limiter for parts of the game that don’t require frames to be pushed.</text:h>
          </table:table-cell>
        </table:table-row>
        <table:table-row table:style-name="Table1.1">
          <table:table-cell table:style-name="Table1.A2" office:value-type="string">
            <text:h text:style-name="P42" text:outline-level="1">fadeinmusic</text:h>
          </table:table-cell>
          <table:table-cell table:style-name="Table1.B120" office:value-type="string">
            <text:h text:style-name="P42" text:outline-level="1">Number of music file currently being faded in.</text:h>
          </table:table-cell>
        </table:table-row>
        <text:soft-page-break/>
        <table:table-row table:style-name="Table1.1">
          <table:table-cell table:style-name="Table1.A3" office:value-type="string">
            <text:h text:style-name="P42" text:outline-level="1">fadeoutmusic</text:h>
          </table:table-cell>
          <table:table-cell table:style-name="Table1.B121" office:value-type="string">
            <text:h text:style-name="P42" text:outline-level="1">Number of music file currently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fadespeed</text:h>
          </table:table-cell>
          <table:table-cell table:style-name="Table1.B122" office:value-type="string">
            <text:h text:style-name="P43" text:outline-level="1">How much the fade increases or decreases by per cycle.</text:h>
          </table:table-cell>
        </table:table-row>
        <table:table-row table:style-name="Table1.1">
          <table:table-cell table:style-name="Table1.A3" office:value-type="string">
            <text:p text:style-name="P12">fadestatus</text:p>
          </table:table-cell>
          <table:table-cell table:style-name="Table1.B123" office:value-type="string">
            <text:p text:style-name="P12">Status of fade effect. 0 = off. 1 = <text:span text:style-name="T10">fade out on</text:span>. <text:span text:style-name="T10">2 = slight fade out on.</text:span></text:p>
          </table:table-cell>
        </table:table-row>
        <table:table-row table:style-name="Table1.1">
          <table:table-cell table:style-name="Table1.A2" office:value-type="string">
            <text:h text:style-name="P44" text:outline-level="1">fading</text:h>
          </table:table-cell>
          <table:table-cell table:style-name="Table1.B124" office:value-type="string">
            <text:h text:style-name="P44" text:outline-level="1">If a fade effect is currently occurring. 1 = yes. 0 = no.</text:h>
          </table:table-cell>
        </table:table-row>
        <table:table-row table:style-name="Table1.1">
          <table:table-cell table:style-name="Table1.A3" office:value-type="string">
            <text:p text:style-name="P12">fixvame</text:p>
          </table:table-cell>
          <table:table-cell table:style-name="Table1.B125" office:value-type="string">
            <text:p text:style-name="P12">Used to tell engine to force an update.</text:p>
          </table:table-cell>
        </table:table-row>
        <table:table-row table:style-name="Table1.1">
          <table:table-cell table:style-name="Table1.A2" office:value-type="string">
            <text:h text:style-name="P45" text:outline-level="1">fontbuffer</text:h>
          </table:table-cell>
          <table:table-cell table:style-name="Table1.B126" office:value-type="string">
            <text:h text:style-name="P45" text:outline-level="1">Number of pixels given at the end of a letter in text banners.</text:h>
          </table:table-cell>
        </table:table-row>
        <table:table-row table:style-name="Table1.2">
          <table:table-cell table:style-name="Table1.A3" office:value-type="string">
            <text:p text:style-name="P12">fontmode</text:p>
          </table:table-cell>
          <table:table-cell table:style-name="Table1.B127" office:value-type="string">
            <text:p text:style-name="P12">Used to tell engine what font is in use. 1 = header. 2 = default. 3 = small.</text:p>
          </table:table-cell>
        </table:table-row>
        <table:table-row table:style-name="Table1.43">
          <table:table-cell table:style-name="Table1.A2" office:value-type="string">
            <text:h text:style-name="P9" text:outline-level="1"><text:span text:style-name="T11">f</text:span>ontsize</text:h>
          </table:table-cell>
          <table:table-cell table:style-name="Table1.B128" office:value-type="string">
            <text:h text:style-name="P9" text:outline-level="1">Size of font</text:h>
          </table:table-cell>
        </table:table-row>
        <table:table-row table:style-name="Table1.43">
          <table:table-cell table:style-name="Table1.A3" office:value-type="string">
            <text:h text:style-name="P9" text:outline-level="1">footpace</text:h>
          </table:table-cell>
          <table:table-cell table:style-name="Table1.B129" office:value-type="string">
            <text:h text:style-name="P9" text:outline-level="1">Pace of player foot changing whilst walking.</text:h>
          </table:table-cell>
        </table:table-row>
        <table:table-row table:style-name="Table1.43">
          <table:table-cell table:style-name="Table1.A2" office:value-type="string">
            <text:h text:style-name="P46" text:outline-level="1">forcefullscreen</text:h>
          </table:table-cell>
          <table:table-cell table:style-name="Table1.B130" office:value-type="string">
            <text:h text:style-name="P46" text:outline-level="1">Forces VaME to launch in fullscreen mode. 1 = yes. 0 = no.</text:h>
          </table:table-cell>
        </table:table-row>
        <table:table-row table:style-name="Table1.2">
          <table:table-cell table:style-name="Table1.A3" office:value-type="string">
            <text:h text:style-name="P47" text:outline-level="1">forcewindowed</text:h>
          </table:table-cell>
          <table:table-cell table:style-name="Table1.B131" office:value-type="string">
            <text:h text:style-name="P47" text:outline-level="1">Forces VaME to launch in windowed mode. 1 = yes. 0 = no.</text:h>
          </table:table-cell>
        </table:table-row>
        <table:table-row table:style-name="Table1.1">
          <table:table-cell table:style-name="Table1.A2" office:value-type="string">
            <text:h text:style-name="P9" text:outline-level="1">fps</text:h>
          </table:table-cell>
          <table:table-cell table:style-name="Table1.B132" office:value-type="string">
            <text:h text:style-name="P9" text:outline-level="1">Calculated frames per second</text:h>
          </table:table-cell>
        </table:table-row>
        <table:table-row table:style-name="Table1.133">
          <table:table-cell table:style-name="Table1.A3" office:value-type="string">
            <text:h text:style-name="P48" text:outline-level="1">framecount</text:h>
          </table:table-cell>
          <table:table-cell table:style-name="Table1.B133" office:value-type="string">
            <text:h text:style-name="P48" text:outline-level="1">Number of frames displayed in speedrun info.</text:h>
          </table:table-cell>
        </table:table-row>
        <table:table-row table:style-name="Table1.2">
          <table:table-cell table:style-name="Table1.A2" office:value-type="string">
            <text:h text:style-name="P9" text:outline-level="1">frames</text:h>
          </table:table-cell>
          <table:table-cell table:style-name="Table1.B134" office:value-type="string">
            <text:h text:style-name="P9" text:outline-level="1">Counts number of frames pushed to screen</text:h>
          </table:table-cell>
        </table:table-row>
        <table:table-row table:style-name="Table1.2">
          <table:table-cell table:style-name="Table1.A3" office:value-type="string">
            <text:h text:style-name="P49" text:outline-level="1">galleryarrowlx</text:h>
          </table:table-cell>
          <table:table-cell table:style-name="Table1.B135" office:value-type="string">
            <text:h text:style-name="P49" text:outline-level="1">X position of the lef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ly</text:h>
          </table:table-cell>
          <table:table-cell table:style-name="Table1.B136" office:value-type="string">
            <text:h text:style-name="P49" text:outline-level="1">Y position of the left gallery arrow</text:h>
          </table:table-cell>
        </table:table-row>
        <table:table-row table:style-name="Table1.42">
          <table:table-cell table:style-name="Table1.A3" office:value-type="string">
            <text:h text:style-name="P49" text:outline-level="1">galleryarrowrx</text:h>
          </table:table-cell>
          <table:table-cell table:style-name="Table1.B137" office:value-type="string">
            <text:h text:style-name="P49" text:outline-level="1">X position of the right gallery arrow</text:h>
          </table:table-cell>
        </table:table-row>
        <table:table-row table:style-name="Table1.2">
          <table:table-cell table:style-name="Table1.A2" office:value-type="string">
            <text:h text:style-name="P49" text:outline-level="1">galleryarrowry</text:h>
          </table:table-cell>
          <table:table-cell table:style-name="Table1.B138" office:value-type="string">
            <text:h text:style-name="P49" text:outline-level="1">Y position of the right gallery arrow</text:h>
          </table:table-cell>
        </table:table-row>
        <table:table-row table:style-name="Table1.1">
          <table:table-cell table:style-name="Table1.A3" office:value-type="string">
            <text:h text:style-name="P50" text:outline-level="1">gametime</text:h>
          </table:table-cell>
          <table:table-cell table:style-name="Table1.B139" office:value-type="string">
            <text:h text:style-name="P50" text:outline-level="1">Amount of time save file has been played.</text:h>
          </table:table-cell>
        </table:table-row>
        <table:table-row table:style-name="Table1.1">
          <table:table-cell table:style-name="Table1.A2" office:value-type="string">
            <text:p text:style-name="P12">givex</text:p>
          </table:table-cell>
          <table:table-cell table:style-name="Table1.B140" office:value-type="string">
            <text:p text:style-name="P12">X location of “GIVE” text in pockets.</text:p>
          </table:table-cell>
        </table:table-row>
        <table:table-row table:style-name="Table1.43">
          <table:table-cell table:style-name="Table1.A3" office:value-type="string">
            <text:h text:style-name="P9" text:outline-level="1">hertz</text:h>
          </table:table-cell>
          <table:table-cell table:style-name="Table1.B141" office:value-type="string">
            <text:h text:style-name="P9" text:outline-level="1">Loops per second / fps engine performs. Set to 0 if uncapped. </text:h>
          </table:table-cell>
        </table:table-row>
        <table:table-row table:style-name="Table1.43">
          <table:table-cell table:style-name="Table1.A2" office:value-type="string">
            <text:h text:style-name="P9" text:outline-level="1">hud</text:h>
          </table:table-cell>
          <table:table-cell table:style-name="Table1.B142" office:value-type="string">
            <text:h text:style-name="P9" text:outline-level="1">Developer HUD type.</text:h>
          </table:table-cell>
        </table:table-row>
        <table:table-row table:style-name="Table1.2">
          <table:table-cell table:style-name="Table1.A3" office:value-type="string">
            <text:h text:style-name="P51" text:outline-level="1">hunterd</text:h>
          </table:table-cell>
          <table:table-cell table:style-name="Table1.B143" office:value-type="string">
            <text:h text:style-name="P51" text:outline-level="1">Direction of hunter player</text:h>
          </table:table-cell>
        </table:table-row>
        <table:table-row table:style-name="Table1.43">
          <table:table-cell table:style-name="Table1.A2" office:value-type="string">
            <text:h text:style-name="P52" text:outline-level="1">hunterspawncol</text:h>
          </table:table-cell>
          <table:table-cell table:style-name="Table1.B144" office:value-type="string">
            <text:h text:style-name="P52" text:outline-level="1">Used to count number of collisions hit during a hunter player spawn</text:h>
          </table:table-cell>
        </table:table-row>
        <table:table-row table:style-name="Table1.2">
          <table:table-cell table:style-name="Table1.A3" office:value-type="string">
            <text:h text:style-name="P51" text:outline-level="1">hunterx</text:h>
          </table:table-cell>
          <table:table-cell table:style-name="Table1.B145" office:value-type="string">
            <text:h text:style-name="P51" text:outline-level="1">X location of hunter player</text:h>
          </table:table-cell>
        </table:table-row>
        <table:table-row table:style-name="Table1.1">
          <table:table-cell table:style-name="Table1.A2" office:value-type="string">
            <text:h text:style-name="P51" text:outline-level="1">huntery</text:h>
          </table:table-cell>
          <table:table-cell table:style-name="Table1.B146" office:value-type="string">
            <text:h text:style-name="P51" text:outline-level="1">Y location of hunter player</text:h>
          </table:table-cell>
        </table:table-row>
        <text:soft-page-break/>
        <table:table-row table:style-name="Table1.2">
          <table:table-cell table:style-name="Table1.A3" office:value-type="string">
            <text:h text:style-name="P53" text:outline-level="1">huntmap</text:h>
          </table:table-cell>
          <table:table-cell table:style-name="Table1.B147" office:value-type="string">
            <text:h text:style-name="P53" text:outline-level="1">What map the hunter is on.</text:h>
          </table:table-cell>
        </table:table-row>
        <table:table-row table:style-name="Table1.43">
          <table:table-cell table:style-name="Table1.A2" office:value-type="string">
            <text:h text:style-name="P54" text:outline-level="1">huntmap2</text:h>
          </table:table-cell>
          <table:table-cell table:style-name="Table1.B148" office:value-type="string">
            <text:h text:style-name="P54" text:outline-level="1">What map the hunter is on. Used to compare with huntmap to see if the hunter needs to change map.</text:h>
          </table:table-cell>
        </table:table-row>
        <table:table-row table:style-name="Table1.43">
          <table:table-cell table:style-name="Table1.A3" office:value-type="string">
            <text:h text:style-name="P55" text:outline-level="1">huntmode</text:h>
          </table:table-cell>
          <table:table-cell table:style-name="Table1.B149" office:value-type="string">
            <text:h text:style-name="P55" text:outline-level="1">If hunter players are active. 0 = no. 1 = yes.</text:h>
          </table:table-cell>
        </table:table-row>
        <table:table-row table:style-name="Table1.43">
          <table:table-cell table:style-name="Table1.A2" office:value-type="string">
            <text:h text:style-name="P56" text:outline-level="1">huntroll</text:h>
          </table:table-cell>
          <table:table-cell table:style-name="Table1.B150" office:value-type="string">
            <text:h text:style-name="P56" text:outline-level="1">Used to roll RNG for the next hunter movement</text:h>
          </table:table-cell>
        </table:table-row>
        <table:table-row table:style-name="Table1.1">
          <table:table-cell table:style-name="Table1.A3" office:value-type="string">
            <text:h text:style-name="P57" text:outline-level="1">huntstatus</text:h>
          </table:table-cell>
          <table:table-cell table:style-name="Table1.B151" office:value-type="string">
            <text:h text:style-name="P57" text:outline-level="1">What behaviour the hunter is on. <text:span text:style-name="T12">0 = time to decide. </text:span>1 = still. 2 = <text:span text:style-name="T13">wander</text:span>. 3 = run. <text:span text:style-name="T13">4 = change map.</text:span></text:h>
          </table:table-cell>
        </table:table-row>
        <table:table-row table:style-name="Table1.1">
          <table:table-cell table:style-name="Table1.A2" office:value-type="string">
            <text:h text:style-name="P57" text:outline-level="1">huntstatus2</text:h>
          </table:table-cell>
          <table:table-cell table:style-name="Table1.B152" office:value-type="string">
            <text:h text:style-name="P57" text:outline-level="1">Used to compare with huntstatus</text:h>
          </table:table-cell>
        </table:table-row>
        <table:table-row table:style-name="Table1.43">
          <table:table-cell table:style-name="Table1.A3" office:value-type="string">
            <text:h text:style-name="P58" text:outline-level="1">hunttemp(no)</text:h>
          </table:table-cell>
          <table:table-cell table:style-name="Table1.B153" office:value-type="string">
            <text:h text:style-name="P58" text:outline-level="1">Temp hunter player value array</text:h>
          </table:table-cell>
        </table:table-row>
        <table:table-row table:style-name="Table1.2">
          <table:table-cell table:style-name="Table1.A2" office:value-type="string">
            <text:h text:style-name="P58" text:outline-level="1">hunttriggerexit(no)</text:h>
          </table:table-cell>
          <table:table-cell table:style-name="Table1.B154" office:value-type="string">
            <text:h text:style-name="P58" text:outline-level="1">Array of exit trigger values for hunter player</text:h>
          </table:table-cell>
        </table:table-row>
        <table:table-row table:style-name="Table1.1">
          <table:table-cell table:style-name="Table1.A3" office:value-type="string">
            <text:h text:style-name="P58" text:outline-level="1">hunttriggerno</text:h>
          </table:table-cell>
          <table:table-cell table:style-name="Table1.B155" office:value-type="string">
            <text:h text:style-name="P58" text:outline-level="1">Number of triggers on map that hunter is on</text:h>
          </table:table-cell>
        </table:table-row>
        <table:table-row table:style-name="Table1.1">
          <table:table-cell table:style-name="Table1.A2" office:value-type="string">
            <text:h text:style-name="P59" text:outline-level="1">ifaward</text:h>
          </table:table-cell>
          <table:table-cell table:style-name="Table1.B156" office:value-type="string">
            <text:h text:style-name="P59" text:outline-level="1">Number of award being checked</text:h>
          </table:table-cell>
        </table:table-row>
        <table:table-row table:style-name="Table1.2">
          <table:table-cell table:style-name="Table1.A3" office:value-type="string">
            <text:h text:style-name="P60" text:outline-level="1">ifawardno</text:h>
          </table:table-cell>
          <table:table-cell table:style-name="Table1.B157" office:value-type="string">
            <text:h text:style-name="P60" text:outline-level="1">Number of times in script chain the ‘ifaward’ command has been run</text:h>
          </table:table-cell>
        </table:table-row>
        <table:table-row table:style-name="Table1.43">
          <table:table-cell table:style-name="Table1.A2" office:value-type="string">
            <text:h text:style-name="P59" text:outline-level="1">ifawardresult</text:h>
          </table:table-cell>
          <table:table-cell table:style-name="Table1.B158" office:value-type="string">
            <text:h text:style-name="P59" text:outline-level="1">Result of award checking. 1 = award granted. 0 = award not granted.</text:h>
          </table:table-cell>
        </table:table-row>
        <table:table-row table:style-name="Table1.2">
          <table:table-cell table:style-name="Table1.A3" office:value-type="string">
            <text:h text:style-name="P61" text:outline-level="1">ifcheckpointno</text:h>
          </table:table-cell>
          <table:table-cell table:style-name="Table1.B159" office:value-type="string">
            <text:h text:style-name="P61" text:outline-level="1">Number of times a ‘ifcheckpoint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checkpointresult</text:p>
          </table:table-cell>
          <table:table-cell table:style-name="Table1.B160" office:value-type="string">
            <text:p text:style-name="P12">Result of ifcheckpoint enquiry. 1 = checkpoint active. 0 = checkpoint inactive.</text:p>
          </table:table-cell>
        </table:table-row>
        <table:table-row table:style-name="Table1.2">
          <table:table-cell table:style-name="Table1.A3" office:value-type="string">
            <text:h text:style-name="P62" text:outline-level="1">ifcontrolno</text:h>
          </table:table-cell>
          <table:table-cell table:style-name="Table1.B161" office:value-type="string">
            <text:h text:style-name="P62" text:outline-level="1">Number of times ifcontrol has been used in a script chain.</text:h>
          </table:table-cell>
        </table:table-row>
        <table:table-row table:style-name="Table1.2">
          <table:table-cell table:style-name="Table1.A2" office:value-type="string">
            <text:h text:style-name="P63" text:outline-level="1">ifcontrolresult</text:h>
          </table:table-cell>
          <table:table-cell table:style-name="Table1.B162" office:value-type="string">
            <text:h text:style-name="P63" text:outline-level="1">If the control setting matches the requested script command value or not. 1 = yes. 0 = no.</text:h>
          </table:table-cell>
        </table:table-row>
        <table:table-row table:style-name="Table1.42">
          <table:table-cell table:style-name="Table1.A3" office:value-type="string">
            <text:p text:style-name="P12">ifcurrencyamount</text:p>
          </table:table-cell>
          <table:table-cell table:style-name="Table1.B163" office:value-type="string">
            <text:p text:style-name="P12">Amount of currency ifcurrency should check.</text:p>
          </table:table-cell>
        </table:table-row>
        <table:table-row table:style-name="Table1.1">
          <table:table-cell table:style-name="Table1.A2" office:value-type="string">
            <text:h text:style-name="P61" text:outline-level="1">ifcurrencyno</text:h>
          </table:table-cell>
          <table:table-cell table:style-name="Table1.B164" office:value-type="string">
            <text:h text:style-name="P61" text:outline-level="1">Number of times a ‘ifcurrency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currencyresult</text:p>
          </table:table-cell>
          <table:table-cell table:style-name="Table1.B165" office:value-type="string">
            <text:p text:style-name="P12">Result of ifcurrency enquiry. 1 = enough currency found. 0 = not enough currency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directionno</text:h>
          </table:table-cell>
          <table:table-cell table:style-name="Table1.B166" office:value-type="string">
            <text:h text:style-name="P61" text:outline-level="1">Number of times a ‘ifdirection’ command has been run during a script</text:h>
          </table:table-cell>
        </table:table-row>
        <table:table-row table:style-name="Table1.42">
          <table:table-cell table:style-name="Table1.A3" office:value-type="string">
            <text:p text:style-name="P12">ifgone</text:p>
          </table:table-cell>
          <table:table-cell table:style-name="Table1.B167" office:value-type="string">
            <text:p text:style-name="P12">Tels engine if requested pocket item has been marked “gone forever” or not. 2 = item gone. (anything else) = item available.</text:p>
          </table:table-cell>
        </table:table-row>
        <table:table-row table:style-name="Table1.2">
          <table:table-cell table:style-name="Table1.A2" office:value-type="string">
            <text:h text:style-name="P61" text:outline-level="1">ifgoneno</text:h>
          </table:table-cell>
          <table:table-cell table:style-name="Table1.B168" office:value-type="string">
            <text:h text:style-name="P61" text:outline-level="1">Number of times a ‘ifgone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holding</text:p>
          </table:table-cell>
          <table:table-cell table:style-name="Table1.B169" office:value-type="string">
            <text:p text:style-name="P12">Result of ifholding enquiry. 1 = item found. 0 = item not found.</text:p>
          </table:table-cell>
        </table:table-row>
        <table:table-row table:style-name="Table1.1">
          <table:table-cell table:style-name="Table1.A2" office:value-type="string">
            <text:h text:style-name="P61" text:outline-level="1">ifholdingno</text:h>
          </table:table-cell>
          <table:table-cell table:style-name="Table1.B170" office:value-type="string">
            <text:h text:style-name="P61" text:outline-level="1">Number of times a ‘ifholding’ command has been run during a script</text:h>
          </table:table-cell>
        </table:table-row>
        <table:table-row table:style-name="Table1.1">
          <table:table-cell table:style-name="Table1.A3" office:value-type="string">
            <text:p text:style-name="P12">ifmapno</text:p>
          </table:table-cell>
          <table:table-cell table:style-name="Table1.B171" office:value-type="string">
            <text:p text:style-name="P12">Tells engine what map number to query. </text:p>
          </table:table-cell>
        </table:table-row>
        <table:table-row table:style-name="Table1.1">
          <table:table-cell table:style-name="Table1.A2" office:value-type="string">
            <text:h text:style-name="P61" text:outline-level="1">ifmapnono</text:h>
          </table:table-cell>
          <table:table-cell table:style-name="Table1.B172" office:value-type="string">
            <text:h text:style-name="P61" text:outline-level="1">Number of times a ‘ifmapno’ command has <text:soft-page-break/>been run during a script</text:h>
          </table:table-cell>
        </table:table-row>
        <table:table-row table:style-name="Table1.1">
          <table:table-cell table:style-name="Table1.A3" office:value-type="string">
            <text:p text:style-name="P12">ifmapnoresult</text:p>
          </table:table-cell>
          <table:table-cell table:style-name="Table1.B173" office:value-type="string">
            <text:p text:style-name="P12">Tells engine if the mapno request is successful or not. 1 = on requested map. 0 = not on requested map.</text:p>
          </table:table-cell>
        </table:table-row>
        <table:table-row table:style-name="Table1.2">
          <table:table-cell table:style-name="Table1.A2" office:value-type="string">
            <text:p text:style-name="P64">ifmodel</text:p>
          </table:table-cell>
          <table:table-cell table:style-name="Table1.B174" office:value-type="string">
            <text:p text:style-name="P64">Tells engine if the ‘ifmodel’ request is successful or not. 0 = no. 1 = yes.</text:p>
          </table:table-cell>
        </table:table-row>
        <table:table-row table:style-name="Table1.1">
          <table:table-cell table:style-name="Table1.A3" office:value-type="string">
            <text:h text:style-name="P61" text:outline-level="1">ifmodelno</text:h>
          </table:table-cell>
          <table:table-cell table:style-name="Table1.B175" office:value-type="string">
            <text:h text:style-name="P61" text:outline-level="1">Number of times a ‘ifmodel’ command has been run during a script</text:h>
          </table:table-cell>
        </table:table-row>
        <table:table-row table:style-name="Table1.2">
          <table:table-cell table:style-name="Table1.A2" office:value-type="string">
            <text:p text:style-name="P12">ifpocket</text:p>
          </table:table-cell>
          <table:table-cell table:style-name="Table1.B176" office:value-type="string">
            <text:p text:style-name="P12">Result of ifpocket enquiry. 1 = item found. 0 = item not found.</text:p>
          </table:table-cell>
        </table:table-row>
        <table:table-row table:style-name="Table1.2">
          <table:table-cell table:style-name="Table1.A3" office:value-type="string">
            <text:h text:style-name="P61" text:outline-level="1">ifpocketno</text:h>
          </table:table-cell>
          <table:table-cell table:style-name="Table1.B177" office:value-type="string">
            <text:h text:style-name="P61" text:outline-level="1">Number of times a ‘ifpocket’ command has been run during a script</text:h>
          </table:table-cell>
        </table:table-row>
        <table:table-row table:style-name="Table1.2">
          <table:table-cell table:style-name="Table1.A2" office:value-type="string">
            <text:h text:style-name="P65" text:outline-level="1">ifrandomno</text:h>
          </table:table-cell>
          <table:table-cell table:style-name="Table1.B178" office:value-type="string">
            <text:h text:style-name="P61" text:outline-level="1">Number of times a ‘if<text:span text:style-name="T14">random</text:span>’ command has been run during a script</text:h>
          </table:table-cell>
        </table:table-row>
        <table:table-row table:style-name="Table1.42">
          <table:table-cell table:style-name="Table1.A3" office:value-type="string">
            <text:h text:style-name="P65" text:outline-level="1">ifrandomresult</text:h>
          </table:table-cell>
          <table:table-cell table:style-name="Table1.B179" office:value-type="string">
            <text:p text:style-name="P12">Result of if<text:span text:style-name="T14">random</text:span> enquiry. 1 = conditions<text:span text:style-name="T14"> met</text:span>. 0 = <text:span text:style-name="T14">conditions not met</text:span>.</text:p>
          </table:table-cell>
        </table:table-row>
        <table:table-row table:style-name="Table1.2">
          <table:table-cell table:style-name="Table1.A2" office:value-type="string">
            <text:h text:style-name="P66" text:outline-level="1">ifvalueno</text:h>
          </table:table-cell>
          <table:table-cell table:style-name="Table1.B180" office:value-type="string">
            <text:h text:style-name="P66" text:outline-level="1">Number of times ifvalue command has been run in script chain</text:h>
          </table:table-cell>
        </table:table-row>
        <table:table-row table:style-name="Table1.42">
          <table:table-cell table:style-name="Table1.A3" office:value-type="string">
            <text:h text:style-name="P66" text:outline-level="1">ifvalueresult</text:h>
          </table:table-cell>
          <table:table-cell table:style-name="Table1.B181" office:value-type="string">
            <text:h text:style-name="P66" text:outline-level="1">Result of ifvalue command. 0 = no. 1 = yes.</text:h>
          </table:table-cell>
        </table:table-row>
        <table:table-row table:style-name="Table1.42">
          <table:table-cell table:style-name="Table1.A2" office:value-type="string">
            <text:h text:style-name="P50" text:outline-level="1">igametime</text:h>
          </table:table-cell>
          <table:table-cell table:style-name="Table1.B182" office:value-type="string">
            <text:h text:style-name="P50" text:outline-level="1">Initial amount of time played in save file when loaded.</text:h>
          </table:table-cell>
        </table:table-row>
        <table:table-row table:style-name="Table1.2">
          <table:table-cell table:style-name="Table1.A3" office:value-type="string">
            <text:h text:style-name="P67" text:outline-level="1">imode</text:h>
          </table:table-cell>
          <table:table-cell table:style-name="Table1.B183" office:value-type="string">
            <text:h text:style-name="P67" text:outline-level="1">What to do with the letter I in text boxes. 0 = off, letter I is not adjusted. 1 = adjustment for lowercase I. 2 = adjustment for both lowercase and uppercase I.</text:h>
          </table:table-cell>
        </table:table-row>
        <table:table-row table:style-name="Table1.42">
          <table:table-cell table:style-name="Table1.A2" office:value-type="string">
            <text:h text:style-name="P68" text:outline-level="1">installtype</text:h>
          </table:table-cell>
          <table:table-cell table:style-name="Table1.B184" office:value-type="string">
            <text:h text:style-name="P68" text:outline-level="1">What type of install the game has. 1 = <text:span text:style-name="T15">normal</text:span>. 2 = <text:span text:style-name="T15">flatpak.</text:span></text:h>
          </table:table-cell>
        </table:table-row>
        <table:table-row table:style-name="Table1.43">
          <table:table-cell table:style-name="Table1.A3" office:value-type="string">
            <text:h text:style-name="P69" text:outline-level="1">iscripttimer</text:h>
          </table:table-cell>
          <table:table-cell table:style-name="Table1.B185" office:value-type="string">
            <text:h text:style-name="P69" text:outline-level="1">Initial ctime when script timer is set.</text:h>
          </table:table-cell>
        </table:table-row>
        <table:table-row table:style-name="Table1.1">
          <table:table-cell table:style-name="Table1.A2" office:value-type="string">
            <text:h text:style-name="P9" text:outline-level="1">itime</text:h>
          </table:table-cell>
          <table:table-cell table:style-name="Table1.B186" office:value-type="string">
            <text:h text:style-name="P9" text:outline-level="1">Initial TIMER value when game launches</text:h>
          </table:table-cell>
        </table:table-row>
        <table:table-row table:style-name="Table1.43">
          <table:table-cell table:style-name="Table1.A3" office:value-type="string">
            <text:h text:style-name="P70" text:outline-level="1">keypresseddown</text:h>
          </table:table-cell>
          <table:table-cell table:style-name="Table1.B187" office:value-type="string">
            <text:h text:style-name="P70" text:outline-level="1">If DOWN key is registered as being pressed. 0 = not pressed. 1 = pressed.</text:h>
          </table:table-cell>
        </table:table-row>
        <table:table-row table:style-name="Table1.42">
          <table:table-cell table:style-name="Table1.A2" office:value-type="string">
            <text:h text:style-name="P70" text:outline-level="1">keypressedleft</text:h>
          </table:table-cell>
          <table:table-cell table:style-name="Table1.B188" office:value-type="string">
            <text:h text:style-name="P70" text:outline-level="1">If LEFT key is registered as being pressed. 0 = not pressed. 1 = pressed.</text:h>
          </table:table-cell>
        </table:table-row>
        <table:table-row table:style-name="Table1.2">
          <table:table-cell table:style-name="Table1.A3" office:value-type="string">
            <text:h text:style-name="P70" text:outline-level="1"><text:span text:style-name="T16">k</text:span>eypressedright</text:h>
          </table:table-cell>
          <table:table-cell table:style-name="Table1.B189" office:value-type="string">
            <text:h text:style-name="P70" text:outline-level="1">If RIGHT key is registered as being pressed. 0 = not pressed. 1 = pressed.</text:h>
          </table:table-cell>
        </table:table-row>
        <table:table-row table:style-name="Table1.2">
          <table:table-cell table:style-name="Table1.A2" office:value-type="string">
            <text:h text:style-name="P70" text:outline-level="1">keypressedup</text:h>
          </table:table-cell>
          <table:table-cell table:style-name="Table1.B190" office:value-type="string">
            <text:h text:style-name="P70" text:outline-level="1">If UP key is registered as being pressed. 0 = not pressed. 1 = pressed.</text:h>
          </table:table-cell>
        </table:table-row>
        <table:table-row table:style-name="Table1.43">
          <table:table-cell table:style-name="Table1.A3" office:value-type="string">
            <text:p text:style-name="P12">lcontrol</text:p>
          </table:table-cell>
          <table:table-cell table:style-name="Table1.B191" office:value-type="string">
            <text:p text:style-name="P12">If walk left control is enabled. 1 = yes. 0 = no.</text:p>
          </table:table-cell>
        </table:table-row>
        <table:table-row table:style-name="Table1.43">
          <table:table-cell table:style-name="Table1.A2" office:value-type="string">
            <text:h text:style-name="P23" text:outline-level="1">lcontrolcode1</text:h>
          </table:table-cell>
          <table:table-cell table:style-name="Table1.B192" office:value-type="string">
            <text:h text:style-name="P23" text:outline-level="1">Hardware code for LEFT key (option 1)</text:h>
          </table:table-cell>
        </table:table-row>
        <table:table-row table:style-name="Table1.43">
          <table:table-cell table:style-name="Table1.A3" office:value-type="string">
            <text:h text:style-name="P23" text:outline-level="1">lcontrolcode2</text:h>
          </table:table-cell>
          <table:table-cell table:style-name="Table1.B193" office:value-type="string">
            <text:h text:style-name="P23" text:outline-level="1">Hardware code for LEFT key (option 2)</text:h>
          </table:table-cell>
        </table:table-row>
        <table:table-row table:style-name="Table1.43">
          <table:table-cell table:style-name="Table1.A2" office:value-type="string">
            <text:h text:style-name="P24" text:outline-level="1">lcontrolcode3</text:h>
          </table:table-cell>
          <table:table-cell table:style-name="Table1.B194" office:value-type="string">
            <text:h text:style-name="P24" text:outline-level="1">Hardware code for LEFT key (option 3)</text:h>
          </table:table-cell>
        </table:table-row>
        <text:soft-page-break/>
        <table:table-row table:style-name="Table1.43">
          <table:table-cell table:style-name="Table1.A3" office:value-type="string">
            <text:h text:style-name="P24" text:outline-level="1">lcontrolcode4</text:h>
          </table:table-cell>
          <table:table-cell table:style-name="Table1.B195" office:value-type="string">
            <text:h text:style-name="P24" text:outline-level="1">Hardware code for LEFT key (option 4)</text:h>
          </table:table-cell>
        </table:table-row>
        <table:table-row table:style-name="Table1.43">
          <table:table-cell table:style-name="Table1.A2" office:value-type="string">
            <text:p text:style-name="P12">letcurrencycoloura</text:p>
          </table:table-cell>
          <table:table-cell table:style-name="Table1.B196" office:value-type="string">
            <text:p text:style-name="P12">Alpha transparency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b</text:p>
          </table:table-cell>
          <table:table-cell table:style-name="Table1.B197" office:value-type="string">
            <text:p text:style-name="P12">Blue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currencycolourg</text:p>
          </table:table-cell>
          <table:table-cell table:style-name="Table1.B198" office:value-type="string">
            <text:p text:style-name="P12">Green colour of letters in currency.</text:p>
          </table:table-cell>
        </table:table-row>
        <table:table-row table:style-name="Table1.43">
          <table:table-cell table:style-name="Table1.A3" office:value-type="string">
            <text:p text:style-name="P12">letcurrencycolourr</text:p>
          </table:table-cell>
          <table:table-cell table:style-name="Table1.B199" office:value-type="string">
            <text:p text:style-name="P12">Red colour of letters in currency.</text:p>
          </table:table-cell>
        </table:table-row>
        <table:table-row table:style-name="Table1.43">
          <table:table-cell table:style-name="Table1.A2" office:value-type="string">
            <text:p text:style-name="P12">letmenudefaultcoloura</text:p>
          </table:table-cell>
          <table:table-cell table:style-name="Table1.B200" office:value-type="string">
            <text:p text:style-name="P12">Alpha transparency of default letters in menus.</text:p>
          </table:table-cell>
        </table:table-row>
        <table:table-row table:style-name="Table1.43">
          <table:table-cell table:style-name="Table1.A3" office:value-type="string">
            <text:p text:style-name="P12">letmenudefaultcolourb</text:p>
          </table:table-cell>
          <table:table-cell table:style-name="Table1.B201" office:value-type="string">
            <text:p text:style-name="P12">Blue colour of default letters in menus.</text:p>
          </table:table-cell>
        </table:table-row>
        <table:table-row table:style-name="Table1.43">
          <table:table-cell table:style-name="Table1.A2" office:value-type="string">
            <text:p text:style-name="P12">letmenudefaultcolourg</text:p>
          </table:table-cell>
          <table:table-cell table:style-name="Table1.B202" office:value-type="string">
            <text:p text:style-name="P12">Green colour of default letters in menus.</text:p>
          </table:table-cell>
        </table:table-row>
        <table:table-row table:style-name="Table1.2">
          <table:table-cell table:style-name="Table1.A3" office:value-type="string">
            <text:p text:style-name="P12">letmenudefaultcolourr</text:p>
          </table:table-cell>
          <table:table-cell table:style-name="Table1.B203" office:value-type="string">
            <text:p text:style-name="P12">Red colour of default letters in menus.</text:p>
          </table:table-cell>
        </table:table-row>
        <table:table-row table:style-name="Table1.2">
          <table:table-cell table:style-name="Table1.A2" office:value-type="string">
            <text:p text:style-name="P12">letmenuselectcoloura</text:p>
          </table:table-cell>
          <table:table-cell table:style-name="Table1.B204" office:value-type="string">
            <text:p text:style-name="P12">Alpha transparency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b</text:p>
          </table:table-cell>
          <table:table-cell table:style-name="Table1.B205" office:value-type="string">
            <text:p text:style-name="P12">Blue colour of selected letters in menus.</text:p>
          </table:table-cell>
        </table:table-row>
        <table:table-row table:style-name="Table1.43">
          <table:table-cell table:style-name="Table1.A2" office:value-type="string">
            <text:p text:style-name="P12">letmenuselectcolourg</text:p>
          </table:table-cell>
          <table:table-cell table:style-name="Table1.B206" office:value-type="string">
            <text:p text:style-name="P12">Green colour of selected letters in menus.</text:p>
          </table:table-cell>
        </table:table-row>
        <table:table-row table:style-name="Table1.43">
          <table:table-cell table:style-name="Table1.A3" office:value-type="string">
            <text:p text:style-name="P12">letmenuselectcolourr</text:p>
          </table:table-cell>
          <table:table-cell table:style-name="Table1.B207" office:value-type="string">
            <text:p text:style-name="P12">Red colour of selected letters in menus.</text:p>
          </table:table-cell>
        </table:table-row>
        <table:table-row table:style-name="Table1.42">
          <table:table-cell table:style-name="Table1.A2" office:value-type="string">
            <text:p text:style-name="P12">letpocketdefaultcoloura</text:p>
          </table:table-cell>
          <table:table-cell table:style-name="Table1.B208" office:value-type="string">
            <text:p text:style-name="P12">Alpha transparency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b</text:p>
          </table:table-cell>
          <table:table-cell table:style-name="Table1.B209" office:value-type="string">
            <text:p text:style-name="P12">Blue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defaultcolourg</text:p>
          </table:table-cell>
          <table:table-cell table:style-name="Table1.B210" office:value-type="string">
            <text:p text:style-name="P12">Green colour of default letters in pockets.</text:p>
          </table:table-cell>
        </table:table-row>
        <table:table-row table:style-name="Table1.43">
          <table:table-cell table:style-name="Table1.A3" office:value-type="string">
            <text:p text:style-name="P12">letpocketdefaultcolourr</text:p>
          </table:table-cell>
          <table:table-cell table:style-name="Table1.B211" office:value-type="string">
            <text:p text:style-name="P12">Red colour of default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a</text:p>
          </table:table-cell>
          <table:table-cell table:style-name="Table1.B212" office:value-type="string">
            <text:p text:style-name="P12">Alpha transparency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b</text:p>
          </table:table-cell>
          <table:table-cell table:style-name="Table1.B213" office:value-type="string">
            <text:p text:style-name="P12">Blue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ocketselectcolourg</text:p>
          </table:table-cell>
          <table:table-cell table:style-name="Table1.B214" office:value-type="string">
            <text:p text:style-name="P12">Green colour of selected letters in pockets.</text:p>
          </table:table-cell>
        </table:table-row>
        <table:table-row table:style-name="Table1.43">
          <table:table-cell table:style-name="Table1.A3" office:value-type="string">
            <text:p text:style-name="P12">letpocketselectcolourr</text:p>
          </table:table-cell>
          <table:table-cell table:style-name="Table1.B215" office:value-type="string">
            <text:p text:style-name="P12">Red colour of selected letters in pockets.</text:p>
          </table:table-cell>
        </table:table-row>
        <table:table-row table:style-name="Table1.43">
          <table:table-cell table:style-name="Table1.A2" office:value-type="string">
            <text:p text:style-name="P12">letpromptcoloura</text:p>
          </table:table-cell>
          <table:table-cell table:style-name="Table1.B216" office:value-type="string">
            <text:p text:style-name="P12">Alpha transparency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b</text:p>
          </table:table-cell>
          <table:table-cell table:style-name="Table1.B217" office:value-type="string">
            <text:p text:style-name="P12">Blue colour of letters in developer prompt.</text:p>
          </table:table-cell>
        </table:table-row>
        <table:table-row table:style-name="Table1.43">
          <table:table-cell table:style-name="Table1.A2" office:value-type="string">
            <text:p text:style-name="P12">letpromptcolourg</text:p>
          </table:table-cell>
          <table:table-cell table:style-name="Table1.B218" office:value-type="string">
            <text:p text:style-name="P12">Green colour of letters in developer prompt.</text:p>
          </table:table-cell>
        </table:table-row>
        <table:table-row table:style-name="Table1.43">
          <table:table-cell table:style-name="Table1.A3" office:value-type="string">
            <text:p text:style-name="P12">letpromptcolourr</text:p>
          </table:table-cell>
          <table:table-cell table:style-name="Table1.B219" office:value-type="string">
            <text:p text:style-name="P12">Red colour of letters in developer prompt.</text:p>
          </table:table-cell>
        </table:table-row>
        <table:table-row table:style-name="Table1.43">
          <table:table-cell table:style-name="Table1.A2" office:value-type="string">
            <text:h text:style-name="P25" text:outline-level="1">letselectobjectcoloura</text:h>
          </table:table-cell>
          <table:table-cell table:style-name="Table1.B220" office:value-type="string">
            <text:h text:style-name="P25" text:outline-level="1">Alpha colour of letters in select object banner.</text:h>
          </table:table-cell>
        </table:table-row>
        <table:table-row table:style-name="Table1.43">
          <table:table-cell table:style-name="Table1.A3" office:value-type="string">
            <text:h text:style-name="P25" text:outline-level="1">letselectobjectcolourb</text:h>
          </table:table-cell>
          <table:table-cell table:style-name="Table1.B221" office:value-type="string">
            <text:h text:style-name="P25" text:outline-level="1">Blue colour of letters in select object banner.</text:h>
          </table:table-cell>
        </table:table-row>
        <table:table-row table:style-name="Table1.1">
          <table:table-cell table:style-name="Table1.A2" office:value-type="string">
            <text:h text:style-name="P25" text:outline-level="1">letselectobjectcolourg</text:h>
          </table:table-cell>
          <table:table-cell table:style-name="Table1.B222" office:value-type="string">
            <text:h text:style-name="P25" text:outline-level="1">Green colour of letters in select object banner.</text:h>
          </table:table-cell>
        </table:table-row>
        <table:table-row table:style-name="Table1.1">
          <table:table-cell table:style-name="Table1.A3" office:value-type="string">
            <text:h text:style-name="P25" text:outline-level="1">letselectobjectcolourr</text:h>
          </table:table-cell>
          <table:table-cell table:style-name="Table1.B223" office:value-type="string">
            <text:h text:style-name="P25" text:outline-level="1">Red colour of letters in select object banner.</text:h>
          </table:table-cell>
        </table:table-row>
        <table:table-row table:style-name="Table1.2">
          <table:table-cell table:style-name="Table1.A2" office:value-type="string">
            <text:p text:style-name="P12">letspeechcoloura</text:p>
          </table:table-cell>
          <table:table-cell table:style-name="Table1.B224" office:value-type="string">
            <text:p text:style-name="P12">Alpha transparency of letters in speech.</text:p>
          </table:table-cell>
        </table:table-row>
        <text:soft-page-break/>
        <table:table-row table:style-name="Table1.43">
          <table:table-cell table:style-name="Table1.A3" office:value-type="string">
            <text:p text:style-name="P12">letspeechcolourb</text:p>
          </table:table-cell>
          <table:table-cell table:style-name="Table1.B225" office:value-type="string">
            <text:p text:style-name="P12">Blue colour of letters in speech.</text:p>
          </table:table-cell>
        </table:table-row>
        <table:table-row table:style-name="Table1.43">
          <table:table-cell table:style-name="Table1.A2" office:value-type="string">
            <text:p text:style-name="P12">letspeechcolourg</text:p>
          </table:table-cell>
          <table:table-cell table:style-name="Table1.B226" office:value-type="string">
            <text:p text:style-name="P12">Green colour of letters in speech.</text:p>
          </table:table-cell>
        </table:table-row>
        <table:table-row table:style-name="Table1.43">
          <table:table-cell table:style-name="Table1.A3" office:value-type="string">
            <text:p text:style-name="P12">letspeechcolourr</text:p>
          </table:table-cell>
          <table:table-cell table:style-name="Table1.B227" office:value-type="string">
            <text:p text:style-name="P12">Red colour of letters in speech.</text:p>
          </table:table-cell>
        </table:table-row>
        <table:table-row table:style-name="Table1.1">
          <table:table-cell table:style-name="Table1.A2" office:value-type="string">
            <text:p text:style-name="P12">letterminalcoloura</text:p>
          </table:table-cell>
          <table:table-cell table:style-name="Table1.B228" office:value-type="string">
            <text:p text:style-name="P12">Alpha transparency of letters in terminals.</text:p>
          </table:table-cell>
        </table:table-row>
        <table:table-row table:style-name="Table1.1">
          <table:table-cell table:style-name="Table1.A3" office:value-type="string">
            <text:p text:style-name="P12">letterminalcolourb</text:p>
          </table:table-cell>
          <table:table-cell table:style-name="Table1.B229" office:value-type="string">
            <text:p text:style-name="P12">Blue colour of letters in terminals.</text:p>
          </table:table-cell>
        </table:table-row>
        <table:table-row table:style-name="Table1.1">
          <table:table-cell table:style-name="Table1.A2" office:value-type="string">
            <text:p text:style-name="P12">letterminalcolourg</text:p>
          </table:table-cell>
          <table:table-cell table:style-name="Table1.B230" office:value-type="string">
            <text:p text:style-name="P12">Green colour of letters in terminals.</text:p>
          </table:table-cell>
        </table:table-row>
        <table:table-row table:style-name="Table1.2">
          <table:table-cell table:style-name="Table1.A3" office:value-type="string">
            <text:p text:style-name="P12">letterminalcolourr</text:p>
          </table:table-cell>
          <table:table-cell table:style-name="Table1.B231" office:value-type="string">
            <text:p text:style-name="P12">Red colour of letters in terminals.</text:p>
          </table:table-cell>
        </table:table-row>
        <table:table-row table:style-name="Table1.2">
          <table:table-cell table:style-name="Table1.A2" office:value-type="string">
            <text:h text:style-name="P71" text:outline-level="1">lightanioffset</text:h>
          </table:table-cell>
          <table:table-cell table:style-name="Table1.B232" office:value-type="string">
            <text:h text:style-name="P71" text:outline-level="1">Animation offset used for light maps.</text:h>
          </table:table-cell>
        </table:table-row>
        <table:table-row table:style-name="Table1.1">
          <table:table-cell table:style-name="Table1.A3" office:value-type="string">
            <text:p text:style-name="P12">liteload</text:p>
          </table:table-cell>
          <table:table-cell table:style-name="Table1.B233" office:value-type="string">
            <text:p text:style-name="P12">Tells engine if a lighter load has been requested by parameter. 1 = yes. 0 = no.</text:p>
          </table:table-cell>
        </table:table-row>
        <table:table-row table:style-name="Table1.1">
          <table:table-cell table:style-name="Table1.A2" office:value-type="string">
            <text:h text:style-name="P72" text:outline-level="1">loadassets</text:h>
          </table:table-cell>
          <table:table-cell table:style-name="Table1.B234" office:value-type="string">
            <text:h text:style-name="P72" text:outline-level="1">Number of assets to be loaded in (for load bar use)</text:h>
          </table:table-cell>
        </table:table-row>
        <table:table-row table:style-name="Table1.43">
          <table:table-cell table:style-name="Table1.A3" office:value-type="string">
            <text:h text:style-name="P72" text:outline-level="1">loadbarsize</text:h>
          </table:table-cell>
          <table:table-cell table:style-name="Table1.B235" office:value-type="string">
            <text:h text:style-name="P72" text:outline-level="1">Amount load bar should increase with every loaded asset</text:h>
          </table:table-cell>
        </table:table-row>
        <table:table-row table:style-name="Table1.43">
          <table:table-cell table:style-name="Table1.A2" office:value-type="string">
            <text:p text:style-name="P12">loadiconresx</text:p>
          </table:table-cell>
          <table:table-cell table:style-name="Table1.B236" office:value-type="string">
            <text:p text:style-name="P12">X resolution of load icon</text:p>
          </table:table-cell>
        </table:table-row>
        <table:table-row table:style-name="Table1.2">
          <table:table-cell table:style-name="Table1.A3" office:value-type="string">
            <text:p text:style-name="P12">loadiconresy</text:p>
          </table:table-cell>
          <table:table-cell table:style-name="Table1.B237" office:value-type="string">
            <text:p text:style-name="P12">Y resolution of load icon</text:p>
          </table:table-cell>
        </table:table-row>
        <table:table-row table:style-name="Table1.2">
          <table:table-cell table:style-name="Table1.A2" office:value-type="string">
            <text:p text:style-name="P12">lookx</text:p>
          </table:table-cell>
          <table:table-cell table:style-name="Table1.B238" office:value-type="string">
            <text:p text:style-name="P12">X location of “LOOK” text in pockets.</text:p>
          </table:table-cell>
        </table:table-row>
        <table:table-row table:style-name="Table1.2">
          <table:table-cell table:style-name="Table1.A3" office:value-type="string">
            <text:h text:style-name="P9" text:outline-level="1">mainmenu</text:h>
          </table:table-cell>
          <table:table-cell table:style-name="Table1.B239" office:value-type="string">
            <text:h text:style-name="P9" text:outline-level="1">Used to tell engine if main menu is active. 1 = yes. 0 = no.</text:h>
          </table:table-cell>
        </table:table-row>
        <table:table-row table:style-name="Table1.43">
          <table:table-cell table:style-name="Table1.A2" office:value-type="string">
            <text:p text:style-name="P12">mapanioffset</text:p>
          </table:table-cell>
          <table:table-cell table:style-name="Table1.B240" office:value-type="string">
            <text:p text:style-name="P12">Number of ms player animation is offset by.</text:p>
          </table:table-cell>
        </table:table-row>
        <table:table-row table:style-name="Table1.2">
          <table:table-cell table:style-name="Table1.A3" office:value-type="string">
            <text:p text:style-name="P12">mapeffect</text:p>
          </table:table-cell>
          <table:table-cell table:style-name="Table1.B241" office:value-type="string">
            <text:p text:style-name="P12">Effects (if any) used on map. 0 = none. 1 = dark. 2 = rain. 3 = stormy. 4 = torch. 5 = dark fade (right). 6 = dark fade (left). 7 = dark fade (down). 8 = dark fade (up). 9 = pitch black. <text:span text:style-name="T17">10 = light map.</text:span></text:p>
          </table:table-cell>
        </table:table-row>
        <table:table-row table:style-name="Table1.42">
          <table:table-cell table:style-name="Table1.A2" office:value-type="string">
            <text:h text:style-name="P9" text:outline-level="1">mapno</text:h>
          </table:table-cell>
          <table:table-cell table:style-name="Table1.B242" office:value-type="string">
            <text:h text:style-name="P9" text:outline-level="1">Map metadata number. Tells engine which map data to load</text:h>
          </table:table-cell>
        </table:table-row>
        <table:table-row table:style-name="Table1.43">
          <table:table-cell table:style-name="Table1.A3" office:value-type="string">
            <text:h text:style-name="P9" text:outline-level="1">mapobjectno</text:h>
          </table:table-cell>
          <table:table-cell table:style-name="Table1.B243" office:value-type="string">
            <text:h text:style-name="P9" text:outline-level="1">Number of objects on map, stored in map metadata.</text:h>
          </table:table-cell>
        </table:table-row>
        <table:table-row table:style-name="Table1.43">
          <table:table-cell table:style-name="Table1.A2" office:value-type="string">
            <text:h text:style-name="P9" text:outline-level="1">mapplayerno</text:h>
          </table:table-cell>
          <table:table-cell table:style-name="Table1.B244" office:value-type="string">
            <text:h text:style-name="P9" text:outline-level="1">Number of NPC’s on map, stored in map metadata.</text:h>
          </table:table-cell>
        </table:table-row>
        <table:table-row table:style-name="Table1.43">
          <table:table-cell table:style-name="Table1.A3" office:value-type="string">
            <text:p text:style-name="P12">mapscript</text:p>
          </table:table-cell>
          <table:table-cell table:style-name="Table1.B245" office:value-type="string">
            <text:p text:style-name="P12">Whether script is assigned to map or loose or combination. 1 = map <text:span text:style-name="T18">object/player </text:span>script. 2 = <text:span text:style-name="T18">pocket </text:span>combination. 3 = <text:span text:style-name="T18">pocket look</text:span> script. <text:span text:style-name="T18">4 = timer script. 5 = system script.</text:span></text:p>
          </table:table-cell>
        </table:table-row>
        <table:table-row table:style-name="Table1.43">
          <table:table-cell table:style-name="Table1.A2" office:value-type="string">
            <text:h text:style-name="P9" text:outline-level="1">maptriggerno</text:h>
          </table:table-cell>
          <table:table-cell table:style-name="Table1.B246" office:value-type="string">
            <text:h text:style-name="P9" text:outline-level="1">Number of triggers on map, stored in map metadata.</text:h>
          </table:table-cell>
        </table:table-row>
        <table:table-row table:style-name="Table1.1">
          <table:table-cell table:style-name="Table1.A3" office:value-type="string">
            <text:h text:style-name="P9" text:outline-level="1">mapx</text:h>
          </table:table-cell>
          <table:table-cell table:style-name="Table1.B247" office:value-type="string">
            <text:h text:style-name="P9" text:outline-level="1">Width of current map spirte</text:h>
          </table:table-cell>
        </table:table-row>
        <table:table-row table:style-name="Table1.43">
          <table:table-cell table:style-name="Table1.A2" office:value-type="string">
            <text:h text:style-name="P9" text:outline-level="1">mapy</text:h>
          </table:table-cell>
          <table:table-cell table:style-name="Table1.B248" office:value-type="string">
            <text:h text:style-name="P9" text:outline-level="1">Hieght of current map sprite</text:h>
          </table:table-cell>
        </table:table-row>
        <table:table-row table:style-name="Table1.43">
          <table:table-cell table:style-name="Table1.A3" office:value-type="string">
            <text:p text:style-name="P12">mcy(no)</text:p>
          </table:table-cell>
          <table:table-cell table:style-name="Table1.B249" office:value-type="string">
            <text:p text:style-name="P12">Y location of menu choice</text:p>
          </table:table-cell>
        </table:table-row>
        <table:table-row table:style-name="Table1.43">
          <table:table-cell table:style-name="Table1.A2" office:value-type="string">
            <text:p text:style-name="P12">menunos</text:p>
          </table:table-cell>
          <table:table-cell table:style-name="Table1.B250" office:value-type="string">
            <text:p text:style-name="P12">Number of items in menu</text:p>
          </table:table-cell>
        </table:table-row>
        <text:soft-page-break/>
        <table:table-row table:style-name="Table1.2">
          <table:table-cell table:style-name="Table1.A3" office:value-type="string">
            <text:p text:style-name="P12">menuposx</text:p>
          </table:table-cell>
          <table:table-cell table:style-name="Table1.B251" office:value-type="string">
            <text:p text:style-name="P12">X position of text on menus. Set to -1 for centralised text.</text:p>
          </table:table-cell>
        </table:table-row>
        <table:table-row table:style-name="Table1.43">
          <table:table-cell table:style-name="Table1.A2" office:value-type="string">
            <text:h text:style-name="P73" text:outline-level="1">modamount</text:h>
          </table:table-cell>
          <table:table-cell table:style-name="Table1.B252" office:value-type="string">
            <text:h text:style-name="P73" text:outline-level="1">Amount of mods found for mod menu.</text:h>
          </table:table-cell>
        </table:table-row>
        <table:table-row table:style-name="Table1.43">
          <table:table-cell table:style-name="Table1.A3" office:value-type="string">
            <text:h text:style-name="P74" text:outline-level="1">modrunning</text:h>
          </table:table-cell>
          <table:table-cell table:style-name="Table1.B253" office:value-type="string">
            <text:h text:style-name="P74" text:outline-level="1">If mod is enabled. 1 = yes. 0 = no.</text:h>
          </table:table-cell>
        </table:table-row>
        <table:table-row table:style-name="Table1.43">
          <table:table-cell table:style-name="Table1.A2" office:value-type="string">
            <text:p text:style-name="P12">mouse</text:p>
          </table:table-cell>
          <table:table-cell table:style-name="Table1.B254" office:value-type="string">
            <text:p text:style-name="P12">Mouse input.</text:p>
          </table:table-cell>
        </table:table-row>
        <table:table-row table:style-name="Table1.43">
          <table:table-cell table:style-name="Table1.A3" office:value-type="string">
            <text:h text:style-name="P9" text:outline-level="1">mpfoot</text:h>
          </table:table-cell>
          <table:table-cell table:style-name="Table1.B255" office:value-type="string">
            <text:h text:style-name="P9" text:outline-level="1">Current foot of player walking. Set at either 1 or 2.</text:h>
          </table:table-cell>
        </table:table-row>
        <table:table-row table:style-name="Table1.43">
          <table:table-cell table:style-name="Table1.A2" office:value-type="string">
            <text:h text:style-name="P9" text:outline-level="1">mpfootloop </text:h>
          </table:table-cell>
          <table:table-cell table:style-name="Table1.B256" office:value-type="string">
            <text:h text:style-name="P9" text:outline-level="1">Keeps main player foot changing.</text:h>
          </table:table-cell>
        </table:table-row>
        <table:table-row table:style-name="Table1.43">
          <table:table-cell table:style-name="Table1.A3" office:value-type="string">
            <text:p text:style-name="P12">mpidle</text:p>
          </table:table-cell>
          <table:table-cell table:style-name="Table1.B257" office:value-type="string">
            <text:p text:style-name="P12">Number of seconds engine must wait before main player begins idle animation</text:p>
          </table:table-cell>
        </table:table-row>
        <table:table-row table:style-name="Table1.43">
          <table:table-cell table:style-name="Table1.A2" office:value-type="string">
            <text:h text:style-name="P9" text:outline-level="1">mplayerx(no)</text:h>
          </table:table-cell>
          <table:table-cell table:style-name="Table1.B258" office:value-type="string">
            <text:h text:style-name="P9" text:outline-level="1">End X location for NPC</text:h>
          </table:table-cell>
        </table:table-row>
        <table:table-row table:style-name="Table1.43">
          <table:table-cell table:style-name="Table1.A3" office:value-type="string">
            <text:h text:style-name="P9" text:outline-level="1">mplayery(no)</text:h>
          </table:table-cell>
          <table:table-cell table:style-name="Table1.B259" office:value-type="string">
            <text:h text:style-name="P9" text:outline-level="1">End Y location for NPC</text:h>
          </table:table-cell>
        </table:table-row>
        <table:table-row table:style-name="Table1.43">
          <table:table-cell table:style-name="Table1.A2" office:value-type="string">
            <text:p text:style-name="P12">mpnote(no)</text:p>
          </table:table-cell>
          <table:table-cell table:style-name="Table1.B260" office:value-type="string">
            <text:p text:style-name="P12">Frequency of main player talk noise.</text:p>
          </table:table-cell>
        </table:table-row>
        <table:table-row table:style-name="Table1.2">
          <table:table-cell table:style-name="Table1.A3" office:value-type="string">
            <text:h text:style-name="P9" text:outline-level="1">mpposx</text:h>
          </table:table-cell>
          <table:table-cell table:style-name="Table1.B261" office:value-type="string">
            <text:h text:style-name="P9" text:outline-level="1">Main player X position</text:h>
          </table:table-cell>
        </table:table-row>
        <table:table-row table:style-name="Table1.2">
          <table:table-cell table:style-name="Table1.A2" office:value-type="string">
            <text:h text:style-name="P9" text:outline-level="1">mpposy</text:h>
          </table:table-cell>
          <table:table-cell table:style-name="Table1.B262" office:value-type="string">
            <text:h text:style-name="P9" text:outline-level="1">Main player Y position</text:h>
          </table:table-cell>
        </table:table-row>
        <table:table-row table:style-name="Table1.1">
          <table:table-cell table:style-name="Table1.A3" office:value-type="string">
            <text:p text:style-name="P12">mps</text:p>
          </table:table-cell>
          <table:table-cell table:style-name="Table1.B263" office:value-type="string">
            <text:p text:style-name="P12">Main player “step”</text:p>
          </table:table-cell>
        </table:table-row>
        <table:table-row table:style-name="Table1.1">
          <table:table-cell table:style-name="Table1.A2" office:value-type="string">
            <text:h text:style-name="P9" text:outline-level="1">mpwalking</text:h>
          </table:table-cell>
          <table:table-cell table:style-name="Table1.B264" office:value-type="string">
            <text:h text:style-name="P9" text:outline-level="1">Value switch if main player is walking. 1 = walking. 0 = not walking.</text:h>
          </table:table-cell>
        </table:table-row>
        <table:table-row table:style-name="Table1.1">
          <table:table-cell table:style-name="Table1.A3" office:value-type="string">
            <text:h text:style-name="P9" text:outline-level="1">mpx</text:h>
          </table:table-cell>
          <table:table-cell table:style-name="Table1.B265" office:value-type="string">
            <text:h text:style-name="P9" text:outline-level="1">Width of main player character</text:h>
          </table:table-cell>
        </table:table-row>
        <table:table-row table:style-name="Table1.2">
          <table:table-cell table:style-name="Table1.A2" office:value-type="string">
            <text:h text:style-name="P9" text:outline-level="1">mpy</text:h>
          </table:table-cell>
          <table:table-cell table:style-name="Table1.B266" office:value-type="string">
            <text:h text:style-name="P9" text:outline-level="1">Height of main player character</text:h>
          </table:table-cell>
        </table:table-row>
        <table:table-row table:style-name="Table1.2">
          <table:table-cell table:style-name="Table1.A3" office:value-type="string">
            <text:h text:style-name="P75" text:outline-level="1">musicfadechange</text:h>
          </table:table-cell>
          <table:table-cell table:style-name="Table1.B267" office:value-type="string">
            <text:h text:style-name="P75" text:outline-level="1">Amount music fades per frame</text:h>
          </table:table-cell>
        </table:table-row>
        <table:table-row table:style-name="Table1.2">
          <table:table-cell table:style-name="Table1.A2" office:value-type="string">
            <text:h text:style-name="P42" text:outline-level="1">musicfadein</text:h>
          </table:table-cell>
          <table:table-cell table:style-name="Table1.B268" office:value-type="string">
            <text:h text:style-name="P42" text:outline-level="1">If music is being faded in. 0 = no. 1 = yes.</text:h>
          </table:table-cell>
        </table:table-row>
        <table:table-row table:style-name="Table1.1">
          <table:table-cell table:style-name="Table1.A3" office:value-type="string">
            <text:h text:style-name="P42" text:outline-level="1">musicfadeinvol</text:h>
          </table:table-cell>
          <table:table-cell table:style-name="Table1.B269" office:value-type="string">
            <text:h text:style-name="P42" text:outline-level="1">Current volume of music being faded in.</text:h>
          </table:table-cell>
        </table:table-row>
        <table:table-row table:style-name="Table1.1">
          <table:table-cell table:style-name="Table1.A2" office:value-type="string">
            <text:h text:style-name="P42" text:outline-level="1">musicfadeout</text:h>
          </table:table-cell>
          <table:table-cell table:style-name="Table1.B270" office:value-type="string">
            <text:h text:style-name="P42" text:outline-level="1">If music is being faded out. 1 = fading out. 0 = not.</text:h>
          </table:table-cell>
        </table:table-row>
        <table:table-row table:style-name="Table1.2">
          <table:table-cell table:style-name="Table1.A3" office:value-type="string">
            <text:h text:style-name="P42" text:outline-level="1">musicfadeoutvol</text:h>
          </table:table-cell>
          <table:table-cell table:style-name="Table1.B271" office:value-type="string">
            <text:h text:style-name="P42" text:outline-level="1">Current volume of music being faded out.</text:h>
          </table:table-cell>
        </table:table-row>
        <table:table-row table:style-name="Table1.1">
          <table:table-cell table:style-name="Table1.A2" office:value-type="string">
            <text:h text:style-name="P9" text:outline-level="1">musicpause</text:h>
          </table:table-cell>
          <table:table-cell table:style-name="Table1.B272" office:value-type="string">
            <text:h text:style-name="P9" text:outline-level="1">Used to tell engine if music is paused. 1 = paused. 0 = playing.</text:h>
          </table:table-cell>
        </table:table-row>
        <table:table-row table:style-name="Table1.1">
          <table:table-cell table:style-name="Table1.A3" office:value-type="string">
            <text:h text:style-name="P42" text:outline-level="1">musictransitionmode</text:h>
          </table:table-cell>
          <table:table-cell table:style-name="Table1.B273" office:value-type="string">
            <text:h text:style-name="P42" text:outline-level="1">What the music does automatically when a track change is requested. 1 = immediate cut. 2 = fade.</text:h>
          </table:table-cell>
        </table:table-row>
        <table:table-row table:style-name="Table1.1">
          <table:table-cell table:style-name="Table1.A2" office:value-type="string">
            <text:p text:style-name="P12">musicvol</text:p>
          </table:table-cell>
          <table:table-cell table:style-name="Table1.B274" office:value-type="string">
            <text:p text:style-name="P12">Tells engine what volume music is at.</text:p>
          </table:table-cell>
        </table:table-row>
        <table:table-row table:style-name="Table1.1">
          <table:table-cell table:style-name="Table1.A3" office:value-type="string">
            <text:p text:style-name="P12">nextmapscript</text:p>
          </table:table-cell>
          <table:table-cell table:style-name="Table1.B275" office:value-type="string">
            <text:p text:style-name="P12">Map script value of any scripts triggered by an already running script.</text:p>
          </table:table-cell>
        </table:table-row>
        <table:table-row table:style-name="Table1.2">
          <table:table-cell table:style-name="Table1.A2" office:value-type="string">
            <text:h text:style-name="P9" text:outline-level="1">noclip</text:h>
          </table:table-cell>
          <table:table-cell table:style-name="Table1.B276" office:value-type="string">
            <text:h text:style-name="P9" text:outline-level="1">Developer value to turn off object collision. 1 = on. 0 = off.</text:h>
          </table:table-cell>
        </table:table-row>
        <table:table-row table:style-name="Table1.1">
          <table:table-cell table:style-name="Table1.A3" office:value-type="string">
            <text:h text:style-name="P76" text:outline-level="1">nodraw</text:h>
          </table:table-cell>
          <table:table-cell table:style-name="Table1.B277" office:value-type="string">
            <text:h text:style-name="P76" text:outline-level="1">Disables screen drawing <text:span text:style-name="T19">for one frame</text:span>. 0 = screen draws. 1 = screen drawing disabled.</text:h>
          </table:table-cell>
        </table:table-row>
        <table:table-row table:style-name="Table1.2">
          <table:table-cell table:style-name="Table1.A2" office:value-type="string">
            <text:p text:style-name="P12">nosave</text:p>
          </table:table-cell>
          <table:table-cell table:style-name="Table1.B278" office:value-type="string">
            <text:p text:style-name="P12">Tells engine if a no save load has been requested by parameter. 1 = yes. 0 = no.</text:p>
          </table:table-cell>
        </table:table-row>
        <text:soft-page-break/>
        <table:table-row table:style-name="Table1.2">
          <table:table-cell table:style-name="Table1.A3" office:value-type="string">
            <text:p text:style-name="P77">noupdate</text:p>
          </table:table-cell>
          <table:table-cell table:style-name="Table1.B279" office:value-type="string">
            <text:p text:style-name="P12">Tells engine if <text:span text:style-name="T20">update check should be skipped or not. 1 = yes. 0 = no.</text:span></text:p>
          </table:table-cell>
        </table:table-row>
        <table:table-row table:style-name="Table1.2">
          <table:table-cell table:style-name="Table1.A2" office:value-type="string">
            <text:h text:style-name="P78" text:outline-level="1">objectcollision(no)</text:h>
          </table:table-cell>
          <table:table-cell table:style-name="Table1.B280" office:value-type="string">
            <text:h text:style-name="P78" text:outline-level="1">Custom collision for object. 1 = <text:span text:style-name="T21">Box c</text:span>ollision on. 0 = Collision off. <text:span text:style-name="T21">2 = Point collision on. </text:span><text:span text:style-name="T22">(For point collision to work, you must run pointgenerator to generate data in the object file. Object must be in the first 64 objects loaded into the map.)</text:span></text:h>
          </table:table-cell>
        </table:table-row>
        <table:table-row table:style-name="Table1.2">
          <table:table-cell table:style-name="Table1.A3" office:value-type="string">
            <text:h text:style-name="P44" text:outline-level="1">objecthighlight<text:span text:style-name="T23">(no)</text:span></text:h>
          </table:table-cell>
          <table:table-cell table:style-name="Table1.B281" office:value-type="string">
            <text:h text:style-name="P44" text:outline-level="1">If an object is being highlighted by the selectobject banner. 1 = yes. 0 = no.</text:h>
          </table:table-cell>
        </table:table-row>
        <table:table-row table:style-name="Table1.43">
          <table:table-cell table:style-name="Table1.A2" office:value-type="string">
            <text:h text:style-name="P9" text:outline-level="1">objectl</text:h>
          </table:table-cell>
          <table:table-cell table:style-name="Table1.B282" office:value-type="string">
            <text:h text:style-name="P9" text:outline-level="1">Used to tell draw system which layer to draw. 1 = before mainplayer. 2 = aftermainplayer.</text:h>
          </table:table-cell>
        </table:table-row>
        <table:table-row table:style-name="Table1.1">
          <table:table-cell table:style-name="Table1.A3" office:value-type="string">
            <text:h text:style-name="P9" text:outline-level="1">objectl(no)</text:h>
          </table:table-cell>
          <table:table-cell table:style-name="Table1.B283" office:value-type="string">
            <text:h text:style-name="P9" text:outline-level="1">Assigned to tell draw system which layer object is on. 1 = before mainplayer. 2 = aftermainplayer. 3 = don’t draw.</text:h>
          </table:table-cell>
        </table:table-row>
        <table:table-row table:style-name="Table1.1">
          <table:table-cell table:style-name="Table1.A2" office:value-type="string">
            <text:h text:style-name="P79" text:outline-level="1">objectlayer(no)</text:h>
          </table:table-cell>
          <table:table-cell table:style-name="Table1.B284" office:value-type="string">
            <text:h text:style-name="P79" text:outline-level="1">Used if an object needs forcing onto a layer. 0 = no force / automatic layering. 1 = force layer 1. 2 = force layer 2.</text:h>
          </table:table-cell>
        </table:table-row>
        <table:table-row table:style-name="Table1.1">
          <table:table-cell table:style-name="Table1.A3" office:value-type="string">
            <text:p text:style-name="P12">objectoffset(no)</text:p>
          </table:table-cell>
          <table:table-cell table:style-name="Table1.B285" office:value-type="string">
            <text:p text:style-name="P12">Number of ms object animation is offset by.</text:p>
          </table:table-cell>
        </table:table-row>
        <table:table-row table:style-name="Table1.1">
          <table:table-cell table:style-name="Table1.A2" office:value-type="string">
            <text:h text:style-name="P80" text:outline-level="1">objectpoint<text:span text:style-name="T24">(no)(no)</text:span></text:h>
          </table:table-cell>
          <table:table-cell table:style-name="Table1.B286" office:value-type="string">
            <text:h text:style-name="P81" text:outline-level="1">Object Point collision data</text:h>
          </table:table-cell>
        </table:table-row>
        <table:table-row table:style-name="Table1.1">
          <table:table-cell table:style-name="Table1.A3" office:value-type="string">
            <text:h text:style-name="P9" text:outline-level="1">objectresx(no)</text:h>
          </table:table-cell>
          <table:table-cell table:style-name="Table1.B287" office:value-type="string">
            <text:h text:style-name="P9" text:outline-level="1">X Resolution for object</text:h>
          </table:table-cell>
        </table:table-row>
        <table:table-row table:style-name="Table1.1">
          <table:table-cell table:style-name="Table1.A2" office:value-type="string">
            <text:h text:style-name="P9" text:outline-level="1">objectresy(no)</text:h>
          </table:table-cell>
          <table:table-cell table:style-name="Table1.B288" office:value-type="string">
            <text:h text:style-name="P9" text:outline-level="1">Y Resolu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s(no)</text:h>
          </table:table-cell>
          <table:table-cell table:style-name="Table1.B289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1">
          <table:table-cell table:style-name="Table1.A2" office:value-type="string">
            <text:h text:style-name="P82" text:outline-level="1">objectspeed(no)</text:h>
          </table:table-cell>
          <table:table-cell table:style-name="Table1.B290" office:value-type="string">
            <text:h text:style-name="P82" text:outline-level="1">Speed multiplier for object. Default is 1.</text:h>
          </table:table-cell>
        </table:table-row>
        <table:table-row table:style-name="Table1.1">
          <table:table-cell table:style-name="Table1.A3" office:value-type="string">
            <text:h text:style-name="P9" text:outline-level="1">objectstep</text:h>
          </table:table-cell>
          <table:table-cell table:style-name="Table1.B291" office:value-type="string">
            <text:h text:style-name="P9" text:outline-level="1">Used to tell object collision how many X pixels to allow “wriggle room” for. Usually set at 2.</text:h>
          </table:table-cell>
        </table:table-row>
        <table:table-row table:style-name="Table1.1">
          <table:table-cell table:style-name="Table1.A2" office:value-type="string">
            <text:h text:style-name="P9" text:outline-level="1">objectx(no)</text:h>
          </table:table-cell>
          <table:table-cell table:style-name="Table1.B292" office:value-type="string">
            <text:h text:style-name="P9" text:outline-level="1">X Location for object</text:h>
          </table:table-cell>
        </table:table-row>
        <table:table-row table:style-name="Table1.1">
          <table:table-cell table:style-name="Table1.A3" office:value-type="string">
            <text:h text:style-name="P9" text:outline-level="1">objecty(no)</text:h>
          </table:table-cell>
          <table:table-cell table:style-name="Table1.B293" office:value-type="string">
            <text:h text:style-name="P9" text:outline-level="1">Y Location for object</text:h>
          </table:table-cell>
        </table:table-row>
        <table:table-row table:style-name="Table1.1">
          <table:table-cell table:style-name="Table1.A2" office:value-type="string">
            <text:h text:style-name="P51" text:outline-level="1">ohunterd</text:h>
          </table:table-cell>
          <table:table-cell table:style-name="Table1.B294" office:value-type="string">
            <text:h text:style-name="P51" text:outline-level="1">Previous direction of hunter player</text:h>
          </table:table-cell>
        </table:table-row>
        <table:table-row table:style-name="Table1.1">
          <table:table-cell table:style-name="Table1.A3" office:value-type="string">
            <text:h text:style-name="P9" text:outline-level="1">oldmapno</text:h>
          </table:table-cell>
          <table:table-cell table:style-name="Table1.B295" office:value-type="string">
            <text:h text:style-name="P9" text:outline-level="1">Old map number</text:h>
          </table:table-cell>
        </table:table-row>
        <table:table-row table:style-name="Table1.1">
          <table:table-cell table:style-name="Table1.A2" office:value-type="string">
            <text:h text:style-name="P83" text:outline-level="1">oldpocketdisplay</text:h>
          </table:table-cell>
          <table:table-cell table:style-name="Table1.B296" office:value-type="string">
            <text:h text:style-name="P83" text:outline-level="1">Old pocketdisplay value to check if pocket item displayed has changed.</text:h>
          </table:table-cell>
        </table:table-row>
        <table:table-row table:style-name="Table1.1">
          <table:table-cell table:style-name="Table1.A3" office:value-type="string">
            <text:h text:style-name="P84" text:outline-level="1">oldsaveamount</text:h>
          </table:table-cell>
          <table:table-cell table:style-name="Table1.B297" office:value-type="string">
            <text:h text:style-name="P84" text:outline-level="1">Amount of erased saves counted in save folder.</text:h>
          </table:table-cell>
        </table:table-row>
        <table:table-row table:style-name="Table1.1">
          <table:table-cell table:style-name="Table1.A2" office:value-type="string">
            <text:h text:style-name="P9" text:outline-level="1">oposx</text:h>
          </table:table-cell>
          <table:table-cell table:style-name="Table1.B298" office:value-type="string">
            <text:h text:style-name="P9" text:outline-level="1">Previous X axis position of player/background</text:h>
          </table:table-cell>
        </table:table-row>
        <table:table-row table:style-name="Table1.299">
          <table:table-cell table:style-name="Table1.A3" office:value-type="string">
            <text:h text:style-name="P9" text:outline-level="1">oposy</text:h>
          </table:table-cell>
          <table:table-cell table:style-name="Table1.B299" office:value-type="string">
            <text:h text:style-name="P9" text:outline-level="1">Previous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ace</text:h>
          </table:table-cell>
          <table:table-cell table:style-name="Table1.B300" office:value-type="string">
            <text:h text:style-name="P9" text:outline-level="1">Speed of scrolling game world (or character speed)</text:h>
          </table:table-cell>
        </table:table-row>
        <table:table-row table:style-name="Table1.299">
          <table:table-cell table:style-name="Table1.A3" office:value-type="string">
            <text:h text:style-name="P85" text:outline-level="1">parallaxmode </text:h>
          </table:table-cell>
          <table:table-cell table:style-name="Table1.B301" office:value-type="string">
            <text:h text:style-name="P86" text:outline-level="1">What parallax mode the map loads. 0 = off. 1 = background. 2 = foreground.</text:h>
          </table:table-cell>
        </table:table-row>
        <table:table-row table:style-name="Table1.299">
          <table:table-cell table:style-name="Table1.A2" office:value-type="string">
            <text:h text:style-name="P87" text:outline-level="1">parallaxoffset</text:h>
          </table:table-cell>
          <table:table-cell table:style-name="Table1.B302" office:value-type="string">
            <text:h text:style-name="P87" text:outline-level="1">Randomly generated animation offset</text:h>
          </table:table-cell>
        </table:table-row>
        <table:table-row table:style-name="Table1.299">
          <table:table-cell table:style-name="Table1.A3" office:value-type="string">
            <text:p text:style-name="P12">pcontrol</text:p>
          </table:table-cell>
          <table:table-cell table:style-name="Table1.B303" office:value-type="string">
            <text:p text:style-name="P12">If pockets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pcontrolcode1</text:h>
          </table:table-cell>
          <table:table-cell table:style-name="Table1.B304" office:value-type="string">
            <text:h text:style-name="P23" text:outline-level="1">Hardware code for POCKETS key (option 1)</text:h>
          </table:table-cell>
        </table:table-row>
        <text:soft-page-break/>
        <table:table-row table:style-name="Table1.299">
          <table:table-cell table:style-name="Table1.A3" office:value-type="string">
            <text:h text:style-name="P23" text:outline-level="1">pcontrolcode2</text:h>
          </table:table-cell>
          <table:table-cell table:style-name="Table1.B305" office:value-type="string">
            <text:h text:style-name="P23" text:outline-level="1">Hardware code for POCKETS key (option 2)</text:h>
          </table:table-cell>
        </table:table-row>
        <table:table-row table:style-name="Table1.299">
          <table:table-cell table:style-name="Table1.A2" office:value-type="string">
            <text:h text:style-name="P24" text:outline-level="1">pcontrolcode3</text:h>
          </table:table-cell>
          <table:table-cell table:style-name="Table1.B306" office:value-type="string">
            <text:h text:style-name="P24" text:outline-level="1">Hardware code for POCKETS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pcontrolcode4</text:h>
          </table:table-cell>
          <table:table-cell table:style-name="Table1.B307" office:value-type="string">
            <text:h text:style-name="P24" text:outline-level="1">Hardware code for POCKETS key (option 4)</text:h>
          </table:table-cell>
        </table:table-row>
        <table:table-row table:style-name="Table1.299">
          <table:table-cell table:style-name="Table1.A2" office:value-type="string">
            <text:p text:style-name="P12">pfoot(no)</text:p>
          </table:table-cell>
          <table:table-cell table:style-name="Table1.B308" office:value-type="string">
            <text:p text:style-name="P12">Tells engine which foot NPC is on when walking.</text:p>
          </table:table-cell>
        </table:table-row>
        <table:table-row table:style-name="Table1.299">
          <table:table-cell table:style-name="Table1.A3" office:value-type="string">
            <text:p text:style-name="P12">pfootloop(no)</text:p>
          </table:table-cell>
          <table:table-cell table:style-name="Table1.B309" office:value-type="string">
            <text:p text:style-name="P12">Tells engine when to switch NPC foot whilst walking.</text:p>
          </table:table-cell>
        </table:table-row>
        <table:table-row table:style-name="Table1.299">
          <table:table-cell table:style-name="Table1.A2" office:value-type="string">
            <text:h text:style-name="P78" text:outline-level="1">playercollision(no)</text:h>
          </table:table-cell>
          <table:table-cell table:style-name="Table1.B310" office:value-type="string">
            <text:h text:style-name="P78" text:outline-level="1">Custom collision for player. 1 = Collision on. 0 = Collision off.</text:h>
          </table:table-cell>
        </table:table-row>
        <table:table-row table:style-name="Table1.299">
          <table:table-cell table:style-name="Table1.A3" office:value-type="string">
            <text:h text:style-name="P88" text:outline-level="1">playercontrolmode</text:h>
          </table:table-cell>
          <table:table-cell table:style-name="Table1.B311" office:value-type="string">
            <text:h text:style-name="P88" text:outline-level="1">What controls the player is using. 1 = keyboard. 2 = gamepad.</text:h>
          </table:table-cell>
        </table:table-row>
        <table:table-row table:style-name="Table1.299">
          <table:table-cell table:style-name="Table1.A2" office:value-type="string">
            <text:p text:style-name="P12">playerd(no)</text:p>
          </table:table-cell>
          <table:table-cell table:style-name="Table1.B312" office:value-type="string">
            <text:p text:style-name="P12">Direction of NPC. 1 = UP. 2 = DOWN. 3 = RIGHT. 4 = LEFT</text:p>
          </table:table-cell>
        </table:table-row>
        <table:table-row table:style-name="Table1.299">
          <table:table-cell table:style-name="Table1.A3" office:value-type="string">
            <text:p text:style-name="P12">playerdefault(no)</text:p>
          </table:table-cell>
          <table:table-cell table:style-name="Table1.B313" office:value-type="string">
            <text:p text:style-name="P12">Default direction of NPC. 1 = UP. 2 = DOWN. 3 = RIGHT. 4 = LEFT. -1 = FOLLOWS MAIN PLAYER.</text:p>
          </table:table-cell>
        </table:table-row>
        <table:table-row table:style-name="Table1.299">
          <table:table-cell table:style-name="Table1.A2" office:value-type="string">
            <text:p text:style-name="P12">playergrace(no)</text:p>
          </table:table-cell>
          <table:table-cell table:style-name="Table1.B314" office:value-type="string">
            <text:p text:style-name="P12">Number of seconds engine must wait before moving NPC. <text:span text:style-name="T25">Can be set to -1 to bypass return journey. </text:span><text:span text:style-name="T26">Set to </text:span><text:span text:style-name="T25">-2 to bypass journey to destination. </text:span><text:span text:style-name="T26">Set to -3 to stay at destination once arrived.</text:span></text:p>
          </table:table-cell>
        </table:table-row>
        <table:table-row table:style-name="Table1.299">
          <table:table-cell table:style-name="Table1.A3" office:value-type="string">
            <text:h text:style-name="P44" text:outline-level="1">playerhighlight<text:span text:style-name="T23">(no)</text:span></text:h>
          </table:table-cell>
          <table:table-cell table:style-name="Table1.B315" office:value-type="string">
            <text:h text:style-name="P44" text:outline-level="1">If a player is being highlighted by the selectobject banner. 1 = yes. 0 = no.</text:h>
          </table:table-cell>
        </table:table-row>
        <table:table-row table:style-name="Table1.299">
          <table:table-cell table:style-name="Table1.A2" office:value-type="string">
            <text:p text:style-name="P12">playeridle</text:p>
          </table:table-cell>
          <table:table-cell table:style-name="Table1.B316" office:value-type="string">
            <text:p text:style-name="P12">Number of seconds engine must wait before players begin idle animation (effects all players including NPCs)</text:p>
          </table:table-cell>
        </table:table-row>
        <table:table-row table:style-name="Table1.299">
          <table:table-cell table:style-name="Table1.A3" office:value-type="string">
            <text:p text:style-name="P12">playerjourney(no)</text:p>
          </table:table-cell>
          <table:table-cell table:style-name="Table1.B317" office:value-type="string">
            <text:p text:style-name="P12">Tells engine what stage of idle walk NPC is at. 1 = first stage (walk away). 2 = second stage (walk back).</text:p>
          </table:table-cell>
        </table:table-row>
        <table:table-row table:style-name="Table1.299">
          <table:table-cell table:style-name="Table1.A2" office:value-type="string">
            <text:h text:style-name="P9" text:outline-level="1">playerl<text:span text:style-name="T27">ayer</text:span>(no)</text:h>
          </table:table-cell>
          <table:table-cell table:style-name="Table1.B318" office:value-type="string">
            <text:h text:style-name="P9" text:outline-level="1">Assigned to tell draw system which layer player is on. 1 = before mainplayer. 2 = aftermainplayer.</text:h>
          </table:table-cell>
        </table:table-row>
        <table:table-row table:style-name="Table1.299">
          <table:table-cell table:style-name="Table1.A3" office:value-type="string">
            <text:h text:style-name="P89" text:outline-level="1">playerlayer<text:span text:style-name="T27">2</text:span>(no)</text:h>
          </table:table-cell>
          <table:table-cell table:style-name="Table1.B319" office:value-type="string">
            <text:h text:style-name="P79" text:outline-level="1">Used if a <text:span text:style-name="T28">player</text:span> needs forcing onto a layer. 0 = no force / automatic layering. 1 = force layer 1. 2 = force layer 2.</text:h>
          </table:table-cell>
        </table:table-row>
        <table:table-row table:style-name="Table1.299">
          <table:table-cell table:style-name="Table1.A2" office:value-type="string">
            <text:h text:style-name="P90" text:outline-level="1">playermode(no)</text:h>
          </table:table-cell>
          <table:table-cell table:style-name="Table1.B320" office:value-type="string">
            <text:h text:style-name="P90" text:outline-level="1">What mode the player is loaded as. 1 = standard walk route. 2 = hunter.</text:h>
          </table:table-cell>
        </table:table-row>
        <table:table-row table:style-name="Table1.299">
          <table:table-cell table:style-name="Table1.A3" office:value-type="string">
            <text:p text:style-name="P12">playernote(no)(no)</text:p>
          </table:table-cell>
          <table:table-cell table:style-name="Table1.B321" office:value-type="string">
            <text:p text:style-name="P12">Frequency of NPC talk noise.</text:p>
          </table:table-cell>
        </table:table-row>
        <table:table-row table:style-name="Table1.299">
          <table:table-cell table:style-name="Table1.A2" office:value-type="string">
            <text:p text:style-name="P12">playeroffset(no)</text:p>
          </table:table-cell>
          <table:table-cell table:style-name="Table1.B322" office:value-type="string">
            <text:p text:style-name="P12">Number of ms player animation is offset by.</text:p>
          </table:table-cell>
        </table:table-row>
        <table:table-row table:style-name="Table1.299">
          <table:table-cell table:style-name="Table1.A3" office:value-type="string">
            <text:p text:style-name="P12">playerperiod(no)</text:p>
          </table:table-cell>
          <table:table-cell table:style-name="Table1.B323" office:value-type="string">
            <text:p text:style-name="P12">Number of seconds left before player moves.</text:p>
          </table:table-cell>
        </table:table-row>
        <table:table-row table:style-name="Table1.299">
          <table:table-cell table:style-name="Table1.A2" office:value-type="string">
            <text:h text:style-name="P9" text:outline-level="1">players(no)</text:h>
          </table:table-cell>
          <table:table-cell table:style-name="Table1.B324" office:value-type="string">
            <text:h text:style-name="P9" text:outline-level="1">Used to tell object collision how many Y pixels above centre screen to stop player. This allows for different object depths.</text:h>
          </table:table-cell>
        </table:table-row>
        <table:table-row table:style-name="Table1.299">
          <table:table-cell table:style-name="Table1.A3" office:value-type="string">
            <text:p text:style-name="P12">playerscript(no)</text:p>
          </table:table-cell>
          <table:table-cell table:style-name="Table1.B325" office:value-type="string">
            <text:p text:style-name="P12">If NPC is being controlled by a script or not. 1 = YES. 0 = NO.</text:p>
          </table:table-cell>
        </table:table-row>
        <text:soft-page-break/>
        <table:table-row table:style-name="Table1.299">
          <table:table-cell table:style-name="Table1.A2" office:value-type="string">
            <text:h text:style-name="P82" text:outline-level="1">playerspeed(no)</text:h>
          </table:table-cell>
          <table:table-cell table:style-name="Table1.B326" office:value-type="string">
            <text:h text:style-name="P82" text:outline-level="1">Speed multiplier for player. Default is 1.</text:h>
          </table:table-cell>
        </table:table-row>
        <table:table-row table:style-name="Table1.299">
          <table:table-cell table:style-name="Table1.A3" office:value-type="string">
            <text:p text:style-name="P12">playerwalkdivide</text:p>
          </table:table-cell>
          <table:table-cell table:style-name="Table1.B327" office:value-type="string">
            <text:p text:style-name="P12">Tells engine to divide all NPC default walking speed (pace) by an amount.</text:p>
          </table:table-cell>
        </table:table-row>
        <table:table-row table:style-name="Table1.299">
          <table:table-cell table:style-name="Table1.A2" office:value-type="string">
            <text:p text:style-name="P12">playerwalking(no)</text:p>
          </table:table-cell>
          <table:table-cell table:style-name="Table1.B328" office:value-type="string">
            <text:p text:style-name="P12">If NPC is walking or not.</text:p>
          </table:table-cell>
        </table:table-row>
        <table:table-row table:style-name="Table1.299">
          <table:table-cell table:style-name="Table1.A3" office:value-type="string">
            <text:h text:style-name="P9" text:outline-level="1">playerx(no)</text:h>
          </table:table-cell>
          <table:table-cell table:style-name="Table1.B329" office:value-type="string">
            <text:h text:style-name="P9" text:outline-level="1">Starting X location for NPC</text:h>
          </table:table-cell>
        </table:table-row>
        <table:table-row table:style-name="Table1.299">
          <table:table-cell table:style-name="Table1.A2" office:value-type="string">
            <text:h text:style-name="P9" text:outline-level="1">playery(no)</text:h>
          </table:table-cell>
          <table:table-cell table:style-name="Table1.B330" office:value-type="string">
            <text:h text:style-name="P9" text:outline-level="1">Starting Y location for NPC</text:h>
          </table:table-cell>
        </table:table-row>
        <table:table-row table:style-name="Table1.299">
          <table:table-cell table:style-name="Table1.A3" office:value-type="string">
            <text:h text:style-name="P91" text:outline-level="1">pocketarrowal</text:h>
          </table:table-cell>
          <table:table-cell table:style-name="Table1.B331" office:value-type="string">
            <text:h text:style-name="P91" text:outline-level="1">If left pocket arrow is displayed. 1 = yes. 0 = no.</text:h>
          </table:table-cell>
        </table:table-row>
        <table:table-row table:style-name="Table1.299">
          <table:table-cell table:style-name="Table1.A2" office:value-type="string">
            <text:h text:style-name="P91" text:outline-level="1">pocketarrowar</text:h>
          </table:table-cell>
          <table:table-cell table:style-name="Table1.B332" office:value-type="string">
            <text:h text:style-name="P91" text:outline-level="1">If right pocket arrow is displayed. 1 = yes. 0 = no.</text:h>
          </table:table-cell>
        </table:table-row>
        <table:table-row table:style-name="Table1.299">
          <table:table-cell table:style-name="Table1.A3" office:value-type="string">
            <text:p text:style-name="P12">pocketarrowllocx</text:p>
          </table:table-cell>
          <table:table-cell table:style-name="Table1.B333" office:value-type="string">
            <text:p text:style-name="P12">X location of left pocket arrow</text:p>
          </table:table-cell>
        </table:table-row>
        <table:table-row table:style-name="Table1.299">
          <table:table-cell table:style-name="Table1.A2" office:value-type="string">
            <text:p text:style-name="P12">pocketarrowllocy</text:p>
          </table:table-cell>
          <table:table-cell table:style-name="Table1.B334" office:value-type="string">
            <text:p text:style-name="P12">Y location of left pocket arrow</text:p>
          </table:table-cell>
        </table:table-row>
        <table:table-row table:style-name="Table1.299">
          <table:table-cell table:style-name="Table1.A3" office:value-type="string">
            <text:p text:style-name="P12">pocketarrowresx</text:p>
          </table:table-cell>
          <table:table-cell table:style-name="Table1.B335" office:value-type="string">
            <text:p text:style-name="P12">X resolution of pocket arrow</text:p>
          </table:table-cell>
        </table:table-row>
        <table:table-row table:style-name="Table1.299">
          <table:table-cell table:style-name="Table1.A2" office:value-type="string">
            <text:p text:style-name="P12">pocketarrowresy</text:p>
          </table:table-cell>
          <table:table-cell table:style-name="Table1.B336" office:value-type="string">
            <text:p text:style-name="P12">Y resolution of pocket arrow</text:p>
          </table:table-cell>
        </table:table-row>
        <table:table-row table:style-name="Table1.299">
          <table:table-cell table:style-name="Table1.A3" office:value-type="string">
            <text:p text:style-name="P12">pocketarrowrlocx</text:p>
          </table:table-cell>
          <table:table-cell table:style-name="Table1.B337" office:value-type="string">
            <text:p text:style-name="P12">X location of right pocket arrow</text:p>
          </table:table-cell>
        </table:table-row>
        <table:table-row table:style-name="Table1.299">
          <table:table-cell table:style-name="Table1.A2" office:value-type="string">
            <text:p text:style-name="P12">pocketarrowrlocy</text:p>
          </table:table-cell>
          <table:table-cell table:style-name="Table1.B338" office:value-type="string">
            <text:p text:style-name="P12">Y location of right pocket arrow</text:p>
          </table:table-cell>
        </table:table-row>
        <table:table-row table:style-name="Table1.299">
          <table:table-cell table:style-name="Table1.A3" office:value-type="string">
            <text:p text:style-name="P12">pocketbannerresx</text:p>
          </table:table-cell>
          <table:table-cell table:style-name="Table1.B339" office:value-type="string">
            <text:p text:style-name="P12">X resolution of pocket banner</text:p>
          </table:table-cell>
        </table:table-row>
        <table:table-row table:style-name="Table1.299">
          <table:table-cell table:style-name="Table1.A2" office:value-type="string">
            <text:p text:style-name="P12">pocketbannerresy</text:p>
          </table:table-cell>
          <table:table-cell table:style-name="Table1.B340" office:value-type="string">
            <text:p text:style-name="P12">Y resolution of pocket banner</text:p>
          </table:table-cell>
        </table:table-row>
        <table:table-row table:style-name="Table1.299">
          <table:table-cell table:style-name="Table1.A3" office:value-type="string">
            <text:p text:style-name="P12">pocketcarry</text:p>
          </table:table-cell>
          <table:table-cell table:style-name="Table1.B341" office:value-type="string">
            <text:p text:style-name="P12">Number of pocket items player is carrying.</text:p>
          </table:table-cell>
        </table:table-row>
        <table:table-row table:style-name="Table1.299">
          <table:table-cell table:style-name="Table1.A2" office:value-type="string">
            <text:h text:style-name="P92" text:outline-level="1">pocketcombinemode</text:h>
          </table:table-cell>
          <table:table-cell table:style-name="Table1.B342" office:value-type="string">
            <text:h text:style-name="P92" text:outline-level="1">If the pockets are in combine mode or not. 1 = yes. 0 = no.</text:h>
          </table:table-cell>
        </table:table-row>
        <table:table-row table:style-name="Table1.299">
          <table:table-cell table:style-name="Table1.A3" office:value-type="string">
            <text:p text:style-name="P12">pocketdisplay</text:p>
          </table:table-cell>
          <table:table-cell table:style-name="Table1.B343" office:value-type="string">
            <text:p text:style-name="P12">ID number of pocket value being displayed in inventory</text:p>
          </table:table-cell>
        </table:table-row>
        <table:table-row table:style-name="Table1.299">
          <table:table-cell table:style-name="Table1.A2" office:value-type="string">
            <text:p text:style-name="P12">pocketdivert</text:p>
          </table:table-cell>
          <table:table-cell table:style-name="Table1.B344" office:value-type="string">
            <text:p text:style-name="P12">If pocket has been diverted to a script. 1 = yes. 0 = no.</text:p>
          </table:table-cell>
        </table:table-row>
        <table:table-row table:style-name="Table1.299">
          <table:table-cell table:style-name="Table1.A3" office:value-type="string">
            <text:p text:style-name="P12">pockethudanispeed</text:p>
          </table:table-cell>
          <table:table-cell table:style-name="Table1.B345" office:value-type="string">
            <text:p text:style-name="P12">Speed of pocket hud animation</text:p>
          </table:table-cell>
        </table:table-row>
        <table:table-row table:style-name="Table1.299">
          <table:table-cell table:style-name="Table1.A2" office:value-type="string">
            <text:p text:style-name="P12">pockethudresx</text:p>
          </table:table-cell>
          <table:table-cell table:style-name="Table1.B346" office:value-type="string">
            <text:p text:style-name="P12">X resolution of pocket hud</text:p>
          </table:table-cell>
        </table:table-row>
        <table:table-row table:style-name="Table1.299">
          <table:table-cell table:style-name="Table1.A3" office:value-type="string">
            <text:p text:style-name="P12">pockethudresy</text:p>
          </table:table-cell>
          <table:table-cell table:style-name="Table1.B347" office:value-type="string">
            <text:p text:style-name="P12">Y resolution of pocket hud</text:p>
          </table:table-cell>
        </table:table-row>
        <table:table-row table:style-name="Table1.299">
          <table:table-cell table:style-name="Table1.A2" office:value-type="string">
            <text:p text:style-name="P12">pocketitem(no)</text:p>
          </table:table-cell>
          <table:table-cell table:style-name="Table1.B348" office:value-type="string">
            <text:p text:style-name="P12">If mainplayer has an item in their pocket or not. 0 = not picked up. 1 = picked up. 2 = given away/used.</text:p>
          </table:table-cell>
        </table:table-row>
        <table:table-row table:style-name="Table1.299">
          <table:table-cell table:style-name="Table1.A3" office:value-type="string">
            <text:h text:style-name="P93" text:outline-level="1">pocketitemslot(no)</text:h>
          </table:table-cell>
          <table:table-cell table:style-name="Table1.B349" office:value-type="string">
            <text:h text:style-name="P93" text:outline-level="1">Which pocket slot the pocket item is currently in.</text:h>
          </table:table-cell>
        </table:table-row>
        <table:table-row table:style-name="Table1.299">
          <table:table-cell table:style-name="Table1.A2" office:value-type="string">
            <text:p text:style-name="P12">pocketline</text:p>
          </table:table-cell>
          <table:table-cell table:style-name="Table1.B350" office:value-type="string">
            <text:p text:style-name="P12">What line in pocketfile pocket sub is reading</text:p>
          </table:table-cell>
        </table:table-row>
        <text:soft-page-break/>
        <table:table-row table:style-name="Table1.299">
          <table:table-cell table:style-name="Table1.A3" office:value-type="string">
            <text:p text:style-name="P94"><text:span text:style-name="T1">pocketmergeactiontext1x</text:span></text:p>
          </table:table-cell>
          <table:table-cell table:style-name="Table1.B351" office:value-type="string">
            <text:h text:style-name="P95" text:outline-level="1">X location of the merge action text when combining pocket items</text:h>
          </table:table-cell>
        </table:table-row>
        <table:table-row table:style-name="Table1.299">
          <table:table-cell table:style-name="Table1.A2" office:value-type="string">
            <text:p text:style-name="P94"><text:span text:style-name="T1">pocketmergeactiontext1y</text:span></text:p>
          </table:table-cell>
          <table:table-cell table:style-name="Table1.B352" office:value-type="string">
            <text:h text:style-name="P95" text:outline-level="1">Y location of the merge action text when combining pocket items</text:h>
          </table:table-cell>
        </table:table-row>
        <table:table-row table:style-name="Table1.299">
          <table:table-cell table:style-name="Table1.A3" office:value-type="string">
            <text:p text:style-name="P94"><text:span text:style-name="T1">pocketmergeactiontext2x</text:span></text:p>
          </table:table-cell>
          <table:table-cell table:style-name="Table1.B353" office:value-type="string">
            <text:h text:style-name="P95" text:outline-level="1">X location of the WITH text when combining pocket items</text:h>
          </table:table-cell>
        </table:table-row>
        <table:table-row table:style-name="Table1.299">
          <table:table-cell table:style-name="Table1.A2" office:value-type="string">
            <text:p text:style-name="P94"><text:span text:style-name="T1">pocketmergeactiontext2y</text:span></text:p>
          </table:table-cell>
          <table:table-cell table:style-name="Table1.B354" office:value-type="string">
            <text:h text:style-name="P95" text:outline-level="1">Y location of the WITH text when combining pocket items</text:h>
          </table:table-cell>
        </table:table-row>
        <table:table-row table:style-name="Table1.299">
          <table:table-cell table:style-name="Table1.A3" office:value-type="string">
            <text:p text:style-name="P12">pocketnos</text:p>
          </table:table-cell>
          <table:table-cell table:style-name="Table1.B355" office:value-type="string">
            <text:p text:style-name="P12">Number of pocket items loaded in game</text:p>
          </table:table-cell>
        </table:table-row>
        <table:table-row table:style-name="Table1.299">
          <table:table-cell table:style-name="Table1.A2" office:value-type="string">
            <text:p text:style-name="P12">pocketon</text:p>
          </table:table-cell>
          <table:table-cell table:style-name="Table1.B356" office:value-type="string">
            <text:p text:style-name="P12">If pocket sub is active or not. 1 = yes. 0 = no.</text:p>
          </table:table-cell>
        </table:table-row>
        <table:table-row table:style-name="Table1.299">
          <table:table-cell table:style-name="Table1.A3" office:value-type="string">
            <text:h text:style-name="P96" text:outline-level="1">pocketredraw</text:h>
          </table:table-cell>
          <table:table-cell table:style-name="Table1.B357" office:value-type="string">
            <text:h text:style-name="P96" text:outline-level="1">If pockets need redrawing. 0 = no redraw. 1 = redraw.</text:h>
          </table:table-cell>
        </table:table-row>
        <table:table-row table:style-name="Table1.299">
          <table:table-cell table:style-name="Table1.A2" office:value-type="string">
            <text:h text:style-name="P97" text:outline-level="1">pocketselectlayer</text:h>
          </table:table-cell>
          <table:table-cell table:style-name="Table1.B358" office:value-type="string">
            <text:h text:style-name="P97" text:outline-level="1">If the pocket select highlight appears above or behind the pocket item sprite. 1 = behind. 2 = above.</text:h>
          </table:table-cell>
        </table:table-row>
        <table:table-row table:style-name="Table1.299">
          <table:table-cell table:style-name="Table1.A3" office:value-type="string">
            <text:p text:style-name="P12">pocketselectresx</text:p>
          </table:table-cell>
          <table:table-cell table:style-name="Table1.B359" office:value-type="string">
            <text:p text:style-name="P12">X resolu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resy</text:p>
          </table:table-cell>
          <table:table-cell table:style-name="Table1.B360" office:value-type="string">
            <text:p text:style-name="P12">Y resolution of pocket select</text:p>
          </table:table-cell>
        </table:table-row>
        <table:table-row table:style-name="Table1.299">
          <table:table-cell table:style-name="Table1.A3" office:value-type="string">
            <text:p text:style-name="P12">pocketselectx</text:p>
          </table:table-cell>
          <table:table-cell table:style-name="Table1.B361" office:value-type="string">
            <text:p text:style-name="P12">X position of pocket select</text:p>
          </table:table-cell>
        </table:table-row>
        <table:table-row table:style-name="Table1.299">
          <table:table-cell table:style-name="Table1.A2" office:value-type="string">
            <text:p text:style-name="P12">pocketselecty</text:p>
          </table:table-cell>
          <table:table-cell table:style-name="Table1.B362" office:value-type="string">
            <text:p text:style-name="P12">Y position of pocket select</text:p>
          </table:table-cell>
        </table:table-row>
        <table:table-row table:style-name="Table1.299">
          <table:table-cell table:style-name="Table1.A3" office:value-type="string">
            <text:h text:style-name="P93" text:outline-level="1">pocketslot</text:h>
          </table:table-cell>
          <table:table-cell table:style-name="Table1.B363" office:value-type="string">
            <text:h text:style-name="P93" text:outline-level="1">Which pocket slot is currently active</text:h>
          </table:table-cell>
        </table:table-row>
        <table:table-row table:style-name="Table1.299">
          <table:table-cell table:style-name="Table1.A2" office:value-type="string">
            <text:p text:style-name="P12">pocketspriteresx</text:p>
          </table:table-cell>
          <table:table-cell table:style-name="Table1.B364" office:value-type="string">
            <text:p text:style-name="P12">X resolu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resy</text:p>
          </table:table-cell>
          <table:table-cell table:style-name="Table1.B365" office:value-type="string">
            <text:p text:style-name="P12">Y resolution of pocket item sprite</text:p>
          </table:table-cell>
        </table:table-row>
        <table:table-row table:style-name="Table1.299">
          <table:table-cell table:style-name="Table1.A2" office:value-type="string">
            <text:p text:style-name="P12">pocketspritex</text:p>
          </table:table-cell>
          <table:table-cell table:style-name="Table1.B366" office:value-type="string">
            <text:p text:style-name="P12">X location of pocket item sprite</text:p>
          </table:table-cell>
        </table:table-row>
        <table:table-row table:style-name="Table1.299">
          <table:table-cell table:style-name="Table1.A3" office:value-type="string">
            <text:p text:style-name="P12">pocketspritey</text:p>
          </table:table-cell>
          <table:table-cell table:style-name="Table1.B367" office:value-type="string">
            <text:p text:style-name="P12">Y location of pocket item sprite</text:p>
          </table:table-cell>
        </table:table-row>
        <table:table-row table:style-name="Table1.299">
          <table:table-cell table:style-name="Table1.A2" office:value-type="string">
            <text:h text:style-name="P98" text:outline-level="1">pocketvisible(no)</text:h>
          </table:table-cell>
          <table:table-cell table:style-name="Table1.B368" office:value-type="string">
            <text:h text:style-name="P98" text:outline-level="1">Used to tell engine if a pocket item is visible or not. 1 = visible. 0 = not visible.</text:h>
          </table:table-cell>
        </table:table-row>
        <table:table-row table:style-name="Table1.299">
          <table:table-cell table:style-name="Table1.A3" office:value-type="string">
            <text:h text:style-name="P99" text:outline-level="1">pointend</text:h>
          </table:table-cell>
          <table:table-cell table:style-name="Table1.B369" office:value-type="string">
            <text:h text:style-name="P99" text:outline-level="1">Used to terminate point collision array loop when a value match is found.</text:h>
          </table:table-cell>
        </table:table-row>
        <table:table-row table:style-name="Table1.299">
          <table:table-cell table:style-name="Table1.A2" office:value-type="string">
            <text:h text:style-name="P9" text:outline-level="1">posx</text:h>
          </table:table-cell>
          <table:table-cell table:style-name="Table1.B370" office:value-type="string">
            <text:h text:style-name="P9" text:outline-level="1">Current X axis position of player/background </text:h>
          </table:table-cell>
        </table:table-row>
        <table:table-row table:style-name="Table1.299">
          <table:table-cell table:style-name="Table1.A3" office:value-type="string">
            <text:h text:style-name="P9" text:outline-level="1">posy</text:h>
          </table:table-cell>
          <table:table-cell table:style-name="Table1.B371" office:value-type="string">
            <text:h text:style-name="P9" text:outline-level="1">Current Y axis position of player/background</text:h>
          </table:table-cell>
        </table:table-row>
        <table:table-row table:style-name="Table1.299">
          <table:table-cell table:style-name="Table1.A2" office:value-type="string">
            <text:h text:style-name="P9" text:outline-level="1">promptquit</text:h>
          </table:table-cell>
          <table:table-cell table:style-name="Table1.B372" office:value-type="string">
            <text:h text:style-name="P9" text:outline-level="1">Set to 1 if command prompt requests game to be quit.</text:h>
          </table:table-cell>
        </table:table-row>
        <table:table-row table:style-name="Table1.299">
          <table:table-cell table:style-name="Table1.A3" office:value-type="string">
            <text:p text:style-name="P12">rainspread</text:p>
          </table:table-cell>
          <table:table-cell table:style-name="Table1.B373" office:value-type="string">
            <text:p text:style-name="P12">Range of rain.</text:p>
          </table:table-cell>
        </table:table-row>
        <table:table-row table:style-name="Table1.299">
          <table:table-cell table:style-name="Table1.A2" office:value-type="string">
            <text:p text:style-name="P12">rainx(no)</text:p>
          </table:table-cell>
          <table:table-cell table:style-name="Table1.B374" office:value-type="string">
            <text:p text:style-name="P12">X co-ordinate of rain</text:p>
          </table:table-cell>
        </table:table-row>
        <table:table-row table:style-name="Table1.299">
          <table:table-cell table:style-name="Table1.A3" office:value-type="string">
            <text:p text:style-name="P12">rainy(no)</text:p>
          </table:table-cell>
          <table:table-cell table:style-name="Table1.B375" office:value-type="string">
            <text:p text:style-name="P12">Y co-ordinate of rain</text:p>
          </table:table-cell>
        </table:table-row>
        <text:soft-page-break/>
        <table:table-row table:style-name="Table1.299">
          <table:table-cell table:style-name="Table1.A2" office:value-type="string">
            <text:h text:style-name="P100" text:outline-level="1">randomscriptvalue</text:h>
          </table:table-cell>
          <table:table-cell table:style-name="Table1.B376" office:value-type="string">
            <text:h text:style-name="P100" text:outline-level="1">Current random script value</text:h>
          </table:table-cell>
        </table:table-row>
        <table:table-row table:style-name="Table1.299">
          <table:table-cell table:style-name="Table1.A3" office:value-type="string">
            <text:p text:style-name="P12">rcontrol</text:p>
          </table:table-cell>
          <table:table-cell table:style-name="Table1.B377" office:value-type="string">
            <text:p text:style-name="P12">If walk right control is enabled. 1 = yes. 0 = no.</text:p>
          </table:table-cell>
        </table:table-row>
        <table:table-row table:style-name="Table1.299">
          <table:table-cell table:style-name="Table1.A2" office:value-type="string">
            <text:h text:style-name="P23" text:outline-level="1">rcontrolcode1</text:h>
          </table:table-cell>
          <table:table-cell table:style-name="Table1.B378" office:value-type="string">
            <text:h text:style-name="P23" text:outline-level="1">Hardware code for RIGHT key (option 1)</text:h>
          </table:table-cell>
        </table:table-row>
        <table:table-row table:style-name="Table1.299">
          <table:table-cell table:style-name="Table1.A3" office:value-type="string">
            <text:h text:style-name="P23" text:outline-level="1">rcontrolcode2</text:h>
          </table:table-cell>
          <table:table-cell table:style-name="Table1.B379" office:value-type="string">
            <text:h text:style-name="P23" text:outline-level="1">Hardware code for RIGHT key (option 2)</text:h>
          </table:table-cell>
        </table:table-row>
        <table:table-row table:style-name="Table1.299">
          <table:table-cell table:style-name="Table1.A2" office:value-type="string">
            <text:h text:style-name="P24" text:outline-level="1">rcontrolcode3</text:h>
          </table:table-cell>
          <table:table-cell table:style-name="Table1.B380" office:value-type="string">
            <text:h text:style-name="P24" text:outline-level="1">Hardware code for RIGHT key (option 3)</text:h>
          </table:table-cell>
        </table:table-row>
        <table:table-row table:style-name="Table1.299">
          <table:table-cell table:style-name="Table1.A3" office:value-type="string">
            <text:h text:style-name="P24" text:outline-level="1">rcontrolcode4</text:h>
          </table:table-cell>
          <table:table-cell table:style-name="Table1.B381" office:value-type="string">
            <text:h text:style-name="P24" text:outline-level="1">Hardware code for RIGHT key (option 4)</text:h>
          </table:table-cell>
        </table:table-row>
        <table:table-row table:style-name="Table1.299">
          <table:table-cell table:style-name="Table1.A2" office:value-type="string">
            <text:h text:style-name="P101" text:outline-level="1">restoremenu</text:h>
          </table:table-cell>
          <table:table-cell table:style-name="Table1.B382" office:value-type="string">
            <text:h text:style-name="P101" text:outline-level="1">If save restore menu is currently open or not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resx</text:h>
          </table:table-cell>
          <table:table-cell table:style-name="Table1.B383" office:value-type="string">
            <text:h text:style-name="P9" text:outline-level="1">X value of resolution</text:h>
          </table:table-cell>
        </table:table-row>
        <table:table-row table:style-name="Table1.299">
          <table:table-cell table:style-name="Table1.A2" office:value-type="string">
            <text:h text:style-name="P9" text:outline-level="1">resy</text:h>
          </table:table-cell>
          <table:table-cell table:style-name="Table1.B384" office:value-type="string">
            <text:h text:style-name="P9" text:outline-level="1">Y value of resolution</text:h>
          </table:table-cell>
        </table:table-row>
        <table:table-row table:style-name="Table1.299">
          <table:table-cell table:style-name="Table1.A3" office:value-type="string">
            <text:p text:style-name="P12">runterminal</text:p>
          </table:table-cell>
          <table:table-cell table:style-name="Table1.B385" office:value-type="string">
            <text:p text:style-name="P12">If terminal is to run. 1 = terminal running. 0 = no terminal.</text:p>
          </table:table-cell>
        </table:table-row>
        <table:table-row table:style-name="Table1.299">
          <table:table-cell table:style-name="Table1.A2" office:value-type="string">
            <text:p text:style-name="P12">runupdate</text:p>
          </table:table-cell>
          <table:table-cell table:style-name="Table1.B386" office:value-type="string">
            <text:p text:style-name="P12">Lets engine know if an update is scheduled. 0 = no. 1 = yes.</text:p>
          </table:table-cell>
        </table:table-row>
        <table:table-row table:style-name="Table1.299">
          <table:table-cell table:style-name="Table1.A3" office:value-type="string">
            <text:h text:style-name="P102" text:outline-level="1">saveiconresx</text:h>
          </table:table-cell>
          <table:table-cell table:style-name="Table1.B387" office:value-type="string">
            <text:h text:style-name="P102" text:outline-level="1">X resolution of save icon</text:h>
          </table:table-cell>
        </table:table-row>
        <table:table-row table:style-name="Table1.299">
          <table:table-cell table:style-name="Table1.A2" office:value-type="string">
            <text:h text:style-name="P102" text:outline-level="1">saveiconresy</text:h>
          </table:table-cell>
          <table:table-cell table:style-name="Table1.B388" office:value-type="string">
            <text:h text:style-name="P102" text:outline-level="1">Y resolution of save icon</text:h>
          </table:table-cell>
        </table:table-row>
        <table:table-row table:style-name="Table1.299">
          <table:table-cell table:style-name="Table1.A3" office:value-type="string">
            <text:h text:style-name="P103" text:outline-level="1">savetimehour</text:h>
          </table:table-cell>
          <table:table-cell table:style-name="Table1.B389" office:value-type="string">
            <text:h text:style-name="P103" text:outline-level="1">Amount of hours the current save file has been played</text:h>
          </table:table-cell>
        </table:table-row>
        <table:table-row table:style-name="Table1.299">
          <table:table-cell table:style-name="Table1.A2" office:value-type="string">
            <text:h text:style-name="P103" text:outline-level="1">savetimemin</text:h>
          </table:table-cell>
          <table:table-cell table:style-name="Table1.B390" office:value-type="string">
            <text:h text:style-name="P103" text:outline-level="1">Amount of mins the current save file has been played</text:h>
          </table:table-cell>
        </table:table-row>
        <table:table-row table:style-name="Table1.299">
          <table:table-cell table:style-name="Table1.A3" office:value-type="string">
            <text:h text:style-name="P103" text:outline-level="1">savetimesec</text:h>
          </table:table-cell>
          <table:table-cell table:style-name="Table1.B391" office:value-type="string">
            <text:h text:style-name="P103" text:outline-level="1">Amount of seconds the current save file has been played</text:h>
          </table:table-cell>
        </table:table-row>
        <table:table-row table:style-name="Table1.299">
          <table:table-cell table:style-name="Table1.A2" office:value-type="string">
            <text:p text:style-name="P12">scontrol</text:p>
          </table:table-cell>
          <table:table-cell table:style-name="Table1.B392" office:value-type="string">
            <text:p text:style-name="P12">If select control is enabled. 1 = yes. 0 = no.</text:p>
          </table:table-cell>
        </table:table-row>
        <table:table-row table:style-name="Table1.299">
          <table:table-cell table:style-name="Table1.A3" office:value-type="string">
            <text:h text:style-name="P23" text:outline-level="1">scontrolcode1</text:h>
          </table:table-cell>
          <table:table-cell table:style-name="Table1.B393" office:value-type="string">
            <text:h text:style-name="P23" text:outline-level="1">Hardware code for SELECT key (option 1)</text:h>
          </table:table-cell>
        </table:table-row>
        <table:table-row table:style-name="Table1.299">
          <table:table-cell table:style-name="Table1.A2" office:value-type="string">
            <text:h text:style-name="P23" text:outline-level="1">scontrolcode2</text:h>
          </table:table-cell>
          <table:table-cell table:style-name="Table1.B394" office:value-type="string">
            <text:h text:style-name="P23" text:outline-level="1">Hardware code for SELECT key (option 2)</text:h>
          </table:table-cell>
        </table:table-row>
        <table:table-row table:style-name="Table1.299">
          <table:table-cell table:style-name="Table1.A3" office:value-type="string">
            <text:h text:style-name="P24" text:outline-level="1">scontrolcode3</text:h>
          </table:table-cell>
          <table:table-cell table:style-name="Table1.B395" office:value-type="string">
            <text:h text:style-name="P24" text:outline-level="1">Hardware code for SELECT key (option 3)</text:h>
          </table:table-cell>
        </table:table-row>
        <table:table-row table:style-name="Table1.299">
          <table:table-cell table:style-name="Table1.A2" office:value-type="string">
            <text:h text:style-name="P24" text:outline-level="1">scontrolcode4</text:h>
          </table:table-cell>
          <table:table-cell table:style-name="Table1.B396" office:value-type="string">
            <text:h text:style-name="P24" text:outline-level="1">Hardware code for SELECT key (option 4)</text:h>
          </table:table-cell>
        </table:table-row>
        <table:table-row table:style-name="Table1.299">
          <table:table-cell table:style-name="Table1.A3" office:value-type="string">
            <text:h text:style-name="P9" text:outline-level="1">screenmode</text:h>
          </table:table-cell>
          <table:table-cell table:style-name="Table1.B397" office:value-type="string">
            <text:h text:style-name="P9" text:outline-level="1">Fullscreen toggle. 1 = fullscreen, 2 = window</text:h>
          </table:table-cell>
        </table:table-row>
        <table:table-row table:style-name="Table1.299">
          <table:table-cell table:style-name="Table1.A2" office:value-type="string">
            <text:p text:style-name="P12">scriptimageresx</text:p>
          </table:table-cell>
          <table:table-cell table:style-name="Table1.B398" office:value-type="string">
            <text:p text:style-name="P12">X resolution for script image</text:p>
          </table:table-cell>
        </table:table-row>
        <table:table-row table:style-name="Table1.299">
          <table:table-cell table:style-name="Table1.A3" office:value-type="string">
            <text:p text:style-name="P12">scriptimageresy</text:p>
          </table:table-cell>
          <table:table-cell table:style-name="Table1.B399" office:value-type="string">
            <text:p text:style-name="P12">Y resolution for script image</text:p>
          </table:table-cell>
        </table:table-row>
        <table:table-row table:style-name="Table1.299">
          <table:table-cell table:style-name="Table1.A2" office:value-type="string">
            <text:h text:style-name="P9" text:outline-level="1">scriptrun</text:h>
          </table:table-cell>
          <table:table-cell table:style-name="Table1.B400" office:value-type="string">
            <text:h text:style-name="P9" text:outline-level="1">Used to tell engine if script is running. 1 = yes. 0 = no.</text:h>
          </table:table-cell>
        </table:table-row>
        <table:table-row table:style-name="Table1.299">
          <table:table-cell table:style-name="Table1.A3" office:value-type="string">
            <text:h text:style-name="P104" text:outline-level="1">scriptskip</text:h>
          </table:table-cell>
          <table:table-cell table:style-name="Table1.B401" office:value-type="string">
            <text:h text:style-name="P104" text:outline-level="1">IF script should be put into skip mode. 0 = <text:soft-page-break/>np, run script normally. 1 = yes, skip was requested.</text:h>
          </table:table-cell>
        </table:table-row>
        <table:table-row table:style-name="Table1.299">
          <table:table-cell table:style-name="Table1.A2" office:value-type="string">
            <text:h text:style-name="P69" text:outline-level="1">scripttime</text:h>
          </table:table-cell>
          <table:table-cell table:style-name="Table1.B402" office:value-type="string">
            <text:h text:style-name="P69" text:outline-level="1">Current amount of time the script timer has been counting.</text:h>
          </table:table-cell>
        </table:table-row>
        <table:table-row table:style-name="Table1.299">
          <table:table-cell table:style-name="Table1.A3" office:value-type="string">
            <text:h text:style-name="P69" text:outline-level="1">scripttimer</text:h>
          </table:table-cell>
          <table:table-cell table:style-name="Table1.B403" office:value-type="string">
            <text:h text:style-name="P69" text:outline-level="1">Amount of time set before a script will run.</text:h>
          </table:table-cell>
        </table:table-row>
        <table:table-row table:style-name="Table1.299">
          <table:table-cell table:style-name="Table1.A2" office:value-type="string">
            <text:h text:style-name="P105" text:outline-level="1">scriptvalue(no)</text:h>
          </table:table-cell>
          <table:table-cell table:style-name="Table1.B404" office:value-type="string">
            <text:h text:style-name="P105" text:outline-level="1">Custom script values.</text:h>
          </table:table-cell>
        </table:table-row>
        <table:table-row table:style-name="Table1.299">
          <table:table-cell table:style-name="Table1.A3" office:value-type="string">
            <text:h text:style-name="P106" text:outline-level="1">scriptwaittime</text:h>
          </table:table-cell>
          <table:table-cell table:style-name="Table1.B405" office:value-type="string">
            <text:h text:style-name="P106" text:outline-level="1">Amount of time that the script must wait until it can continue.</text:h>
          </table:table-cell>
        </table:table-row>
        <table:table-row table:style-name="Table1.299">
          <table:table-cell table:style-name="Table1.A2" office:value-type="string">
            <text:p text:style-name="P12">scriptwalkdivide</text:p>
          </table:table-cell>
          <table:table-cell table:style-name="Table1.B406" office:value-type="string">
            <text:p text:style-name="P12">Tells engine to divide all script walking speeds by an amount.</text:p>
          </table:table-cell>
        </table:table-row>
        <table:table-row table:style-name="Table1.299">
          <table:table-cell table:style-name="Table1.A3" office:value-type="string">
            <text:h text:style-name="P107" text:outline-level="1">selectobjecthighlight</text:h>
          </table:table-cell>
          <table:table-cell table:style-name="Table1.B407" office:value-type="string">
            <text:h text:style-name="P107" text:outline-level="1">If selected world object highlighter is on. 1 = on. 0 = off. </text:h>
          </table:table-cell>
        </table:table-row>
        <table:table-row table:style-name="Table1.299">
          <table:table-cell table:style-name="Table1.A2" office:value-type="string">
            <text:h text:style-name="P108" text:outline-level="1">seperateval1</text:h>
          </table:table-cell>
          <table:table-cell table:style-name="Table1.B408" office:value-type="string">
            <text:h text:style-name="P108" text:outline-level="1">Used to separate script values</text:h>
          </table:table-cell>
        </table:table-row>
        <table:table-row table:style-name="Table1.299">
          <table:table-cell table:style-name="Table1.A3" office:value-type="string">
            <text:h text:style-name="P108" text:outline-level="1">seperateval2</text:h>
          </table:table-cell>
          <table:table-cell table:style-name="Table1.B409" office:value-type="string">
            <text:h text:style-name="P108" text:outline-level="1">Used to separate script values</text:h>
          </table:table-cell>
        </table:table-row>
        <table:table-row table:style-name="Table1.299">
          <table:table-cell table:style-name="Table1.A2" office:value-type="string">
            <text:h text:style-name="P9" text:outline-level="1">setupboot</text:h>
          </table:table-cell>
          <table:table-cell table:style-name="Table1.B410" office:value-type="string">
            <text:h text:style-name="P9" text:outline-level="1">Used to deturmine if engine is setting up. 1 = yes. 0 = no.</text:h>
          </table:table-cell>
        </table:table-row>
        <table:table-row table:style-name="Table1.299">
          <table:table-cell table:style-name="Table1.A3" office:value-type="string">
            <text:h text:style-name="P109" text:outline-level="1">setuprecord</text:h>
          </table:table-cell>
          <table:table-cell table:style-name="Table1.B411" office:value-type="string">
            <text:h text:style-name="P109" text:outline-level="1">If a demo recording is being set up. 0 = no. 1 = yes.</text:h>
          </table:table-cell>
        </table:table-row>
        <table:table-row table:style-name="Table1.299">
          <table:table-cell table:style-name="Table1.A2" office:value-type="string">
            <text:p text:style-name="P12">sfxvol</text:p>
          </table:table-cell>
          <table:table-cell table:style-name="Table1.B412" office:value-type="string">
            <text:p text:style-name="P12">Tells engine what volume sfx is at.</text:p>
          </table:table-cell>
        </table:table-row>
        <table:table-row table:style-name="Table1.299">
          <table:table-cell table:style-name="Table1.A3" office:value-type="string">
            <text:p text:style-name="P12">silentgive</text:p>
          </table:table-cell>
          <table:table-cell table:style-name="Table1.B413" office:value-type="string">
            <text:p text:style-name="P12">Tells engine if giving of items/currency is silent or not. 0 = not silent. 1 = silent.</text:p>
          </table:table-cell>
        </table:table-row>
        <table:table-row table:style-name="Table1.299">
          <table:table-cell table:style-name="Table1.A2" office:value-type="string">
            <text:p text:style-name="P12">silenttake</text:p>
          </table:table-cell>
          <table:table-cell table:style-name="Table1.B414" office:value-type="string">
            <text:p text:style-name="P12">Tells engine if taking of items/currency is silent or not. 0 = not silent. 1 = silent.</text:p>
          </table:table-cell>
        </table:table-row>
        <table:table-row table:style-name="Table1.299">
          <table:table-cell table:style-name="Table1.A3" office:value-type="string">
            <text:h text:style-name="P110" text:outline-level="1">sitime</text:h>
          </table:table-cell>
          <table:table-cell table:style-name="Table1.B415" office:value-type="string">
            <text:h text:style-name="P110" text:outline-level="1">itime for save time</text:h>
          </table:table-cell>
        </table:table-row>
        <table:table-row table:style-name="Table1.299">
          <table:table-cell table:style-name="Table1.A2" office:value-type="string">
            <text:h text:style-name="P111" text:outline-level="1">skipallowed</text:h>
          </table:table-cell>
          <table:table-cell table:style-name="Table1.B416" office:value-type="string">
            <text:h text:style-name="P111" text:outline-level="1">If the script is permitted to be skipped. 1 = yes. 0 = no.</text:h>
          </table:table-cell>
        </table:table-row>
        <table:table-row table:style-name="Table1.299">
          <table:table-cell table:style-name="Table1.A3" office:value-type="string">
            <text:h text:style-name="P9" text:outline-level="1">soundmode</text:h>
          </table:table-cell>
          <table:table-cell table:style-name="Table1.B417" office:value-type="string">
            <text:h text:style-name="P9" text:outline-level="1">Used to tell engine what sounds/music to play. 1 = off. 2 = music and sfx. 3 = music only. 4 = sfx only.</text:h>
          </table:table-cell>
        </table:table-row>
        <table:table-row table:style-name="Table1.299">
          <table:table-cell table:style-name="Table1.A2" office:value-type="string">
            <text:h text:style-name="P112" text:outline-level="1">speedrun</text:h>
          </table:table-cell>
          <table:table-cell table:style-name="Table1.B418" office:value-type="string">
            <text:h text:style-name="P112" text:outline-level="1">Used to tell what mode the speedrun is on. 0 = off. 1 = on. 2 = complete.</text:h>
          </table:table-cell>
        </table:table-row>
        <table:table-row table:style-name="Table1.299">
          <table:table-cell table:style-name="Table1.A3" office:value-type="string">
            <text:h text:style-name="P112" text:outline-level="1">speedrunhour</text:h>
          </table:table-cell>
          <table:table-cell table:style-name="Table1.B419" office:value-type="string">
            <text:h text:style-name="P112" text:outline-level="1">Number of hours speedrun has been going.</text:h>
          </table:table-cell>
        </table:table-row>
        <table:table-row table:style-name="Table1.299">
          <table:table-cell table:style-name="Table1.A2" office:value-type="string">
            <text:h text:style-name="P112" text:outline-level="1">speedrunmin</text:h>
          </table:table-cell>
          <table:table-cell table:style-name="Table1.B420" office:value-type="string">
            <text:h text:style-name="P112" text:outline-level="1">Number of minutes speedrun has been going.</text:h>
          </table:table-cell>
        </table:table-row>
        <table:table-row table:style-name="Table1.299">
          <table:table-cell table:style-name="Table1.A3" office:value-type="string">
            <text:h text:style-name="P112" text:outline-level="1">speedrunsec</text:h>
          </table:table-cell>
          <table:table-cell table:style-name="Table1.B421" office:value-type="string">
            <text:h text:style-name="P112" text:outline-level="1">Number of seconds speedrun has been going.</text:h>
          </table:table-cell>
        </table:table-row>
        <table:table-row table:style-name="Table1.299">
          <table:table-cell table:style-name="Table1.A2" office:value-type="string">
            <text:h text:style-name="P110" text:outline-level="1">stime</text:h>
          </table:table-cell>
          <table:table-cell table:style-name="Table1.B422" office:value-type="string">
            <text:h text:style-name="P110" text:outline-level="1">ctime for save time</text:h>
          </table:table-cell>
        </table:table-row>
        <table:table-row table:style-name="Table1.299">
          <table:table-cell table:style-name="Table1.A3" office:value-type="string">
            <text:p text:style-name="P12">stposx</text:p>
          </table:table-cell>
          <table:table-cell table:style-name="Table1.B423" office:value-type="string">
            <text:p text:style-name="P12">X position of terminal selector</text:p>
          </table:table-cell>
        </table:table-row>
        <table:table-row table:style-name="Table1.299">
          <table:table-cell table:style-name="Table1.A2" office:value-type="string">
            <text:p text:style-name="P12">stposy</text:p>
          </table:table-cell>
          <table:table-cell table:style-name="Table1.B424" office:value-type="string">
            <text:p text:style-name="P12">Y position of terminal selector</text:p>
          </table:table-cell>
        </table:table-row>
        <table:table-row table:style-name="Table1.299">
          <table:table-cell table:style-name="Table1.A3" office:value-type="string">
            <text:h text:style-name="P113" text:outline-level="1">sysstat</text:h>
          </table:table-cell>
          <table:table-cell table:style-name="Table1.B425" office:value-type="string">
            <text:h text:style-name="P113" text:outline-level="1">What the terminal face in terminal text files displays. 1 = ok. 2 = busy. 3 = err.</text:h>
          </table:table-cell>
        </table:table-row>
        <text:soft-page-break/>
        <table:table-row table:style-name="Table1.299">
          <table:table-cell table:style-name="Table1.A2" office:value-type="string">
            <text:p text:style-name="P12">tanidelay</text:p>
          </table:table-cell>
          <table:table-cell table:style-name="Table1.B426" office:value-type="string">
            <text:p text:style-name="P12">Delay amount for animation in terminal</text:p>
          </table:table-cell>
        </table:table-row>
        <table:table-row table:style-name="Table1.299">
          <table:table-cell table:style-name="Table1.A3" office:value-type="string">
            <text:p text:style-name="P12">tdelay</text:p>
          </table:table-cell>
          <table:table-cell table:style-name="Table1.B427" office:value-type="string">
            <text:p text:style-name="P12">Delay amount for terminal</text:p>
          </table:table-cell>
        </table:table-row>
        <table:table-row table:style-name="Table1.299">
          <table:table-cell table:style-name="Table1.A2" office:value-type="string">
            <text:h text:style-name="P9" text:outline-level="1">temp(number)</text:h>
          </table:table-cell>
          <table:table-cell table:style-name="Table1.B428" office:value-type="string">
            <text:h text:style-name="P9" text:outline-level="1">Temporary values, <text:span text:style-name="T29">often used for calculation</text:span>. Scrubbed at end of sub <text:span text:style-name="T29">or at end of use.</text:span></text:h>
          </table:table-cell>
        </table:table-row>
        <table:table-row table:style-name="Table1.299">
          <table:table-cell table:style-name="Table1.A3" office:value-type="string">
            <text:h text:style-name="P114" text:outline-level="1">tempmusiccut</text:h>
          </table:table-cell>
          <table:table-cell table:style-name="Table1.B429" office:value-type="string">
            <text:h text:style-name="P115" text:outline-level="1">Switches the <text:span text:style-name="T30">musictransitionmode </text:span>on a temp basis for instances of <text:span text:style-name="T31">stopping and starting music instantly</text:span></text:h>
          </table:table-cell>
        </table:table-row>
        <table:table-row table:style-name="Table1.299">
          <table:table-cell table:style-name="Table1.A2" office:value-type="string">
            <text:h text:style-name="P116" text:outline-level="1">tempmusicfade</text:h>
          </table:table-cell>
          <table:table-cell table:style-name="Table1.B430" office:value-type="string">
            <text:h text:style-name="P116" text:outline-level="1">Switches the <text:span text:style-name="T30">musictransitionmode </text:span>on a temp basis for instances of fading music out and in</text:h>
          </table:table-cell>
        </table:table-row>
        <table:table-row table:style-name="Table1.299">
          <table:table-cell table:style-name="Table1.A3" office:value-type="string">
            <text:p text:style-name="P12">terminalcol1</text:p>
          </table:table-cell>
          <table:table-cell table:style-name="Table1.B431" office:value-type="string">
            <text:p text:style-name="P12">Location of first column in terminal</text:p>
          </table:table-cell>
        </table:table-row>
        <table:table-row table:style-name="Table1.299">
          <table:table-cell table:style-name="Table1.A2" office:value-type="string">
            <text:p text:style-name="P12">terminalcol2</text:p>
          </table:table-cell>
          <table:table-cell table:style-name="Table1.B432" office:value-type="string">
            <text:p text:style-name="P12">Location of second column in terminal</text:p>
          </table:table-cell>
        </table:table-row>
        <table:table-row table:style-name="Table1.299">
          <table:table-cell table:style-name="Table1.A3" office:value-type="string">
            <text:p text:style-name="P12">terminalcol3</text:p>
          </table:table-cell>
          <table:table-cell table:style-name="Table1.B433" office:value-type="string">
            <text:p text:style-name="P12">Location of third column in terminal</text:p>
          </table:table-cell>
        </table:table-row>
        <table:table-row table:style-name="Table1.299">
          <table:table-cell table:style-name="Table1.A2" office:value-type="string">
            <text:p text:style-name="P12">terminaldir</text:p>
          </table:table-cell>
          <table:table-cell table:style-name="Table1.B434" office:value-type="string">
            <text:p text:style-name="P12">If terminal is in a directory or not. 1 = yes. 2 = just exited directory. 0 = no.</text:p>
          </table:table-cell>
        </table:table-row>
        <table:table-row table:style-name="Table1.299">
          <table:table-cell table:style-name="Table1.A3" office:value-type="string">
            <text:p text:style-name="P12">terminalfacex</text:p>
          </table:table-cell>
          <table:table-cell table:style-name="Table1.B435" office:value-type="string">
            <text:p text:style-name="P12">X location of terminal face/status logo</text:p>
          </table:table-cell>
        </table:table-row>
        <table:table-row table:style-name="Table1.299">
          <table:table-cell table:style-name="Table1.A2" office:value-type="string">
            <text:p text:style-name="P12">terminalfacey</text:p>
          </table:table-cell>
          <table:table-cell table:style-name="Table1.B436" office:value-type="string">
            <text:p text:style-name="P12">Y location of terminal face/status logo</text:p>
          </table:table-cell>
        </table:table-row>
        <table:table-row table:style-name="Table1.299">
          <table:table-cell table:style-name="Table1.A3" office:value-type="string">
            <text:h text:style-name="P76" text:outline-level="1">terminalnoboot</text:h>
          </table:table-cell>
          <table:table-cell table:style-name="Table1.B437" office:value-type="string">
            <text:h text:style-name="P117" text:outline-level="1">If terminal launches with boot GUI. 0 = launch normally. 1 = launch with no boot gui.</text:h>
          </table:table-cell>
        </table:table-row>
        <table:table-row table:style-name="Table1.299">
          <table:table-cell table:style-name="Table1.A2" office:value-type="string">
            <text:p text:style-name="P12">terminalrow1</text:p>
          </table:table-cell>
          <table:table-cell table:style-name="Table1.B438" office:value-type="string">
            <text:p text:style-name="P12">Location of first row in terminal</text:p>
          </table:table-cell>
        </table:table-row>
        <table:table-row table:style-name="Table1.299">
          <table:table-cell table:style-name="Table1.A3" office:value-type="string">
            <text:p text:style-name="P12">terminalrow2</text:p>
          </table:table-cell>
          <table:table-cell table:style-name="Table1.B439" office:value-type="string">
            <text:p text:style-name="P12">Location of second row in terminal</text:p>
          </table:table-cell>
        </table:table-row>
        <table:table-row table:style-name="Table1.299">
          <table:table-cell table:style-name="Table1.A2" office:value-type="string">
            <text:p text:style-name="P12">textbannerfaceresx</text:p>
          </table:table-cell>
          <table:table-cell table:style-name="Table1.B440" office:value-type="string">
            <text:p text:style-name="P12">X resolution of text banner face</text:p>
          </table:table-cell>
        </table:table-row>
        <table:table-row table:style-name="Table1.299">
          <table:table-cell table:style-name="Table1.A3" office:value-type="string">
            <text:p text:style-name="P12">textbannerfaceresy</text:p>
          </table:table-cell>
          <table:table-cell table:style-name="Table1.B441" office:value-type="string">
            <text:p text:style-name="P12">Y resolution of text banner face</text:p>
          </table:table-cell>
        </table:table-row>
        <table:table-row table:style-name="Table1.299">
          <table:table-cell table:style-name="Table1.A2" office:value-type="string">
            <text:p text:style-name="P12">textbannerfacey</text:p>
          </table:table-cell>
          <table:table-cell table:style-name="Table1.B442" office:value-type="string">
            <text:p text:style-name="P12">Y location of text banner face</text:p>
          </table:table-cell>
        </table:table-row>
        <table:table-row table:style-name="Table1.299">
          <table:table-cell table:style-name="Table1.A3" office:value-type="string">
            <text:h text:style-name="P118" text:outline-level="1">textbannerline1</text:h>
          </table:table-cell>
          <table:table-cell table:style-name="Table1.B443" office:value-type="string">
            <text:h text:style-name="P118" text:outline-level="1">Y co-ordinate of line one of text banners.</text:h>
          </table:table-cell>
        </table:table-row>
        <table:table-row table:style-name="Table1.299">
          <table:table-cell table:style-name="Table1.A2" office:value-type="string">
            <text:h text:style-name="P118" text:outline-level="1">textbannerline2</text:h>
          </table:table-cell>
          <table:table-cell table:style-name="Table1.B444" office:value-type="string">
            <text:h text:style-name="P118" text:outline-level="1">Y co-ordinate of line two of text banners.</text:h>
          </table:table-cell>
        </table:table-row>
        <table:table-row table:style-name="Table1.299">
          <table:table-cell table:style-name="Table1.A3" office:value-type="string">
            <text:p text:style-name="P12">textbannerresx</text:p>
          </table:table-cell>
          <table:table-cell table:style-name="Table1.B445" office:value-type="string">
            <text:p text:style-name="P12">X resolution of text banner</text:p>
          </table:table-cell>
        </table:table-row>
        <table:table-row table:style-name="Table1.299">
          <table:table-cell table:style-name="Table1.A2" office:value-type="string">
            <text:p text:style-name="P12">textbannerresy</text:p>
          </table:table-cell>
          <table:table-cell table:style-name="Table1.B446" office:value-type="string">
            <text:p text:style-name="P12">Y resolution of text banner</text:p>
          </table:table-cell>
        </table:table-row>
        <table:table-row table:style-name="Table1.299">
          <table:table-cell table:style-name="Table1.A3" office:value-type="string">
            <text:p text:style-name="P12">textbannersound</text:p>
          </table:table-cell>
          <table:table-cell table:style-name="Table1.B447" office:value-type="string">
            <text:p text:style-name="P12">If engine plays “select” sound when using text dialogues. 0 = no. 1 = yes.</text:p>
          </table:table-cell>
        </table:table-row>
        <table:table-row table:style-name="Table1.299">
          <table:table-cell table:style-name="Table1.A2" office:value-type="string">
            <text:p text:style-name="P12">totalcheckpoints</text:p>
          </table:table-cell>
          <table:table-cell table:style-name="Table1.B448" office:value-type="string">
            <text:p text:style-name="P12">Total number of checkpoints supported in game.</text:p>
          </table:table-cell>
        </table:table-row>
        <table:table-row table:style-name="Table1.299">
          <table:table-cell table:style-name="Table1.A3" office:value-type="string">
            <text:p text:style-name="P12">totalframes</text:p>
          </table:table-cell>
          <table:table-cell table:style-name="Table1.B449" office:value-type="string">
            <text:p text:style-name="P12">Total number of animation frames supported per animation.</text:p>
          </table:table-cell>
        </table:table-row>
        <table:table-row table:style-name="Table1.299">
          <table:table-cell table:style-name="Table1.A2" office:value-type="string">
            <text:p text:style-name="P12">totalmusics</text:p>
          </table:table-cell>
          <table:table-cell table:style-name="Table1.B450" office:value-type="string">
            <text:p text:style-name="P12">Total number of music files supported in game.</text:p>
          </table:table-cell>
        </table:table-row>
        <text:soft-page-break/>
        <table:table-row table:style-name="Table1.299">
          <table:table-cell table:style-name="Table1.A3" office:value-type="string">
            <text:p text:style-name="P12">totalobjects</text:p>
          </table:table-cell>
          <table:table-cell table:style-name="Table1.B451" office:value-type="string">
            <text:p text:style-name="P12">Total number of objects supported per map.</text:p>
          </table:table-cell>
        </table:table-row>
        <table:table-row table:style-name="Table1.299">
          <table:table-cell table:style-name="Table1.A2" office:value-type="string">
            <text:p text:style-name="P12">totalplayers</text:p>
          </table:table-cell>
          <table:table-cell table:style-name="Table1.B452" office:value-type="string">
            <text:p text:style-name="P12">Total number of players supported per map.</text:p>
          </table:table-cell>
        </table:table-row>
        <table:table-row table:style-name="Table1.299">
          <table:table-cell table:style-name="Table1.A3" office:value-type="string">
            <text:p text:style-name="P12">totalpockets</text:p>
          </table:table-cell>
          <table:table-cell table:style-name="Table1.B453" office:value-type="string">
            <text:p text:style-name="P12">Total number of pocket items supported in game.</text:p>
          </table:table-cell>
        </table:table-row>
        <table:table-row table:style-name="Table1.299">
          <table:table-cell table:style-name="Table1.A2" office:value-type="string">
            <text:h text:style-name="P105" text:outline-level="1">totalscriptvalues</text:h>
          </table:table-cell>
          <table:table-cell table:style-name="Table1.B454" office:value-type="string">
            <text:h text:style-name="P105" text:outline-level="1">Total number of script values</text:h>
          </table:table-cell>
        </table:table-row>
        <table:table-row table:style-name="Table1.455">
          <table:table-cell table:style-name="Table1.A3" office:value-type="string">
            <text:p text:style-name="P12">totalsfxs</text:p>
          </table:table-cell>
          <table:table-cell table:style-name="Table1.B455" office:value-type="string">
            <text:p text:style-name="P12">Total number of sfx files supported in game.</text:p>
          </table:table-cell>
        </table:table-row>
        <table:table-row table:style-name="Table1.455">
          <table:table-cell table:style-name="Table1.A2" office:value-type="string">
            <text:p text:style-name="P12">totaltriggers</text:p>
          </table:table-cell>
          <table:table-cell table:style-name="Table1.B456" office:value-type="string">
            <text:p text:style-name="P12">Total number of triggers supported per map.</text:p>
          </table:table-cell>
        </table:table-row>
        <table:table-row table:style-name="Table1.455">
          <table:table-cell table:style-name="Table1.A3" office:value-type="string">
            <text:h text:style-name="P9" text:outline-level="1">triggera(no)</text:h>
          </table:table-cell>
          <table:table-cell table:style-name="Table1.B457" office:value-type="string">
            <text:h text:style-name="P9" text:outline-level="1">Used to tell engine if trigger has been collided with. 1 = triggered. 0 = not triggered.</text:h>
          </table:table-cell>
        </table:table-row>
        <table:table-row table:style-name="Table1.455">
          <table:table-cell table:style-name="Table1.A2" office:value-type="string">
            <text:h text:style-name="P119" text:outline-level="1">triggerd(no)</text:h>
          </table:table-cell>
          <table:table-cell table:style-name="Table1.B458" office:value-type="string">
            <text:h text:style-name="P119" text:outline-level="1">Used to tell engine if trigger is considered active. 1 = active. 0 = not active.</text:h>
          </table:table-cell>
        </table:table-row>
        <table:table-row table:style-name="Table1.455">
          <table:table-cell table:style-name="Table1.A3" office:value-type="string">
            <text:h text:style-name="P120" text:outline-level="1">triggerexit(no)</text:h>
          </table:table-cell>
          <table:table-cell table:style-name="Table1.B459" office:value-type="string">
            <text:h text:style-name="P120" text:outline-level="1">If the trigger is an exit to a map. 0 = no. use the number of the map it leads to to indicate yes. THIS IS FOR HUNTER NPC USE ONLY, TRIGGERS WILL STILL NEED TO MANUALLY POINT TO A MAP VIA A SCRIPT!</text:h>
          </table:table-cell>
        </table:table-row>
        <table:table-row table:style-name="Table1.455">
          <table:table-cell table:style-name="Table1.A2" office:value-type="string">
            <text:h text:style-name="P9" text:outline-level="1">triggerx(no)1</text:h>
          </table:table-cell>
          <table:table-cell table:style-name="Table1.B460" office:value-type="string">
            <text:h text:style-name="P9" text:outline-level="1">First X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x(no)2</text:h>
          </table:table-cell>
          <table:table-cell table:style-name="Table1.B461" office:value-type="string">
            <text:h text:style-name="P9" text:outline-level="1">Second X value of trigger</text:h>
          </table:table-cell>
        </table:table-row>
        <table:table-row table:style-name="Table1.455">
          <table:table-cell table:style-name="Table1.A2" office:value-type="string">
            <text:h text:style-name="P9" text:outline-level="1">triggery(no)1</text:h>
          </table:table-cell>
          <table:table-cell table:style-name="Table1.B462" office:value-type="string">
            <text:h text:style-name="P9" text:outline-level="1">First Y value of trigger</text:h>
          </table:table-cell>
        </table:table-row>
        <table:table-row table:style-name="Table1.455">
          <table:table-cell table:style-name="Table1.A3" office:value-type="string">
            <text:h text:style-name="P9" text:outline-level="1">triggery(no)2</text:h>
          </table:table-cell>
          <table:table-cell table:style-name="Table1.B463" office:value-type="string">
            <text:h text:style-name="P9" text:outline-level="1">Second Y value of trigger</text:h>
          </table:table-cell>
        </table:table-row>
        <table:table-row table:style-name="Table1.455">
          <table:table-cell table:style-name="Table1.A2" office:value-type="string">
            <text:p text:style-name="P12">ttype</text:p>
          </table:table-cell>
          <table:table-cell table:style-name="Table1.B464" office:value-type="string">
            <text:p text:style-name="P12">Terminal item type (selected) 0 = none. 1 = file. 2 = directory. 3 = app.</text:p>
          </table:table-cell>
        </table:table-row>
        <table:table-row table:style-name="Table1.455">
          <table:table-cell table:style-name="Table1.A3" office:value-type="string">
            <text:p text:style-name="P12">ucontrol</text:p>
          </table:table-cell>
          <table:table-cell table:style-name="Table1.B465" office:value-type="string">
            <text:p text:style-name="P12">If walk up control is enabled. 1 = yes. 0 = no.</text:p>
          </table:table-cell>
        </table:table-row>
        <table:table-row table:style-name="Table1.455">
          <table:table-cell table:style-name="Table1.A2" office:value-type="string">
            <text:h text:style-name="P23" text:outline-level="1">ucontrolcode1</text:h>
          </table:table-cell>
          <table:table-cell table:style-name="Table1.B466" office:value-type="string">
            <text:h text:style-name="P23" text:outline-level="1">Hardware code for UP key (option 1)</text:h>
          </table:table-cell>
        </table:table-row>
        <table:table-row table:style-name="Table1.455">
          <table:table-cell table:style-name="Table1.A3" office:value-type="string">
            <text:h text:style-name="P23" text:outline-level="1">ucontrolcode2</text:h>
          </table:table-cell>
          <table:table-cell table:style-name="Table1.B467" office:value-type="string">
            <text:h text:style-name="P23" text:outline-level="1">Hardware code for UP key (option 2)</text:h>
          </table:table-cell>
        </table:table-row>
        <table:table-row table:style-name="Table1.455">
          <table:table-cell table:style-name="Table1.A2" office:value-type="string">
            <text:h text:style-name="P24" text:outline-level="1">ucontrolcode3</text:h>
          </table:table-cell>
          <table:table-cell table:style-name="Table1.B468" office:value-type="string">
            <text:h text:style-name="P24" text:outline-level="1">Hardware code for UP key (option 3)</text:h>
          </table:table-cell>
        </table:table-row>
        <table:table-row table:style-name="Table1.455">
          <table:table-cell table:style-name="Table1.A3" office:value-type="string">
            <text:h text:style-name="P24" text:outline-level="1">ucontrolcode4</text:h>
          </table:table-cell>
          <table:table-cell table:style-name="Table1.B469" office:value-type="string">
            <text:h text:style-name="P24" text:outline-level="1">Hardware code for UP key (option 4)</text:h>
          </table:table-cell>
        </table:table-row>
        <table:table-row table:style-name="Table1.455">
          <table:table-cell table:style-name="Table1.A2" office:value-type="string">
            <text:h text:style-name="P9" text:outline-level="1">userquit</text:h>
          </table:table-cell>
          <table:table-cell table:style-name="Table1.B470" office:value-type="string">
            <text:h text:style-name="P9" text:outline-level="1">Used to tell engine if user has requested quit. 1 = user quit. 0 = none.</text:h>
          </table:table-cell>
        </table:table-row>
        <table:table-row table:style-name="Table1.455">
          <table:table-cell table:style-name="Table1.A3" office:value-type="string">
            <text:h text:style-name="P121" text:outline-level="1">usersetup</text:h>
          </table:table-cell>
          <table:table-cell table:style-name="Table1.B471" office:value-type="string">
            <text:h text:style-name="P121" text:outline-level="1">If Flatpak files have been copied during game session. 1 = yes. 0 = no. Should only happen once per install.</text:h>
          </table:table-cell>
        </table:table-row>
        <table:table-row table:style-name="Table1.455">
          <table:table-cell table:style-name="Table1.A2" office:value-type="string">
            <text:p text:style-name="P12">usex</text:p>
          </table:table-cell>
          <table:table-cell table:style-name="Table1.B472" office:value-type="string">
            <text:p text:style-name="P12">X location of “USE” text in pockets.</text:p>
          </table:table-cell>
        </table:table-row>
        <text:soft-page-break/>
        <table:table-row table:style-name="Table1.455">
          <table:table-cell table:style-name="Table1.A3" office:value-type="string">
            <text:h text:style-name="P122" text:outline-level="1">valuesaveno</text:h>
          </table:table-cell>
          <table:table-cell table:style-name="Table1.B473" office:value-type="string">
            <text:h text:style-name="P122" text:outline-level="1">Number of in-game value to be saved.</text:h>
          </table:table-cell>
        </table:table-row>
        <table:table-row table:style-name="Table1.455">
          <table:table-cell table:style-name="Table1.A2" office:value-type="string">
            <text:h text:style-name="P123" text:outline-level="1">variablelength</text:h>
          </table:table-cell>
          <table:table-cell table:style-name="Table1.B474" office:value-type="string">
            <text:h text:style-name="P123" text:outline-level="1">Length of variable command.</text:h>
          </table:table-cell>
        </table:table-row>
        <table:table-row table:style-name="Table1.455">
          <table:table-cell table:style-name="Table1.A475" office:value-type="string">
            <text:h text:style-name="P9" text:outline-level="1">xxit</text:h>
          </table:table-cell>
          <table:table-cell table:style-name="Table1.B475" office:value-type="string">
            <text:h text:style-name="P9" text:outline-level="1">Triggers end game sequence</text:h>
          </table:table-cell>
        </table:table-row>
      </table:table>
      <text:p text:style-name="P124"/>
      <text:h text:style-name="P125" text:outline-level="1"><text:bookmark-start text:name="_Toc1"/>String Values<text:bookmark-end text:name="_Toc1"/></text:h>
      <text:p text:style-name="P7"/>
      <text:p text:style-name="P126"/>
      <table:table table:name="Table2" table:style-name="Table2" table:template-name="Simple Grid Rows">
        <table:table-column table:style-name="Table2.A"/>
        <table:table-column table:style-name="Table2.B"/>
        <table:table-row table:style-name="Table2.1">
          <table:table-cell table:style-name="Table2.A1" office:value-type="string">
            <text:h text:style-name="P9" text:outline-level="1">String</text:h>
          </table:table-cell>
          <table:table-cell table:style-name="Table2.A1" office:value-type="string">
            <text:h text:style-name="P9" text:outline-level="1">Description</text:h>
          </table:table-cell>
        </table:table-row>
        <table:table-row table:style-name="Table2.1">
          <table:table-cell table:style-name="Table2.A2" office:value-type="string">
            <text:h text:style-name="P9" text:outline-level="1">action$</text:h>
          </table:table-cell>
          <table:table-cell table:style-name="Table2.A2" office:value-type="string">
            <text:h text:style-name="P9" text:outline-level="1">Prompt Command (see prompt appendix)</text:h>
          </table:table-cell>
        </table:table-row>
        <table:table-row table:style-name="Table2.1">
          <table:table-cell table:style-name="Table2.A3" office:value-type="string">
            <text:p text:style-name="P12">aloc$</text:p>
          </table:table-cell>
          <table:table-cell table:style-name="Table2.A3" office:value-type="string">
            <text:p text:style-name="P12">Location of animation frames folder</text:p>
          </table:table-cell>
        </table:table-row>
        <table:table-row table:style-name="Table2.4">
          <table:table-cell table:style-name="Table2.A2" office:value-type="string">
            <text:p text:style-name="P12">anifile$</text:p>
          </table:table-cell>
          <table:table-cell table:style-name="Table2.A2" office:value-type="string">
            <text:p text:style-name="P12">Name of animation metadata file.</text:p>
          </table:table-cell>
        </table:table-row>
        <table:table-row table:style-name="Table2.4">
          <table:table-cell table:style-name="Table2.A3" office:value-type="string">
            <text:p text:style-name="P12">anisprite$</text:p>
          </table:table-cell>
          <table:table-cell table:style-name="Table2.A3" office:value-type="string">
            <text:p text:style-name="P12">Sprite being replaced by animation.</text:p>
          </table:table-cell>
        </table:table-row>
        <table:table-row table:style-name="Table2.4">
          <table:table-cell table:style-name="Table2.A2" office:value-type="string">
            <text:p text:style-name="P127">awardarrowleft$</text:p>
          </table:table-cell>
          <table:table-cell table:style-name="Table2.A2" office:value-type="string">
            <text:p text:style-name="P127">Name of award left arrow file.</text:p>
          </table:table-cell>
        </table:table-row>
        <table:table-row table:style-name="Table2.4">
          <table:table-cell table:style-name="Table2.A3" office:value-type="string">
            <text:p text:style-name="P127">awardarrowright$</text:p>
          </table:table-cell>
          <table:table-cell table:style-name="Table2.A3" office:value-type="string">
            <text:p text:style-name="P127">Name of award right arrow file.</text:p>
          </table:table-cell>
        </table:table-row>
        <table:table-row table:style-name="Table2.4">
          <table:table-cell table:style-name="Table2.A2" office:value-type="string">
            <text:p text:style-name="P127">awardarrowselectleft$</text:p>
            <text:p text:style-name="P128"/>
          </table:table-cell>
          <table:table-cell table:style-name="Table2.A2" office:value-type="string">
            <text:p text:style-name="P127">Name of award selected left arrow file.</text:p>
          </table:table-cell>
        </table:table-row>
        <table:table-row table:style-name="Table2.9">
          <table:table-cell table:style-name="Table2.A3" office:value-type="string">
            <text:p text:style-name="P127">awardarrowselectright$</text:p>
          </table:table-cell>
          <table:table-cell table:style-name="Table2.A3" office:value-type="string">
            <text:p text:style-name="P127">Name of award selected right arrow file.</text:p>
          </table:table-cell>
        </table:table-row>
        <table:table-row table:style-name="Table2.4">
          <table:table-cell table:style-name="Table2.A2" office:value-type="string">
            <text:p text:style-name="P129">awardbanner$</text:p>
          </table:table-cell>
          <table:table-cell table:style-name="Table2.A2" office:value-type="string">
            <text:p text:style-name="P129">Name of award banner file</text:p>
          </table:table-cell>
        </table:table-row>
        <table:table-row table:style-name="Table2.1">
          <table:table-cell table:style-name="Table2.A3" office:value-type="string">
            <text:p text:style-name="P130">awarddescription(no)$</text:p>
          </table:table-cell>
          <table:table-cell table:style-name="Table2.A3" office:value-type="string">
            <text:p text:style-name="P130">Description of award.</text:p>
          </table:table-cell>
        </table:table-row>
        <table:table-row table:style-name="Table2.4">
          <table:table-cell table:style-name="Table2.A2" office:value-type="string">
            <text:p text:style-name="P131">awardname(no)$</text:p>
          </table:table-cell>
          <table:table-cell table:style-name="Table2.A2" office:value-type="string">
            <text:p text:style-name="P131">Name of award.</text:p>
          </table:table-cell>
        </table:table-row>
        <table:table-row table:style-name="Table2.4">
          <table:table-cell table:style-name="Table2.A3" office:value-type="string">
            <text:p text:style-name="P127">awardnone$</text:p>
          </table:table-cell>
          <table:table-cell table:style-name="Table2.A3" office:value-type="string">
            <text:p text:style-name="P127">Name of missing award file.</text:p>
          </table:table-cell>
        </table:table-row>
        <table:table-row table:style-name="Table2.4">
          <table:table-cell table:style-name="Table2.A2" office:value-type="string">
            <text:p text:style-name="P132">awardnotification$</text:p>
          </table:table-cell>
          <table:table-cell table:style-name="Table2.A2" office:value-type="string">
            <text:p text:style-name="P132">The text that award notifications say</text:p>
          </table:table-cell>
        </table:table-row>
        <table:table-row table:style-name="Table2.1">
          <table:table-cell table:style-name="Table2.A3" office:value-type="string">
            <text:p text:style-name="P132">awardtitle$</text:p>
          </table:table-cell>
          <table:table-cell table:style-name="Table2.A3" office:value-type="string">
            <text:p text:style-name="P132">Title given to awards</text:p>
          </table:table-cell>
        </table:table-row>
        <table:table-row table:style-name="Table2.4">
          <table:table-cell table:style-name="Table2.A2" office:value-type="string">
            <text:p text:style-name="P133">backgamepad$</text:p>
          </table:table-cell>
          <table:table-cell table:style-name="Table2.A2" office:value-type="string">
            <text:p text:style-name="P133">What button back/pause is on the gamepad</text:p>
          </table:table-cell>
        </table:table-row>
        <table:table-row table:style-name="Table2.4">
          <table:table-cell table:style-name="Table2.A3" office:value-type="string">
            <text:p text:style-name="P134">bannercharacter$</text:p>
          </table:table-cell>
          <table:table-cell table:style-name="Table2.A3" office:value-type="string">
            <text:p text:style-name="P134">Current character being printed to screen in text and choice banners.</text:p>
          </table:table-cell>
        </table:table-row>
        <table:table-row table:style-name="Table2.1">
          <table:table-cell table:style-name="Table2.A2" office:value-type="string">
            <text:p text:style-name="P135">bannertemp$</text:p>
          </table:table-cell>
          <table:table-cell table:style-name="Table2.A2" office:value-type="string">
            <text:p text:style-name="P135">Used to scour text banner values for any system variable requests.</text:p>
          </table:table-cell>
        </table:table-row>
        <table:table-row table:style-name="Table2.4">
          <table:table-cell table:style-name="Table2.A3" office:value-type="string">
            <text:p text:style-name="P12">centretext$</text:p>
          </table:table-cell>
          <table:table-cell table:style-name="Table2.A3" office:value-type="string">
            <text:p text:style-name="P12">Text to be centered</text:p>
          </table:table-cell>
        </table:table-row>
        <table:table-row table:style-name="Table2.4">
          <table:table-cell table:style-name="Table2.A2" office:value-type="string">
            <text:p text:style-name="P12">changelog$</text:p>
          </table:table-cell>
          <table:table-cell table:style-name="Table2.A2" office:value-type="string">
            <text:p text:style-name="P12">Name of game change log file for updater use.</text:p>
          </table:table-cell>
        </table:table-row>
        <table:table-row table:style-name="Table2.1">
          <table:table-cell table:style-name="Table2.A3" office:value-type="string">
            <text:p text:style-name="P136">choicebanner$</text:p>
          </table:table-cell>
          <table:table-cell table:style-name="Table2.A3" office:value-type="string">
            <text:p text:style-name="P136">Filename of choice banner for player choices</text:p>
          </table:table-cell>
        </table:table-row>
        <table:table-row table:style-name="Table2.9">
          <table:table-cell table:style-name="Table2.A2" office:value-type="string">
            <text:p text:style-name="P137">choicename$(no)</text:p>
          </table:table-cell>
          <table:table-cell table:style-name="Table2.A2" office:value-type="string">
            <text:p text:style-name="P137">Name of choice for player choices.</text:p>
          </table:table-cell>
        </table:table-row>
        <table:table-row table:style-name="Table2.9">
          <table:table-cell table:style-name="Table2.A3" office:value-type="string">
            <text:p text:style-name="P12">cn(number)$</text:p>
          </table:table-cell>
          <table:table-cell table:style-name="Table2.A3" office:value-type="string">
            <text:p text:style-name="P12">Name of terminal item.</text:p>
          </table:table-cell>
        </table:table-row>
        <table:table-row table:style-name="Table2.4">
          <table:table-cell table:style-name="Table2.A2" office:value-type="string">
            <text:h text:style-name="P9" text:outline-level="1">consolelog$</text:h>
          </table:table-cell>
          <table:table-cell table:style-name="Table2.A2" office:value-type="string">
            <text:h text:style-name="P9" text:outline-level="1">Location of console/error log… “data/consolelog.txt”</text:h>
          </table:table-cell>
        </table:table-row>
        <table:table-row table:style-name="Table2.4">
          <table:table-cell table:style-name="Table2.A3" office:value-type="string">
            <text:p text:style-name="P12">currencyname$</text:p>
          </table:table-cell>
          <table:table-cell table:style-name="Table2.A3" office:value-type="string">
            <text:p text:style-name="P12">Name of the currency used in the game</text:p>
          </table:table-cell>
        </table:table-row>
        <table:table-row table:style-name="Table2.4">
          <table:table-cell table:style-name="Table2.A2" office:value-type="string">
            <text:h text:style-name="P9" text:outline-level="1">currentmusic$</text:h>
          </table:table-cell>
          <table:table-cell table:style-name="Table2.A2" office:value-type="string">
            <text:h text:style-name="P9" text:outline-level="1">Name of music file currently playing</text:h>
          </table:table-cell>
        </table:table-row>
        <table:table-row table:style-name="Table2.9">
          <table:table-cell table:style-name="Table2.A3" office:value-type="string">
            <text:p text:style-name="P12">currentpocketshort$</text:p>
          </table:table-cell>
          <table:table-cell table:style-name="Table2.A3" office:value-type="string">
            <text:p text:style-name="P12">Short identifier name for current pocket item</text:p>
          </table:table-cell>
        </table:table-row>
        <table:table-row table:style-name="Table2.4">
          <table:table-cell table:style-name="Table2.A2" office:value-type="string">
            <text:p text:style-name="P12">datafolder$</text:p>
          </table:table-cell>
          <table:table-cell table:style-name="Table2.A2" office:value-type="string">
            <text:p text:style-name="P12">Name of game data folder for updater use.</text:p>
          </table:table-cell>
        </table:table-row>
        <table:table-row table:style-name="Table2.4">
          <table:table-cell table:style-name="Table2.A3" office:value-type="string">
            <text:p text:style-name="P12">devlogo$</text:p>
          </table:table-cell>
          <table:table-cell table:style-name="Table2.A3" office:value-type="string">
            <text:p text:style-name="P12">Name of developer logo graphic.</text:p>
          </table:table-cell>
        </table:table-row>
        <text:soft-page-break/>
        <table:table-row table:style-name="Table2.4">
          <table:table-cell table:style-name="Table2.A2" office:value-type="string">
            <text:h text:style-name="P9" text:outline-level="1">dloc$</text:h>
          </table:table-cell>
          <table:table-cell table:style-name="Table2.A2" office:value-type="string">
            <text:h text:style-name="P9" text:outline-level="1">Location of main metadata folder</text:h>
          </table:table-cell>
        </table:table-row>
        <table:table-row table:style-name="Table2.4">
          <table:table-cell table:style-name="Table2.A3" office:value-type="string">
            <text:p text:style-name="P138">downloadfilelink$</text:p>
          </table:table-cell>
          <table:table-cell table:style-name="Table2.A3" office:value-type="string">
            <text:p text:style-name="P138">Link for a file to be downloaded.</text:p>
          </table:table-cell>
        </table:table-row>
        <table:table-row table:style-name="Table2.1">
          <table:table-cell table:style-name="Table2.A2" office:value-type="string">
            <text:p text:style-name="P138">downloadfilename$</text:p>
          </table:table-cell>
          <table:table-cell table:style-name="Table2.A2" office:value-type="string">
            <text:p text:style-name="P138">Filename for a file to be downloaded.</text:p>
          </table:table-cell>
        </table:table-row>
        <table:table-row table:style-name="Table2.1">
          <table:table-cell table:style-name="Table2.A3" office:value-type="string">
            <text:p text:style-name="P139">downloadicon$</text:p>
          </table:table-cell>
          <table:table-cell table:style-name="Table2.A3" office:value-type="string">
            <text:p text:style-name="P139">Filename of download icon</text:p>
          </table:table-cell>
        </table:table-row>
        <table:table-row table:style-name="Table2.1">
          <table:table-cell table:style-name="Table2.A2" office:value-type="string">
            <text:p text:style-name="P12">downloadlink$</text:p>
          </table:table-cell>
          <table:table-cell table:style-name="Table2.A2" office:value-type="string">
            <text:p text:style-name="P12">Download link for update files.</text:p>
          </table:table-cell>
        </table:table-row>
        <table:table-row table:style-name="Table2.4">
          <table:table-cell table:style-name="Table2.A3" office:value-type="string">
            <text:p text:style-name="P140">emptypockets$</text:p>
          </table:table-cell>
          <table:table-cell table:style-name="Table2.A3" office:value-type="string">
            <text:p text:style-name="P140">Speech the mainplayer says when you have nothing in your pockets.</text:p>
          </table:table-cell>
        </table:table-row>
        <table:table-row table:style-name="Table2.9">
          <table:table-cell table:style-name="Table2.A2" office:value-type="string">
            <text:p text:style-name="P12">engineversionno$</text:p>
          </table:table-cell>
          <table:table-cell table:style-name="Table2.A2" office:value-type="string">
            <text:p text:style-name="P12">Build version number for engine.</text:p>
          </table:table-cell>
        </table:table-row>
        <table:table-row table:style-name="Table2.4">
          <table:table-cell table:style-name="Table2.A3" office:value-type="string">
            <text:h text:style-name="P9" text:outline-level="1">errdescription$</text:h>
          </table:table-cell>
          <table:table-cell table:style-name="Table2.A3" office:value-type="string">
            <text:h text:style-name="P9" text:outline-level="1">Description of error that occurred.</text:h>
          </table:table-cell>
        </table:table-row>
        <table:table-row table:style-name="Table2.4">
          <table:table-cell table:style-name="Table2.A2" office:value-type="string">
            <text:h text:style-name="P9" text:outline-level="1">eventdata$</text:h>
          </table:table-cell>
          <table:table-cell table:style-name="Table2.A2" office:value-type="string">
            <text:h text:style-name="P9" text:outline-level="1">Extra data for console event</text:h>
          </table:table-cell>
        </table:table-row>
        <table:table-row table:style-name="Table2.4">
          <table:table-cell table:style-name="Table2.A3" office:value-type="string">
            <text:h text:style-name="P9" text:outline-level="1">eventtitle$</text:h>
          </table:table-cell>
          <table:table-cell table:style-name="Table2.A3" office:value-type="string">
            <text:h text:style-name="P9" text:outline-level="1">Title of console event</text:h>
          </table:table-cell>
        </table:table-row>
        <table:table-row table:style-name="Table2.1">
          <table:table-cell table:style-name="Table2.A2" office:value-type="string">
            <text:p text:style-name="P141">filename$</text:p>
          </table:table-cell>
          <table:table-cell table:style-name="Table2.A2" office:value-type="string">
            <text:p text:style-name="P141">Name of executable file.</text:p>
          </table:table-cell>
        </table:table-row>
        <table:table-row table:style-name="Table2.1">
          <table:table-cell table:style-name="Table2.A3" office:value-type="string">
            <text:p text:style-name="P142">flatpakversionno$</text:p>
          </table:table-cell>
          <table:table-cell table:style-name="Table2.A3" office:value-type="string">
            <text:p text:style-name="P142">Used to check if flatpak user files are out of date.</text:p>
          </table:table-cell>
        </table:table-row>
        <table:table-row table:style-name="Table2.1">
          <table:table-cell table:style-name="Table2.A2" office:value-type="string">
            <text:h text:style-name="P9" text:outline-level="1">floc$</text:h>
          </table:table-cell>
          <table:table-cell table:style-name="Table2.A2" office:value-type="string">
            <text:h text:style-name="P9" text:outline-level="1">Location of fonts metadata folder</text:h>
          </table:table-cell>
        </table:table-row>
        <table:table-row table:style-name="Table2.1">
          <table:table-cell table:style-name="Table2.A3" office:value-type="string">
            <text:h text:style-name="P9" text:outline-level="1">fontname$</text:h>
          </table:table-cell>
          <table:table-cell table:style-name="Table2.A3" office:value-type="string">
            <text:h text:style-name="P9" text:outline-level="1">Name of <text:s/>font (including ext)</text:h>
          </table:table-cell>
        </table:table-row>
        <table:table-row table:style-name="Table2.4">
          <table:table-cell table:style-name="Table2.A2" office:value-type="string">
            <text:h text:style-name="P9" text:outline-level="1">fontstyle$</text:h>
          </table:table-cell>
          <table:table-cell table:style-name="Table2.A2" office:value-type="string">
            <text:h text:style-name="P9" text:outline-level="1">Defines font style can equal “BOLD” “ITALICS” or “UNDERLINED” <text:span text:style-name="T11">or nothing</text:span></text:h>
          </table:table-cell>
        </table:table-row>
        <table:table-row table:style-name="Table2.1">
          <table:table-cell table:style-name="Table2.A3" office:value-type="string">
            <text:p text:style-name="P12">giveaction$</text:p>
          </table:table-cell>
          <table:table-cell table:style-name="Table2.A3" office:value-type="string">
            <text:p text:style-name="P12">Text displayed for “GIVE” action in pockets.</text:p>
          </table:table-cell>
        </table:table-row>
        <table:table-row table:style-name="Table2.9">
          <table:table-cell table:style-name="Table2.A2" office:value-type="string">
            <text:p text:style-name="P12">giveitem$</text:p>
          </table:table-cell>
          <table:table-cell table:style-name="Table2.A2" office:value-type="string">
            <text:p text:style-name="P12">Name of item to be given to main player</text:p>
          </table:table-cell>
        </table:table-row>
        <table:table-row table:style-name="Table2.1">
          <table:table-cell table:style-name="Table2.A3" office:value-type="string">
            <text:p text:style-name="P143">hardbuild$</text:p>
          </table:table-cell>
          <table:table-cell table:style-name="Table2.A3" office:value-type="string">
            <text:p text:style-name="P143">Hard coded engine version number to compare with metadata.</text:p>
          </table:table-cell>
        </table:table-row>
        <table:table-row table:style-name="Table2.1">
          <table:table-cell table:style-name="Table2.A2" office:value-type="string">
            <text:p text:style-name="P144">hideitem$</text:p>
          </table:table-cell>
          <table:table-cell table:style-name="Table2.A2" office:value-type="string">
            <text:p text:style-name="P144">Name of proposed pocket item to hide.</text:p>
          </table:table-cell>
        </table:table-row>
        <table:table-row table:style-name="Table2.1">
          <table:table-cell table:style-name="Table2.A3" office:value-type="string">
            <text:p text:style-name="P145">hunttemp$(no)</text:p>
          </table:table-cell>
          <table:table-cell table:style-name="Table2.A3" office:value-type="string">
            <text:p text:style-name="P145">Temp hunter player sting array</text:p>
          </table:table-cell>
        </table:table-row>
        <table:table-row table:style-name="Table2.9">
          <table:table-cell table:style-name="Table2.A2" office:value-type="string">
            <text:p text:style-name="P12">ifgone$</text:p>
          </table:table-cell>
          <table:table-cell table:style-name="Table2.A2" office:value-type="string">
            <text:p text:style-name="P12">Pocket item engine is to check if marked “gone forever”.</text:p>
          </table:table-cell>
        </table:table-row>
        <table:table-row table:style-name="Table2.1">
          <table:table-cell table:style-name="Table2.A3" office:value-type="string">
            <text:p text:style-name="P12">ifholding$</text:p>
          </table:table-cell>
          <table:table-cell table:style-name="Table2.A3" office:value-type="string">
            <text:p text:style-name="P12">Checks is mainplayer is holding an item</text:p>
          </table:table-cell>
        </table:table-row>
        <table:table-row table:style-name="Table2.1">
          <table:table-cell table:style-name="Table2.A2" office:value-type="string">
            <text:p text:style-name="P12">ifmodel$</text:p>
          </table:table-cell>
          <table:table-cell table:style-name="Table2.A2" office:value-type="string">
            <text:p text:style-name="P12">Character model to check.</text:p>
          </table:table-cell>
        </table:table-row>
        <table:table-row table:style-name="Table2.4">
          <table:table-cell table:style-name="Table2.A3" office:value-type="string">
            <text:p text:style-name="P12">ifpocket$</text:p>
          </table:table-cell>
          <table:table-cell table:style-name="Table2.A3" office:value-type="string">
            <text:p text:style-name="P12">Checks pocket for item</text:p>
          </table:table-cell>
        </table:table-row>
        <table:table-row table:style-name="Table2.1">
          <table:table-cell table:style-name="Table2.A2" office:value-type="string">
            <text:p text:style-name="P146">lastconsoleline$</text:p>
          </table:table-cell>
          <table:table-cell table:style-name="Table2.A2" office:value-type="string">
            <text:p text:style-name="P146">Last line sent to the console printer.</text:p>
          </table:table-cell>
        </table:table-row>
        <table:table-row table:style-name="Table2.4">
          <table:table-cell table:style-name="Table2.A3" office:value-type="string">
            <text:p text:style-name="P12">lnxexe$</text:p>
          </table:table-cell>
          <table:table-cell table:style-name="Table2.A3" office:value-type="string">
            <text:p text:style-name="P12">Name of game Linux executable for updater use.</text:p>
          </table:table-cell>
        </table:table-row>
        <table:table-row table:style-name="Table2.1">
          <table:table-cell table:style-name="Table2.A2" office:value-type="string">
            <text:p text:style-name="P12">loadbar$</text:p>
          </table:table-cell>
          <table:table-cell table:style-name="Table2.A2" office:value-type="string">
            <text:p text:style-name="P12">Name of loading bar graphic file.</text:p>
          </table:table-cell>
        </table:table-row>
        <table:table-row table:style-name="Table2.4">
          <table:table-cell table:style-name="Table2.A3" office:value-type="string">
            <text:p text:style-name="P12">loadicon$</text:p>
          </table:table-cell>
          <table:table-cell table:style-name="Table2.A3" office:value-type="string">
            <text:p text:style-name="P12">Filename of load icon.</text:p>
          </table:table-cell>
        </table:table-row>
        <table:table-row table:style-name="Table2.4">
          <table:table-cell table:style-name="Table2.A2" office:value-type="string">
            <text:p text:style-name="P12">lookaction$</text:p>
          </table:table-cell>
          <table:table-cell table:style-name="Table2.A2" office:value-type="string">
            <text:p text:style-name="P12">Text displayed for “LOOK” action in pockets.</text:p>
          </table:table-cell>
        </table:table-row>
        <table:table-row table:style-name="Table2.1">
          <table:table-cell table:style-name="Table2.A3" office:value-type="string">
            <text:p text:style-name="P147">mainplayerlongname$</text:p>
          </table:table-cell>
          <table:table-cell table:style-name="Table2.A3" office:value-type="string">
            <text:p text:style-name="P147">Long name of main player</text:p>
          </table:table-cell>
        </table:table-row>
        <table:table-row table:style-name="Table2.60">
          <table:table-cell table:style-name="Table2.A2" office:value-type="string">
            <text:p text:style-name="P12">manual$</text:p>
          </table:table-cell>
          <table:table-cell table:style-name="Table2.A2" office:value-type="string">
            <text:p text:style-name="P12">Name of game manual for updater use.</text:p>
          </table:table-cell>
        </table:table-row>
        <table:table-row table:style-name="Table2.4">
          <table:table-cell table:style-name="Table2.A3" office:value-type="string">
            <text:h text:style-name="P9" text:outline-level="1">mapdir$</text:h>
          </table:table-cell>
          <table:table-cell table:style-name="Table2.A3" office:value-type="string">
            <text:h text:style-name="P9" text:outline-level="1">Name of current map directory</text:h>
          </table:table-cell>
        </table:table-row>
        <table:table-row table:style-name="Table2.4">
          <table:table-cell table:style-name="Table2.A2" office:value-type="string">
            <text:h text:style-name="P9" text:outline-level="1">mapfile$</text:h>
          </table:table-cell>
          <table:table-cell table:style-name="Table2.A2" office:value-type="string">
            <text:h text:style-name="P9" text:outline-level="1">Name of current map file</text:h>
          </table:table-cell>
        </table:table-row>
        <table:table-row table:style-name="Table2.1">
          <table:table-cell table:style-name="Table2.A3" office:value-type="string">
            <text:h text:style-name="P9" text:outline-level="1">mapname$</text:h>
          </table:table-cell>
          <table:table-cell table:style-name="Table2.A3" office:value-type="string">
            <text:h text:style-name="P9" text:outline-level="1">Name of current map</text:h>
          </table:table-cell>
        </table:table-row>
        <text:soft-page-break/>
        <table:table-row table:style-name="Table2.4">
          <table:table-cell table:style-name="Table2.A2" office:value-type="string">
            <text:p text:style-name="P148">mapscriptdir$</text:p>
          </table:table-cell>
          <table:table-cell table:style-name="Table2.A2" office:value-type="string">
            <text:p text:style-name="P148">Name of script folder</text:p>
          </table:table-cell>
        </table:table-row>
        <table:table-row table:style-name="Table2.4">
          <table:table-cell table:style-name="Table2.A3" office:value-type="string">
            <text:p text:style-name="P12">menu$</text:p>
          </table:table-cell>
          <table:table-cell table:style-name="Table2.A3" office:value-type="string">
            <text:p text:style-name="P12">Name of menu file to be read</text:p>
          </table:table-cell>
        </table:table-row>
        <table:table-row table:style-name="Table2.4">
          <table:table-cell table:style-name="Table2.A2" office:value-type="string">
            <text:p text:style-name="P12">menubackdrop$</text:p>
          </table:table-cell>
          <table:table-cell table:style-name="Table2.A2" office:value-type="string">
            <text:p text:style-name="P12">Name of image used for main menu background.</text:p>
          </table:table-cell>
        </table:table-row>
        <table:table-row table:style-name="Table2.4">
          <table:table-cell table:style-name="Table2.A3" office:value-type="string">
            <text:p text:style-name="P12">menuchoice(no)$</text:p>
          </table:table-cell>
          <table:table-cell table:style-name="Table2.A3" office:value-type="string">
            <text:p text:style-name="P12">Name of choice in menu.</text:p>
          </table:table-cell>
        </table:table-row>
        <table:table-row table:style-name="Table2.9">
          <table:table-cell table:style-name="Table2.A2" office:value-type="string">
            <text:p text:style-name="P12">menucommand(no)$</text:p>
          </table:table-cell>
          <table:table-cell table:style-name="Table2.A2" office:value-type="string">
            <text:p text:style-name="P12">Name of command in menu</text:p>
          </table:table-cell>
        </table:table-row>
        <table:table-row table:style-name="Table2.9">
          <table:table-cell table:style-name="Table2.A3" office:value-type="string">
            <text:p text:style-name="P12">menumusic$</text:p>
          </table:table-cell>
          <table:table-cell table:style-name="Table2.A3" office:value-type="string">
            <text:p text:style-name="P12">Name of music slot for menu</text:p>
          </table:table-cell>
        </table:table-row>
        <table:table-row table:style-name="Table2.9">
          <table:table-cell table:style-name="Table2.A2" office:value-type="string">
            <text:h text:style-name="P9" text:outline-level="1">mloc$</text:h>
          </table:table-cell>
          <table:table-cell table:style-name="Table2.A2" office:value-type="string">
            <text:h text:style-name="P9" text:outline-level="1">Location of map metadata folder</text:h>
          </table:table-cell>
        </table:table-row>
        <table:table-row table:style-name="Table2.60">
          <table:table-cell table:style-name="Table2.A3" office:value-type="string">
            <text:p text:style-name="P149">moddingname$</text:p>
          </table:table-cell>
          <table:table-cell table:style-name="Table2.A3" office:value-type="string">
            <text:p text:style-name="P149">What the engine refers to mods as. (ie. could be set as something like DLC or expansions)</text:p>
          </table:table-cell>
        </table:table-row>
        <table:table-row table:style-name="Table2.9">
          <table:table-cell table:style-name="Table2.A2" office:value-type="string">
            <text:p text:style-name="P150">modloadprompt$</text:p>
          </table:table-cell>
          <table:table-cell table:style-name="Table2.A2" office:value-type="string">
            <text:p text:style-name="P150">Text that displays before loading a mod.</text:p>
          </table:table-cell>
        </table:table-row>
        <table:table-row table:style-name="Table2.9">
          <table:table-cell table:style-name="Table2.A3" office:value-type="string">
            <text:p text:style-name="P151">modmenubackdrop$</text:p>
          </table:table-cell>
          <table:table-cell table:style-name="Table2.A3" office:value-type="string">
            <text:p text:style-name="P151">Filename of mod menu backdrop</text:p>
          </table:table-cell>
        </table:table-row>
        <table:table-row table:style-name="Table2.9">
          <table:table-cell table:style-name="Table2.A2" office:value-type="string">
            <text:p text:style-name="P152">mod<text:span text:style-name="T32">name</text:span>$</text:p>
          </table:table-cell>
          <table:table-cell table:style-name="Table2.A2" office:value-type="string">
            <text:p text:style-name="P152">Name of <text:span text:style-name="T32">mod that is running.</text:span></text:p>
          </table:table-cell>
        </table:table-row>
        <table:table-row table:style-name="Table2.9">
          <table:table-cell table:style-name="Table2.A3" office:value-type="string">
            <text:p text:style-name="P133">movedowngamepad$</text:p>
          </table:table-cell>
          <table:table-cell table:style-name="Table2.A3" office:value-type="string">
            <text:p text:style-name="P133">What button move down is on the gamepad</text:p>
          </table:table-cell>
        </table:table-row>
        <table:table-row table:style-name="Table2.9">
          <table:table-cell table:style-name="Table2.A2" office:value-type="string">
            <text:p text:style-name="P133">moveleftgamepad$</text:p>
          </table:table-cell>
          <table:table-cell table:style-name="Table2.A2" office:value-type="string">
            <text:p text:style-name="P133">What button move left is on the gamepad</text:p>
          </table:table-cell>
        </table:table-row>
        <table:table-row table:style-name="Table2.9">
          <table:table-cell table:style-name="Table2.A3" office:value-type="string">
            <text:p text:style-name="P133">moverightgamepad$</text:p>
          </table:table-cell>
          <table:table-cell table:style-name="Table2.A3" office:value-type="string">
            <text:p text:style-name="P133">What button move right is on the gamepad</text:p>
          </table:table-cell>
        </table:table-row>
        <table:table-row table:style-name="Table2.9">
          <table:table-cell table:style-name="Table2.A2" office:value-type="string">
            <text:p text:style-name="P133">moveupgamepad$</text:p>
          </table:table-cell>
          <table:table-cell table:style-name="Table2.A2" office:value-type="string">
            <text:p text:style-name="P133">What button move up is on the gamepad</text:p>
          </table:table-cell>
        </table:table-row>
        <table:table-row table:style-name="Table2.9">
          <table:table-cell table:style-name="Table2.A3" office:value-type="string">
            <text:h text:style-name="P9" text:outline-level="1">mplayermodel$</text:h>
          </table:table-cell>
          <table:table-cell table:style-name="Table2.A3" office:value-type="string">
            <text:h text:style-name="P9" text:outline-level="1">Name of character that player controls</text:h>
          </table:table-cell>
        </table:table-row>
        <table:table-row table:style-name="Table2.9">
          <table:table-cell table:style-name="Table2.A2" office:value-type="string">
            <text:h text:style-name="P9" text:outline-level="1">museloc$</text:h>
          </table:table-cell>
          <table:table-cell table:style-name="Table2.A2" office:value-type="string">
            <text:h text:style-name="P9" text:outline-level="1">Location of music metadata folder</text:h>
          </table:table-cell>
        </table:table-row>
        <table:table-row table:style-name="Table2.9">
          <table:table-cell table:style-name="Table2.A3" office:value-type="string">
            <text:h text:style-name="P9" text:outline-level="1">musicfile$</text:h>
          </table:table-cell>
          <table:table-cell table:style-name="Table2.A3" office:value-type="string">
            <text:h text:style-name="P9" text:outline-level="1">Name of music file being loaded</text:h>
          </table:table-cell>
        </table:table-row>
        <table:table-row table:style-name="Table2.9">
          <table:table-cell table:style-name="Table2.A2" office:value-type="string">
            <text:p text:style-name="P12">newversionno$</text:p>
          </table:table-cell>
          <table:table-cell table:style-name="Table2.A2" office:value-type="string">
            <text:p text:style-name="P12">Version number of potential new update.</text:p>
          </table:table-cell>
        </table:table-row>
        <table:table-row table:style-name="Table2.9">
          <table:table-cell table:style-name="Table2.A3" office:value-type="string">
            <text:p text:style-name="P153">nospeedrunfilesprompt$</text:p>
          </table:table-cell>
          <table:table-cell table:style-name="Table2.A3" office:value-type="string">
            <text:p text:style-name="P153">Tells player that no speedrun files were found.</text:p>
          </table:table-cell>
        </table:table-row>
        <table:table-row table:style-name="Table2.9">
          <table:table-cell table:style-name="Table2.A2" office:value-type="string">
            <text:p text:style-name="P154">objectlongname(no)$</text:p>
          </table:table-cell>
          <table:table-cell table:style-name="Table2.A2" office:value-type="string">
            <text:p text:style-name="P154">Used to tell engine what the name of the object is, no shortening or weird code names.</text:p>
          </table:table-cell>
        </table:table-row>
        <table:table-row table:style-name="Table2.9">
          <table:table-cell table:style-name="Table2.A3" office:value-type="string">
            <text:h text:style-name="P9" text:outline-level="1">objectname(no)$</text:h>
          </table:table-cell>
          <table:table-cell table:style-name="Table2.A3" office:value-type="string">
            <text:h text:style-name="P9" text:outline-level="1">Name of object</text:h>
          </table:table-cell>
        </table:table-row>
        <table:table-row table:style-name="Table2.9">
          <table:table-cell table:style-name="Table2.A2" office:value-type="string">
            <text:p text:style-name="P12">objecttype$</text:p>
          </table:table-cell>
          <table:table-cell table:style-name="Table2.A2" office:value-type="string">
            <text:p text:style-name="P12">Tells engine if object is NPC or Object <text:span text:style-name="T33">or neither</text:span>. Equals either “NPC” or “OBJ” <text:span text:style-name="T33">or “NON”</text:span></text:p>
          </table:table-cell>
        </table:table-row>
        <table:table-row table:style-name="Table2.9">
          <table:table-cell table:style-name="Table2.A3" office:value-type="string">
            <text:h text:style-name="P9" text:outline-level="1">oldmapname$</text:h>
          </table:table-cell>
          <table:table-cell table:style-name="Table2.A3" office:value-type="string">
            <text:h text:style-name="P9" text:outline-level="1">Name of old map name</text:h>
          </table:table-cell>
        </table:table-row>
        <text:soft-page-break/>
        <table:table-row table:style-name="Table2.9">
          <table:table-cell table:style-name="Table2.A2" office:value-type="string">
            <text:h text:style-name="P9" text:outline-level="1">oldmplayermodel$</text:h>
          </table:table-cell>
          <table:table-cell table:style-name="Table2.A2" office:value-type="string">
            <text:h text:style-name="P9" text:outline-level="1">Name of old main player model</text:h>
          </table:table-cell>
        </table:table-row>
        <table:table-row table:style-name="Table2.9">
          <table:table-cell table:style-name="Table2.A3" office:value-type="string">
            <text:h text:style-name="P9" text:outline-level="1">oldmusic$</text:h>
          </table:table-cell>
          <table:table-cell table:style-name="Table2.A3" office:value-type="string">
            <text:h text:style-name="P9" text:outline-level="1">Name of old music file previously played</text:h>
          </table:table-cell>
        </table:table-row>
        <table:table-row table:style-name="Table2.9">
          <table:table-cell table:style-name="Table2.A2" office:value-type="string">
            <text:p text:style-name="P155">oldsavename$</text:p>
          </table:table-cell>
          <table:table-cell table:style-name="Table2.A2" office:value-type="string">
            <text:p text:style-name="P155">Display name for old saves.</text:p>
          </table:table-cell>
        </table:table-row>
        <table:table-row table:style-name="Table2.9">
          <table:table-cell table:style-name="Table2.A3" office:value-type="string">
            <text:h text:style-name="P9" text:outline-level="1">oloc$</text:h>
          </table:table-cell>
          <table:table-cell table:style-name="Table2.A3" office:value-type="string">
            <text:h text:style-name="P9" text:outline-level="1">Location of map objects folder</text:h>
          </table:table-cell>
        </table:table-row>
        <table:table-row table:style-name="Table2.9">
          <table:table-cell table:style-name="Table2.A2" office:value-type="string">
            <text:p text:style-name="P12">parentdir$</text:p>
          </table:table-cell>
          <table:table-cell table:style-name="Table2.A2" office:value-type="string">
            <text:p text:style-name="P12">Previous terminal metadata file (for if you’re in a directory)</text:p>
          </table:table-cell>
        </table:table-row>
        <table:table-row table:style-name="Table2.9">
          <table:table-cell table:style-name="Table2.A3" office:value-type="string">
            <text:p text:style-name="P147">playerlongname$(no)</text:p>
          </table:table-cell>
          <table:table-cell table:style-name="Table2.A3" office:value-type="string">
            <text:p text:style-name="P147">Long name of player or NPC</text:p>
          </table:table-cell>
        </table:table-row>
        <table:table-row table:style-name="Table2.9">
          <table:table-cell table:style-name="Table2.A2" office:value-type="string">
            <text:h text:style-name="P9" text:outline-level="1">playmusic$</text:h>
          </table:table-cell>
          <table:table-cell table:style-name="Table2.A2" office:value-type="string">
            <text:h text:style-name="P9" text:outline-level="1">Name of proposed music file to be played</text:h>
          </table:table-cell>
        </table:table-row>
        <table:table-row table:style-name="Table2.9">
          <table:table-cell table:style-name="Table2.A3" office:value-type="string">
            <text:h text:style-name="P9" text:outline-level="1">playsfx$</text:h>
          </table:table-cell>
          <table:table-cell table:style-name="Table2.A3" office:value-type="string">
            <text:h text:style-name="P9" text:outline-level="1">Name of proposed sound effect to be played</text:h>
          </table:table-cell>
        </table:table-row>
        <table:table-row table:style-name="Table2.9">
          <table:table-cell table:style-name="Table2.A2" office:value-type="string">
            <text:h text:style-name="P9" text:outline-level="1">ploc$</text:h>
          </table:table-cell>
          <table:table-cell table:style-name="Table2.A2" office:value-type="string">
            <text:h text:style-name="P9" text:outline-level="1">Location of player metadata folder</text:h>
          </table:table-cell>
        </table:table-row>
        <table:table-row table:style-name="Table2.9">
          <table:table-cell table:style-name="Table2.A3" office:value-type="string">
            <text:p text:style-name="P12">pocketarrowleft$</text:p>
          </table:table-cell>
          <table:table-cell table:style-name="Table2.A3" office:value-type="string">
            <text:p text:style-name="P12">Name of left arrow pocket sprite (dormant)</text:p>
          </table:table-cell>
        </table:table-row>
        <table:table-row table:style-name="Table2.9">
          <table:table-cell table:style-name="Table2.A2" office:value-type="string">
            <text:p text:style-name="P12">pocketarrowright$</text:p>
          </table:table-cell>
          <table:table-cell table:style-name="Table2.A2" office:value-type="string">
            <text:p text:style-name="P12">Name of right arrow pocket sprite (dormant)</text:p>
          </table:table-cell>
        </table:table-row>
        <table:table-row table:style-name="Table2.9">
          <table:table-cell table:style-name="Table2.A3" office:value-type="string">
            <text:p text:style-name="P12">pocketarrowselectleft$</text:p>
          </table:table-cell>
          <table:table-cell table:style-name="Table2.A3" office:value-type="string">
            <text:p text:style-name="P12">Name of left arrow pocket sprite (selected)</text:p>
          </table:table-cell>
        </table:table-row>
        <table:table-row table:style-name="Table2.9">
          <table:table-cell table:style-name="Table2.A2" office:value-type="string">
            <text:p text:style-name="P12">pocketarrowselectright$</text:p>
          </table:table-cell>
          <table:table-cell table:style-name="Table2.A2" office:value-type="string">
            <text:p text:style-name="P12">Name of right arrow pocket sprite (selected)</text:p>
          </table:table-cell>
        </table:table-row>
        <table:table-row table:style-name="Table2.9">
          <table:table-cell table:style-name="Table2.A3" office:value-type="string">
            <text:p text:style-name="P12">pocketbanner$</text:p>
          </table:table-cell>
          <table:table-cell table:style-name="Table2.A3" office:value-type="string">
            <text:p text:style-name="P12">Name of pocket banner sprite </text:p>
          </table:table-cell>
        </table:table-row>
        <table:table-row table:style-name="Table2.9">
          <table:table-cell table:style-name="Table2.A2" office:value-type="string">
            <text:p text:style-name="P12">pocketdisplaydescription$</text:p>
          </table:table-cell>
          <table:table-cell table:style-name="Table2.A2" office:value-type="string">
            <text:p text:style-name="P12">Description of item being displayed in pockets</text:p>
          </table:table-cell>
        </table:table-row>
        <table:table-row table:style-name="Table2.9">
          <table:table-cell table:style-name="Table2.A3" office:value-type="string">
            <text:p text:style-name="P12">pocketdisplayname$</text:p>
          </table:table-cell>
          <table:table-cell table:style-name="Table2.A3" office:value-type="string">
            <text:p text:style-name="P12">Name of item being displayed in pockets</text:p>
          </table:table-cell>
        </table:table-row>
        <table:table-row table:style-name="Table2.9">
          <table:table-cell table:style-name="Table2.A2" office:value-type="string">
            <text:p text:style-name="P12">pocketfile$</text:p>
          </table:table-cell>
          <table:table-cell table:style-name="Table2.A2" office:value-type="string">
            <text:p text:style-name="P12">Name of pocket sprite to be loaded or unloaded</text:p>
          </table:table-cell>
        </table:table-row>
        <table:table-row table:style-name="Table2.9">
          <table:table-cell table:style-name="Table2.A3" office:value-type="string">
            <text:p text:style-name="P133">pocketgamepad$</text:p>
          </table:table-cell>
          <table:table-cell table:style-name="Table2.A3" office:value-type="string">
            <text:p text:style-name="P133">What button pocket is on the gamepad</text:p>
          </table:table-cell>
        </table:table-row>
        <table:table-row table:style-name="Table2.9">
          <table:table-cell table:style-name="Table2.A2" office:value-type="string">
            <text:p text:style-name="P12">pockethudimage$</text:p>
          </table:table-cell>
          <table:table-cell table:style-name="Table2.A2" office:value-type="string">
            <text:p text:style-name="P12">Name used for image used for pockets.</text:p>
          </table:table-cell>
        </table:table-row>
        <table:table-row table:style-name="Table2.9">
          <table:table-cell table:style-name="Table2.A3" office:value-type="string">
            <text:p text:style-name="P12">pocketloc$</text:p>
          </table:table-cell>
          <table:table-cell table:style-name="Table2.A3" office:value-type="string">
            <text:p text:style-name="P12">Location of pocket metadata folder</text:p>
          </table:table-cell>
        </table:table-row>
        <table:table-row table:style-name="Table2.9">
          <table:table-cell table:style-name="Table2.A2" office:value-type="string">
            <text:p text:style-name="P12">pocketname(no)$</text:p>
          </table:table-cell>
          <table:table-cell table:style-name="Table2.A2" office:value-type="string">
            <text:p text:style-name="P12">Name of pocket item</text:p>
          </table:table-cell>
        </table:table-row>
        <table:table-row table:style-name="Table2.9">
          <table:table-cell table:style-name="Table2.A3" office:value-type="string">
            <text:p text:style-name="P12">pocketselect$</text:p>
          </table:table-cell>
          <table:table-cell table:style-name="Table2.A3" office:value-type="string">
            <text:p text:style-name="P12">Name of pocket select sprite</text:p>
          </table:table-cell>
        </table:table-row>
        <table:table-row table:style-name="Table2.9">
          <table:table-cell table:style-name="Table2.A2" office:value-type="string">
            <text:p text:style-name="P12">pocketshort(no)$</text:p>
          </table:table-cell>
          <table:table-cell table:style-name="Table2.A2" office:value-type="string">
            <text:p text:style-name="P12">Short identifier name for pocket item</text:p>
          </table:table-cell>
        </table:table-row>
        <table:table-row table:style-name="Table2.9">
          <table:table-cell table:style-name="Table2.A3" office:value-type="string">
            <text:p text:style-name="P156">pocketword$(no)</text:p>
          </table:table-cell>
          <table:table-cell table:style-name="Table2.A3" office:value-type="string">
            <text:p text:style-name="P156">A custom word that can be used to replace LOOK in the pockets (works per pocket item. Blank values default to LOOK or whatever <text:soft-page-break/>the LOOK value is set at).</text:p>
          </table:table-cell>
        </table:table-row>
        <table:table-row table:style-name="Table2.9">
          <table:table-cell table:style-name="Table2.A2" office:value-type="string">
            <text:h text:style-name="P9" text:outline-level="1">prompt$</text:h>
          </table:table-cell>
          <table:table-cell table:style-name="Table2.A2" office:value-type="string">
            <text:h text:style-name="P9" text:outline-level="1">Prompt Command (player input) (see prompt appendix)</text:h>
          </table:table-cell>
        </table:table-row>
        <table:table-row table:style-name="Table2.9">
          <table:table-cell table:style-name="Table2.A3" office:value-type="string">
            <text:p text:style-name="P157">promptsd$(no)</text:p>
          </table:table-cell>
          <table:table-cell table:style-name="Table2.A3" office:value-type="string">
            <text:p text:style-name="P157">Stage director command inputs for prompt.</text:p>
          </table:table-cell>
        </table:table-row>
        <table:table-row table:style-name="Table2.9">
          <table:table-cell table:style-name="Table2.A2" office:value-type="string">
            <text:h text:style-name="P9" text:outline-level="1">proposedobject$</text:h>
          </table:table-cell>
          <table:table-cell table:style-name="Table2.A2" office:value-type="string">
            <text:h text:style-name="P9" text:outline-level="1">Name of object or player that engine is checking collision for.</text:h>
          </table:table-cell>
        </table:table-row>
        <table:table-row table:style-name="Table2.9">
          <table:table-cell table:style-name="Table2.A3" office:value-type="string">
            <text:p text:style-name="P12">readme$</text:p>
          </table:table-cell>
          <table:table-cell table:style-name="Table2.A3" office:value-type="string">
            <text:p text:style-name="P12">Name of game readme file for updater use.</text:p>
          </table:table-cell>
        </table:table-row>
        <table:table-row table:style-name="Table2.9">
          <table:table-cell table:style-name="Table2.A2" office:value-type="string">
            <text:p text:style-name="P151">restoremenubackdrop$</text:p>
          </table:table-cell>
          <table:table-cell table:style-name="Table2.A2" office:value-type="string">
            <text:p text:style-name="P151">Filename of restore save menu backdrop</text:p>
          </table:table-cell>
        </table:table-row>
        <table:table-row table:style-name="Table2.9">
          <table:table-cell table:style-name="Table2.A3" office:value-type="string">
            <text:h text:style-name="P9" text:outline-level="1">ros$</text:h>
          </table:table-cell>
          <table:table-cell table:style-name="Table2.A3" office:value-type="string">
            <text:h text:style-name="P9" text:outline-level="1">Client Operating System. Either “win” or “lnx”</text:h>
          </table:table-cell>
        </table:table-row>
        <table:table-row table:style-name="Table2.9">
          <table:table-cell table:style-name="Table2.A2" office:value-type="string">
            <text:p text:style-name="P12">runterminal$</text:p>
          </table:table-cell>
          <table:table-cell table:style-name="Table2.A2" office:value-type="string">
            <text:p text:style-name="P12">Name of terminal file to be run</text:p>
          </table:table-cell>
        </table:table-row>
        <table:table-row table:style-name="Table2.9">
          <table:table-cell table:style-name="Table2.A3" office:value-type="string">
            <text:p text:style-name="P158">saveicon$</text:p>
          </table:table-cell>
          <table:table-cell table:style-name="Table2.A3" office:value-type="string">
            <text:p text:style-name="P158">Filename of save icon</text:p>
          </table:table-cell>
        </table:table-row>
        <table:table-row table:style-name="Table2.9">
          <table:table-cell table:style-name="Table2.A2" office:value-type="string">
            <text:p text:style-name="P12">scriptimage$</text:p>
          </table:table-cell>
          <table:table-cell table:style-name="Table2.A2" office:value-type="string">
            <text:p text:style-name="P12">Name for image used to notify player script is running.</text:p>
          </table:table-cell>
        </table:table-row>
        <table:table-row table:style-name="Table2.9">
          <table:table-cell table:style-name="Table2.A3" office:value-type="string">
            <text:h text:style-name="P9" text:outline-level="1">scriptline$</text:h>
          </table:table-cell>
          <table:table-cell table:style-name="Table2.A3" office:value-type="string">
            <text:h text:style-name="P9" text:outline-level="1">Line of script currently being executed.</text:h>
          </table:table-cell>
        </table:table-row>
        <table:table-row table:style-name="Table2.9">
          <table:table-cell table:style-name="Table2.A2" office:value-type="string">
            <text:h text:style-name="P9" text:outline-level="1">scriptloc$</text:h>
          </table:table-cell>
          <table:table-cell table:style-name="Table2.A2" office:value-type="string">
            <text:h text:style-name="P9" text:outline-level="1">Location of Stage Director Script Utility scripts folder</text:h>
          </table:table-cell>
        </table:table-row>
        <table:table-row table:style-name="Table2.9">
          <table:table-cell table:style-name="Table2.A3" office:value-type="string">
            <text:h text:style-name="P9" text:outline-level="1">scriptname$</text:h>
          </table:table-cell>
          <table:table-cell table:style-name="Table2.A3" office:value-type="string">
            <text:h text:style-name="P9" text:outline-level="1">Used to tell engine what the filename of the script is.</text:h>
          </table:table-cell>
        </table:table-row>
        <table:table-row table:style-name="Table2.9">
          <table:table-cell table:style-name="Table2.A2" office:value-type="string">
            <text:p text:style-name="P159">scripttimername$</text:p>
          </table:table-cell>
          <table:table-cell table:style-name="Table2.A2" office:value-type="string">
            <text:p text:style-name="P159">Name of script to be run once script timer depletes.</text:p>
          </table:table-cell>
        </table:table-row>
        <table:table-row table:style-name="Table2.9">
          <table:table-cell table:style-name="Table2.A3" office:value-type="string">
            <text:p text:style-name="P133">selectgamepad$</text:p>
          </table:table-cell>
          <table:table-cell table:style-name="Table2.A3" office:value-type="string">
            <text:p text:style-name="P133">What button select is on the gamepad</text:p>
          </table:table-cell>
        </table:table-row>
        <table:table-row table:style-name="Table2.9">
          <table:table-cell table:style-name="Table2.A2" office:value-type="string">
            <text:h text:style-name="P9" text:outline-level="1">selectobject$</text:h>
          </table:table-cell>
          <table:table-cell table:style-name="Table2.A2" office:value-type="string">
            <text:h text:style-name="P9" text:outline-level="1">Name of current selected object within the world</text:h>
          </table:table-cell>
        </table:table-row>
        <table:table-row table:style-name="Table2.9">
          <table:table-cell table:style-name="Table2.A3" office:value-type="string">
            <text:h text:style-name="P9" text:outline-level="1">selectobject$</text:h>
          </table:table-cell>
          <table:table-cell table:style-name="Table2.A3" office:value-type="string">
            <text:h text:style-name="P9" text:outline-level="1">Name of object or player that has collided with mainplayer</text:h>
          </table:table-cell>
        </table:table-row>
        <table:table-row table:style-name="Table2.9">
          <table:table-cell table:style-name="Table2.A2" office:value-type="string">
            <text:p text:style-name="P160">selectobjectlong$</text:p>
          </table:table-cell>
          <table:table-cell table:style-name="Table2.A2" office:value-type="string">
            <text:p text:style-name="P160">Long name of the selected object.</text:p>
          </table:table-cell>
        </table:table-row>
        <table:table-row table:style-name="Table2.9">
          <table:table-cell table:style-name="Table2.A3" office:value-type="string">
            <text:p text:style-name="P161">seperate1$</text:p>
          </table:table-cell>
          <table:table-cell table:style-name="Table2.A3" office:value-type="string">
            <text:p text:style-name="P161">Used to separate script commands</text:p>
          </table:table-cell>
        </table:table-row>
        <table:table-row table:style-name="Table2.9">
          <table:table-cell table:style-name="Table2.A2" office:value-type="string">
            <text:p text:style-name="P161">seperate2$</text:p>
          </table:table-cell>
          <table:table-cell table:style-name="Table2.A2" office:value-type="string">
            <text:p text:style-name="P161">Used to separate script commands</text:p>
          </table:table-cell>
        </table:table-row>
        <table:table-row table:style-name="Table2.9">
          <table:table-cell table:style-name="Table2.A3" office:value-type="string">
            <text:p text:style-name="P161">seperate3$</text:p>
          </table:table-cell>
          <table:table-cell table:style-name="Table2.A3" office:value-type="string">
            <text:p text:style-name="P161">Used to separate script commands</text:p>
          </table:table-cell>
        </table:table-row>
        <table:table-row table:style-name="Table2.9">
          <table:table-cell table:style-name="Table2.A2" office:value-type="string">
            <text:h text:style-name="P9" text:outline-level="1">sfxfile$</text:h>
          </table:table-cell>
          <table:table-cell table:style-name="Table2.A2" office:value-type="string">
            <text:h text:style-name="P9" text:outline-level="1">Name of sound effect being loaded</text:h>
          </table:table-cell>
        </table:table-row>
        <table:table-row table:style-name="Table2.9">
          <table:table-cell table:style-name="Table2.A3" office:value-type="string">
            <text:h text:style-name="P9" text:outline-level="1">sfxloc$</text:h>
          </table:table-cell>
          <table:table-cell table:style-name="Table2.A3" office:value-type="string">
            <text:h text:style-name="P9" text:outline-level="1">Location of sound effects files</text:h>
          </table:table-cell>
        </table:table-row>
        <table:table-row table:style-name="Table2.9">
          <table:table-cell table:style-name="Table2.A2" office:value-type="string">
            <text:p text:style-name="P12">showimage$</text:p>
          </table:table-cell>
          <table:table-cell table:style-name="Table2.A2" office:value-type="string">
            <text:p text:style-name="P12">Name of image to be displayed on screen.</text:p>
          </table:table-cell>
        </table:table-row>
        <text:soft-page-break/>
        <table:table-row table:style-name="Table2.9">
          <table:table-cell table:style-name="Table2.A3" office:value-type="string">
            <text:p text:style-name="P144">showitem$</text:p>
          </table:table-cell>
          <table:table-cell table:style-name="Table2.A3" office:value-type="string">
            <text:p text:style-name="P144">Name of proposed pocket item to show.</text:p>
          </table:table-cell>
        </table:table-row>
        <table:table-row table:style-name="Table2.9">
          <table:table-cell table:style-name="Table2.A2" office:value-type="string">
            <text:h text:style-name="P9" text:outline-level="1">sloc$</text:h>
          </table:table-cell>
          <table:table-cell table:style-name="Table2.A2" office:value-type="string">
            <text:h text:style-name="P9" text:outline-level="1">Location of player saves metadata folder</text:h>
          </table:table-cell>
        </table:table-row>
        <table:table-row table:style-name="Table2.9">
          <table:table-cell table:style-name="Table2.A3" office:value-type="string">
            <text:p text:style-name="P12">source$</text:p>
          </table:table-cell>
          <table:table-cell table:style-name="Table2.A3" office:value-type="string">
            <text:p text:style-name="P12">Name of game source code for updater use.</text:p>
          </table:table-cell>
        </table:table-row>
        <table:table-row table:style-name="Table2.9">
          <table:table-cell table:style-name="Table2.A2" office:value-type="string">
            <text:p text:style-name="P162">spoofoption1$</text:p>
          </table:table-cell>
          <table:table-cell table:style-name="Table2.A2" office:value-type="string">
            <text:p text:style-name="P162">Spoof option 1</text:p>
          </table:table-cell>
        </table:table-row>
        <table:table-row table:style-name="Table2.9">
          <table:table-cell table:style-name="Table2.A3" office:value-type="string">
            <text:p text:style-name="P163">spoofoption1result$</text:p>
          </table:table-cell>
          <table:table-cell table:style-name="Table2.A3" office:value-type="string">
            <text:p text:style-name="P163">Text result of selecting spoof option 1</text:p>
          </table:table-cell>
        </table:table-row>
        <table:table-row table:style-name="Table2.9">
          <table:table-cell table:style-name="Table2.A2" office:value-type="string">
            <text:p text:style-name="P162">spoofoption2$</text:p>
          </table:table-cell>
          <table:table-cell table:style-name="Table2.A2" office:value-type="string">
            <text:p text:style-name="P162">Spoof option 2</text:p>
          </table:table-cell>
        </table:table-row>
        <table:table-row table:style-name="Table2.9">
          <table:table-cell table:style-name="Table2.A3" office:value-type="string">
            <text:p text:style-name="P163">spoofoption2result$</text:p>
          </table:table-cell>
          <table:table-cell table:style-name="Table2.A3" office:value-type="string">
            <text:p text:style-name="P163">Text result of selecting spoof option 2</text:p>
          </table:table-cell>
        </table:table-row>
        <table:table-row table:style-name="Table2.9">
          <table:table-cell table:style-name="Table2.A2" office:value-type="string">
            <text:p text:style-name="P162">spoofoptiontitle$</text:p>
          </table:table-cell>
          <table:table-cell table:style-name="Table2.A2" office:value-type="string">
            <text:p text:style-name="P162">Question asked when spoof option selected</text:p>
          </table:table-cell>
        </table:table-row>
        <table:table-row table:style-name="Table2.9">
          <table:table-cell table:style-name="Table2.A3" office:value-type="string">
            <text:p text:style-name="P12">takeitem$</text:p>
          </table:table-cell>
          <table:table-cell table:style-name="Table2.A3" office:value-type="string">
            <text:p text:style-name="P12">Name of item to be taken from main player</text:p>
          </table:table-cell>
        </table:table-row>
        <table:table-row table:style-name="Table2.9">
          <table:table-cell table:style-name="Table2.A2" office:value-type="string">
            <text:h text:style-name="P9" text:outline-level="1">temp(number)$</text:h>
          </table:table-cell>
          <table:table-cell table:style-name="Table2.A2" office:value-type="string">
            <text:h text:style-name="P9" text:outline-level="1">Temporary value. Wiped blank at end of sub</text:h>
          </table:table-cell>
        </table:table-row>
        <table:table-row table:style-name="Table2.9">
          <table:table-cell table:style-name="Table2.A3" office:value-type="string">
            <text:p text:style-name="P161">temps$(no)</text:p>
          </table:table-cell>
          <table:table-cell table:style-name="Table2.A3" office:value-type="string">
            <text:p text:style-name="P161">Current script command separated into an array</text:p>
          </table:table-cell>
        </table:table-row>
        <table:table-row table:style-name="Table2.9">
          <table:table-cell table:style-name="Table2.A2" office:value-type="string">
            <text:p text:style-name="P12">terminalhold$</text:p>
          </table:table-cell>
          <table:table-cell table:style-name="Table2.A2" office:value-type="string">
            <text:p text:style-name="P12">Temp value container for transferring item holding information between pocket and terminal subs.</text:p>
          </table:table-cell>
        </table:table-row>
        <table:table-row table:style-name="Table2.9">
          <table:table-cell table:style-name="Table2.A3" office:value-type="string">
            <text:p text:style-name="P12">textbanner$</text:p>
          </table:table-cell>
          <table:table-cell table:style-name="Table2.A3" office:value-type="string">
            <text:p text:style-name="P12">Name of text banner sprite</text:p>
          </table:table-cell>
        </table:table-row>
        <table:table-row table:style-name="Table2.9">
          <table:table-cell table:style-name="Table2.A2" office:value-type="string">
            <text:p text:style-name="P12">textbannername$</text:p>
          </table:table-cell>
          <table:table-cell table:style-name="Table2.A2" office:value-type="string">
            <text:p text:style-name="P12">Image used for text banner name background.</text:p>
          </table:table-cell>
        </table:table-row>
        <table:table-row table:style-name="Table2.9">
          <table:table-cell table:style-name="Table2.A3" office:value-type="string">
            <text:p text:style-name="P12">textline$</text:p>
          </table:table-cell>
          <table:table-cell table:style-name="Table2.A3" office:value-type="string">
            <text:p text:style-name="P12">Line of text used in text banner</text:p>
          </table:table-cell>
        </table:table-row>
        <table:table-row table:style-name="Table2.9">
          <table:table-cell table:style-name="Table2.A2" office:value-type="string">
            <text:p text:style-name="P12">textspeech$</text:p>
          </table:table-cell>
          <table:table-cell table:style-name="Table2.A2" office:value-type="string">
            <text:p text:style-name="P12">Text used in text banner</text:p>
          </table:table-cell>
        </table:table-row>
        <table:table-row table:style-name="Table2.9">
          <table:table-cell table:style-name="Table2.A3" office:value-type="string">
            <text:p text:style-name="P164">texttemp1$</text:p>
          </table:table-cell>
          <table:table-cell table:style-name="Table2.A3" office:value-type="string">
            <text:p text:style-name="P164">Used to split text banner values so words can be replaced.</text:p>
          </table:table-cell>
        </table:table-row>
        <table:table-row table:style-name="Table2.9">
          <table:table-cell table:style-name="Table2.A2" office:value-type="string">
            <text:p text:style-name="P164">texttemp2$</text:p>
          </table:table-cell>
          <table:table-cell table:style-name="Table2.A2" office:value-type="string">
            <text:p text:style-name="P164">Used to split text banner values so words can be replaced.</text:p>
          </table:table-cell>
        </table:table-row>
        <table:table-row table:style-name="Table2.9">
          <table:table-cell table:style-name="Table2.A3" office:value-type="string">
            <text:h text:style-name="P9" text:outline-level="1">title$</text:h>
          </table:table-cell>
          <table:table-cell table:style-name="Table2.A3" office:value-type="string">
            <text:h text:style-name="P9" text:outline-level="1">Title bar text</text:h>
          </table:table-cell>
        </table:table-row>
        <table:table-row table:style-name="Table2.9">
          <table:table-cell table:style-name="Table2.A2" office:value-type="string">
            <text:p text:style-name="P12">tloc$</text:p>
          </table:table-cell>
          <table:table-cell table:style-name="Table2.A2" office:value-type="string">
            <text:p text:style-name="P12">Location of terminal metadata folder</text:p>
          </table:table-cell>
        </table:table-row>
        <table:table-row table:style-name="Table2.9">
          <table:table-cell table:style-name="Table2.A3" office:value-type="string">
            <text:p text:style-name="P12">torcheffectfile$</text:p>
          </table:table-cell>
          <table:table-cell table:style-name="Table2.A3" office:value-type="string">
            <text:p text:style-name="P12">Filename of torch effect overlay.</text:p>
          </table:table-cell>
        </table:table-row>
        <table:table-row table:style-name="Table2.9">
          <table:table-cell table:style-name="Table2.A2" office:value-type="string">
            <text:p text:style-name="P12">tos$</text:p>
          </table:table-cell>
          <table:table-cell table:style-name="Table2.A2" office:value-type="string">
            <text:p text:style-name="P12">Name of terminal OS</text:p>
          </table:table-cell>
        </table:table-row>
        <table:table-row table:style-name="Table2.9">
          <table:table-cell table:style-name="Table2.A3" office:value-type="string">
            <text:p text:style-name="P165"><text:span text:style-name="T34">tosfile</text:span>$</text:p>
          </table:table-cell>
          <table:table-cell table:style-name="Table2.A3" office:value-type="string">
            <text:p text:style-name="P165">Name of the bootscreen, ui <text:span text:style-name="T34">and data </text:span>assets <text:s/><text:span text:style-name="T34">(including OS name) </text:span>being used in terminals.</text:p>
          </table:table-cell>
        </table:table-row>
        <table:table-row table:style-name="Table2.9">
          <table:table-cell table:style-name="Table2.A2" office:value-type="string">
            <text:h text:style-name="P9" text:outline-level="1">triggername(no)$</text:h>
          </table:table-cell>
          <table:table-cell table:style-name="Table2.A2" office:value-type="string">
            <text:h text:style-name="P9" text:outline-level="1">Used to tell engine what script to run when <text:soft-page-break/>trigger is collided with.</text:h>
          </table:table-cell>
        </table:table-row>
        <table:table-row table:style-name="Table2.9">
          <table:table-cell table:style-name="Table2.A3" office:value-type="string">
            <text:p text:style-name="P12">tselect$</text:p>
          </table:table-cell>
          <table:table-cell table:style-name="Table2.A3" office:value-type="string">
            <text:p text:style-name="P12">Name of terminal item (selected).</text:p>
          </table:table-cell>
        </table:table-row>
        <table:table-row table:style-name="Table2.9">
          <table:table-cell table:style-name="Table2.A2" office:value-type="string">
            <text:p text:style-name="P166">txtfile(no)$</text:p>
          </table:table-cell>
          <table:table-cell table:style-name="Table2.A2" office:value-type="string">
            <text:p text:style-name="P166">Line to displayed in terminal text files.</text:p>
          </table:table-cell>
        </table:table-row>
        <table:table-row table:style-name="Table2.9">
          <table:table-cell table:style-name="Table2.A3" office:value-type="string">
            <text:p text:style-name="P12">uiloc$</text:p>
          </table:table-cell>
          <table:table-cell table:style-name="Table2.A3" office:value-type="string">
            <text:p text:style-name="P12">Location of UI metadata folder</text:p>
          </table:table-cell>
        </table:table-row>
        <table:table-row table:style-name="Table2.9">
          <table:table-cell table:style-name="Table2.A2" office:value-type="string">
            <text:p text:style-name="P12">unziplink$</text:p>
          </table:table-cell>
          <table:table-cell table:style-name="Table2.A2" office:value-type="string">
            <text:p text:style-name="P12">Download link for windows unzip tool.</text:p>
          </table:table-cell>
        </table:table-row>
        <table:table-row table:style-name="Table2.9">
          <table:table-cell table:style-name="Table2.A3" office:value-type="string">
            <text:p text:style-name="P167">updatekey$</text:p>
          </table:table-cell>
          <table:table-cell table:style-name="Table2.A3" office:value-type="string">
            <text:p text:style-name="P167">API key used for updating in developer mode.</text:p>
          </table:table-cell>
        </table:table-row>
        <table:table-row table:style-name="Table2.9">
          <table:table-cell table:style-name="Table2.A2" office:value-type="string">
            <text:p text:style-name="P12">updatelink$</text:p>
          </table:table-cell>
          <table:table-cell table:style-name="Table2.A2" office:value-type="string">
            <text:p text:style-name="P12">Link to check for updates.</text:p>
          </table:table-cell>
        </table:table-row>
        <table:table-row table:style-name="Table2.9">
          <table:table-cell table:style-name="Table2.A3" office:value-type="string">
            <text:p text:style-name="P12">updaterlinklnx$</text:p>
          </table:table-cell>
          <table:table-cell table:style-name="Table2.A3" office:value-type="string">
            <text:p text:style-name="P12">Download link for linux updater.</text:p>
          </table:table-cell>
        </table:table-row>
        <table:table-row table:style-name="Table2.9">
          <table:table-cell table:style-name="Table2.A2" office:value-type="string">
            <text:p text:style-name="P12">updaterlinkwin$</text:p>
          </table:table-cell>
          <table:table-cell table:style-name="Table2.A2" office:value-type="string">
            <text:p text:style-name="P12">Download link for windows updater.</text:p>
          </table:table-cell>
        </table:table-row>
        <table:table-row table:style-name="Table2.9">
          <table:table-cell table:style-name="Table2.A3" office:value-type="string">
            <text:p text:style-name="P12">updatesource$</text:p>
          </table:table-cell>
          <table:table-cell table:style-name="Table2.A3" office:value-type="string">
            <text:p text:style-name="P12">Name of game updater source code for updater use.</text:p>
          </table:table-cell>
        </table:table-row>
        <table:table-row table:style-name="Table2.9">
          <table:table-cell table:style-name="Table2.A2" office:value-type="string">
            <text:p text:style-name="P12">updatezip$</text:p>
          </table:table-cell>
          <table:table-cell table:style-name="Table2.A2" office:value-type="string">
            <text:p text:style-name="P12">Name of game updater zip file, minus zip extension. For updater use only.</text:p>
          </table:table-cell>
        </table:table-row>
        <table:table-row table:style-name="Table2.9">
          <table:table-cell table:style-name="Table2.A3" office:value-type="string">
            <text:p text:style-name="P12">useaction$</text:p>
          </table:table-cell>
          <table:table-cell table:style-name="Table2.A3" office:value-type="string">
            <text:p text:style-name="P12">Text displayed for “USE” action in pockets.</text:p>
          </table:table-cell>
        </table:table-row>
        <table:table-row table:style-name="Table2.9">
          <table:table-cell table:style-name="Table2.A2" office:value-type="string">
            <text:h text:style-name="P9" text:outline-level="1">value$</text:h>
          </table:table-cell>
          <table:table-cell table:style-name="Table2.A2" office:value-type="string">
            <text:h text:style-name="P9" text:outline-level="1">Prompt Command Argument (see prompt appendix)</text:h>
          </table:table-cell>
        </table:table-row>
        <table:table-row table:style-name="Table2.9">
          <table:table-cell table:style-name="Table2.A3" office:value-type="string">
            <text:p text:style-name="P168">variablevalue$</text:p>
          </table:table-cell>
          <table:table-cell table:style-name="Table2.A3" office:value-type="string">
            <text:p text:style-name="P168">Command for variable</text:p>
          </table:table-cell>
        </table:table-row>
        <table:table-row table:style-name="Table2.9">
          <table:table-cell table:style-name="Table2.A2" office:value-type="string">
            <text:p text:style-name="P169">varworkingtemp$</text:p>
          </table:table-cell>
          <table:table-cell table:style-name="Table2.A2" office:value-type="string">
            <text:p text:style-name="P169">Temporary value for working out of variable commands</text:p>
          </table:table-cell>
        </table:table-row>
        <table:table-row table:style-name="Table2.9">
          <table:table-cell table:style-name="Table2.A3" office:value-type="string">
            <text:p text:style-name="P12">versionno$</text:p>
          </table:table-cell>
          <table:table-cell table:style-name="Table2.A3" office:value-type="string">
            <text:p text:style-name="P12">Build version number. Include “DEV” (anywhere) to mark as a developer build to block updates. <text:span text:style-name="T35">Include “3RDPARTY” (anywhere) to mark as a build intended for 3</text:span><text:span text:style-name="T36">rd</text:span><text:span text:style-name="T35"> party stores to block updates.</text:span></text:p>
          </table:table-cell>
        </table:table-row>
        <table:table-row table:style-name="Table2.9">
          <table:table-cell table:style-name="Table2.A174" office:value-type="string">
            <text:p text:style-name="P12">winexe$</text:p>
          </table:table-cell>
          <table:table-cell table:style-name="Table2.A174" office:value-type="string">
            <text:p text:style-name="P12">Name of game Windows executable for updater use.</text:p>
          </table:table-cell>
        </table:table-row>
      </table:table>
      <text:p text:style-name="P170"/>
      <text:h text:style-name="P125" text:outline-level="1"><text:bookmark-start text:name="_Toc2"/>Metadat<text:bookmark-end text:name="_Toc2"/><text:span text:style-name="T37">a Index</text:span></text:h>
      <text:p text:style-name="P7"/>
      <text:p text:style-name="P171">Filename <text:span text:style-name="T38">–</text:span> <text:span text:style-name="T38">engine.ddf</text:span></text:p>
      <text:p text:style-name="P171">Description<text:span text:style-name="T38"> - Engine setup values.</text:span></text:p>
      <text:p text:style-name="P171">Location <text:span text:style-name="T38">- dloc$</text:span></text:p>
      <text:p text:style-name="P171">Mode<text:span text:style-name="T38"> - Input Only</text:span></text:p>
      <text:p text:style-name="P172">Values<text:span text:style-name="T38"> - </text:span><text:span text:style-name="T39">devmode, consolelogging, displayconsole, autoupdate, installtype, devlogono, selectobjecthighlight, </text:span><text:span text:style-name="T40">musictransitionmode, </text:span><text:span text:style-name="T41">musicfadechange, </text:span><text:span text:style-name="T39">title$, filename$, totalobjects, totalplayers, totaltriggers, totalpockets, totalcheckpoints, totalframes, totalsfxs, totalmusics, totalscriptvalues, totalawards, resx, resy, hertz, extrahertz, exitsave, autotxtsfx, ucontrol, dcontrol, lcontrol, rcontrol, scontrol, pcontrol, bcontrol, ucontrolcode1, ucontrolcode2, ucontrolcode3, ucontrolcode4, dcontrolcode1, dcontrolcode2, dcontrolcode3, dcontrolcode4, lcontrolcode1, lcontrolcode2, lcontrolcode3, locontrolcode4, rcontrolcode1, rcontrolcode2, rcontrolcode3, rcontrolcode4, scontrolcode1, scontrolcode2, scontrolcode3, scontrolcode4, pcontrolcode1, pcontrolcode2, pcontrolcode3, pcontrolcode4, bcontrolcode1, bcontrolcode2, bcontrolcode3, bcontrolcode4, </text:span><text:span text:style-name="T42">moveupgamepad</text:span><text:span text:style-name="T43">1</text:span><text:span text:style-name="T42">$, movedowngamepad</text:span><text:span text:style-name="T43">1</text:span><text:span text:style-name="T42">$, moveleftgamepad</text:span><text:span text:style-name="T43">1</text:span><text:span text:style-name="T42">$, moverightgamepad</text:span><text:span text:style-name="T43">1</text:span><text:span text:style-name="T42">$, selectgamepad</text:span><text:span text:style-name="T43">1</text:span><text:span text:style-name="T42">$, pocketgamepad</text:span><text:span text:style-name="T43">1</text:span><text:span text:style-name="T42">$, backgamepad</text:span><text:span text:style-name="T43">1</text:span><text:span text:style-name="T42">$, moveupgamepad</text:span><text:span text:style-name="T43">2</text:span><text:span text:style-name="T42">$, movedowngamepad</text:span><text:span text:style-name="T43">2</text:span><text:span text:style-name="T42">$, moveleftgamepad</text:span><text:span text:style-name="T43">2</text:span><text:span text:style-name="T42">$, moverightgamepad</text:span><text:span text:style-name="T43">2</text:span><text:span text:style-name="T42">$, selectgamepad</text:span><text:span text:style-name="T43">2</text:span><text:span text:style-name="T42">$, pocketgamepad</text:span><text:span text:style-name="T43">2</text:span><text:span text:style-name="T42">$, backgamepad</text:span><text:span text:style-name="T43">2</text:span><text:span text:style-name="T42">$, moveupgamepad</text:span><text:span text:style-name="T43">3</text:span><text:span text:style-name="T42">$, movedowngamepad</text:span><text:span text:style-name="T43">3</text:span><text:span text:style-name="T42">$, moveleftgamepad</text:span><text:span text:style-name="T43">3</text:span><text:span text:style-name="T42">$, moverightgamepad</text:span><text:span text:style-name="T43">3</text:span><text:span text:style-name="T42">$, selectgamepad</text:span><text:span text:style-name="T43">3</text:span><text:span text:style-name="T42">$, pocketgamepad</text:span><text:span text:style-name="T43">3</text:span><text:span text:style-name="T42">$, backgamepad</text:span><text:span text:style-name="T43">3</text:span><text:span text:style-name="T42">$, moveupgamepad</text:span><text:span text:style-name="T43">4</text:span><text:span text:style-name="T42">$, movedowngamepad</text:span><text:span text:style-name="T43">4</text:span><text:span text:style-name="T42">$, moveleftgamepad</text:span><text:span text:style-name="T43">4</text:span><text:span text:style-name="T42">$, moverightgamepad</text:span><text:span text:style-name="T43">4</text:span><text:span text:style-name="T42">$, selectgamepad</text:span><text:span text:style-name="T43">4</text:span><text:span text:style-name="T42">$, pocketgamepad</text:span><text:span text:style-name="T43">4</text:span><text:span text:style-name="T42">$, backgamepad</text:span><text:span text:style-name="T43">4</text:span><text:span text:style-name="T42">$, </text:span><text:span text:style-name="T39">enableobjectoffsets, enableplayeroffsets, enablemapoffsets, fadespeed, pace, objectstep, collisionstep, playeridle, footpace, fontname$, fontsize, fontstyle$, fontbuffer, imode, playerwalkdivide, scriptwalkdivide, scriptimage$, scriptimageresx, scriptimageresy, pockethudimage$, pockethudresx, pockethudresy, pocketarrowright$, pocketarrowleft$, pocketarrowselectright$, pocketarrowselectleft$, pocketarrowresx, pocketarrowresy, pockethudanispeed, pocketarrowrlocx, pocketarrowrlocy, pocketarrowllocx, pocketarrowllocy, pocketspritex, pocketspritey, pocketspriteresx, pocketspriteresy, pocketbanner$, pocketbannerresx, pocketbannerresy, </text:span><text:span text:style-name="T44">pocketselectlayer,</text:span><text:span text:style-name="T39"> </text:span><text:span text:style-name="T45">pocketmergeactiontext1x, pocketmergeactiontext1y, pocketmergeactiontext2x, pocketmergeactiontext2y, </text:span><text:span text:style-name="T39">textbannersound, textbanner$, textbannername$, textbannerresx, textbannerresy, </text:span><text:span text:style-name="T46">textbannerline1, textbannerline2, </text:span><text:span text:style-name="T39">pocketselect$, pocketselectx, pocketselecty, pocketselectresx, pocketselectresy, lookaction$, lookx, useaction$, giveaction$, combineaction$, usex, givex, combinex, textbannerfacey, textbannerfaceresx, textbannerfaceresy, choicebanner$, choicearrowl, choicearrowr, </text:span><text:span text:style-name="T47">choicebannerline, </text:span><text:span text:style-name="T48">galleryarrowlx, galleryarrowly, galleryarrowrx, galleryarrowry, </text:span><text:span text:style-name="T39">currencyname$, loadicon$, loadiconresx, loadiconresy, saveicon$, saveiconresx, saveiconresy, downloadicon$, downloadiconresx, downloadiconresy, torcheffectfile$, loadbar$, devlogo$, devlogomode, awardbanner$, awardbannerresx, awardbannerresy, awardbannerlocx, awardbannerlocy, awarditemresx, awarditemresy, awarditemlocx, awarditemlocy, awardtextlocx, awardtextlocy, awardgracetime, awardtitle$, awardnotification$, awardspeed, awardnone$, awardarrowleft$, awardarrowright$, awardarrowselectleft$, awardarrowselectright$, versionno$, engineversionno$, updatelink$, </text:span><text:span text:style-name="T49">updatekey$, </text:span><text:span text:style-name="T39">letmenuselectcolourr, letmenuselectcolourg, letmenuselectcolourb, letmenuselectcoloura, bgmenuselectcolourr, bgmenuselectcolourg, bgmenuselectcolourb, bgmenuselectcoloura, letmenudefaultcolourr, letmenudefaultcolourg, letmenudefaultcol</text:span><text:soft-page-break/><text:span text:style-name="T39">ourb, letmenudefaultcoloura, bgmenudefaultcolourr, bgmenudefaultcolourg, bgmenudefaultcolourb, bgmenudefaultcoloura, letpromptcolourr, letpromptcolourg, letpromptcolourb, letpromptcoloura, bgpromptcolourr, bgpromptcolourg, bgpromptcolourb, bgpromptcoloura, letpocketselectcolourr, letpocketselectcolourg, letpocketselectcolourb, letpocketselectcoloura, bgpocketselectcolourr, bgpocketselectcolourg, bgpocketselectcolourb, bgpocketselectcoloura, letpocketdefaultcolourr, letpocketdefaultcolourg, letpocketdefaultcolourb, letpocketdefaultcoloura, bgpocketdefaultcolourr, bgpocketdefaultcolourg, bgpocketdefaultcolourb, bgpocketdefaultcoloura, letcurrencycolourr, letcurrencycolourg, letcurrencycolourb, letcurrencycoloura, bgcurrencycolourr, bgcurrencycolourg, bgcurrencycolourb, bgcurrencycoloura, letspeechcolourr, letspeechcolourg, letspeechcolourb, letspeechcoloura, bgspeechcolourr, bgspeechcolourg, bgspeechcolourb, bgspeechcoloura, letterminalcolourr, letterminalcolourg, letterminalcolourb, letterminalcoloura, bgterminalcolourr, bgterminalcolourg, bgterminalcolourb, bgterminalcoloura, letselectbannercolourr, letselectbannercolourg, letselectbannercolourb, letselectbannercoloura, bgselectbannercolourr, bgselectbannercolourg, bgselectbannercolourb, bgselectbannercoloura, spoofoptiontitle$, spoofoption1$, spoofoption2$, spoofoption1result$, spoofoption2result$, moddingname$</text:span></text:p>
      <text:p text:style-name="P173"><text:span text:style-name="T39"/></text:p>
      <text:p text:style-name="P174">Filename –<text:span text:style-name="T38"> options.ddf</text:span></text:p>
      <text:p text:style-name="P174">Description<text:span text:style-name="T38"> – Options data.</text:span></text:p>
      <text:p text:style-name="P174">Location<text:span text:style-name="T38"> – </text:span><text:span text:style-name="T50">sloc</text:span><text:span text:style-name="T38">$</text:span></text:p>
      <text:p text:style-name="P174">Mode <text:span text:style-name="T38"><text:s/>- Input and Output</text:span></text:p>
      <text:p text:style-name="P175">Values<text:span text:style-name="T38"> – screenmode, soundmode, musicvol, sfxvol, </text:span><text:span text:style-name="T51">playercontrolmode</text:span></text:p>
      <text:p text:style-name="P176"/>
      <text:p text:style-name="P177">Filename –<text:span text:style-name="T38"> </text:span><text:span text:style-name="T50">default</text:span><text:span text:style-name="T38">options.ddf</text:span></text:p>
      <text:p text:style-name="P177">Description<text:span text:style-name="T38"> – </text:span><text:span text:style-name="T50">Default o</text:span><text:span text:style-name="T38">ptions data.</text:span></text:p>
      <text:p text:style-name="P177">Location<text:span text:style-name="T38"> – </text:span><text:span text:style-name="T50">sloc</text:span><text:span text:style-name="T38">$</text:span></text:p>
      <text:p text:style-name="P178">Mode<text:span text:style-name="T38"> - None (file replaces </text:span><text:span text:style-name="T50">options</text:span><text:span text:style-name="T38">.ddf when </text:span><text:span text:style-name="T50">no option config is detected)</text:span></text:p>
      <text:p text:style-name="P178"><text:span text:style-name="T38">Values - (see </text:span><text:span text:style-name="T50">options</text:span><text:span text:style-name="T38">.ddf)</text:span></text:p>
      <text:p text:style-name="P176"/>
      <text:p text:style-name="P171">Filename<text:span text:style-name="T38"> - savedata.ddf</text:span></text:p>
      <text:p text:style-name="P171">Description<text:span text:style-name="T38"> - Player save data.</text:span></text:p>
      <text:p text:style-name="P171">Location<text:span text:style-name="T38"> - sloc$</text:span></text:p>
      <text:p text:style-name="P171">Mode<text:span text:style-name="T38"> - Input and Output</text:span></text:p>
      <text:p text:style-name="P179">Values <text:span text:style-name="T38">- mapno, currency, posx, posy, direction, </text:span><text:span text:style-name="T52">igametime, </text:span><text:span text:style-name="T38">pocketcarry, </text:span><text:span text:style-name="T53">pocketslot, huntmode, </text:span><text:span text:style-name="T54">huntmap, </text:span><text:span text:style-name="T38">pocketitem(totalpockets), </text:span>(repeat pocketitem until totalpockets is reached)<text:span text:style-name="T38">, </text:span><text:span text:style-name="T55">pocketvisible(totalpockets), </text:span><text:span text:style-name="T56">(repeat pocketvisible until totalpockets is reached)</text:span><text:span text:style-name="T55">, </text:span><text:span text:style-name="T57">pocketitemslot(totalpockets), </text:span><text:span text:style-name="T58">(repeat pocketitemslot until totalpockets is reached)</text:span><text:span text:style-name="T57">, </text:span><text:span text:style-name="T38">checkpoint(totalcheckpoints), </text:span>(repeat checkpoint until totalcheckpoints is reached)<text:span text:style-name="T38">, mplayermodel$, </text:span><text:span text:style-name="T59">tosfile</text:span><text:span text:style-name="T60">$</text:span></text:p>
      <text:p text:style-name="P176"/>
      <text:p text:style-name="P171">Filename <text:span text:style-name="T38">- defaultsave.ddf</text:span></text:p>
      <text:p text:style-name="P171">Description<text:span text:style-name="T38"> - Default player save data.</text:span></text:p>
      <text:p text:style-name="P171">Location<text:span text:style-name="T38"> - sloc$</text:span></text:p>
      <text:p text:style-name="P171">Mode<text:span text:style-name="T38"> - None (file replaces savedata.ddf when player erases save)</text:span></text:p>
      <text:p text:style-name="P171">Values <text:span text:style-name="T38">- (see savedata.ddf)</text:span></text:p>
      <text:p text:style-name="P176"/>
      <text:p text:style-name="P171">Filename<text:span text:style-name="T38"> - fileloc.ddf</text:span></text:p>
      <text:p text:style-name="P171">Description <text:span text:style-name="T38"><text:s/>- Directory locations in Windows </text:span><text:span text:style-name="T61">and then Linux</text:span><text:span text:style-name="T38"> format.</text:span></text:p>
      <text:p text:style-name="P171"><text:soft-page-break/>Location<text:span text:style-name="T38"> - dloc$</text:span></text:p>
      <text:p text:style-name="P171">Mode<text:span text:style-name="T38"> - Input Only</text:span></text:p>
      <text:p text:style-name="P180">Values<text:span text:style-name="T38"> - dloc$, mloc$, ploc$, floc$, sloc$, oloc$, scriptloc$, museloc$, sfxloc$, pocketloc$, uiloc$, tloc$, aloc$, menuloc$, dloc$, mloc$, ploc$, floc$, sloc$, oloc$, scriptloc$, museloc$, sfxloc$, pocketloc$, uiloc$, tloc$, aloc$, menuloc$</text:span></text:p>
      <text:p text:style-name="P176"/>
      <text:p text:style-name="P171">Filename<text:span text:style-name="T38"> - map(mapno).ddf</text:span></text:p>
      <text:p text:style-name="P171">Description<text:span text:style-name="T38"> - Map data.</text:span></text:p>
      <text:p text:style-name="P171">Location<text:span text:style-name="T38"> - mloc$/mapdir$/</text:span></text:p>
      <text:p text:style-name="P171">Mode <text:span text:style-name="T38">- Input Only</text:span></text:p>
      <text:p text:style-name="P171">Values<text:span text:style-name="T38"> - mapname$, playmusic$, mapeffect, </text:span><text:span text:style-name="T62">parallaxmode, </text:span><text:span text:style-name="T38">mapx, mapy, mapobjectno, mapplayerno, maptriggerno, objectname$(totalobjects), objectx(totalobjects), objecty(totalobjects), </text:span>(repeat objectname$ to objecty until totalframes is reached)<text:span text:style-name="T38">, playername$(totalplayers), playerx(totalplayers), playery(totalplayers), mplayerx(totalplayers), mplayery(totalplayers), playergrace(totalplayers), playerdefault(totalplayers), </text:span>(repeat playername$ to playerdefault until totalplayers is reached)<text:span text:style-name="T38">, triggername$(totaltriggers), triggerx1(totaltriggers), triggery1(totaltriggers), triggerx1(totaltriggers), triggery1(totaltriggers), </text:span><text:span text:style-name="T63">triggerexit(totaltriggers), </text:span>(repeat triggername$ to triggery until totalframes is reached)</text:p>
      <text:p text:style-name="P171">Notes <text:span text:style-name="T38">- objectname(no)$ to equal “[COLLISIONONLY]” if you’d like an object to act as collision only. First X and Y co-ordinates are stored in objectx(no). Second X and Y co-ordinates are stored in objecty(no). X and Y values are separated by a decimal point, ie. ’42.36’. All numbers used are to be two digits or above, one digit numbers use a ‘0’ before the number ie ’01.02’. The values used are ‘objectx(no).objecty(no)’ and then ‘objectresx(no).objectresy(no)’. Uses ‘collisionstep’ as the object step.</text:span></text:p>
      <text:p text:style-name="P176"/>
      <text:p text:style-name="P171">Filename<text:span text:style-name="T38"> - (playername).ddf</text:span></text:p>
      <text:p text:style-name="P171">Description<text:span text:style-name="T38"> - Player data for main player and NPCs.</text:span></text:p>
      <text:p text:style-name="P171">Location<text:span text:style-name="T38"> - ploc$/(playername)/</text:span></text:p>
      <text:p text:style-name="P171">Mode<text:span text:style-name="T38"> - Input Only</text:span></text:p>
      <text:p text:style-name="P171">Values<text:span text:style-name="T38"> - playername(totalplayers)$, playerresx(totalplayers), playerresy(totalplayers), players(totalplayers), playernote1(totalplayers), playernote2(totalplayers), </text:span><text:span text:style-name="T64">playerlayer</text:span><text:span text:style-name="T65">2</text:span><text:span text:style-name="T64">(totalplayers),</text:span><text:span text:style-name="T38"> </text:span><text:span text:style-name="T66">playerspeed(totalplayers), </text:span><text:span text:style-name="T67">playercollision(totalplayers), </text:span><text:span text:style-name="T68">playermode(totalplayers)</text:span></text:p>
      <text:p text:style-name="P176"><text:tab/>OR</text:p>
      <text:p text:style-name="P176"><text:tab/>temp$, mpx, mpy, mps, mpnote1, mpnote2, <text:span text:style-name="T69">temp</text:span></text:p>
      <text:p text:style-name="P176"/>
      <text:p text:style-name="P171">Filename<text:span text:style-name="T38"> - consolelog.txt</text:span></text:p>
      <text:p text:style-name="P171">Description<text:span text:style-name="T38"> - Console log for development purposes.</text:span></text:p>
      <text:p text:style-name="P171">Location<text:span text:style-name="T38"> - dloc$</text:span></text:p>
      <text:p text:style-name="P171">Mode<text:span text:style-name="T38"> - Output Only</text:span></text:p>
      <text:p text:style-name="P171">Values<text:span text:style-name="T38"> - date$, time$, err, errdescription$</text:span></text:p>
      <text:p text:style-name="P176"><text:tab/>OR</text:p>
      <text:p text:style-name="P176"><text:tab/>date$, time$, eventtitle$, eventdata$, eventnumber</text:p>
      <text:p text:style-name="P176"/>
      <text:p text:style-name="P171">Filename<text:span text:style-name="T38"> - (objectname).ddf</text:span></text:p>
      <text:p text:style-name="P171">Description<text:span text:style-name="T38"> - Map object data.</text:span></text:p>
      <text:p text:style-name="P171">Location<text:span text:style-name="T38"> - oloc$/(objectname)/</text:span></text:p>
      <text:p text:style-name="P171">Mode<text:span text:style-name="T38"> - Input Only</text:span></text:p>
      <text:p text:style-name="P181"><text:soft-page-break/>Values<text:span text:style-name="T38"> - objectname$(totalobjects), objectresx, objectresy, objects(totalobjects), </text:span><text:span text:style-name="T70">objectlayer(totalobjects), </text:span><text:span text:style-name="T66">objectspeed(totalobjects), </text:span><text:span text:style-name="T67">objectcollision(totalobjects), </text:span><text:span text:style-name="T71">objectpoint(</text:span><text:span text:style-name="T72">no</text:span><text:span text:style-name="T71">)</text:span><text:span text:style-name="T72">(no), </text:span><text:span text:style-name="T73">(repeat </text:span><text:span text:style-name="T74">objectpoint</text:span><text:span text:style-name="T73"> until </text:span><text:span text:style-name="T74">end of file is reached</text:span><text:span text:style-name="T73">)</text:span></text:p>
      <text:p text:style-name="P176"/>
      <text:p text:style-name="P171">Filename<text:span text:style-name="T38"> - musicfiles.ddf</text:span></text:p>
      <text:p text:style-name="P171">Description<text:span text:style-name="T38"> - List of music files to be loaded into memory.</text:span></text:p>
      <text:p text:style-name="P171">Location<text:span text:style-name="T38"> - museloc$</text:span></text:p>
      <text:p text:style-name="P171">Mode<text:span text:style-name="T38"> - Input Only</text:span></text:p>
      <text:p text:style-name="P171">Values<text:span text:style-name="T38"> - (list of music files in quotes, no extension).</text:span></text:p>
      <text:p text:style-name="P176"/>
      <text:p text:style-name="P171">Filename<text:span text:style-name="T38"> - sfxfiles.ddf</text:span></text:p>
      <text:p text:style-name="P171">Description<text:span text:style-name="T38"> - List of sound effect files to be loaded into memory.</text:span></text:p>
      <text:p text:style-name="P171">Location<text:span text:style-name="T38"> - sfxloc$</text:span></text:p>
      <text:p text:style-name="P171">Mode<text:span text:style-name="T38"> - Input Only</text:span></text:p>
      <text:p text:style-name="P171">Values<text:span text:style-name="T38"> - (list of sound effect files in quotes, no extension).</text:span></text:p>
      <text:p text:style-name="P176"/>
      <text:p text:style-name="P171">Filename<text:span text:style-name="T38"> - pocketfiles.ddf</text:span></text:p>
      <text:p text:style-name="P171">Description<text:span text:style-name="T38"> - List of pocket files to be loaded into memory.</text:span></text:p>
      <text:p text:style-name="P171">Location<text:span text:style-name="T38"> - pocketloc$</text:span></text:p>
      <text:p text:style-name="P171">Mode<text:span text:style-name="T38"> - Input Only</text:span></text:p>
      <text:p text:style-name="P171">Values<text:span text:style-name="T38"> - (list of pocket files in quotes, no extension).</text:span></text:p>
      <text:p text:style-name="P176"/>
      <text:p text:style-name="P171">Filename<text:span text:style-name="T38"> - (itemname).ddf</text:span></text:p>
      <text:p text:style-name="P171">Description<text:span text:style-name="T38"> - Pocket item metadata.</text:span></text:p>
      <text:p text:style-name="P171">Location<text:span text:style-name="T38"> - pocketloc$/(itemname)/</text:span></text:p>
      <text:p text:style-name="P171">Mode<text:span text:style-name="T38"> - Input Only</text:span></text:p>
      <text:p text:style-name="P171">Values<text:span text:style-name="T38"> - pocketname$(totalpockets)$, pocketdescription$(totalpockets)</text:span></text:p>
      <text:p text:style-name="P171">Notes <text:span text:style-name="T38">- pocketdescription$(totalpockets) to equal “[RUNSCRIPT] {script name}” if you’d like a pocket item to run a script when looked at.</text:span></text:p>
      <text:p text:style-name="P176"/>
      <text:p text:style-name="P171">Filename<text:span text:style-name="T38"> - (scriptname).vsf</text:span></text:p>
      <text:p text:style-name="P171">Description<text:span text:style-name="T38"> - Script file.</text:span></text:p>
      <text:p text:style-name="P171">Location<text:span text:style-name="T38"> - scriptloc$</text:span></text:p>
      <text:p text:style-name="P171">Mode<text:span text:style-name="T38"> - Input Only</text:span></text:p>
      <text:p text:style-name="P171">Values<text:span text:style-name="T38"> - (list of script commands in quotes).</text:span></text:p>
      <text:p text:style-name="P176"/>
      <text:p text:style-name="P171">Filename<text:span text:style-name="T38"> - (menuname).ddf</text:span></text:p>
      <text:p text:style-name="P171">Description<text:span text:style-name="T38"> - Menu metadata</text:span></text:p>
      <text:p text:style-name="P171">Location<text:span text:style-name="T38"> - uiloc$</text:span></text:p>
      <text:p text:style-name="P171">Mode<text:span text:style-name="T38"> - Input Only</text:span></text:p>
      <text:p text:style-name="P171">Values <text:span text:style-name="T38">- menuchoice1$, menuchoice2$, menuchoice3$, menuchoice4$, menuchoice5$, menuchoice6$, menucommand1$, menucommand2$, menucommand3$, menucommand4$, menucommand5$, menucommand6$, mcy1, mcy2, mcy3, mcy4, mcy5, mcx6, menunos, menuposx, menubackdrop$, menumusic$</text:span></text:p>
      <text:p text:style-name="P176"/>
      <text:p text:style-name="P171">Filename<text:span text:style-name="T38"> - (terminal data name).ddf</text:span></text:p>
      <text:p text:style-name="P171">Description<text:span text:style-name="T38"> - Terminal Metadata</text:span></text:p>
      <text:p text:style-name="P171">Location<text:span text:style-name="T38"> - tloc$/</text:span><text:span text:style-name="T75">terminaldata/</text:span><text:span text:style-name="T38">(terminal data name)/</text:span></text:p>
      <text:p text:style-name="P171">Mode<text:span text:style-name="T38"> - Input Only</text:span></text:p>
      <text:p text:style-name="P171"><text:soft-page-break/>Values<text:span text:style-name="T38"> - ct1, cn1$, ct2, cn2$, ct3, cn3$, ct4, cn4$, ct5, cn5$, ct6, cn6$, parentdir$</text:span></text:p>
      <text:p text:style-name="P176"/>
      <text:p text:style-name="P171">Filename<text:span text:style-name="T38"> - (animation data name).ddf</text:span></text:p>
      <text:p text:style-name="P171">Description<text:span text:style-name="T38"> - Animation Metadata.</text:span></text:p>
      <text:p text:style-name="P171">Location<text:span text:style-name="T38"> - aloc$/(animation data name)/</text:span></text:p>
      <text:p text:style-name="P171">Mode<text:span text:style-name="T38"> - Input Only</text:span></text:p>
      <text:p text:style-name="P171">Values<text:span text:style-name="T38"> - aniframes, frame(totalframes), </text:span>(repeat frame until totalframes is reached)</text:p>
      <text:p text:style-name="P176"/>
      <text:p text:style-name="P171">Filename <text:span text:style-name="T38">- checkupdate.ddf</text:span></text:p>
      <text:p text:style-name="P171">Description<text:span text:style-name="T38"> - Latest update information. Will only exist whilst updates are being checked or installed.</text:span></text:p>
      <text:p text:style-name="P171">Location<text:span text:style-name="T38"> - (executable folder)</text:span></text:p>
      <text:p text:style-name="P171">Mode<text:span text:style-name="T38"> - Input Only</text:span></text:p>
      <text:p text:style-name="P171">Values<text:span text:style-name="T38"> - newversionno$, updaterlinklnx$, updaterlinkwin$, downloadlink$, unziplink$, datafolder$, winexe$, lnxexe$, readme$, changelog$, manual$, source$, updatesource$, updatezip$, </text:span><text:span text:style-name="T76">savestatus, minsavever$</text:span></text:p>
      <text:p text:style-name="P171"><text:span text:style-name="T76"/></text:p>
      <text:p text:style-name="P182"><text:span text:style-name="T77">Filename –</text:span><text:span text:style-name="T38"> (terminal OS name).ddf</text:span></text:p>
      <text:p text:style-name="P182"><text:span text:style-name="T77">Description</text:span><text:span text:style-name="T38"> - Terminal OS info</text:span></text:p>
      <text:p text:style-name="P183">Location –<text:span text:style-name="T38"> tloc$/os/(terminal os name)/</text:span></text:p>
      <text:p text:style-name="P182"><text:span text:style-name="T77">Mode </text:span><text:span text:style-name="T38">- Input Only</text:span></text:p>
      <text:p text:style-name="P184"><text:span text:style-name="T78">Values </text:span><text:span text:style-name="T75">- </text:span><text:span text:style-name="T39">tos$, tdelay, stposx, stposy, tanidelay, terminalcol1, terminalcol2, terminalcol3, terminalrow1, terminalrow2, terminalfacex, terminalfacey</text:span></text:p>
      <text:h text:style-name="P125" text:outline-level="1"><text:bookmark-start text:name="_Toc3"/>Subs<text:bookmark-end text:name="_Toc3"/></text:h>
      <text:p text:style-name="P7"/>
      <table:table table:name="Table3" table:style-name="Table3" table:template-name="Simple Grid Rows">
        <table:table-column table:style-name="Table3.A" table:number-columns-repeated="2"/>
        <table:table-row table:style-name="Table3.1">
          <table:table-cell table:style-name="Table3.A1" office:value-type="string">
            <text:h text:style-name="P9" text:outline-level="1">Sub Name</text:h>
          </table:table-cell>
          <table:table-cell table:style-name="Table3.A1" office:value-type="string">
            <text:h text:style-name="P9" text:outline-level="1">Sub Function</text:h>
          </table:table-cell>
        </table:table-row>
        <table:table-row table:style-name="Table3.1">
          <table:table-cell table:style-name="Table3.A2" office:value-type="string">
            <text:p text:style-name="P12">animation:</text:p>
          </table:table-cell>
          <table:table-cell table:style-name="Table3.A2" office:value-type="string">
            <text:p text:style-name="P12">Loads and Draws animation</text:p>
          </table:table-cell>
        </table:table-row>
        <table:table-row table:style-name="Table3.3">
          <table:table-cell table:style-name="Table3.A3" office:value-type="string">
            <text:h text:style-name="P16" text:outline-level="1">awarddraw:</text:h>
          </table:table-cell>
          <table:table-cell table:style-name="Table3.A3" office:value-type="string">
            <text:h text:style-name="P16" text:outline-level="1">Draws granted awards onto the screen.</text:h>
          </table:table-cell>
        </table:table-row>
        <table:table-row table:style-name="Table3.1">
          <table:table-cell table:style-name="Table3.A2" office:value-type="string">
            <text:h text:style-name="P185" text:outline-level="1">awardload:</text:h>
          </table:table-cell>
          <table:table-cell table:style-name="Table3.A2" office:value-type="string">
            <text:h text:style-name="P185" text:outline-level="1">Loads award assets and data</text:h>
          </table:table-cell>
        </table:table-row>
        <table:table-row table:style-name="Table3.1">
          <table:table-cell table:style-name="Table3.A3" office:value-type="string">
            <text:h text:style-name="P17" text:outline-level="1">awardmenu:</text:h>
          </table:table-cell>
          <table:table-cell table:style-name="Table3.A3" office:value-type="string">
            <text:h text:style-name="P17" text:outline-level="1">Loads award menu</text:h>
          </table:table-cell>
        </table:table-row>
        <table:table-row table:style-name="Table3.3">
          <table:table-cell table:style-name="Table3.A2" office:value-type="string">
            <text:h text:style-name="P186" text:outline-level="1">awardunload:</text:h>
          </table:table-cell>
          <table:table-cell table:style-name="Table3.A2" office:value-type="string">
            <text:h text:style-name="P186" text:outline-level="1">Unloads awards from memory</text:h>
          </table:table-cell>
        </table:table-row>
        <table:table-row table:style-name="Table3.3">
          <table:table-cell table:style-name="Table3.A3" office:value-type="string">
            <text:h text:style-name="P187" text:outline-level="1">boxobjectcollision:</text:h>
          </table:table-cell>
          <table:table-cell table:style-name="Table3.A3" office:value-type="string">
            <text:h text:style-name="P187" text:outline-level="1">Calculates box collision for objects</text:h>
          </table:table-cell>
        </table:table-row>
        <table:table-row table:style-name="Table3.1">
          <table:table-cell table:style-name="Table3.A2" office:value-type="string">
            <text:p text:style-name="P12">carryplayervalues:</text:p>
          </table:table-cell>
          <table:table-cell table:style-name="Table3.A2" office:value-type="string">
            <text:p text:style-name="P12">Copies player values to memory to be used on another map.</text:p>
          </table:table-cell>
        </table:table-row>
        <table:table-row table:style-name="Table3.1">
          <table:table-cell table:style-name="Table3.A3" office:value-type="string">
            <text:p text:style-name="P12">centretext:</text:p>
          </table:table-cell>
          <table:table-cell table:style-name="Table3.A3" office:value-type="string">
            <text:p text:style-name="P12">Centralises text for display use</text:p>
          </table:table-cell>
        </table:table-row>
        <table:table-row table:style-name="Table3.1">
          <table:table-cell table:style-name="Table3.A2" office:value-type="string">
            <text:h text:style-name="P188" text:outline-level="1">checkflatpakupdate:</text:h>
          </table:table-cell>
          <table:table-cell table:style-name="Table3.A2" office:value-type="string">
            <text:h text:style-name="P188" text:outline-level="1">Checks if game has been updated via flatpak since last launch.</text:h>
          </table:table-cell>
        </table:table-row>
        <table:table-row table:style-name="Table3.1">
          <table:table-cell table:style-name="Table3.A3" office:value-type="string">
            <text:h text:style-name="P189" text:outline-level="1">choicebannercalc:</text:h>
          </table:table-cell>
          <table:table-cell table:style-name="Table3.A3" office:value-type="string">
            <text:h text:style-name="P189" text:outline-level="1">Puts choice text on player choice menu.</text:h>
          </table:table-cell>
        </table:table-row>
        <table:table-row table:style-name="Table3.3">
          <table:table-cell table:style-name="Table3.A2" office:value-type="string">
            <text:h text:style-name="P29" text:outline-level="1">choicebannerdraw:</text:h>
          </table:table-cell>
          <table:table-cell table:style-name="Table3.A2" office:value-type="string">
            <text:h text:style-name="P29" text:outline-level="1">Draws banner for player choice menu.</text:h>
          </table:table-cell>
        </table:table-row>
        <table:table-row table:style-name="Table3.1">
          <table:table-cell table:style-name="Table3.A3" office:value-type="string">
            <text:h text:style-name="P9" text:outline-level="1">collision:</text:h>
          </table:table-cell>
          <table:table-cell table:style-name="Table3.A3" office:value-type="string">
            <text:h text:style-name="P9" text:outline-level="1">Manages collision subs<text:bookmark-start text:name="_Toc3 Copy 1"/><text:span text:style-name="T79">Subs</text:span><text:bookmark-end text:name="_Toc3 Copy 1"/></text:h>
          </table:table-cell>
        </table:table-row>
        <table:table-row table:style-name="Table3.1">
          <table:table-cell table:style-name="Table3.A2" office:value-type="string">
            <text:p text:style-name="P12">collisionconverter:</text:p>
          </table:table-cell>
          <table:table-cell table:style-name="Table3.A2" office:value-type="string">
            <text:p text:style-name="P12">Converts map co-ordinate values into collision data.</text:p>
          </table:table-cell>
        </table:table-row>
        <table:table-row table:style-name="Table3.1">
          <table:table-cell table:style-name="Table3.A3" office:value-type="string">
            <text:h text:style-name="P9" text:outline-level="1">collisionprinter:</text:h>
          </table:table-cell>
          <table:table-cell table:style-name="Table3.A3" office:value-type="string">
            <text:h text:style-name="P9" text:outline-level="1">Sets values for collision conflict event for console printer.</text:h>
          </table:table-cell>
        </table:table-row>
        <table:table-row table:style-name="Table3.1">
          <table:table-cell table:style-name="Table3.A2" office:value-type="string">
            <text:h text:style-name="P9" text:outline-level="1">consoleboot:</text:h>
          </table:table-cell>
          <table:table-cell table:style-name="Table3.A2" office:value-type="string">
            <text:h text:style-name="P9" text:outline-level="1">Dumps boot info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consoleprinter:</text:h>
          </table:table-cell>
          <table:table-cell table:style-name="Table3.A3" office:value-type="string">
            <text:h text:style-name="P9" text:outline-level="1">Dumps any additional info to errorlog.txt</text:h>
          </table:table-cell>
        </table:table-row>
        <table:table-row table:style-name="Table3.1">
          <table:table-cell table:style-name="Table3.A2" office:value-type="string">
            <text:h text:style-name="P190" text:outline-level="1">controltoggle:</text:h>
          </table:table-cell>
          <table:table-cell table:style-name="Table3.A2" office:value-type="string">
            <text:h text:style-name="P190" text:outline-level="1">Toggles between keyboard and gamepad controls.</text:h>
          </table:table-cell>
        </table:table-row>
        <table:table-row table:style-name="Table3.1">
          <table:table-cell table:style-name="Table3.A3" office:value-type="string">
            <text:p text:style-name="P12">deleteupdaters:</text:p>
          </table:table-cell>
          <table:table-cell table:style-name="Table3.A3" office:value-type="string">
            <text:p text:style-name="P12">Deletes any remaining updater files that aren’t needed.</text:p>
          </table:table-cell>
        </table:table-row>
        <table:table-row table:style-name="Table3.1">
          <table:table-cell table:style-name="Table3.A2" office:value-type="string">
            <text:p text:style-name="P12">devlogo:</text:p>
          </table:table-cell>
          <table:table-cell table:style-name="Table3.A2" office:value-type="string">
            <text:p text:style-name="P12">Displays developer logo.</text:p>
          </table:table-cell>
        </table:table-row>
        <table:table-row table:style-name="Table3.1">
          <table:table-cell table:style-name="Table3.A3" office:value-type="string">
            <text:p text:style-name="P12">dimmer:</text:p>
          </table:table-cell>
          <table:table-cell table:style-name="Table3.A3" office:value-type="string">
            <text:p text:style-name="P12">Assigns array values.</text:p>
          </table:table-cell>
        </table:table-row>
        <table:table-row table:style-name="Table3.1">
          <table:table-cell table:style-name="Table3.A2" office:value-type="string">
            <text:p text:style-name="P12">displayconsole:</text:p>
          </table:table-cell>
          <table:table-cell table:style-name="Table3.A2" office:value-type="string">
            <text:p text:style-name="P12">Displays developer console</text:p>
          </table:table-cell>
        </table:table-row>
        <table:table-row table:style-name="Table3.3">
          <table:table-cell table:style-name="Table3.A3" office:value-type="string">
            <text:p text:style-name="P12">effectdraw:</text:p>
          </table:table-cell>
          <table:table-cell table:style-name="Table3.A3" office:value-type="string">
            <text:p text:style-name="P12">Draws special map effects.</text:p>
          </table:table-cell>
        </table:table-row>
        <table:table-row table:style-name="Table3.1">
          <table:table-cell table:style-name="Table3.A2" office:value-type="string">
            <text:h text:style-name="P9" text:outline-level="1">endgame:</text:h>
          </table:table-cell>
          <table:table-cell table:style-name="Table3.A2" office:value-type="string">
            <text:h text:style-name="P9" text:outline-level="1">Saves any additional savedata then quits game</text:h>
          </table:table-cell>
        </table:table-row>
        <table:table-row table:style-name="Table3.1">
          <table:table-cell table:style-name="Table3.A3" office:value-type="string">
            <text:h text:style-name="P191" text:outline-level="1">endgamemenu:</text:h>
          </table:table-cell>
          <table:table-cell table:style-name="Table3.A3" office:value-type="string">
            <text:h text:style-name="P191" text:outline-level="1">Asks for user confirmation of quit.</text:h>
          </table:table-cell>
        </table:table-row>
        <table:table-row table:style-name="Table3.3">
          <table:table-cell table:style-name="Table3.A2" office:value-type="string">
            <text:h text:style-name="P192" text:outline-level="1">endscriptcmd:</text:h>
          </table:table-cell>
          <table:table-cell table:style-name="Table3.A2" office:value-type="string">
            <text:h text:style-name="P192" text:outline-level="1">Ends the script command and moves onto the next.</text:h>
          </table:table-cell>
        </table:table-row>
        <table:table-row table:style-name="Table3.1">
          <table:table-cell table:style-name="Table3.A3" office:value-type="string">
            <text:h text:style-name="P9" text:outline-level="1">erasesave:</text:h>
          </table:table-cell>
          <table:table-cell table:style-name="Table3.A3" office:value-type="string">
            <text:h text:style-name="P9" text:outline-level="1">Erases save file and replaces it with default</text:h>
          </table:table-cell>
        </table:table-row>
        <table:table-row table:style-name="Table3.1">
          <table:table-cell table:style-name="Table3.A2" office:value-type="string">
            <text:h text:style-name="P9" text:outline-level="1">errorduringerror:</text:h>
          </table:table-cell>
          <table:table-cell table:style-name="Table3.A2" office:value-type="string">
            <text:h text:style-name="P9" text:outline-level="1">Failsafe if error handler encounters an unexpected error.</text:h>
          </table:table-cell>
        </table:table-row>
        <table:table-row table:style-name="Table3.1">
          <table:table-cell table:style-name="Table3.A3" office:value-type="string">
            <text:h text:style-name="P9" text:outline-level="1">errorhandler:</text:h>
          </table:table-cell>
          <table:table-cell table:style-name="Table3.A3" office:value-type="string">
            <text:h text:style-name="P9" text:outline-level="1">Calls redirects or rescue code upon engine errors</text:h>
          </table:table-cell>
        </table:table-row>
        <table:table-row table:style-name="Table3.1">
          <table:table-cell table:style-name="Table3.A2" office:value-type="string">
            <text:h text:style-name="P9" text:outline-level="1">errorprinter:</text:h>
          </table:table-cell>
          <table:table-cell table:style-name="Table3.A2" office:value-type="string">
            <text:h text:style-name="P9" text:outline-level="1">Dumps error information to errorlog.txt</text:h>
          </table:table-cell>
        </table:table-row>
        <table:table-row table:style-name="Table3.3">
          <table:table-cell table:style-name="Table3.A3" office:value-type="string">
            <text:h text:style-name="P9" text:outline-level="1">fadein:</text:h>
          </table:table-cell>
          <table:table-cell table:style-name="Table3.A3" office:value-type="string">
            <text:h text:style-name="P9" text:outline-level="1">Fade in utility</text:h>
          </table:table-cell>
        </table:table-row>
        <text:soft-page-break/>
        <table:table-row table:style-name="Table3.1">
          <table:table-cell table:style-name="Table3.A2" office:value-type="string">
            <text:h text:style-name="P9" text:outline-level="1">fadeout:</text:h>
          </table:table-cell>
          <table:table-cell table:style-name="Table3.A2" office:value-type="string">
            <text:h text:style-name="P9" text:outline-level="1">Fade out utility</text:h>
          </table:table-cell>
        </table:table-row>
        <table:table-row table:style-name="Table3.3">
          <table:table-cell table:style-name="Table3.A3" office:value-type="string">
            <text:h text:style-name="P36" text:outline-level="1">filedownloader:</text:h>
          </table:table-cell>
          <table:table-cell table:style-name="Table3.A3" office:value-type="string">
            <text:h text:style-name="P36" text:outline-level="1">Downloads a requested file</text:h>
          </table:table-cell>
        </table:table-row>
        <table:table-row table:style-name="Table3.3">
          <table:table-cell table:style-name="Table3.A2" office:value-type="string">
            <text:h text:style-name="P193" text:outline-level="1">findcontrol:</text:h>
          </table:table-cell>
          <table:table-cell table:style-name="Table3.A2" office:value-type="string">
            <text:h text:style-name="P193" text:outline-level="1">Matches unicode with letter keys for control instructions.</text:h>
          </table:table-cell>
        </table:table-row>
        <table:table-row table:style-name="Table3.3">
          <table:table-cell table:style-name="Table3.A3" office:value-type="string">
            <text:h text:style-name="P194" text:outline-level="1">flatpaksetup:</text:h>
          </table:table-cell>
          <table:table-cell table:style-name="Table3.A3" office:value-type="string">
            <text:h text:style-name="P194" text:outline-level="1">Sets up flatpak install when first launched.</text:h>
          </table:table-cell>
        </table:table-row>
        <table:table-row table:style-name="Table3.1">
          <table:table-cell table:style-name="Table3.A2" office:value-type="string">
            <text:h text:style-name="P195" text:outline-level="1">flatpakupdate:</text:h>
          </table:table-cell>
          <table:table-cell table:style-name="Table3.A2" office:value-type="string">
            <text:h text:style-name="P195" text:outline-level="1">Updates flatpak install when launched after update.</text:h>
          </table:table-cell>
        </table:table-row>
        <table:table-row table:style-name="Table3.1">
          <table:table-cell table:style-name="Table3.A3" office:value-type="string">
            <text:h text:style-name="P9" text:outline-level="1">fontload:</text:h>
          </table:table-cell>
          <table:table-cell table:style-name="Table3.A3" office:value-type="string">
            <text:h text:style-name="P9" text:outline-level="1">Loads engine font into memory</text:h>
          </table:table-cell>
        </table:table-row>
        <table:table-row table:style-name="Table3.1">
          <table:table-cell table:style-name="Table3.A2" office:value-type="string">
            <text:h text:style-name="P9" text:outline-level="1">fontunload:</text:h>
          </table:table-cell>
          <table:table-cell table:style-name="Table3.A2" office:value-type="string">
            <text:h text:style-name="P9" text:outline-level="1">Unloads fonts</text:h>
          </table:table-cell>
        </table:table-row>
        <table:table-row table:style-name="Table3.1">
          <table:table-cell table:style-name="Table3.A3" office:value-type="string">
            <text:h text:style-name="P9" text:outline-level="1">footchanger:</text:h>
          </table:table-cell>
          <table:table-cell table:style-name="Table3.A3" office:value-type="string">
            <text:h text:style-name="P9" text:outline-level="1">Calculates when player foot should change when walking</text:h>
          </table:table-cell>
        </table:table-row>
        <table:table-row table:style-name="Table3.3">
          <table:table-cell table:style-name="Table3.A2" office:value-type="string">
            <text:h text:style-name="P9" text:outline-level="1">game:</text:h>
          </table:table-cell>
          <table:table-cell table:style-name="Table3.A2" office:value-type="string">
            <text:h text:style-name="P9" text:outline-level="1">Main engine loop, calls upon subs required</text:h>
          </table:table-cell>
        </table:table-row>
        <table:table-row table:style-name="Table3.1">
          <table:table-cell table:style-name="Table3.A3" office:value-type="string">
            <text:p text:style-name="P12">gameloop:</text:p>
          </table:table-cell>
          <table:table-cell table:style-name="Table3.A3" office:value-type="string">
            <text:p text:style-name="P12">Quick version of game loop for script purposes.</text:p>
          </table:table-cell>
        </table:table-row>
        <table:table-row table:style-name="Table3.3">
          <table:table-cell table:style-name="Table3.A2" office:value-type="string">
            <text:h text:style-name="P196" text:outline-level="1">gamereboots:</text:h>
          </table:table-cell>
          <table:table-cell table:style-name="Table3.A2" office:value-type="string">
            <text:h text:style-name="P196" text:outline-level="1">Checks to see if the game requires a reboot.</text:h>
          </table:table-cell>
        </table:table-row>
        <table:table-row table:style-name="Table3.1">
          <table:table-cell table:style-name="Table3.A3" office:value-type="string">
            <text:p text:style-name="P12">generateoffsets:</text:p>
          </table:table-cell>
          <table:table-cell table:style-name="Table3.A3" office:value-type="string">
            <text:p text:style-name="P12">Generates random map animation offsets for objects and players.</text:p>
          </table:table-cell>
        </table:table-row>
        <table:table-row table:style-name="Table3.1">
          <table:table-cell table:style-name="Table3.A2" office:value-type="string">
            <text:p text:style-name="P12">givecurrency:</text:p>
          </table:table-cell>
          <table:table-cell table:style-name="Table3.A2" office:value-type="string">
            <text:p text:style-name="P12">Gives currency to player</text:p>
          </table:table-cell>
        </table:table-row>
        <table:table-row table:style-name="Table3.3">
          <table:table-cell table:style-name="Table3.A3" office:value-type="string">
            <text:h text:style-name="P197" text:outline-level="1">hideitem:</text:h>
          </table:table-cell>
          <table:table-cell table:style-name="Table3.A3" office:value-type="string">
            <text:h text:style-name="P197" text:outline-level="1">Changes a pocket item visibility to hide.</text:h>
          </table:table-cell>
        </table:table-row>
        <table:table-row table:style-name="Table3.1">
          <table:table-cell table:style-name="Table3.A2" office:value-type="string">
            <text:h text:style-name="P198" text:outline-level="1">hunterchangemap:</text:h>
          </table:table-cell>
          <table:table-cell table:style-name="Table3.A2" office:value-type="string">
            <text:h text:style-name="P198" text:outline-level="1">Changes hunter player’s map (whilst not on current map)</text:h>
          </table:table-cell>
        </table:table-row>
        <table:table-row table:style-name="Table3.1">
          <table:table-cell table:style-name="Table3.A3" office:value-type="string">
            <text:h text:style-name="P199" text:outline-level="1">huntermapspawn:</text:h>
          </table:table-cell>
          <table:table-cell table:style-name="Table3.A3" office:value-type="string">
            <text:h text:style-name="P199" text:outline-level="1">Decided location of hunter player that exists on map</text:h>
          </table:table-cell>
        </table:table-row>
        <table:table-row table:style-name="Table3.1">
          <table:table-cell table:style-name="Table3.A2" office:value-type="string">
            <text:h text:style-name="P200" text:outline-level="1">huntermover:</text:h>
          </table:table-cell>
          <table:table-cell table:style-name="Table3.A2" office:value-type="string">
            <text:h text:style-name="P200" text:outline-level="1">Moves the hunter player</text:h>
          </table:table-cell>
        </table:table-row>
        <table:table-row table:style-name="Table3.1">
          <table:table-cell table:style-name="Table3.A3" office:value-type="string">
            <text:h text:style-name="P198" text:outline-level="1">huntermoverchooserhidden:</text:h>
          </table:table-cell>
          <table:table-cell table:style-name="Table3.A3" office:value-type="string">
            <text:h text:style-name="P198" text:outline-level="1">Chooses the behaviour of the hunter player (hunter is not on current map)</text:h>
          </table:table-cell>
        </table:table-row>
        <table:table-row table:style-name="Table3.1">
          <table:table-cell table:style-name="Table3.A2" office:value-type="string">
            <text:h text:style-name="P200" text:outline-level="1">huntermoverchooser<text:span text:style-name="T80">map</text:span>:</text:h>
          </table:table-cell>
          <table:table-cell table:style-name="Table3.A2" office:value-type="string">
            <text:h text:style-name="P200" text:outline-level="1">Chooses the behaviour of the hunter player <text:span text:style-name="T80">(hunter is on current map)</text:span></text:h>
          </table:table-cell>
        </table:table-row>
        <table:table-row table:style-name="Table3.1">
          <table:table-cell table:style-name="Table3.A3" office:value-type="string">
            <text:h text:style-name="P201" text:outline-level="1">huntermovercollision:</text:h>
          </table:table-cell>
          <table:table-cell table:style-name="Table3.A3" office:value-type="string">
            <text:h text:style-name="P201" text:outline-level="1">Collision for hunter player</text:h>
          </table:table-cell>
        </table:table-row>
        <table:table-row table:style-name="Table3.1">
          <table:table-cell table:style-name="Table3.A2" office:value-type="string">
            <text:h text:style-name="P200" text:outline-level="1">huntermoverstand:</text:h>
          </table:table-cell>
          <table:table-cell table:style-name="Table3.A2" office:value-type="string">
            <text:h text:style-name="P200" text:outline-level="1">Hunter is stood still</text:h>
          </table:table-cell>
        </table:table-row>
        <table:table-row table:style-name="Table3.1">
          <table:table-cell table:style-name="Table3.A3" office:value-type="string">
            <text:h text:style-name="P200" text:outline-level="1">huntermoverwalk:</text:h>
          </table:table-cell>
          <table:table-cell table:style-name="Table3.A3" office:value-type="string">
            <text:h text:style-name="P200" text:outline-level="1">Hunter is walking or sprinting aimlessly</text:h>
          </table:table-cell>
        </table:table-row>
        <table:table-row table:style-name="Table3.1">
          <table:table-cell table:style-name="Table3.A2" office:value-type="string">
            <text:h text:style-name="P59" text:outline-level="1">ifaward:</text:h>
          </table:table-cell>
          <table:table-cell table:style-name="Table3.A2" office:value-type="string">
            <text:h text:style-name="P59" text:outline-level="1">Checks status of award </text:h>
          </table:table-cell>
        </table:table-row>
        <table:table-row table:style-name="Table3.3">
          <table:table-cell table:style-name="Table3.A3" office:value-type="string">
            <text:p text:style-name="P12">ifcurrency:</text:p>
          </table:table-cell>
          <table:table-cell table:style-name="Table3.A3" office:value-type="string">
            <text:p text:style-name="P12">Checks if player has enough currency</text:p>
          </table:table-cell>
        </table:table-row>
        <table:table-row table:style-name="Table3.1">
          <table:table-cell table:style-name="Table3.A2" office:value-type="string">
            <text:p text:style-name="P12">ifholding<text:span text:style-name="T81">a</text:span>:</text:p>
          </table:table-cell>
          <table:table-cell table:style-name="Table3.A2" office:value-type="string">
            <text:p text:style-name="P12">Checks if player is holding an item in hand <text:span text:style-name="T81">a</text:span></text:p>
          </table:table-cell>
        </table:table-row>
        <table:table-row table:style-name="Table3.1">
          <table:table-cell table:style-name="Table3.A3" office:value-type="string">
            <text:p text:style-name="P202">ifholdingb:</text:p>
          </table:table-cell>
          <table:table-cell table:style-name="Table3.A3" office:value-type="string">
            <text:p text:style-name="P202">Checks if player is holding an item in hand b</text:p>
          </table:table-cell>
        </table:table-row>
        <table:table-row table:style-name="Table3.1">
          <table:table-cell table:style-name="Table3.A2" office:value-type="string">
            <text:p text:style-name="P12">ifmapno:</text:p>
          </table:table-cell>
          <table:table-cell table:style-name="Table3.A2" office:value-type="string">
            <text:p text:style-name="P12">Checks to see if player is on requested map.</text:p>
          </table:table-cell>
        </table:table-row>
        <table:table-row table:style-name="Table3.1">
          <table:table-cell table:style-name="Table3.A3" office:value-type="string">
            <text:p text:style-name="P12">ifmodel:</text:p>
          </table:table-cell>
          <table:table-cell table:style-name="Table3.A3" office:value-type="string">
            <text:p text:style-name="P12">Checks to see if player character is using a requested character model.</text:p>
          </table:table-cell>
        </table:table-row>
        <table:table-row table:style-name="Table3.1">
          <table:table-cell table:style-name="Table3.A2" office:value-type="string">
            <text:p text:style-name="P12">ifpocket:</text:p>
          </table:table-cell>
          <table:table-cell table:style-name="Table3.A2" office:value-type="string">
            <text:p text:style-name="P12">Checks pocket for item.</text:p>
          </table:table-cell>
        </table:table-row>
        <table:table-row table:style-name="Table3.1">
          <table:table-cell table:style-name="Table3.A3" office:value-type="string">
            <text:p text:style-name="P12">inputload:</text:p>
          </table:table-cell>
          <table:table-cell table:style-name="Table3.A3" office:value-type="string">
            <text:p text:style-name="P12">Informs engine and console of enabled game controls.</text:p>
          </table:table-cell>
        </table:table-row>
        <table:table-row table:style-name="Table3.1">
          <table:table-cell table:style-name="Table3.A2" office:value-type="string">
            <text:h text:style-name="P9" text:outline-level="1">inputter:</text:h>
          </table:table-cell>
          <table:table-cell table:style-name="Table3.A2" office:value-type="string">
            <text:h text:style-name="P9" text:outline-level="1">Input sub. handles all player input from the keyboard</text:h>
          </table:table-cell>
        </table:table-row>
        <table:table-row table:style-name="Table3.1">
          <table:table-cell table:style-name="Table3.A3" office:value-type="string">
            <text:p text:style-name="P12"><text:span text:style-name="T82">key</text:span>controlgenerator:</text:p>
          </table:table-cell>
          <table:table-cell table:style-name="Table3.A3" office:value-type="string">
            <text:p text:style-name="P12">Generates control dialogue text <text:span text:style-name="T82">(keyboard </text:span><text:soft-page-break/><text:span text:style-name="T82">controls</text:span></text:p>
          </table:table-cell>
        </table:table-row>
        <table:table-row table:style-name="Table3.1">
          <table:table-cell table:style-name="Table3.A2" office:value-type="string">
            <text:p text:style-name="P12">layercalc:</text:p>
          </table:table-cell>
          <table:table-cell table:style-name="Table3.A2" office:value-type="string">
            <text:p text:style-name="P12">Calculates which layer objects and players are drawn on</text:p>
          </table:table-cell>
        </table:table-row>
        <table:table-row table:style-name="Table3.1">
          <table:table-cell table:style-name="Table3.A3" office:value-type="string">
            <text:p text:style-name="P12">loadbar:</text:p>
          </table:table-cell>
          <table:table-cell table:style-name="Table3.A3" office:value-type="string">
            <text:p text:style-name="P12">Displays load bar.</text:p>
          </table:table-cell>
        </table:table-row>
        <table:table-row table:style-name="Table3.1">
          <table:table-cell table:style-name="Table3.A2" office:value-type="string">
            <text:h text:style-name="P72" text:outline-level="1">loadbarsetup:</text:h>
          </table:table-cell>
          <table:table-cell table:style-name="Table3.A2" office:value-type="string">
            <text:h text:style-name="P72" text:outline-level="1">Counts amount of assets to be loaded for the loading bar</text:h>
          </table:table-cell>
        </table:table-row>
        <table:table-row table:style-name="Table3.3">
          <table:table-cell table:style-name="Table3.A3" office:value-type="string">
            <text:h text:style-name="P203" text:outline-level="1">loadgame:</text:h>
          </table:table-cell>
          <table:table-cell table:style-name="Table3.A3" office:value-type="string">
            <text:h text:style-name="P203" text:outline-level="1">Arranges loading sequence for loading previous saves during gameplay.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draw:</text:h>
          </table:table-cell>
          <table:table-cell table:style-name="Table3.A2" office:value-type="string">
            <text:h text:style-name="P9" text:outline-level="1">Draws mainplayer to screen</text:h>
          </table:table-cell>
        </table:table-row>
        <table:table-row table:style-name="Table3.1">
          <table:table-cell table:style-name="Table3.A3" office:value-type="string">
            <text:h text:style-name="P9" text:outline-level="1">mainplayerload:</text:h>
          </table:table-cell>
          <table:table-cell table:style-name="Table3.A3" office:value-type="string">
            <text:h text:style-name="P9" text:outline-level="1">Loads data and sprites on player character</text:h>
          </table:table-cell>
        </table:table-row>
        <table:table-row table:style-name="Table3.3">
          <table:table-cell table:style-name="Table3.A2" office:value-type="string">
            <text:h text:style-name="P9" text:outline-level="1">mainplayerunload:</text:h>
          </table:table-cell>
          <table:table-cell table:style-name="Table3.A2" office:value-type="string">
            <text:h text:style-name="P9" text:outline-level="1">Unloads main player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collision:</text:h>
          </table:table-cell>
          <table:table-cell table:style-name="Table3.A3" office:value-type="string">
            <text:h text:style-name="P9" text:outline-level="1">Calculates and implements map sprite boundaries</text:h>
          </table:table-cell>
        </table:table-row>
        <table:table-row table:style-name="Table3.1">
          <table:table-cell table:style-name="Table3.A2" office:value-type="string">
            <text:h text:style-name="P9" text:outline-level="1">mapload:</text:h>
          </table:table-cell>
          <table:table-cell table:style-name="Table3.A2" office:value-type="string">
            <text:h text:style-name="P9" text:outline-level="1">Loads map 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mapmusicsetter:</text:h>
          </table:table-cell>
          <table:table-cell table:style-name="Table3.A3" office:value-type="string">
            <text:h text:style-name="P9" text:outline-level="1">Sets current music the music attached to current map</text:h>
          </table:table-cell>
        </table:table-row>
        <table:table-row table:style-name="Table3.3">
          <table:table-cell table:style-name="Table3.A2" office:value-type="string">
            <text:h text:style-name="P9" text:outline-level="1">mapunload:</text:h>
          </table:table-cell>
          <table:table-cell table:style-name="Table3.A2" office:value-type="string">
            <text:h text:style-name="P9" text:outline-level="1">Unloads map sprites</text:h>
          </table:table-cell>
        </table:table-row>
        <table:table-row table:style-name="Table3.1">
          <table:table-cell table:style-name="Table3.A3" office:value-type="string">
            <text:p text:style-name="P12">markgone:</text:p>
          </table:table-cell>
          <table:table-cell table:style-name="Table3.A3" office:value-type="string">
            <text:p text:style-name="P12">Marks inventory items as ‘gone forever’</text:p>
          </table:table-cell>
        </table:table-row>
        <table:table-row table:style-name="Table3.1">
          <table:table-cell table:style-name="Table3.A2" office:value-type="string">
            <text:h text:style-name="P9" text:outline-level="1">menugenerator:</text:h>
          </table:table-cell>
          <table:table-cell table:style-name="Table3.A2" office:value-type="string">
            <text:h text:style-name="P9" text:outline-level="1">Menu generator sub intended for use before and during gameplay</text:h>
          </table:table-cell>
        </table:table-row>
        <table:table-row table:style-name="Table3.3">
          <table:table-cell table:style-name="Table3.A3" office:value-type="string">
            <text:h text:style-name="P204" text:outline-level="1">missingasset:</text:h>
          </table:table-cell>
          <table:table-cell table:style-name="Table3.A3" office:value-type="string">
            <text:h text:style-name="P204" text:outline-level="1">Replaces art assets with error texture</text:h>
          </table:table-cell>
        </table:table-row>
        <table:table-row table:style-name="Table3.1">
          <table:table-cell table:style-name="Table3.A2" office:value-type="string">
            <text:h text:style-name="P205" text:outline-level="1">modload:</text:h>
          </table:table-cell>
          <table:table-cell table:style-name="Table3.A2" office:value-type="string">
            <text:h text:style-name="P205" text:outline-level="1">Checks launch parameters for any mods to load.</text:h>
          </table:table-cell>
        </table:table-row>
        <table:table-row table:style-name="Table3.1">
          <table:table-cell table:style-name="Table3.A3" office:value-type="string">
            <text:h text:style-name="P73" text:outline-level="1">modmenu:</text:h>
          </table:table-cell>
          <table:table-cell table:style-name="Table3.A3" office:value-type="string">
            <text:h text:style-name="P73" text:outline-level="1">Menu for launching mods.</text:h>
          </table:table-cell>
        </table:table-row>
        <table:table-row table:style-name="Table3.1">
          <table:table-cell table:style-name="Table3.A2" office:value-type="string">
            <text:h text:style-name="P42" text:outline-level="1">musicfadein:</text:h>
          </table:table-cell>
          <table:table-cell table:style-name="Table3.A2" office:value-type="string">
            <text:h text:style-name="P42" text:outline-level="1">Fades in music</text:h>
          </table:table-cell>
        </table:table-row>
        <table:table-row table:style-name="Table3.1">
          <table:table-cell table:style-name="Table3.A3" office:value-type="string">
            <text:h text:style-name="P42" text:outline-level="1">musicfadeout:</text:h>
          </table:table-cell>
          <table:table-cell table:style-name="Table3.A3" office:value-type="string">
            <text:h text:style-name="P42" text:outline-level="1">Fades out music</text:h>
          </table:table-cell>
        </table:table-row>
        <table:table-row table:style-name="Table3.3">
          <table:table-cell table:style-name="Table3.A2" office:value-type="string">
            <text:h text:style-name="P42" text:outline-level="1">musicfadeoutstart:</text:h>
          </table:table-cell>
          <table:table-cell table:style-name="Table3.A2" office:value-type="string">
            <text:h text:style-name="P42" text:outline-level="1">Begins process of fading out music</text:h>
          </table:table-cell>
        </table:table-row>
        <table:table-row table:style-name="Table3.1">
          <table:table-cell table:style-name="Table3.A3" office:value-type="string">
            <text:h text:style-name="P206" text:outline-level="1">musicfadestopper:</text:h>
          </table:table-cell>
          <table:table-cell table:style-name="Table3.A3" office:value-type="string">
            <text:h text:style-name="P206" text:outline-level="1">Double checks that no unwanted music is being played whilst the fade is on.</text:h>
          </table:table-cell>
        </table:table-row>
        <table:table-row table:style-name="Table3.1">
          <table:table-cell table:style-name="Table3.A2" office:value-type="string">
            <text:h text:style-name="P9" text:outline-level="1">musicload:</text:h>
          </table:table-cell>
          <table:table-cell table:style-name="Table3.A2" office:value-type="string">
            <text:h text:style-name="P9" text:outline-level="1">Loads music files into memory</text:h>
          </table:table-cell>
        </table:table-row>
        <table:table-row table:style-name="Table3.1">
          <table:table-cell table:style-name="Table3.A3" office:value-type="string">
            <text:p text:style-name="P12">musicpause:</text:p>
          </table:table-cell>
          <table:table-cell table:style-name="Table3.A3" office:value-type="string">
            <text:p text:style-name="P12">Pauses music</text:p>
          </table:table-cell>
        </table:table-row>
        <table:table-row table:style-name="Table3.1">
          <table:table-cell table:style-name="Table3.A2" office:value-type="string">
            <text:h text:style-name="P9" text:outline-level="1">musicplay:</text:h>
          </table:table-cell>
          <table:table-cell table:style-name="Table3.A2" office:value-type="string">
            <text:h text:style-name="P9" text:outline-level="1">Plays requested music file</text:h>
          </table:table-cell>
        </table:table-row>
        <table:table-row table:style-name="Table3.1">
          <table:table-cell table:style-name="Table3.A3" office:value-type="string">
            <text:h text:style-name="P9" text:outline-level="1">musicstop:</text:h>
          </table:table-cell>
          <table:table-cell table:style-name="Table3.A3" office:value-type="string">
            <text:h text:style-name="P9" text:outline-level="1">Stops playing requested music</text:h>
          </table:table-cell>
        </table:table-row>
        <table:table-row table:style-name="Table3.1">
          <table:table-cell table:style-name="Table3.A2" office:value-type="string">
            <text:h text:style-name="P9" text:outline-level="1">musictoggle:</text:h>
          </table:table-cell>
          <table:table-cell table:style-name="Table3.A2" office:value-type="string">
            <text:h text:style-name="P9" text:outline-level="1">Toggles music modes</text:h>
          </table:table-cell>
        </table:table-row>
        <table:table-row table:style-name="Table3.1">
          <table:table-cell table:style-name="Table3.A3" office:value-type="string">
            <text:h text:style-name="P9" text:outline-level="1">musicunload:</text:h>
          </table:table-cell>
          <table:table-cell table:style-name="Table3.A3" office:value-type="string">
            <text:h text:style-name="P9" text:outline-level="1">Unloads music files from memory</text:h>
          </table:table-cell>
        </table:table-row>
        <table:table-row table:style-name="Table3.1">
          <table:table-cell table:style-name="Table3.A2" office:value-type="string">
            <text:p text:style-name="P12">musicvol:</text:p>
          </table:table-cell>
          <table:table-cell table:style-name="Table3.A2" office:value-type="string">
            <text:p text:style-name="P12">Sets music volume.</text:p>
          </table:table-cell>
        </table:table-row>
        <table:table-row table:style-name="Table3.1">
          <table:table-cell table:style-name="Table3.A3" office:value-type="string">
            <text:h text:style-name="P9" text:outline-level="1">objectcollision:</text:h>
          </table:table-cell>
          <table:table-cell table:style-name="Table3.A3" office:value-type="string">
            <text:h text:style-name="P9" text:outline-level="1">Handles object collision</text:h>
          </table:table-cell>
        </table:table-row>
        <table:table-row table:style-name="Table3.1">
          <table:table-cell table:style-name="Table3.A2" office:value-type="string">
            <text:h text:style-name="P9" text:outline-level="1">objectcollisionchecker:</text:h>
          </table:table-cell>
          <table:table-cell table:style-name="Table3.A2" office:value-type="string">
            <text:h text:style-name="P9" text:outline-level="1">Checks to see if mainplayer is colliding with any objects.</text:h>
          </table:table-cell>
        </table:table-row>
        <table:table-row table:style-name="Table3.1">
          <table:table-cell table:style-name="Table3.A3" office:value-type="string">
            <text:h text:style-name="P9" text:outline-level="1">objectdraw:</text:h>
          </table:table-cell>
          <table:table-cell table:style-name="Table3.A3" office:value-type="string">
            <text:h text:style-name="P9" text:outline-level="1">Draws objects to screen</text:h>
          </table:table-cell>
        </table:table-row>
        <table:table-row table:style-name="Table3.1">
          <table:table-cell table:style-name="Table3.A2" office:value-type="string">
            <text:h text:style-name="P9" text:outline-level="1">objectload:</text:h>
          </table:table-cell>
          <table:table-cell table:style-name="Table3.A2" office:value-type="string">
            <text:h text:style-name="P9" text:outline-level="1">Loads object metadata and sprites</text:h>
          </table:table-cell>
        </table:table-row>
        <table:table-row table:style-name="Table3.1">
          <table:table-cell table:style-name="Table3.A3" office:value-type="string">
            <text:h text:style-name="P9" text:outline-level="1">objectunload:</text:h>
          </table:table-cell>
          <table:table-cell table:style-name="Table3.A3" office:value-type="string">
            <text:h text:style-name="P9" text:outline-level="1">Unloads loaded object data</text:h>
          </table:table-cell>
        </table:table-row>
        <table:table-row table:style-name="Table3.3">
          <table:table-cell table:style-name="Table3.A2" office:value-type="string">
            <text:h text:style-name="P207" text:outline-level="1">optionload:</text:h>
          </table:table-cell>
          <table:table-cell table:style-name="Table3.A2" office:value-type="string">
            <text:h text:style-name="P207" text:outline-level="1">Loads option values into memory</text:h>
          </table:table-cell>
        </table:table-row>
        <text:soft-page-break/>
        <table:table-row table:style-name="Table3.1">
          <table:table-cell table:style-name="Table3.A3" office:value-type="string">
            <text:h text:style-name="P208" text:outline-level="1">padcontrolgenerator:</text:h>
          </table:table-cell>
          <table:table-cell table:style-name="Table3.A3" office:value-type="string">
            <text:h text:style-name="P208" text:outline-level="1">Generates a list of player controls (gamepad)</text:h>
          </table:table-cell>
        </table:table-row>
        <table:table-row table:style-name="Table3.1">
          <table:table-cell table:style-name="Table3.A2" office:value-type="string">
            <text:h text:style-name="P87" text:outline-level="1">parallaxdraw:</text:h>
          </table:table-cell>
          <table:table-cell table:style-name="Table3.A2" office:value-type="string">
            <text:h text:style-name="P87" text:outline-level="1">Draws parallax layers to screen.</text:h>
          </table:table-cell>
        </table:table-row>
        <table:table-row table:style-name="Table3.1">
          <table:table-cell table:style-name="Table3.A3" office:value-type="string">
            <text:h text:style-name="P209" text:outline-level="1">playdemomenu:</text:h>
          </table:table-cell>
          <table:table-cell table:style-name="Table3.A3" office:value-type="string">
            <text:h text:style-name="P209" text:outline-level="1">Menu for starting playback of demo or speedrun files</text:h>
          </table:table-cell>
        </table:table-row>
        <table:table-row table:style-name="Table3.1">
          <table:table-cell table:style-name="Table3.A2" office:value-type="string">
            <text:p text:style-name="P12">playercollision:</text:p>
          </table:table-cell>
          <table:table-cell table:style-name="Table3.A2" office:value-type="string">
            <text:p text:style-name="P12">Handles NPC collision</text:p>
          </table:table-cell>
        </table:table-row>
        <table:table-row table:style-name="Table3.1">
          <table:table-cell table:style-name="Table3.A3" office:value-type="string">
            <text:p text:style-name="P12">playercollisionchanger:</text:p>
          </table:table-cell>
          <table:table-cell table:style-name="Table3.A3" office:value-type="string">
            <text:p text:style-name="P12">Handles NPC collision</text:p>
          </table:table-cell>
        </table:table-row>
        <table:table-row table:style-name="Table3.1">
          <table:table-cell table:style-name="Table3.A2" office:value-type="string">
            <text:h text:style-name="P9" text:outline-level="1">playerdraw:</text:h>
          </table:table-cell>
          <table:table-cell table:style-name="Table3.A2" office:value-type="string">
            <text:h text:style-name="P9" text:outline-level="1">Determines order of NPCs to be drawn</text:h>
          </table:table-cell>
        </table:table-row>
        <table:table-row table:style-name="Table3.1">
          <table:table-cell table:style-name="Table3.A3" office:value-type="string">
            <text:h text:style-name="P9" text:outline-level="1">playerload:</text:h>
          </table:table-cell>
          <table:table-cell table:style-name="Table3.A3" office:value-type="string">
            <text:h text:style-name="P9" text:outline-level="1">Loads NPC’s into memory</text:h>
          </table:table-cell>
        </table:table-row>
        <table:table-row table:style-name="Table3.1">
          <table:table-cell table:style-name="Table3.A2" office:value-type="string">
            <text:p text:style-name="P12">playermove:</text:p>
          </table:table-cell>
          <table:table-cell table:style-name="Table3.A2" office:value-type="string">
            <text:p text:style-name="P12">Calculates NPC movement</text:p>
          </table:table-cell>
        </table:table-row>
        <table:table-row table:style-name="Table3.1">
          <table:table-cell table:style-name="Table3.A3" office:value-type="string">
            <text:h text:style-name="P9" text:outline-level="1">playerunload:</text:h>
          </table:table-cell>
          <table:table-cell table:style-name="Table3.A3" office:value-type="string">
            <text:h text:style-name="P9" text:outline-level="1">Unloads NPC’s from memory</text:h>
          </table:table-cell>
        </table:table-row>
        <table:table-row table:style-name="Table3.1">
          <table:table-cell table:style-name="Table3.A2" office:value-type="string">
            <text:p text:style-name="P12">pocketarrowleft:</text:p>
          </table:table-cell>
          <table:table-cell table:style-name="Table3.A2" office:value-type="string">
            <text:p text:style-name="P12">Flashes left pocket arrow</text:p>
          </table:table-cell>
        </table:table-row>
        <table:table-row table:style-name="Table3.1">
          <table:table-cell table:style-name="Table3.A3" office:value-type="string">
            <text:p text:style-name="P12">pocketarrowright:</text:p>
          </table:table-cell>
          <table:table-cell table:style-name="Table3.A3" office:value-type="string">
            <text:p text:style-name="P12">Flashes right pocket arrow</text:p>
          </table:table-cell>
        </table:table-row>
        <table:table-row table:style-name="Table3.1">
          <table:table-cell table:style-name="Table3.A2" office:value-type="string">
            <text:p text:style-name="P12">pocketcalcdown:</text:p>
          </table:table-cell>
          <table:table-cell table:style-name="Table3.A2" office:value-type="string">
            <text:p text:style-name="P12">Works out what pocket item to display (going down)</text:p>
          </table:table-cell>
        </table:table-row>
        <table:table-row table:style-name="Table3.1">
          <table:table-cell table:style-name="Table3.A3" office:value-type="string">
            <text:p text:style-name="P12">pocketcalcup:</text:p>
          </table:table-cell>
          <table:table-cell table:style-name="Table3.A3" office:value-type="string">
            <text:p text:style-name="P12">Works out what pocket item to display (going up)</text:p>
          </table:table-cell>
        </table:table-row>
        <table:table-row table:style-name="Table3.1">
          <table:table-cell table:style-name="Table3.A2" office:value-type="string">
            <text:p text:style-name="P12">pocketcombine:</text:p>
          </table:table-cell>
          <table:table-cell table:style-name="Table3.A2" office:value-type="string">
            <text:p text:style-name="P12">Combines pocket items</text:p>
          </table:table-cell>
        </table:table-row>
        <table:table-row table:style-name="Table3.1">
          <table:table-cell table:style-name="Table3.A3" office:value-type="string">
            <text:p text:style-name="P12">pocketdraw:</text:p>
          </table:table-cell>
          <table:table-cell table:style-name="Table3.A3" office:value-type="string">
            <text:p text:style-name="P12">Draws pockets to screen and displays in-game pocket controls</text:p>
          </table:table-cell>
        </table:table-row>
        <table:table-row table:style-name="Table3.1">
          <table:table-cell table:style-name="Table3.A2" office:value-type="string">
            <text:p text:style-name="P12">pocketext:</text:p>
          </table:table-cell>
          <table:table-cell table:style-name="Table3.A2" office:value-type="string">
            <text:p text:style-name="P12">Draws pocket function controls.</text:p>
          </table:table-cell>
        </table:table-row>
        <table:table-row table:style-name="Table3.1">
          <table:table-cell table:style-name="Table3.A3" office:value-type="string">
            <text:h text:style-name="P210" text:outline-level="1">pocketitemcalc:</text:h>
          </table:table-cell>
          <table:table-cell table:style-name="Table3.A3" office:value-type="string">
            <text:h text:style-name="P210" text:outline-level="1">Calculates number of pocket items that player is carrying</text:h>
          </table:table-cell>
        </table:table-row>
        <table:table-row table:style-name="Table3.114">
          <table:table-cell table:style-name="Table3.A2" office:value-type="string">
            <text:p text:style-name="P12">pocketload:</text:p>
          </table:table-cell>
          <table:table-cell table:style-name="Table3.A2" office:value-type="string">
            <text:p text:style-name="P12">Loads pocket items into memory</text:p>
          </table:table-cell>
        </table:table-row>
        <table:table-row table:style-name="Table3.114">
          <table:table-cell table:style-name="Table3.A3" office:value-type="string">
            <text:p text:style-name="P12">pocketunload:</text:p>
          </table:table-cell>
          <table:table-cell table:style-name="Table3.A3" office:value-type="string">
            <text:p text:style-name="P12">Unloads pocket items from memory</text:p>
          </table:table-cell>
        </table:table-row>
        <table:table-row table:style-name="Table3.114">
          <table:table-cell table:style-name="Table3.A2" office:value-type="string">
            <text:h text:style-name="P211" text:outline-level="1">pocketvisiblecalc:</text:h>
          </table:table-cell>
          <table:table-cell table:style-name="Table3.A2" office:value-type="string">
            <text:h text:style-name="P211" text:outline-level="1">Calculates which pocket items are visible</text:h>
          </table:table-cell>
        </table:table-row>
        <table:table-row table:style-name="Table3.114">
          <table:table-cell table:style-name="Table3.A3" office:value-type="string">
            <text:h text:style-name="P212" text:outline-level="1">pointcollisionloop:</text:h>
          </table:table-cell>
          <table:table-cell table:style-name="Table3.A3" office:value-type="string">
            <text:h text:style-name="P212" text:outline-level="1">Checks point collision array for collision values.</text:h>
          </table:table-cell>
        </table:table-row>
        <table:table-row table:style-name="Table3.114">
          <table:table-cell table:style-name="Table3.A2" office:value-type="string">
            <text:h text:style-name="P187" text:outline-level="1">pointobjectcollision:</text:h>
          </table:table-cell>
          <table:table-cell table:style-name="Table3.A2" office:value-type="string">
            <text:h text:style-name="P187" text:outline-level="1">Calculates point collision for objects</text:h>
          </table:table-cell>
        </table:table-row>
        <table:table-row table:style-name="Table3.114">
          <table:table-cell table:style-name="Table3.A3" office:value-type="string">
            <text:h text:style-name="P9" text:outline-level="1">prompt:</text:h>
          </table:table-cell>
          <table:table-cell table:style-name="Table3.A3" office:value-type="string">
            <text:h text:style-name="P9" text:outline-level="1">Engine command prompt for development purposes</text:h>
          </table:table-cell>
        </table:table-row>
        <table:table-row table:style-name="Table3.114">
          <table:table-cell table:style-name="Table3.A2" office:value-type="string">
            <text:h text:style-name="P9" text:outline-level="1">promptquit:</text:h>
          </table:table-cell>
          <table:table-cell table:style-name="Table3.A2" office:value-type="string">
            <text:h text:style-name="P9" text:outline-level="1">Dumps quit info to errorlog.txt</text:h>
          </table:table-cell>
        </table:table-row>
        <table:table-row table:style-name="Table3.114">
          <table:table-cell table:style-name="Table3.A3" office:value-type="string">
            <text:p text:style-name="P12">readtxt:</text:p>
          </table:table-cell>
          <table:table-cell table:style-name="Table3.A3" office:value-type="string">
            <text:p text:style-name="P12">Terminal file opener</text:p>
          </table:table-cell>
        </table:table-row>
        <table:table-row table:style-name="Table3.114">
          <table:table-cell table:style-name="Table3.A2" office:value-type="string">
            <text:p text:style-name="P12">savedefault:</text:p>
          </table:table-cell>
          <table:table-cell table:style-name="Table3.A2" office:value-type="string">
            <text:p text:style-name="P12">Overwrites default save with current settings and game progress.</text:p>
          </table:table-cell>
        </table:table-row>
        <table:table-row table:style-name="Table3.114">
          <table:table-cell table:style-name="Table3.A3" office:value-type="string">
            <text:p text:style-name="P12">saveload:</text:p>
          </table:table-cell>
          <table:table-cell table:style-name="Table3.A3" office:value-type="string">
            <text:p text:style-name="P12">Loads previous save</text:p>
          </table:table-cell>
        </table:table-row>
        <table:table-row table:style-name="Table3.114">
          <table:table-cell table:style-name="Table3.A2" office:value-type="string">
            <text:h text:style-name="P213" text:outline-level="1">saverestore:</text:h>
          </table:table-cell>
          <table:table-cell table:style-name="Table3.A2" office:value-type="string">
            <text:h text:style-name="P213" text:outline-level="1">Menu for restoring old saves.</text:h>
          </table:table-cell>
        </table:table-row>
        <table:table-row table:style-name="Table3.114">
          <table:table-cell table:style-name="Table3.A3" office:value-type="string">
            <text:h text:style-name="P9" text:outline-level="1">savesave:</text:h>
          </table:table-cell>
          <table:table-cell table:style-name="Table3.A3" office:value-type="string">
            <text:h text:style-name="P9" text:outline-level="1">Saves game</text:h>
          </table:table-cell>
        </table:table-row>
        <table:table-row table:style-name="Table3.114">
          <table:table-cell table:style-name="Table3.A2" office:value-type="string">
            <text:h text:style-name="P103" text:outline-level="1">savetime:</text:h>
          </table:table-cell>
          <table:table-cell table:style-name="Table3.A2" office:value-type="string">
            <text:h text:style-name="P103" text:outline-level="1">Saves only the gametime <text:span text:style-name="T83">and award </text:span>value<text:span text:style-name="T83">s</text:span> to save</text:h>
          </table:table-cell>
        </table:table-row>
        <table:table-row table:style-name="Table3.114">
          <table:table-cell table:style-name="Table3.A3" office:value-type="string">
            <text:h text:style-name="P214" text:outline-level="1"><text:span text:style-name="T84">savevalue</text:span>:</text:h>
          </table:table-cell>
          <table:table-cell table:style-name="Table3.A3" office:value-type="string">
            <text:h text:style-name="P214" text:outline-level="1">Saves a specific value to save file.</text:h>
          </table:table-cell>
        </table:table-row>
        <table:table-row table:style-name="Table3.114">
          <table:table-cell table:style-name="Table3.A2" office:value-type="string">
            <text:h text:style-name="P9" text:outline-level="1">screendraw:</text:h>
          </table:table-cell>
          <table:table-cell table:style-name="Table3.A2" office:value-type="string">
            <text:h text:style-name="P9" text:outline-level="1">Draws game on screen when required</text:h>
          </table:table-cell>
        </table:table-row>
        <table:table-row table:style-name="Table3.114">
          <table:table-cell table:style-name="Table3.A3" office:value-type="string">
            <text:h text:style-name="P9" text:outline-level="1">screenload:</text:h>
          </table:table-cell>
          <table:table-cell table:style-name="Table3.A3" office:value-type="string">
            <text:h text:style-name="P9" text:outline-level="1">Sets screen mode</text:h>
          </table:table-cell>
        </table:table-row>
        <table:table-row table:style-name="Table3.114">
          <table:table-cell table:style-name="Table3.A2" office:value-type="string">
            <text:h text:style-name="P9" text:outline-level="1">screentoggle:</text:h>
          </table:table-cell>
          <table:table-cell table:style-name="Table3.A2" office:value-type="string">
            <text:h text:style-name="P9" text:outline-level="1">Toggles fullscreen and windowed modes</text:h>
          </table:table-cell>
        </table:table-row>
        <table:table-row table:style-name="Table3.114">
          <table:table-cell table:style-name="Table3.A3" office:value-type="string">
            <text:h text:style-name="P215" text:outline-level="1">scriptanimatecmd:</text:h>
          </table:table-cell>
          <table:table-cell table:style-name="Table3.A3" office:value-type="string">
            <text:h text:style-name="P215" text:outline-level="1">Processes script ‘animate’ command.</text:h>
          </table:table-cell>
        </table:table-row>
        <table:table-row table:style-name="Table3.114">
          <table:table-cell table:style-name="Table3.A2" office:value-type="string">
            <text:h text:style-name="P216" text:outline-level="1">scriptcarryvaluescmd:</text:h>
          </table:table-cell>
          <table:table-cell table:style-name="Table3.A2" office:value-type="string">
            <text:h text:style-name="P216" text:outline-level="1">Processes script ‘carryvalues’ command.</text:h>
          </table:table-cell>
        </table:table-row>
        <table:table-row table:style-name="Table3.114">
          <table:table-cell table:style-name="Table3.A3" office:value-type="string">
            <text:h text:style-name="P217" text:outline-level="1">scriptchangeslotcmd:</text:h>
          </table:table-cell>
          <table:table-cell table:style-name="Table3.A3" office:value-type="string">
            <text:h text:style-name="P217" text:outline-level="1">Processes changeslot script commands</text:h>
          </table:table-cell>
        </table:table-row>
        <table:table-row table:style-name="Table3.114">
          <table:table-cell table:style-name="Table3.A2" office:value-type="string">
            <text:h text:style-name="P218" text:outline-level="1">scriptcheckpointcmd:</text:h>
          </table:table-cell>
          <table:table-cell table:style-name="Table3.A2" office:value-type="string">
            <text:h text:style-name="P218" text:outline-level="1">Processes script ‘checkpoint’ command.</text:h>
          </table:table-cell>
        </table:table-row>
        <table:table-row table:style-name="Table3.114">
          <table:table-cell table:style-name="Table3.A3" office:value-type="string">
            <text:h text:style-name="P219" text:outline-level="1">scriptchoicecmd:</text:h>
          </table:table-cell>
          <table:table-cell table:style-name="Table3.A3" office:value-type="string">
            <text:h text:style-name="P219" text:outline-level="1">Processes script ‘choice’ command.</text:h>
          </table:table-cell>
        </table:table-row>
        <text:soft-page-break/>
        <table:table-row table:style-name="Table3.114">
          <table:table-cell table:style-name="Table3.A2" office:value-type="string">
            <text:h text:style-name="P220" text:outline-level="1">scriptcontrolcmd:</text:h>
          </table:table-cell>
          <table:table-cell table:style-name="Table3.A2" office:value-type="string">
            <text:h text:style-name="P220" text:outline-level="1">Processes script ‘control’ command.</text:h>
          </table:table-cell>
        </table:table-row>
        <table:table-row table:style-name="Table3.114">
          <table:table-cell table:style-name="Table3.A3" office:value-type="string">
            <text:h text:style-name="P221" text:outline-level="1">scriptdirectioncmd:</text:h>
          </table:table-cell>
          <table:table-cell table:style-name="Table3.A3" office:value-type="string">
            <text:h text:style-name="P221" text:outline-level="1">Processes script ‘direction’ command.</text:h>
          </table:table-cell>
        </table:table-row>
        <table:table-row table:style-name="Table3.114">
          <table:table-cell table:style-name="Table3.A2" office:value-type="string">
            <text:h text:style-name="P222" text:outline-level="1">scriptgiveawardcmd:</text:h>
          </table:table-cell>
          <table:table-cell table:style-name="Table3.A2" office:value-type="string">
            <text:h text:style-name="P222" text:outline-level="1">Processes script ‘giveaward’ command.</text:h>
          </table:table-cell>
        </table:table-row>
        <table:table-row table:style-name="Table3.114">
          <table:table-cell table:style-name="Table3.A3" office:value-type="string">
            <text:h text:style-name="P223" text:outline-level="1">scriptgivecmd:</text:h>
          </table:table-cell>
          <table:table-cell table:style-name="Table3.A3" office:value-type="string">
            <text:h text:style-name="P223" text:outline-level="1">Processes script ‘give’ and ‘silentgive’ command.</text:h>
          </table:table-cell>
        </table:table-row>
        <table:table-row table:style-name="Table3.114">
          <table:table-cell table:style-name="Table3.A2" office:value-type="string">
            <text:h text:style-name="P220" text:outline-level="1"><text:span text:style-name="T85">s</text:span>criptgivecurrencycmd:</text:h>
          </table:table-cell>
          <table:table-cell table:style-name="Table3.A2" office:value-type="string">
            <text:h text:style-name="P224" text:outline-level="1">Processes script ‘givecurrency’ and ‘silentgivecurrency’ command.</text:h>
          </table:table-cell>
        </table:table-row>
        <table:table-row table:style-name="Table3.114">
          <table:table-cell table:style-name="Table3.A3" office:value-type="string">
            <text:h text:style-name="P225" text:outline-level="1">scripthaltcmd:</text:h>
          </table:table-cell>
          <table:table-cell table:style-name="Table3.A3" office:value-type="string">
            <text:h text:style-name="P225" text:outline-level="1">Processes script ‘halt’ command.</text:h>
          </table:table-cell>
        </table:table-row>
        <table:table-row table:style-name="Table3.114">
          <table:table-cell table:style-name="Table3.A2" office:value-type="string">
            <text:h text:style-name="P216" text:outline-level="1"><text:span text:style-name="T86">s</text:span>cripthalttimedcmd:</text:h>
          </table:table-cell>
          <table:table-cell table:style-name="Table3.A2" office:value-type="string">
            <text:h text:style-name="P226" text:outline-level="1">Processes script ‘halttimed’ command.</text:h>
          </table:table-cell>
        </table:table-row>
        <table:table-row table:style-name="Table3.114">
          <table:table-cell table:style-name="Table3.A3" office:value-type="string">
            <text:h text:style-name="P227" text:outline-level="1">scripthidecmd:</text:h>
          </table:table-cell>
          <table:table-cell table:style-name="Table3.A3" office:value-type="string">
            <text:h text:style-name="P227" text:outline-level="1">Processes script ‘hide’ command.</text:h>
          </table:table-cell>
        </table:table-row>
        <table:table-row table:style-name="Table3.114">
          <table:table-cell table:style-name="Table3.A2" office:value-type="string">
            <text:h text:style-name="P228" text:outline-level="1">scripthuntercontrolcmd:</text:h>
          </table:table-cell>
          <table:table-cell table:style-name="Table3.A2" office:value-type="string">
            <text:h text:style-name="P228" text:outline-level="1">Processes huntercontrol commands</text:h>
          </table:table-cell>
        </table:table-row>
        <table:table-row table:style-name="Table3.114">
          <table:table-cell table:style-name="Table3.A3" office:value-type="string">
            <text:h text:style-name="P229" text:outline-level="1">scriptifawardcmd:</text:h>
          </table:table-cell>
          <table:table-cell table:style-name="Table3.A3" office:value-type="string">
            <text:h text:style-name="P229" text:outline-level="1">Processes script ‘ifaward’ command.</text:h>
          </table:table-cell>
        </table:table-row>
        <table:table-row table:style-name="Table3.114">
          <table:table-cell table:style-name="Table3.A2" office:value-type="string">
            <text:h text:style-name="P230" text:outline-level="1">scriptifcheckpointcmd:</text:h>
          </table:table-cell>
          <table:table-cell table:style-name="Table3.A2" office:value-type="string">
            <text:h text:style-name="P230" text:outline-level="1">Processes script ‘ifcheckpoint’ command.</text:h>
          </table:table-cell>
        </table:table-row>
        <table:table-row table:style-name="Table3.114">
          <table:table-cell table:style-name="Table3.A3" office:value-type="string">
            <text:h text:style-name="P199" text:outline-level="1"><text:span text:style-name="T87">s</text:span>criptifcontrolcmd:</text:h>
          </table:table-cell>
          <table:table-cell table:style-name="Table3.A3" office:value-type="string">
            <text:h text:style-name="P231" text:outline-level="1">Processes ‘ifcontrol’ script commands.</text:h>
          </table:table-cell>
        </table:table-row>
        <table:table-row table:style-name="Table3.114">
          <table:table-cell table:style-name="Table3.A2" office:value-type="string">
            <text:h text:style-name="P232" text:outline-level="1">scriptifcurrencycmd:</text:h>
          </table:table-cell>
          <table:table-cell table:style-name="Table3.A2" office:value-type="string">
            <text:h text:style-name="P232" text:outline-level="1">Processes script ‘ifcurrency’ command.</text:h>
          </table:table-cell>
        </table:table-row>
        <table:table-row table:style-name="Table3.114">
          <table:table-cell table:style-name="Table3.A3" office:value-type="string">
            <text:h text:style-name="P232" text:outline-level="1">scriptifdirectioncmd:</text:h>
          </table:table-cell>
          <table:table-cell table:style-name="Table3.A3" office:value-type="string">
            <text:h text:style-name="P232" text:outline-level="1">Processes script ‘ifdirection’ command.</text:h>
          </table:table-cell>
        </table:table-row>
        <table:table-row table:style-name="Table3.114">
          <table:table-cell table:style-name="Table3.A2" office:value-type="string">
            <text:h text:style-name="P223" text:outline-level="1">scriptifgonecmd:</text:h>
          </table:table-cell>
          <table:table-cell table:style-name="Table3.A2" office:value-type="string">
            <text:h text:style-name="P223" text:outline-level="1">Processes script ‘ifgone’ command.</text:h>
          </table:table-cell>
        </table:table-row>
        <table:table-row table:style-name="Table3.114">
          <table:table-cell table:style-name="Table3.A3" office:value-type="string">
            <text:h text:style-name="P233" text:outline-level="1">scriptifholding<text:span text:style-name="T81">a</text:span>cmd:</text:h>
          </table:table-cell>
          <table:table-cell table:style-name="Table3.A3" office:value-type="string">
            <text:h text:style-name="P233" text:outline-level="1">Processes script ‘ifholding<text:span text:style-name="T81">a</text:span>’ command.</text:h>
          </table:table-cell>
        </table:table-row>
        <table:table-row table:style-name="Table3.114">
          <table:table-cell table:style-name="Table3.A2" office:value-type="string">
            <text:h text:style-name="P234" text:outline-level="1">Scriptifholdingbcmd:</text:h>
          </table:table-cell>
          <table:table-cell table:style-name="Table3.A2" office:value-type="string">
            <text:h text:style-name="P234" text:outline-level="1">Processes script ‘ifholdingb’ command.</text:h>
          </table:table-cell>
        </table:table-row>
        <table:table-row table:style-name="Table3.114">
          <table:table-cell table:style-name="Table3.A3" office:value-type="string">
            <text:h text:style-name="P235" text:outline-level="1">scriptifmapnocmd:</text:h>
          </table:table-cell>
          <table:table-cell table:style-name="Table3.A3" office:value-type="string">
            <text:h text:style-name="P235" text:outline-level="1">Processes script ‘ifmapno’ command.</text:h>
          </table:table-cell>
        </table:table-row>
        <table:table-row table:style-name="Table3.114">
          <table:table-cell table:style-name="Table3.A2" office:value-type="string">
            <text:h text:style-name="P233" text:outline-level="1">scriptifmodelcmd:</text:h>
          </table:table-cell>
          <table:table-cell table:style-name="Table3.A2" office:value-type="string">
            <text:h text:style-name="P233" text:outline-level="1">Processes script ‘ifmodel’ command.</text:h>
          </table:table-cell>
        </table:table-row>
        <table:table-row table:style-name="Table3.114">
          <table:table-cell table:style-name="Table3.A3" office:value-type="string">
            <text:h text:style-name="P229" text:outline-level="1">scriptifpocketcmd:</text:h>
          </table:table-cell>
          <table:table-cell table:style-name="Table3.A3" office:value-type="string">
            <text:h text:style-name="P229" text:outline-level="1">Processes script ‘ifpocket’ command.</text:h>
          </table:table-cell>
        </table:table-row>
        <table:table-row table:style-name="Table3.114">
          <table:table-cell table:style-name="Table3.A2" office:value-type="string">
            <text:h text:style-name="P236" text:outline-level="1">scriptifrandomcmd:</text:h>
          </table:table-cell>
          <table:table-cell table:style-name="Table3.A2" office:value-type="string">
            <text:h text:style-name="P236" text:outline-level="1">Processes script ‘ifrandom’ command.</text:h>
          </table:table-cell>
        </table:table-row>
        <table:table-row table:style-name="Table3.114">
          <table:table-cell table:style-name="Table3.A3" office:value-type="string">
            <text:h text:style-name="P226" text:outline-level="1">scriptiftimedcmd:</text:h>
          </table:table-cell>
          <table:table-cell table:style-name="Table3.A3" office:value-type="string">
            <text:h text:style-name="P226" text:outline-level="1">Processes script ‘iftimed’ command.</text:h>
          </table:table-cell>
        </table:table-row>
        <table:table-row table:style-name="Table3.114">
          <table:table-cell table:style-name="Table3.A2" office:value-type="string">
            <text:h text:style-name="P237" text:outline-level="1">scriptifvaluecmd:</text:h>
          </table:table-cell>
          <table:table-cell table:style-name="Table3.A2" office:value-type="string">
            <text:h text:style-name="P237" text:outline-level="1">Processes script ‘ifvalue’ command.</text:h>
          </table:table-cell>
        </table:table-row>
        <table:table-row table:style-name="Table3.114">
          <table:table-cell table:style-name="Table3.A3" office:value-type="string">
            <text:h text:style-name="P238" text:outline-level="1">scriptmakevaluecmd:</text:h>
          </table:table-cell>
          <table:table-cell table:style-name="Table3.A3" office:value-type="string">
            <text:h text:style-name="P238" text:outline-level="1">Processes script ‘makevalue’ command.</text:h>
          </table:table-cell>
        </table:table-row>
        <table:table-row table:style-name="Table3.114">
          <table:table-cell table:style-name="Table3.A2" office:value-type="string">
            <text:h text:style-name="P225" text:outline-level="1">scriptmapcmd:</text:h>
          </table:table-cell>
          <table:table-cell table:style-name="Table3.A2" office:value-type="string">
            <text:h text:style-name="P225" text:outline-level="1">Processes script ‘map’ command.</text:h>
          </table:table-cell>
        </table:table-row>
        <table:table-row table:style-name="Table3.114">
          <table:table-cell table:style-name="Table3.A3" office:value-type="string">
            <text:h text:style-name="P239" text:outline-level="1">scriptmapeffectcmd:</text:h>
          </table:table-cell>
          <table:table-cell table:style-name="Table3.A3" office:value-type="string">
            <text:h text:style-name="P239" text:outline-level="1">Processes script ‘mapeffect’ command.</text:h>
          </table:table-cell>
        </table:table-row>
        <table:table-row table:style-name="Table3.114">
          <table:table-cell table:style-name="Table3.A2" office:value-type="string">
            <text:h text:style-name="P240" text:outline-level="1">scriptmovecmd:</text:h>
          </table:table-cell>
          <table:table-cell table:style-name="Table3.A2" office:value-type="string">
            <text:h text:style-name="P240" text:outline-level="1">Processes script ‘move’ and ‘sprint’ command.</text:h>
          </table:table-cell>
        </table:table-row>
        <table:table-row table:style-name="Table3.114">
          <table:table-cell table:style-name="Table3.A3" office:value-type="string">
            <text:h text:style-name="P241" text:outline-level="1">scriptmusiccmd:</text:h>
          </table:table-cell>
          <table:table-cell table:style-name="Table3.A3" office:value-type="string">
            <text:h text:style-name="P241" text:outline-level="1">Processes script ‘music’ command.</text:h>
          </table:table-cell>
        </table:table-row>
        <table:table-row table:style-name="Table3.114">
          <table:table-cell table:style-name="Table3.A2" office:value-type="string">
            <text:h text:style-name="P242" text:outline-level="1">scriptnametrim:</text:h>
          </table:table-cell>
          <table:table-cell table:style-name="Table3.A2" office:value-type="string">
            <text:h text:style-name="P242" text:outline-level="1">Trims the script name according to what is required by script ‘if’ commands.</text:h>
          </table:table-cell>
        </table:table-row>
        <table:table-row table:style-name="Table3.114">
          <table:table-cell table:style-name="Table3.A3" office:value-type="string">
            <text:h text:style-name="P243" text:outline-level="1">scriptpilotcmd:</text:h>
          </table:table-cell>
          <table:table-cell table:style-name="Table3.A3" office:value-type="string">
            <text:h text:style-name="P243" text:outline-level="1">Processes script ‘pilot’ command.</text:h>
          </table:table-cell>
        </table:table-row>
        <table:table-row table:style-name="Table3.114">
          <table:table-cell table:style-name="Table3.A2" office:value-type="string">
            <text:h text:style-name="P217" text:outline-level="1">scriptpocketslotcmd:</text:h>
          </table:table-cell>
          <table:table-cell table:style-name="Table3.A2" office:value-type="string">
            <text:h text:style-name="P217" text:outline-level="1">Processes pocketslot script commands</text:h>
          </table:table-cell>
        </table:table-row>
        <table:table-row table:style-name="Table3.114">
          <table:table-cell table:style-name="Table3.A3" office:value-type="string">
            <text:h text:style-name="P244" text:outline-level="1">scriptruncmd:</text:h>
          </table:table-cell>
          <table:table-cell table:style-name="Table3.A3" office:value-type="string">
            <text:h text:style-name="P244" text:outline-level="1">Processes script ‘run’ command.</text:h>
          </table:table-cell>
        </table:table-row>
        <table:table-row table:style-name="Table3.114">
          <table:table-cell table:style-name="Table3.A2" office:value-type="string">
            <text:h text:style-name="P192" text:outline-level="1">scriptsaycmd:</text:h>
          </table:table-cell>
          <table:table-cell table:style-name="Table3.A2" office:value-type="string">
            <text:h text:style-name="P192" text:outline-level="1">Processes script ‘say’ command.</text:h>
          </table:table-cell>
        </table:table-row>
        <table:table-row table:style-name="Table3.114">
          <table:table-cell table:style-name="Table3.A3" office:value-type="string">
            <text:h text:style-name="P215" text:outline-level="1">scriptscriptcmd:</text:h>
          </table:table-cell>
          <table:table-cell table:style-name="Table3.A3" office:value-type="string">
            <text:h text:style-name="P215" text:outline-level="1">Processes script ‘script’ command.</text:h>
          </table:table-cell>
        </table:table-row>
        <table:table-row table:style-name="Table3.114">
          <table:table-cell table:style-name="Table3.A2" office:value-type="string">
            <text:h text:style-name="P245" text:outline-level="1">scriptshelllnxcmd:</text:h>
          </table:table-cell>
          <table:table-cell table:style-name="Table3.A2" office:value-type="string">
            <text:h text:style-name="P245" text:outline-level="1">Processes script ‘shelllnx’ command.</text:h>
          </table:table-cell>
        </table:table-row>
        <table:table-row table:style-name="Table3.171">
          <table:table-cell table:style-name="Table3.A3" office:value-type="string">
            <text:h text:style-name="P219" text:outline-level="1">scriptshellwincmd:</text:h>
          </table:table-cell>
          <table:table-cell table:style-name="Table3.A3" office:value-type="string">
            <text:h text:style-name="P219" text:outline-level="1">Processes script ‘shellwin’ command.</text:h>
          </table:table-cell>
        </table:table-row>
        <table:table-row table:style-name="Table3.171">
          <table:table-cell table:style-name="Table3.A2" office:value-type="string">
            <text:h text:style-name="P227" text:outline-level="1">scriptshowcmd:</text:h>
          </table:table-cell>
          <table:table-cell table:style-name="Table3.A2" office:value-type="string">
            <text:h text:style-name="P227" text:outline-level="1">Processes script ‘show’ command.</text:h>
          </table:table-cell>
        </table:table-row>
        <table:table-row table:style-name="Table3.171">
          <table:table-cell table:style-name="Table3.A3" office:value-type="string">
            <text:h text:style-name="P246" text:outline-level="1">scriptspeakercmd:</text:h>
          </table:table-cell>
          <table:table-cell table:style-name="Table3.A3" office:value-type="string">
            <text:h text:style-name="P246" text:outline-level="1">Processes script ‘speaker’ command.</text:h>
          </table:table-cell>
        </table:table-row>
        <table:table-row table:style-name="Table3.171">
          <table:table-cell table:style-name="Table3.A2" office:value-type="string">
            <text:h text:style-name="P227" text:outline-level="1">scripttakecmd:</text:h>
          </table:table-cell>
          <table:table-cell table:style-name="Table3.A2" office:value-type="string">
            <text:h text:style-name="P227" text:outline-level="1">Processes script ‘take’ command.</text:h>
          </table:table-cell>
        </table:table-row>
        <table:table-row table:style-name="Table3.171">
          <table:table-cell table:style-name="Table3.A3" office:value-type="string">
            <text:h text:style-name="P224" text:outline-level="1">scripttakecurrencycmd:</text:h>
          </table:table-cell>
          <table:table-cell table:style-name="Table3.A3" office:value-type="string">
            <text:h text:style-name="P224" text:outline-level="1">Processes script ‘takecurrency’ and ‘silenttakecurrency’ command.</text:h>
          </table:table-cell>
        </table:table-row>
        <text:soft-page-break/>
        <table:table-row table:style-name="Table3.171">
          <table:table-cell table:style-name="Table3.A2" office:value-type="string">
            <text:h text:style-name="P216" text:outline-level="1"><text:span text:style-name="T88">s</text:span>criptterminaltextcmd:</text:h>
          </table:table-cell>
          <table:table-cell table:style-name="Table3.A2" office:value-type="string">
            <text:h text:style-name="P247" text:outline-level="1">Processes script ‘terminaltext’ command.</text:h>
          </table:table-cell>
        </table:table-row>
        <table:table-row table:style-name="Table3.171">
          <table:table-cell table:style-name="Table3.A3" office:value-type="string">
            <text:h text:style-name="P248" text:outline-level="1">scripttimedscriptcmd:</text:h>
          </table:table-cell>
          <table:table-cell table:style-name="Table3.A3" office:value-type="string">
            <text:h text:style-name="P248" text:outline-level="1">Processes script ‘timedscript’ command.</text:h>
          </table:table-cell>
        </table:table-row>
        <table:table-row table:style-name="Table3.171">
          <table:table-cell table:style-name="Table3.A2" office:value-type="string">
            <text:h text:style-name="P249" text:outline-level="1">scripttriggercmd:</text:h>
          </table:table-cell>
          <table:table-cell table:style-name="Table3.A2" office:value-type="string">
            <text:h text:style-name="P249" text:outline-level="1">Processes script ‘trigger’ command.</text:h>
          </table:table-cell>
        </table:table-row>
        <table:table-row table:style-name="Table3.171">
          <table:table-cell table:style-name="Table3.A3" office:value-type="string">
            <text:h text:style-name="P250" text:outline-level="1">scriptvaluefetcher:</text:h>
          </table:table-cell>
          <table:table-cell table:style-name="Table3.A3" office:value-type="string">
            <text:h text:style-name="P250" text:outline-level="1">Fetches script value</text:h>
          </table:table-cell>
        </table:table-row>
        <table:table-row table:style-name="Table3.171">
          <table:table-cell table:style-name="Table3.A2" office:value-type="string">
            <text:h text:style-name="P225" text:outline-level="1">scriptwaitcmd:</text:h>
          </table:table-cell>
          <table:table-cell table:style-name="Table3.A2" office:value-type="string">
            <text:h text:style-name="P225" text:outline-level="1">Processes script ‘wait’ command.</text:h>
          </table:table-cell>
        </table:table-row>
        <table:table-row table:style-name="Table3.171">
          <table:table-cell table:style-name="Table3.A3" office:value-type="string">
            <text:h text:style-name="P241" text:outline-level="1">scriptwarpcmd:</text:h>
          </table:table-cell>
          <table:table-cell table:style-name="Table3.A3" office:value-type="string">
            <text:h text:style-name="P241" text:outline-level="1">Processes script ‘warp’ command.</text:h>
          </table:table-cell>
        </table:table-row>
        <table:table-row table:style-name="Table3.171">
          <table:table-cell table:style-name="Table3.A2" office:value-type="string">
            <text:h text:style-name="P251" text:outline-level="1">selectobjectbanner:</text:h>
          </table:table-cell>
          <table:table-cell table:style-name="Table3.A2" office:value-type="string">
            <text:h text:style-name="P251" text:outline-level="1">Draws selected object name onto screen</text:h>
          </table:table-cell>
        </table:table-row>
        <table:table-row table:style-name="Table3.171">
          <table:table-cell table:style-name="Table3.A3" office:value-type="string">
            <text:h text:style-name="P108" text:outline-level="1">seperatecommands:</text:h>
          </table:table-cell>
          <table:table-cell table:style-name="Table3.A3" office:value-type="string">
            <text:h text:style-name="P108" text:outline-level="1">Unified way of separating a script command into separate values.</text:h>
          </table:table-cell>
        </table:table-row>
        <table:table-row table:style-name="Table3.171">
          <table:table-cell table:style-name="Table3.A2" office:value-type="string">
            <text:h text:style-name="P9" text:outline-level="1">setup:</text:h>
          </table:table-cell>
          <table:table-cell table:style-name="Table3.A2" office:value-type="string">
            <text:h text:style-name="P9" text:outline-level="1">Game launch setup, assignes engine values from metadata</text:h>
          </table:table-cell>
        </table:table-row>
        <table:table-row table:style-name="Table3.171">
          <table:table-cell table:style-name="Table3.A3" office:value-type="string">
            <text:h text:style-name="P9" text:outline-level="1">sfxload:</text:h>
          </table:table-cell>
          <table:table-cell table:style-name="Table3.A3" office:value-type="string">
            <text:h text:style-name="P9" text:outline-level="1">Loads sound effect files into memory</text:h>
          </table:table-cell>
        </table:table-row>
        <table:table-row table:style-name="Table3.171">
          <table:table-cell table:style-name="Table3.A2" office:value-type="string">
            <text:h text:style-name="P9" text:outline-level="1">sfxplay:</text:h>
          </table:table-cell>
          <table:table-cell table:style-name="Table3.A2" office:value-type="string">
            <text:h text:style-name="P9" text:outline-level="1">Plays requested sound effect</text:h>
          </table:table-cell>
        </table:table-row>
        <table:table-row table:style-name="Table3.171">
          <table:table-cell table:style-name="Table3.A3" office:value-type="string">
            <text:h text:style-name="P252" text:outline-level="1">sfxstop:</text:h>
          </table:table-cell>
          <table:table-cell table:style-name="Table3.A3" office:value-type="string">
            <text:h text:style-name="P252" text:outline-level="1">Stops all sound effects that are playing</text:h>
          </table:table-cell>
        </table:table-row>
        <table:table-row table:style-name="Table3.171">
          <table:table-cell table:style-name="Table3.A2" office:value-type="string">
            <text:h text:style-name="P9" text:outline-level="1">sfxunload:</text:h>
          </table:table-cell>
          <table:table-cell table:style-name="Table3.A2" office:value-type="string">
            <text:h text:style-name="P9" text:outline-level="1">Unloads sound effect files from memory</text:h>
          </table:table-cell>
        </table:table-row>
        <table:table-row table:style-name="Table3.171">
          <table:table-cell table:style-name="Table3.A3" office:value-type="string">
            <text:p text:style-name="P12">sfxvol:</text:p>
          </table:table-cell>
          <table:table-cell table:style-name="Table3.A3" office:value-type="string">
            <text:p text:style-name="P12">Sets sfx volume.</text:p>
          </table:table-cell>
        </table:table-row>
        <table:table-row table:style-name="Table3.171">
          <table:table-cell table:style-name="Table3.A2" office:value-type="string">
            <text:p text:style-name="P12">showimage:</text:p>
          </table:table-cell>
          <table:table-cell table:style-name="Table3.A2" office:value-type="string">
            <text:p text:style-name="P12">Displays an image on screen.</text:p>
          </table:table-cell>
        </table:table-row>
        <table:table-row table:style-name="Table3.171">
          <table:table-cell table:style-name="Table3.A3" office:value-type="string">
            <text:h text:style-name="P197" text:outline-level="1">showitem:</text:h>
          </table:table-cell>
          <table:table-cell table:style-name="Table3.A3" office:value-type="string">
            <text:h text:style-name="P197" text:outline-level="1">Changes a pocket item visibility to show.</text:h>
          </table:table-cell>
        </table:table-row>
        <table:table-row table:style-name="Table3.171">
          <table:table-cell table:style-name="Table3.A2" office:value-type="string">
            <text:p text:style-name="P12">slightfadein:</text:p>
          </table:table-cell>
          <table:table-cell table:style-name="Table3.A2" office:value-type="string">
            <text:p text:style-name="P12">Undims screen</text:p>
          </table:table-cell>
        </table:table-row>
        <table:table-row table:style-name="Table3.171">
          <table:table-cell table:style-name="Table3.A3" office:value-type="string">
            <text:p text:style-name="P12">slightfadeout:</text:p>
          </table:table-cell>
          <table:table-cell table:style-name="Table3.A3" office:value-type="string">
            <text:p text:style-name="P12">Dims screen</text:p>
          </table:table-cell>
        </table:table-row>
        <table:table-row table:style-name="Table3.194">
          <table:table-cell table:style-name="Table3.A2" office:value-type="string">
            <text:p text:style-name="P12">takecurrency:</text:p>
          </table:table-cell>
          <table:table-cell table:style-name="Table3.A2" office:value-type="string">
            <text:p text:style-name="P12">Takes currency from player</text:p>
          </table:table-cell>
        </table:table-row>
        <table:table-row table:style-name="Table3.194">
          <table:table-cell table:style-name="Table3.A3" office:value-type="string">
            <text:p text:style-name="P12">talksfx:</text:p>
          </table:table-cell>
          <table:table-cell table:style-name="Table3.B195" office:value-type="string">
            <text:p text:style-name="P12">Generates player talking sound effects.</text:p>
          </table:table-cell>
        </table:table-row>
        <table:table-row table:style-name="Table3.194">
          <table:table-cell table:style-name="Table3.A2" office:value-type="string">
            <text:p text:style-name="P12">terminaldraw:</text:p>
          </table:table-cell>
          <table:table-cell table:style-name="Table3.B196" office:value-type="string">
            <text:p text:style-name="P12">Draws terminal screens.</text:p>
          </table:table-cell>
        </table:table-row>
        <table:table-row table:style-name="Table3.194">
          <table:table-cell table:style-name="Table3.A3" office:value-type="string">
            <text:p text:style-name="P12">terminalload:</text:p>
          </table:table-cell>
          <table:table-cell table:style-name="Table3.B197" office:value-type="string">
            <text:p text:style-name="P12">Loads terminal data</text:p>
          </table:table-cell>
        </table:table-row>
        <table:table-row table:style-name="Table3.194">
          <table:table-cell table:style-name="Table3.A2" office:value-type="string">
            <text:p text:style-name="P12">terminalunload:</text:p>
          </table:table-cell>
          <table:table-cell table:style-name="Table3.B198" office:value-type="string">
            <text:p text:style-name="P12">Unloads terminal data</text:p>
          </table:table-cell>
        </table:table-row>
        <table:table-row table:style-name="Table3.194">
          <table:table-cell table:style-name="Table3.A3" office:value-type="string">
            <text:p text:style-name="P12">textbannercalc:</text:p>
          </table:table-cell>
          <table:table-cell table:style-name="Table3.B199" office:value-type="string">
            <text:p text:style-name="P12">Calculates text length from string in text banner</text:p>
          </table:table-cell>
        </table:table-row>
        <table:table-row table:style-name="Table3.194">
          <table:table-cell table:style-name="Table3.A2" office:value-type="string">
            <text:p text:style-name="P12">textbannerdraw:</text:p>
          </table:table-cell>
          <table:table-cell table:style-name="Table3.B200" office:value-type="string">
            <text:p text:style-name="P12">Draws text banner</text:p>
          </table:table-cell>
        </table:table-row>
        <table:table-row table:style-name="Table3.194">
          <table:table-cell table:style-name="Table3.A3" office:value-type="string">
            <text:h text:style-name="P9" text:outline-level="1">timeframecounter:</text:h>
          </table:table-cell>
          <table:table-cell table:style-name="Table3.B201" office:value-type="string">
            <text:h text:style-name="P9" text:outline-level="1">Counts timer and frame stats</text:h>
          </table:table-cell>
        </table:table-row>
        <table:table-row table:style-name="Table3.194">
          <table:table-cell table:style-name="Table3.A2" office:value-type="string">
            <text:h text:style-name="P9" text:outline-level="1">triggercollision:</text:h>
          </table:table-cell>
          <table:table-cell table:style-name="Table3.B202" office:value-type="string">
            <text:h text:style-name="P9" text:outline-level="1">Checks to see if mainplayer is colliding with any invisible triggers</text:h>
          </table:table-cell>
        </table:table-row>
        <table:table-row table:style-name="Table3.194">
          <table:table-cell table:style-name="Table3.A3" office:value-type="string">
            <text:p text:style-name="P12">uiload:</text:p>
          </table:table-cell>
          <table:table-cell table:style-name="Table3.B203" office:value-type="string">
            <text:p text:style-name="P12">Loads UI items (user interface stuff)</text:p>
          </table:table-cell>
        </table:table-row>
        <table:table-row table:style-name="Table3.194">
          <table:table-cell table:style-name="Table3.A2" office:value-type="string">
            <text:p text:style-name="P12">uiunload:</text:p>
          </table:table-cell>
          <table:table-cell table:style-name="Table3.B204" office:value-type="string">
            <text:p text:style-name="P12">Unloads UI items (user interface stuff0</text:p>
          </table:table-cell>
        </table:table-row>
        <table:table-row table:style-name="Table3.194">
          <table:table-cell table:style-name="Table3.A3" office:value-type="string">
            <text:p text:style-name="P12">updatechecker:</text:p>
          </table:table-cell>
          <table:table-cell table:style-name="Table3.B205" office:value-type="string">
            <text:p text:style-name="P12">Checks internet for available updates.</text:p>
          </table:table-cell>
        </table:table-row>
        <table:table-row table:style-name="Table3.194">
          <table:table-cell table:style-name="Table3.A2" office:value-type="string">
            <text:p text:style-name="P12">useobject:</text:p>
          </table:table-cell>
          <table:table-cell table:style-name="Table3.B206" office:value-type="string">
            <text:p text:style-name="P12">Interacts real world object or player</text:p>
          </table:table-cell>
        </table:table-row>
        <table:table-row table:style-name="Table3.194">
          <table:table-cell table:style-name="Table3.A3" office:value-type="string">
            <text:p text:style-name="P12">usepocket:</text:p>
          </table:table-cell>
          <table:table-cell table:style-name="Table3.B207" office:value-type="string">
            <text:p text:style-name="P12">Uses pocket item on map object.</text:p>
          </table:table-cell>
        </table:table-row>
        <table:table-row table:style-name="Table3.194">
          <table:table-cell table:style-name="Table3.A2" office:value-type="string">
            <text:p text:style-name="P12">usepocketpocket:</text:p>
          </table:table-cell>
          <table:table-cell table:style-name="Table3.B208" office:value-type="string">
            <text:p text:style-name="P12">Combines pocket items</text:p>
          </table:table-cell>
        </table:table-row>
        <table:table-row table:style-name="Table3.194">
          <table:table-cell table:style-name="Table3.A3" office:value-type="string">
            <text:h text:style-name="P123" text:outline-level="1">variablevalueinjector:</text:h>
          </table:table-cell>
          <table:table-cell table:style-name="Table3.B209" office:value-type="string">
            <text:h text:style-name="P123" text:outline-level="1">Injects the value of engine variables into text banners</text:h>
          </table:table-cell>
        </table:table-row>
        <table:table-row table:style-name="Table3.194">
          <table:table-cell table:style-name="Table3.A2" office:value-type="string">
            <text:h text:style-name="P253" text:outline-level="1">whitefadein:</text:h>
          </table:table-cell>
          <table:table-cell table:style-name="Table3.B210" office:value-type="string">
            <text:h text:style-name="P253" text:outline-level="1">Fades in (using white)</text:h>
          </table:table-cell>
        </table:table-row>
        <table:table-row table:style-name="Table3.194">
          <table:table-cell table:style-name="Table3.A3" office:value-type="string">
            <text:h text:style-name="P253" text:outline-level="1">whitefadeout:</text:h>
          </table:table-cell>
          <table:table-cell table:style-name="Table3.B211" office:value-type="string">
            <text:h text:style-name="P253" text:outline-level="1">Fades out (using white)</text:h>
          </table:table-cell>
        </table:table-row>
        <text:soft-page-break/>
        <table:table-row table:style-name="Table3.194">
          <table:table-cell table:style-name="Table3.A2" office:value-type="string">
            <text:h text:style-name="P9" text:outline-level="1">worlddraw:</text:h>
          </table:table-cell>
          <table:table-cell table:style-name="Table3.B212" office:value-type="string">
            <text:h text:style-name="P9" text:outline-level="1">Draws map to screen</text:h>
          </table:table-cell>
        </table:table-row>
        <table:table-row table:style-name="Table3.194">
          <table:table-cell table:style-name="Table3.A213" office:value-type="string">
            <text:h text:style-name="P254" text:outline-level="1">scriptgallerycmd:</text:h>
          </table:table-cell>
          <table:table-cell table:style-name="Table3.B213" office:value-type="string">
            <text:h text:style-name="P254" text:outline-level="1">Processes gallery script commands.</text:h>
          </table:table-cell>
        </table:table-row>
      </table:table>
      <text:p text:style-name="P255"/>
      <text:h text:style-name="P125" text:outline-level="1"><text:bookmark-start text:name="_Toc4"/>Menu Commands<text:bookmark-end text:name="_Toc4"/></text:h>
      <text:h text:style-name="P256" text:outline-level="1"/>
      <text:p text:style-name="P171"/>
      <text:p text:style-name="P176">The following is a list of available commands on main menu.</text:p>
      <text:p text:style-name="P176"/>
      <table:table table:name="Table4" table:style-name="Table4" table:template-name="Simple Grid Rows">
        <table:table-column table:style-name="Table4.A"/>
        <table:table-column table:style-name="Table4.B"/>
        <table:table-row table:style-name="Table4.1">
          <table:table-cell table:style-name="Table4.A1" office:value-type="string">
            <text:h text:style-name="P9" text:outline-level="1">Menu Command</text:h>
          </table:table-cell>
          <table:table-cell table:style-name="Table4.A1" office:value-type="string">
            <text:h text:style-name="P9" text:outline-level="1">Command Description</text:h>
          </table:table-cell>
        </table:table-row>
        <table:table-row table:style-name="Table4.1">
          <table:table-cell table:style-name="Table4.A2" office:value-type="string">
            <text:h text:style-name="P185" text:outline-level="1">displayawards</text:h>
          </table:table-cell>
          <table:table-cell table:style-name="Table4.A2" office:value-type="string">
            <text:h text:style-name="P185" text:outline-level="1">Shows award menu</text:h>
          </table:table-cell>
        </table:table-row>
        <table:table-row table:style-name="Table4.1">
          <table:table-cell table:style-name="Table4.A3" office:value-type="string">
            <text:h text:style-name="P9" text:outline-level="1">displayconsole</text:h>
          </table:table-cell>
          <table:table-cell table:style-name="Table4.A3" office:value-type="string">
            <text:h text:style-name="P9" text:outline-level="1">Displays developer console</text:h>
          </table:table-cell>
        </table:table-row>
        <table:table-row table:style-name="Table4.1">
          <table:table-cell table:style-name="Table4.A2" office:value-type="string">
            <text:h text:style-name="P9" text:outline-level="1">displaycontrols</text:h>
          </table:table-cell>
          <table:table-cell table:style-name="Table4.A2" office:value-type="string">
            <text:h text:style-name="P9" text:outline-level="1">Displays controls</text:h>
          </table:table-cell>
        </table:table-row>
        <table:table-row table:style-name="Table4.1">
          <table:table-cell table:style-name="Table4.A3" office:value-type="string">
            <text:h text:style-name="P9" text:outline-level="1">endgame</text:h>
          </table:table-cell>
          <table:table-cell table:style-name="Table4.A3" office:value-type="string">
            <text:h text:style-name="P9" text:outline-level="1">Ends Game</text:h>
          </table:table-cell>
        </table:table-row>
        <table:table-row table:style-name="Table4.1">
          <table:table-cell table:style-name="Table4.A2" office:value-type="string">
            <text:h text:style-name="P9" text:outline-level="1">erasesave</text:h>
          </table:table-cell>
          <table:table-cell table:style-name="Table4.A2" office:value-type="string">
            <text:h text:style-name="P257" text:outline-level="1">Erases Save</text:h>
          </table:table-cell>
        </table:table-row>
        <table:table-row table:style-name="Table4.1">
          <table:table-cell table:style-name="Table4.A3" office:value-type="string">
            <text:h text:style-name="P258" text:outline-level="1">loadmod</text:h>
          </table:table-cell>
          <table:table-cell table:style-name="Table4.A3" office:value-type="string">
            <text:h text:style-name="P258" text:outline-level="1">Opens mod loading menu</text:h>
          </table:table-cell>
        </table:table-row>
        <table:table-row table:style-name="Table4.1">
          <table:table-cell table:style-name="Table4.A2" office:value-type="string">
            <text:h text:style-name="P9" text:outline-level="1">menu (menuname)</text:h>
          </table:table-cell>
          <table:table-cell table:style-name="Table4.A2" office:value-type="string">
            <text:h text:style-name="P9" text:outline-level="1">Opens different menu</text:h>
          </table:table-cell>
        </table:table-row>
        <table:table-row table:style-name="Table4.1">
          <table:table-cell table:style-name="Table4.A3" office:value-type="string">
            <text:h text:style-name="P9" text:outline-level="1">musictoggle</text:h>
          </table:table-cell>
          <table:table-cell table:style-name="Table4.A3" office:value-type="string">
            <text:h text:style-name="P9" text:outline-level="1">Toggles Music</text:h>
          </table:table-cell>
        </table:table-row>
        <table:table-row table:style-name="Table4.1">
          <table:table-cell table:style-name="Table4.A2" office:value-type="string">
            <text:h text:style-name="P259" text:outline-level="1">musicvol</text:h>
          </table:table-cell>
          <table:table-cell table:style-name="Table4.A2" office:value-type="string">
            <text:h text:style-name="P259" text:outline-level="1">Sets music volume</text:h>
          </table:table-cell>
        </table:table-row>
        <table:table-row table:style-name="Table4.1">
          <table:table-cell table:style-name="Table4.A3" office:value-type="string">
            <text:h text:style-name="P9" text:outline-level="1">playgame</text:h>
          </table:table-cell>
          <table:table-cell table:style-name="Table4.A3" office:value-type="string">
            <text:h text:style-name="P9" text:outline-level="1">Plays Game</text:h>
          </table:table-cell>
        </table:table-row>
        <table:table-row table:style-name="Table4.1">
          <table:table-cell table:style-name="Table4.A2" office:value-type="string">
            <text:h text:style-name="P260" text:outline-level="1">reloadsave</text:h>
          </table:table-cell>
          <table:table-cell table:style-name="Table4.A2" office:value-type="string">
            <text:h text:style-name="P260" text:outline-level="1">Reloads the current save.</text:h>
          </table:table-cell>
        </table:table-row>
        <table:table-row table:style-name="Table4.1">
          <table:table-cell table:style-name="Table4.A3" office:value-type="string">
            <text:h text:style-name="P258" text:outline-level="1">restoresave</text:h>
          </table:table-cell>
          <table:table-cell table:style-name="Table4.A3" office:value-type="string">
            <text:h text:style-name="P258" text:outline-level="1">Opens save restore menu</text:h>
          </table:table-cell>
        </table:table-row>
        <table:table-row table:style-name="Table4.1">
          <table:table-cell table:style-name="Table4.A2" office:value-type="string">
            <text:h text:style-name="P9" text:outline-level="1">screentoggle</text:h>
          </table:table-cell>
          <table:table-cell table:style-name="Table4.A2" office:value-type="string">
            <text:h text:style-name="P9" text:outline-level="1">Toggles fullscreen</text:h>
          </table:table-cell>
        </table:table-row>
        <table:table-row table:style-name="Table4.1">
          <table:table-cell table:style-name="Table4.A3" office:value-type="string">
            <text:h text:style-name="P9" text:outline-level="1">sfxtoggle</text:h>
          </table:table-cell>
          <table:table-cell table:style-name="Table4.A3" office:value-type="string">
            <text:h text:style-name="P9" text:outline-level="1">Toggles Sfx</text:h>
          </table:table-cell>
        </table:table-row>
        <table:table-row table:style-name="Table4.1">
          <table:table-cell table:style-name="Table4.A2" office:value-type="string">
            <text:h text:style-name="P259" text:outline-level="1">sfxvol</text:h>
          </table:table-cell>
          <table:table-cell table:style-name="Table4.A2" office:value-type="string">
            <text:h text:style-name="P259" text:outline-level="1">Sets sfx volume</text:h>
          </table:table-cell>
        </table:table-row>
        <table:table-row table:style-name="Table4.1">
          <table:table-cell table:style-name="Table4.A3" office:value-type="string">
            <text:h text:style-name="P261" text:outline-level="1">spooftoggle</text:h>
          </table:table-cell>
          <table:table-cell table:style-name="Table4.A3" office:value-type="string">
            <text:h text:style-name="P261" text:outline-level="1">A fake toggle option</text:h>
          </table:table-cell>
        </table:table-row>
        <table:table-row table:style-name="Table4.1">
          <table:table-cell table:style-name="Table4.A2" office:value-type="string">
            <text:h text:style-name="P88" text:outline-level="1">switchcontrols</text:h>
          </table:table-cell>
          <table:table-cell table:style-name="Table4.A2" office:value-type="string">
            <text:h text:style-name="P88" text:outline-level="1">Switches between Keyboard and Gamepad controls</text:h>
          </table:table-cell>
        </table:table-row>
        <table:table-row table:style-name="Table4.1">
          <table:table-cell table:style-name="Table4.A19" office:value-type="string">
            <text:h text:style-name="P9" text:outline-level="1">updategame</text:h>
          </table:table-cell>
          <table:table-cell table:style-name="Table4.A19" office:value-type="string">
            <text:h text:style-name="P9" text:outline-level="1">Checks for update then runs updater</text:h>
          </table:table-cell>
        </table:table-row>
      </table:table>
      <text:p text:style-name="P176"/>
      <text:p text:style-name="P176"/>
      <text:p text:style-name="P171"/>
      <text:h text:style-name="P125" text:outline-level="1"><text:bookmark-start text:name="_Toc5"/>Prompt Commands<text:bookmark-end text:name="_Toc5"/></text:h>
      <text:p text:style-name="P7"/>
      <text:p text:style-name="P7"><text:tab/>The VaME command prompt is designed to be a flexible command based tool that allows access to engine values and can manipulate them upon request. Similar to most command terminals, the VaME console works on a “&gt; COMMAND ARGUMENT” basis in that it uses a series of basic commands followed by an instruction of which the command works from. For instance, “&gt; whatis direction” will display the value of the direction value.</text:p>
      <text:p text:style-name="P255"/>
      <text:p text:style-name="P262">command name</text:p>
      <text:p text:style-name="P263">Description of command and what its functions are. (usage example)</text:p>
      <text:p text:style-name="P264">Possible arguments - all possible command arguments are listed here.</text:p>
      <text:p text:style-name="P264"/>
      <text:p text:style-name="P255">All Command Prompt commands are listed below.</text:p>
      <text:p text:style-name="P255"/>
      <text:p text:style-name="P262">whatis</text:p>
      <text:p text:style-name="P263">Displays the value of a requested variable or string value. (whatis mapno)</text:p>
      <text:p text:style-name="P264">Possible arguments - noclip, resx, resy, mapno, frames, ros, mplayermodel, pace, ctime, itime, location, oldlocation, direction, posx, posy, oposx, oposy, mapname, mpx, mpy, mpwalking, mpfoot, mpfootloop, footpace, hud, errdescription, err, errorline, date, time, fps, oldmapno, oldmapname, oldmplayermodel, fontname, fontsize, fontstyle, devmode, mapobjectno, maptriggerno, mapplayerno, playmusic, currentmusic, oldmusic, soundmode, mpidle, playeridle, triggername, playername, objectname, pocketitem1, pocketitem2, pocketitem3, pocketitem4, pocketitem5, pocketitem6, disablefade, currency, mapeffect, versionno, timer, scriptline, musicvol, sfxvol, engineversionno, exitsave, checkpoint, collisionstep, <text:span text:style-name="T89">checkpoint, </text:span><text:span text:style-name="T90">mainmenu, </text:span><text:span text:style-name="T91">fadestatus, </text:span><text:span text:style-name="T92">random, </text:span><text:span text:style-name="T93">bootscreen, terminalos</text:span></text:p>
      <text:p text:style-name="P263"/>
      <text:p text:style-name="P262">display</text:p>
      <text:p text:style-name="P263">Displays certain values on a developer HUD within the game. (display location)</text:p>
      <text:p text:style-name="P264">Possible arguments -</text:p>
      <text:p text:style-name="P264">off (removes any developer hud currently displayed)</text:p>
      <text:p text:style-name="P264">location (location co-ordinates of top left corner of map)</text:p>
      <text:p text:style-name="P264">olocation (previous co-ordinates of top left corner of map)</text:p>
      <text:p text:style-name="P264">time (local time as well as engine time (ctime$))</text:p>
      <text:p text:style-name="P264">frames (FPS and number of frames processed)</text:p>
      <text:p text:style-name="P264">maplocation (location co-ordinates of top left corner and bottom right corner of map)</text:p>
      <text:p text:style-name="P264">fadein (fade in effect)</text:p>
      <text:p text:style-name="P264">fadeout (fade out effect)</text:p>
      <text:p text:style-name="P264">techspecs (tonne of great info for the tech nerds x)</text:p>
      <text:p text:style-name="P264">layers (draw layer data)</text:p>
      <text:p text:style-name="P264">mplayerlocation (location of player sprite on map)</text:p>
      <text:p text:style-name="P264">selectobject (name of selected map object)</text:p>
      <text:p text:style-name="P264">console (opens console - cannot be removed with “display off” command)</text:p>
      <text:p text:style-name="P264">playerlocation (location of npc sprites on map)</text:p>
      <text:p text:style-name="P264">pocketnos (number of inventory items loaded into game)</text:p>
      <text:p text:style-name="P264">pocketcarry (number of inventory items carried by player)</text:p>
      <text:p text:style-name="P265">miniconsole (last console line)</text:p>
      <text:p text:style-name="P266">checkpoint (active checkpoints)</text:p>
      <text:p text:style-name="P267"><text:soft-page-break/>gametime (amount of time save file has been used)</text:p>
      <text:p text:style-name="P268">pointcollision (pixels where point collision is active. This will pause the game!)</text:p>
      <text:p text:style-name="P269">hunter (hunter AI information)</text:p>
      <text:p text:style-name="P263"/>
      <text:p text:style-name="P262">system</text:p>
      <text:p text:style-name="P263">Quits or resets game or game function. (system quit)</text:p>
      <text:p text:style-name="P264">Possible arguments - </text:p>
      <text:p text:style-name="P264">now (closes engine immediately, no endgame procedure)</text:p>
      <text:p text:style-name="P264">hang (closes engine immediately, no endgame procedure, window remains open until closed)</text:p>
      <text:p text:style-name="P264">map (reloads all map data)</text:p>
      <text:p text:style-name="P264">mainplayer (reloads all mainplayer data)</text:p>
      <text:p text:style-name="P264">screen (reloads all screen setting data)</text:p>
      <text:p text:style-name="P264">font (reloads all font data)</text:p>
      <text:p text:style-name="P264">quit (triggers endgame procedure)</text:p>
      <text:p text:style-name="P264">music (toggles music)</text:p>
      <text:p text:style-name="P264">ui (reloads all gui data)</text:p>
      <text:p text:style-name="P264">pockets (reloads all pocket data)</text:p>
      <text:p text:style-name="P264">sfx (reloads all sound effect data)</text:p>
      <text:p text:style-name="P264">terminal (reloads all terminal data)</text:p>
      <text:p text:style-name="P264">update (checks for update online)</text:p>
      <text:p text:style-name="P264">fix (attempts to repair game)</text:p>
      <text:p text:style-name="P264">consolelog (erases consolelog.txt)</text:p>
      <text:p text:style-name="P264">colour (reloads text colour data)</text:p>
      <text:p text:style-name="P270">restart (restarts engine)</text:p>
      <text:p text:style-name="P263"/>
      <text:p text:style-name="P262">script</text:p>
      <text:p text:style-name="P263">Runs a requested script or ends the script (script demo)</text:p>
      <text:p text:style-name="P264">Possible arguments - any script file in script (scriptloc$) folder (no ext).</text:p>
      <text:p text:style-name="P263"/>
      <text:p text:style-name="P262">error</text:p>
      <text:p text:style-name="P263">Sends a requested error signal to the engine. (error 420)</text:p>
      <text:p text:style-name="P264">Possible arguments - any error code.</text:p>
      <text:p text:style-name="P263"/>
      <text:p text:style-name="P262">sfx</text:p>
      <text:p text:style-name="P263">Plays a requested sound effect. (sfx pickup)</text:p>
      <text:p text:style-name="P264">Possible arguments - any sound effect file in sfx (sloc$) folder.</text:p>
      <text:p text:style-name="P263"/>
      <text:p text:style-name="P262">shell</text:p>
      <text:p text:style-name="P263">Runs a requested command to host OS. (shell ls)</text:p>
      <text:p text:style-name="P264">Possible arguments - any command that can be run in host OS terminal/prompt.</text:p>
      <text:p text:style-name="P263"/>
      <text:p text:style-name="P262">change</text:p>
      <text:p text:style-name="P263">Changes value of requested variable or string value. (change mapno)</text:p>
      <text:p text:style-name="P264">Possible arguments - pace, mapno, direction, mainplayer, posx, posy, resx, resy, fontsize, fontname, fontstyle, noclip, devmode, playmusic, soundmode, ros, disablefade, currency, mapeffect, versionno, timer, musicvol, sfxvol, consolelogging, displayconsole, <text:span text:style-name="T94">checkpoint, trigger, </text:span><text:span text:style-name="T93">bootscreen, terminalos, </text:span><text:span text:style-name="T95">huntstatus</text:span></text:p>
      <text:p text:style-name="P264"/>
      <text:p text:style-name="P262">giveitem</text:p>
      <text:p text:style-name="P263"><text:soft-page-break/>Gives player an item. (give floppy)</text:p>
      <text:p text:style-name="P264">Possible arguments- any pocket item loaded into memory.</text:p>
      <text:p text:style-name="P264"/>
      <text:p text:style-name="P262">takeitem</text:p>
      <text:p text:style-name="P263">Takes an item off player. (take floppy)</text:p>
      <text:p text:style-name="P264">Possible arguments - any pocket item loaded into memory.</text:p>
      <text:p text:style-name="P264"/>
      <text:p text:style-name="P271">hideitem</text:p>
      <text:p text:style-name="P272">Hides an item. (hide floppy)</text:p>
      <text:p text:style-name="P273">Possible arguments – any pocket item loaded into memory.</text:p>
      <text:p text:style-name="P273"/>
      <text:p text:style-name="P271">showitem</text:p>
      <text:p text:style-name="P272">Shows and item. (show floppy)</text:p>
      <text:p text:style-name="P273">Possible arguments – any pocket item loaded into memory.</text:p>
      <text:p text:style-name="P264"/>
      <text:p text:style-name="P262">say</text:p>
      <text:p text:style-name="P263">Displays text of choice in text banner. (say hello world!)</text:p>
      <text:p text:style-name="P264">Possible arguments - any text.</text:p>
      <text:p text:style-name="P264"/>
      <text:p text:style-name="P262">givecurrency</text:p>
      <text:p text:style-name="P263">Gives currency to player. (givecurrency 10)</text:p>
      <text:p text:style-name="P264">Possible arguments - any positive integer.</text:p>
      <text:p text:style-name="P264"/>
      <text:p text:style-name="P262">takecurrency</text:p>
      <text:p text:style-name="P263">Takes currency to player. (takecurrency 10)</text:p>
      <text:p text:style-name="P264">Possible arguments - any positive integer.</text:p>
      <text:p text:style-name="P264"/>
      <text:p text:style-name="P262">markgone</text:p>
      <text:p text:style-name="P263">Takes pocket item off player forever. (markgone floppy)</text:p>
      <text:p text:style-name="P264">Possible arguments - any pocket item loaded into memory except currency.</text:p>
      <text:p text:style-name="P264"/>
      <text:p text:style-name="P262">markback</text:p>
      <text:p text:style-name="P263">Resets pocket item after a fullytake command. (fullygive floppy)</text:p>
      <text:p text:style-name="P264">Possible arguments - any pocket item loaded into memory except currency.</text:p>
      <text:p text:style-name="P264"/>
      <text:p text:style-name="P262">save</text:p>
      <text:p text:style-name="P263">Executes save functions. (save game)</text:p>
      <text:p text:style-name="P264">Possible arguments - </text:p>
      <text:p text:style-name="P264">game (saves game)</text:p>
      <text:p text:style-name="P264">erase (erases savegame - will reset engine)</text:p>
      <text:p text:style-name="P264">default (rewrites default save) </text:p>
      <text:p text:style-name="P264">load (loads last save)</text:p>
      <text:p text:style-name="P264"/>
      <text:p text:style-name="P274">sd</text:p>
      <text:p text:style-name="P275">Allows the user to write a stage director script and then executes the script.</text:p>
      <text:h text:style-name="P125" text:outline-level="1"><text:bookmark-start text:name="_Toc9"/>Stage Director Commands<text:bookmark-end text:name="_Toc9"/></text:h>
      <text:p text:style-name="P7"/>
      <table:table table:name="Table8" table:style-name="Table8" table:template-name="Simple Grid Rows">
        <table:table-column table:style-name="Table8.A"/>
        <table:table-column table:style-name="Table8.B"/>
        <table:table-column table:style-name="Table8.C"/>
        <table:table-row table:style-name="Table8.1">
          <table:table-cell table:style-name="Table8.A1" office:value-type="string">
            <text:h text:style-name="P9" text:outline-level="1">Command Name (possible arguments)</text:h>
          </table:table-cell>
          <table:table-cell table:style-name="Table8.B1" office:value-type="string">
            <text:h text:style-name="P9" text:outline-level="1">Example</text:h>
          </table:table-cell>
          <table:table-cell table:style-name="Table8.A1" office:value-type="string">
            <text:h text:style-name="P9" text:outline-level="1">Command Description</text:h>
          </table:table-cell>
        </table:table-row>
        <table:table-row table:style-name="Table8.2">
          <table:table-cell table:style-name="Table8.A2" office:value-type="string">
            <text:h text:style-name="P276" text:outline-level="1">allowcontrol</text:h>
          </table:table-cell>
          <table:table-cell table:style-name="Table8.B2" office:value-type="string">
            <text:h text:style-name="P9" text:outline-level="1">“<text:span text:style-name="T96">allowcontrol”</text:span></text:h>
          </table:table-cell>
          <table:table-cell table:style-name="Table8.A2" office:value-type="string">
            <text:h text:style-name="P277" text:outline-level="1">Allows player to control the game whilst the script runs (intended for short scripts that change statues of checkpoints or triggers).</text:h>
          </table:table-cell>
        </table:table-row>
        <table:table-row table:style-name="Table8.3">
          <table:table-cell table:style-name="Table8.A3" office:value-type="string">
            <text:h text:style-name="P104" text:outline-level="1">allowskip</text:h>
          </table:table-cell>
          <table:table-cell table:style-name="Table8.B3" office:value-type="string">
            <text:h text:style-name="P9" text:outline-level="1">“<text:span text:style-name="T97">allowskip”</text:span></text:h>
          </table:table-cell>
          <table:table-cell table:style-name="Table8.A3" office:value-type="string">
            <text:h text:style-name="P104" text:outline-level="1">Player can now skip the script if they hold the back/pause key after this command is run.</text:h>
          </table:table-cell>
        </table:table-row>
        <table:table-row table:style-name="Table8.3">
          <table:table-cell table:style-name="Table8.A2" office:value-type="string">
            <text:p text:style-name="P64">animate (object/player then objectname/playername then animation file name)</text:p>
          </table:table-cell>
          <table:table-cell table:style-name="Table8.B2" office:value-type="string">
            <text:p text:style-name="P64">“animate mainplayer anitest”</text:p>
            <text:p text:style-name="P64">“animate player ivan anitest”</text:p>
            <text:p text:style-name="P64">“animate object desk anitest”</text:p>
          </table:table-cell>
          <table:table-cell table:style-name="Table8.A2" office:value-type="string">
            <text:p text:style-name="P64">Executes a custom animation on player or object.</text:p>
          </table:table-cell>
        </table:table-row>
        <table:table-row table:style-name="Table8.5">
          <table:table-cell table:style-name="Table8.A3" office:value-type="string">
            <text:h text:style-name="P278" text:outline-level="1">autosave (on or off)</text:h>
          </table:table-cell>
          <table:table-cell table:style-name="Table8.B3" office:value-type="string">
            <text:h text:style-name="P9" text:outline-level="1">“<text:span text:style-name="T98">autosave on”</text:span></text:h>
            <text:h text:style-name="P9" text:outline-level="1">“<text:span text:style-name="T98">autosave off”</text:span></text:h>
          </table:table-cell>
          <table:table-cell table:style-name="Table8.A3" office:value-type="string">
            <text:h text:style-name="P278" text:outline-level="1">Toggles the autosave.</text:h>
          </table:table-cell>
        </table:table-row>
        <table:table-row table:style-name="Table8.1">
          <table:table-cell table:style-name="Table8.A2" office:value-type="string">
            <text:h text:style-name="P279" text:outline-level="1">backchoice (choice 1, choice 2, choice 3)</text:h>
          </table:table-cell>
          <table:table-cell table:style-name="Table8.B2" office:value-type="string">
            <text:h text:style-name="P280" text:outline-level="1">“<text:span text:style-name="T99">back</text:span><text:span text:style-name="T100">choice choice1, choice2, choice3”</text:span></text:h>
          </table:table-cell>
          <table:table-cell table:style-name="Table8.A2" office:value-type="string">
            <text:p text:style-name="P281"><text:span text:style-name="T100">Displays a choice menu for the player to pick. Once picked</text:span> the script diverts to <text:span text:style-name="T99">previous</text:span> script <text:span text:style-name="T99">in the script chain</text:span> (scriptname$ + “-<text:span text:style-name="T100">ifchoice(choiceno)</text:span>”).</text:p>
          </table:table-cell>
        </table:table-row>
        <table:table-row table:style-name="Table8.1">
          <table:table-cell table:style-name="Table8.A3" office:value-type="string">
            <text:p text:style-name="P12">backmove (playername then X or Y then co-ordinate value <text:span text:style-name="T101">or userandom</text:span>)</text:p>
          </table:table-cell>
          <table:table-cell table:style-name="Table8.B3" office:value-type="string">
            <text:h text:style-name="P9" text:outline-level="1">“backmove mainplayer X 100”</text:h>
            <text:h text:style-name="P9" text:outline-level="1">“backmove player ivan X 100”</text:h>
            <text:h text:style-name="P9" text:outline-level="1">“<text:span text:style-name="T101">backmove mainplayer X userandom”</text:span></text:h>
            <text:h text:style-name="P9" text:outline-level="1"/>
          </table:table-cell>
          <table:table-cell table:style-name="Table8.A3" office:value-type="string">
            <text:h text:style-name="P9" text:outline-level="1">Moves player/NPC X or Y values (walking backwards)</text:h>
          </table:table-cell>
        </table:table-row>
        <table:table-row table:style-name="Table8.8">
          <table:table-cell table:style-name="Table8.A2" office:value-type="string">
            <text:p text:style-name="P12">backsprint (playername then X or Y then co-ordinate value <text:span text:style-name="T101">or userandom</text:span>)</text:p>
          </table:table-cell>
          <table:table-cell table:style-name="Table8.B2" office:value-type="string">
            <text:p text:style-name="P12">“backsprint mainplayer X 100”</text:p>
            <text:p text:style-name="P12">“backsprint player ivan X 100”</text:p>
            <text:p text:style-name="P282">“<text:span text:style-name="T101">backsprint mainplayer X userandom”</text:span></text:p>
          </table:table-cell>
          <table:table-cell table:style-name="Table8.A2" office:value-type="string">
            <text:h text:style-name="P9" text:outline-level="1">Moves player/NPC X or Y values (sprinting backwards)</text:h>
          </table:table-cell>
        </table:table-row>
        <table:table-row table:style-name="Table8.2">
          <table:table-cell table:style-name="Table8.A3" office:value-type="string">
            <text:p text:style-name="P12">carryvalues</text:p>
          </table:table-cell>
          <table:table-cell table:style-name="Table8.B3" office:value-type="string">
            <text:p text:style-name="P12">“carryvalues”</text:p>
          </table:table-cell>
          <table:table-cell table:style-name="Table8.A3" office:value-type="string">
            <text:p text:style-name="P12">Copies NPC location values into memory to be copied into the next map. This maintains location of NPCs in duplicate maps.</text:p>
          </table:table-cell>
        </table:table-row>
        <table:table-row table:style-name="Table8.8">
          <table:table-cell table:style-name="Table8.A2" office:value-type="string">
            <text:h text:style-name="P283" text:outline-level="1">changeslot (slot number)</text:h>
          </table:table-cell>
          <table:table-cell table:style-name="Table8.B2" office:value-type="string">
            <text:h text:style-name="P9" text:outline-level="1">“<text:span text:style-name="T102">changeslot 2”</text:span></text:h>
          </table:table-cell>
          <table:table-cell table:style-name="Table8.A2" office:value-type="string">
            <text:h text:style-name="P283" text:outline-level="1">Sets the current pocket slot.</text:h>
          </table:table-cell>
        </table:table-row>
        <table:table-row table:style-name="Table8.1">
          <table:table-cell table:style-name="Table8.A3" office:value-type="string">
            <text:p text:style-name="P12">checkpoint (number <text:span text:style-name="T103">or all </text:span><text:span text:style-name="T104">or userandom</text:span><text:span text:style-name="T103"> </text:span>then on or off)</text:p>
          </table:table-cell>
          <table:table-cell table:style-name="Table8.B3" office:value-type="string">
            <text:p text:style-name="P12">“checkpoint 1 on”</text:p>
            <text:p text:style-name="P12">“checkpoint 1 off”</text:p>
            <text:p text:style-name="P282">“<text:span text:style-name="T103">checkpoint all off”</text:span></text:p>
            <text:p text:style-name="P282">“<text:span text:style-name="T104">checkpoint userandom off”</text:span></text:p>
          </table:table-cell>
          <table:table-cell table:style-name="Table8.A3" office:value-type="string">
            <text:p text:style-name="P12">Sets checkpoints to be either on or off.</text:p>
          </table:table-cell>
        </table:table-row>
        <text:soft-page-break/>
        <table:table-row table:style-name="Table8.1">
          <table:table-cell table:style-name="Table8.A2" office:value-type="string">
            <text:h text:style-name="P284" text:outline-level="1">choice (choice 1, choice 2, choice 3)</text:h>
          </table:table-cell>
          <table:table-cell table:style-name="Table8.B2" office:value-type="string">
            <text:h text:style-name="P9" text:outline-level="1">“<text:span text:style-name="T100">choice choice1, choice2, choice3”</text:span></text:h>
          </table:table-cell>
          <table:table-cell table:style-name="Table8.A2" office:value-type="string">
            <text:p text:style-name="P285"><text:span text:style-name="T100">Displays a choice menu for the player to pick. Once picked</text:span> the script diverts to alternate script (scriptname$ + “-<text:span text:style-name="T100">ifchoice(choiceno)</text:span>”).</text:p>
          </table:table-cell>
        </table:table-row>
        <table:table-row table:style-name="Table8.1">
          <table:table-cell table:style-name="Table8.A3" office:value-type="string">
            <text:h text:style-name="P9" text:outline-level="1">collision (on or off)</text:h>
          </table:table-cell>
          <table:table-cell table:style-name="Table8.B3" office:value-type="string">
            <text:h text:style-name="P9" text:outline-level="1">“collision off”</text:h>
          </table:table-cell>
          <table:table-cell table:style-name="Table8.A3" office:value-type="string">
            <text:h text:style-name="P9" text:outline-level="1">Turns collision on or off.</text:h>
          </table:table-cell>
        </table:table-row>
        <table:table-row table:style-name="Table8.1">
          <table:table-cell table:style-name="Table8.A2" office:value-type="string">
            <text:p text:style-name="P12">control (up, down, left, right, select, pockets or back then on or off)</text:p>
          </table:table-cell>
          <table:table-cell table:style-name="Table8.B2" office:value-type="string">
            <text:p text:style-name="P12">“control pockets off”</text:p>
            <text:p text:style-name="P12">“control back on”</text:p>
          </table:table-cell>
          <table:table-cell table:style-name="Table8.A2" office:value-type="string">
            <text:p text:style-name="P12">Enables or disables player inputs.</text:p>
          </table:table-cell>
        </table:table-row>
        <table:table-row table:style-name="Table8.15">
          <table:table-cell table:style-name="Table8.A3" office:value-type="string">
            <text:p text:style-name="P64">dim (on or off)</text:p>
          </table:table-cell>
          <table:table-cell table:style-name="Table8.B3" office:value-type="string">
            <text:p text:style-name="P64">“dim on”</text:p>
          </table:table-cell>
          <table:table-cell table:style-name="Table8.A3" office:value-type="string">
            <text:p text:style-name="P64">Controls dim</text:p>
          </table:table-cell>
        </table:table-row>
        <table:table-row table:style-name="Table8.15">
          <table:table-cell table:style-name="Table8.A2" office:value-type="string">
            <text:h text:style-name="P9" text:outline-level="1">direction (playername then direction number <text:span text:style-name="T101">or userandom</text:span> (or “faceplayer” if using NPC.)</text:h>
          </table:table-cell>
          <table:table-cell table:style-name="Table8.B2" office:value-type="string">
            <text:h text:style-name="P9" text:outline-level="1">“direction mainplayer 2”</text:h>
            <text:h text:style-name="P9" text:outline-level="1">“direction player ivan 2”</text:h>
            <text:h text:style-name="P9" text:outline-level="1">“direction player ivan faceplayer”</text:h>
            <text:h text:style-name="P9" text:outline-level="1">“<text:span text:style-name="T101">direction mainplayer userandom”</text:span></text:h>
          </table:table-cell>
          <table:table-cell table:style-name="Table8.A2" office:value-type="string">
            <text:h text:style-name="P9" text:outline-level="1">Changes direction of player or NPC</text:h>
          </table:table-cell>
        </table:table-row>
        <table:table-row table:style-name="Table8.15">
          <table:table-cell table:style-name="Table8.A3" office:value-type="string">
            <text:p text:style-name="P64">effects (on or off)</text:p>
          </table:table-cell>
          <table:table-cell table:style-name="Table8.B3" office:value-type="string">
            <text:p text:style-name="P64">“effects on”</text:p>
          </table:table-cell>
          <table:table-cell table:style-name="Table8.A3" office:value-type="string">
            <text:p text:style-name="P64">Enables or disables effects such as fading and dimming.</text:p>
          </table:table-cell>
        </table:table-row>
        <table:table-row table:style-name="Table8.15">
          <table:table-cell table:style-name="Table8.A2" office:value-type="string">
            <text:h text:style-name="P9" text:outline-level="1">fade (in or out)</text:h>
          </table:table-cell>
          <table:table-cell table:style-name="Table8.B2" office:value-type="string">
            <text:h text:style-name="P9" text:outline-level="1">“fade in”</text:h>
          </table:table-cell>
          <table:table-cell table:style-name="Table8.A2" office:value-type="string">
            <text:h text:style-name="P9" text:outline-level="1">Controls fade</text:h>
          </table:table-cell>
        </table:table-row>
        <table:table-row table:style-name="Table8.15">
          <table:table-cell table:style-name="Table8.A3" office:value-type="string">
            <text:h text:style-name="P254" text:outline-level="1">gallery (image1 image2 image3)</text:h>
          </table:table-cell>
          <table:table-cell table:style-name="Table8.B3" office:value-type="string">
            <text:h text:style-name="P9" text:outline-level="1">“<text:span text:style-name="T105">gallery page1 page2 page3 page4 page5”</text:span></text:h>
          </table:table-cell>
          <table:table-cell table:style-name="Table8.A3" office:value-type="string">
            <text:h text:style-name="P254" text:outline-level="1">Creates a full screen image gallery for the player to flick through.</text:h>
          </table:table-cell>
        </table:table-row>
        <table:table-row table:style-name="Table8.5">
          <table:table-cell table:style-name="Table8.A2" office:value-type="string">
            <text:p text:style-name="P64">give (item name)</text:p>
          </table:table-cell>
          <table:table-cell table:style-name="Table8.B2" office:value-type="string">
            <text:p text:style-name="P64">“give floppy”</text:p>
          </table:table-cell>
          <table:table-cell table:style-name="Table8.A2" office:value-type="string">
            <text:p text:style-name="P64">Gives player character an item. Does not work with currency.</text:p>
          </table:table-cell>
        </table:table-row>
        <text:soft-page-break/>
        <table:table-row table:style-name="Table8.15">
          <table:table-cell table:style-name="Table8.A3" office:value-type="string">
            <text:h text:style-name="P185" text:outline-level="1">giveaward (award number)</text:h>
          </table:table-cell>
          <table:table-cell table:style-name="Table8.B3" office:value-type="string">
            <text:h text:style-name="P9" text:outline-level="1">“<text:span text:style-name="T106">giveaward 1”</text:span></text:h>
          </table:table-cell>
          <table:table-cell table:style-name="Table8.A3" office:value-type="string">
            <text:p text:style-name="P286">Gives award to player and displays a notification about it if the play hasnt had the award before.</text:p>
          </table:table-cell>
        </table:table-row>
        <table:table-row table:style-name="Table8.15">
          <table:table-cell table:style-name="Table8.A2" office:value-type="string">
            <text:p text:style-name="P64">givecurrency (positive integer <text:span text:style-name="T104">or userandom</text:span>)</text:p>
          </table:table-cell>
          <table:table-cell table:style-name="Table8.B2" office:value-type="string">
            <text:p text:style-name="P64">“givecurrency 10”</text:p>
            <text:p text:style-name="P287">“<text:span text:style-name="T104">givecurrency userandom”</text:span></text:p>
          </table:table-cell>
          <table:table-cell table:style-name="Table8.A2" office:value-type="string">
            <text:p text:style-name="P64">Gives set amount of currency to player.</text:p>
          </table:table-cell>
        </table:table-row>
        <table:table-row table:style-name="Table8.23">
          <table:table-cell table:style-name="Table8.A3" office:value-type="string">
            <text:p text:style-name="P288">halt (number of seconds <text:span text:style-name="T107">or userandom</text:span>)</text:p>
          </table:table-cell>
          <table:table-cell table:style-name="Table8.B3" office:value-type="string">
            <text:p text:style-name="P288">“halt 10”</text:p>
            <text:p text:style-name="P288">“<text:span text:style-name="T107">halt userandom”</text:span></text:p>
          </table:table-cell>
          <table:table-cell table:style-name="Table8.A3" office:value-type="string">
            <text:p text:style-name="P288">Halts engine for a number of <text:span text:style-name="T105">seconds</text:span>.</text:p>
          </table:table-cell>
        </table:table-row>
        <table:table-row table:style-name="Table8.5">
          <table:table-cell table:style-name="Table8.A2" office:value-type="string">
            <text:h text:style-name="P289" text:outline-level="1">halttimed</text:h>
          </table:table-cell>
          <table:table-cell table:style-name="Table8.B2" office:value-type="string">
            <text:h text:style-name="P9" text:outline-level="1">“<text:span text:style-name="T108">halttimed”</text:span></text:h>
          </table:table-cell>
          <table:table-cell table:style-name="Table8.A2" office:value-type="string">
            <text:p text:style-name="P290">Cancels any timed scripts that are active.</text:p>
          </table:table-cell>
        </table:table-row>
        <table:table-row table:style-name="Table8.1">
          <table:table-cell table:style-name="Table8.A3" office:value-type="string">
            <text:h text:style-name="P291" text:outline-level="1">hide (item name <text:span text:style-name="T109">or all)</text:span></text:h>
          </table:table-cell>
          <table:table-cell table:style-name="Table8.B3" office:value-type="string">
            <text:h text:style-name="P280" text:outline-level="1">“<text:span text:style-name="T110">hide floppy”</text:span></text:h>
            <text:h text:style-name="P280" text:outline-level="1">“<text:span text:style-name="T109">hide all”</text:span></text:h>
          </table:table-cell>
          <table:table-cell table:style-name="Table8.A3" office:value-type="string">
            <text:p text:style-name="P292">Changes visibility of pocket item to hidden.</text:p>
          </table:table-cell>
        </table:table-row>
        <table:table-row table:style-name="Table8.3">
          <table:table-cell table:style-name="Table8.A2" office:value-type="string">
            <text:h text:style-name="P293" text:outline-level="1">huntercontrol (<text:span text:style-name="T111">status then on or off</text:span>) <text:span text:style-name="T111">(location then mapno)</text:span></text:h>
          </table:table-cell>
          <table:table-cell table:style-name="Table8.B2" office:value-type="string">
            <text:h text:style-name="P9" text:outline-level="1">“<text:span text:style-name="T112">huntercontrol </text:span><text:span text:style-name="T111">status on”</text:span></text:h>
            <text:h text:style-name="P9" text:outline-level="1">“<text:span text:style-name="T111">huntercontrol location 2”</text:span></text:h>
          </table:table-cell>
          <table:table-cell table:style-name="Table8.A2" office:value-type="string">
            <text:h text:style-name="P294" text:outline-level="1">Controls hunter players.</text:h>
          </table:table-cell>
        </table:table-row>
        <table:table-row table:style-name="Table8.3">
          <table:table-cell table:style-name="Table8.A3" office:value-type="string">
            <text:h text:style-name="P295" text:outline-level="1">ifaward (award number)</text:h>
          </table:table-cell>
          <table:table-cell table:style-name="Table8.B3" office:value-type="string">
            <text:h text:style-name="P9" text:outline-level="1">“<text:span text:style-name="T113">ifaward 1”</text:span></text:h>
            <text:h text:style-name="P9" text:outline-level="1">“<text:span text:style-name="T113">ifaward userandom”</text:span></text:h>
          </table:table-cell>
          <table:table-cell table:style-name="Table8.A3" office:value-type="string">
            <text:p text:style-name="P296">Checks to see if <text:span text:style-name="T113">award has been granted to the player</text:span>. If so script diverts to alternate script (scriptname$ + “-if<text:span text:style-name="T113">award</text:span>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checkpoint (checkpoint number <text:span text:style-name="T104">or userandom</text:span>)</text:p>
          </table:table-cell>
          <table:table-cell table:style-name="Table8.B2" office:value-type="string">
            <text:p text:style-name="P12">“ifcheckpoint 1”</text:p>
            <text:p text:style-name="P282">“<text:span text:style-name="T104">ifcheckpoint userandom”</text:span></text:p>
          </table:table-cell>
          <table:table-cell table:style-name="Table8.A2" office:value-type="string">
            <text:p text:style-name="P64">Checks to see if checkpoint is active. If so then the script diverts to alternate script (scriptname$ + “-ifcheckpoint”). If not then the script continues.</text:p>
          </table:table-cell>
        </table:table-row>
        <table:table-row table:style-name="Table8.1">
          <table:table-cell table:style-name="Table8.A3" office:value-type="string">
            <text:h text:style-name="P297" text:outline-level="1">ifcontrol (1 or 2)</text:h>
          </table:table-cell>
          <table:table-cell table:style-name="Table8.B3" office:value-type="string">
            <text:h text:style-name="P9" text:outline-level="1">“<text:span text:style-name="T114">ifcontrol 1”</text:span></text:h>
          </table:table-cell>
          <table:table-cell table:style-name="Table8.A3" office:value-type="string">
            <text:h text:style-name="P297" text:outline-level="1">Used to tell which control setting the game is in. 1 for keyboards, 2 for gamepads.</text:h>
          </table:table-cell>
        </table:table-row>
        <table:table-row table:style-name="Table8.2">
          <table:table-cell table:style-name="Table8.A2" office:value-type="string">
            <text:p text:style-name="P64">ifcurrency (currency amount <text:span text:style-name="T104">or userandom</text:span>)</text:p>
          </table:table-cell>
          <table:table-cell table:style-name="Table8.B2" office:value-type="string">
            <text:p text:style-name="P64">“ifcurrency 10”</text:p>
            <text:p text:style-name="P287">“<text:span text:style-name="T104">ifcurrency userandom”</text:span></text:p>
          </table:table-cell>
          <table:table-cell table:style-name="Table8.A2" office:value-type="string">
            <text:p text:style-name="P64">Checks to see if mainplayer has a requested amount of currency. If so script diverts to alternate script (scriptname$ + “-ifcurrency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ifdirection (direction number <text:span text:style-name="T104">or userandom</text:span>)</text:p>
          </table:table-cell>
          <table:table-cell table:style-name="Table8.B3" office:value-type="string">
            <text:p text:style-name="P12">“ifdirection 1”</text:p>
            <text:p text:style-name="P282">“<text:span text:style-name="T104">ifdirection userandom”</text:span></text:p>
          </table:table-cell>
          <table:table-cell table:style-name="Table8.A3" office:value-type="string">
            <text:p text:style-name="P12">Checks to see if direction of mainplayer is facing a certain direction. If so script diverts to alternate script (script<text:soft-page-break/>name$ + “-ifdirection”). If not then script continues.</text:p>
          </table:table-cell>
        </table:table-row>
        <table:table-row table:style-name="Table8.2">
          <table:table-cell table:style-name="Table8.A2" office:value-type="string">
            <text:p text:style-name="P64">ifgone (pocket item)</text:p>
          </table:table-cell>
          <table:table-cell table:style-name="Table8.B2" office:value-type="string">
            <text:p text:style-name="P64">“ifgone floppy”</text:p>
          </table:table-cell>
          <table:table-cell table:style-name="Table8.A2" office:value-type="string">
            <text:p text:style-name="P64">Checks to see if pocket item has been marked “gone forever”. If so script diverts to alternate script (scriptname$ + “-ifgone”). If not then script continues.</text:p>
          </table:table-cell>
        </table:table-row>
        <table:table-row table:style-name="Table8.2">
          <table:table-cell table:style-name="Table8.A3" office:value-type="string">
            <text:p text:style-name="P64">ifholding<text:span text:style-name="T115">a</text:span> (pocket item)</text:p>
          </table:table-cell>
          <table:table-cell table:style-name="Table8.B3" office:value-type="string">
            <text:p text:style-name="P64">“ifholding<text:span text:style-name="T115">a</text:span> floppy”</text:p>
          </table:table-cell>
          <table:table-cell table:style-name="Table8.A3" office:value-type="string">
            <text:p text:style-name="P64">Checks to see if mainplayer is holding a requested item in hand <text:span text:style-name="T115">A</text:span>. If so then the script diverts to alternate script (scriptname$ + “-ifholding<text:span text:style-name="T115">a</text:span>”). If not then the script continues.</text:p>
          </table:table-cell>
        </table:table-row>
        <table:table-row table:style-name="Table8.34">
          <table:table-cell table:style-name="Table8.A2" office:value-type="string">
            <text:p text:style-name="P64">ifholding<text:span text:style-name="T115">b</text:span> (pocket item)</text:p>
          </table:table-cell>
          <table:table-cell table:style-name="Table8.B2" office:value-type="string">
            <text:p text:style-name="P64">“ifholding<text:span text:style-name="T115">b</text:span> floppy”</text:p>
          </table:table-cell>
          <table:table-cell table:style-name="Table8.A2" office:value-type="string">
            <text:p text:style-name="P64">Checks to see if mainplayer is holding a requested item in hand <text:span text:style-name="T115">B</text:span>. If so then the script diverts to alternate script (scriptname$ + “-ifholding<text:span text:style-name="T115">b</text:span>”). If not then the script continues.</text:p>
          </table:table-cell>
        </table:table-row>
        <table:table-row table:style-name="Table8.8">
          <table:table-cell table:style-name="Table8.A3" office:value-type="string">
            <text:p text:style-name="P12"><text:span text:style-name="T116">i</text:span>fmapno <text:span text:style-name="T117">(mapno or userandom)</text:span></text:p>
          </table:table-cell>
          <table:table-cell table:style-name="Table8.B3" office:value-type="string">
            <text:p text:style-name="P12">“ifmapno 1”</text:p>
            <text:p text:style-name="P282">“<text:span text:style-name="T117">ifmapno userandom”</text:span></text:p>
          </table:table-cell>
          <table:table-cell table:style-name="Table8.A3" office:value-type="string">
            <text:p text:style-name="P64">Checks to see player is on a certain map. If so script diverts to alternate script (scriptname$ + “-ifmapno”). If not then script continues.</text:p>
          </table:table-cell>
        </table:table-row>
        <table:table-row table:style-name="Table8.1">
          <table:table-cell table:style-name="Table8.A2" office:value-type="string">
            <text:p text:style-name="P12">ifmodel</text:p>
          </table:table-cell>
          <table:table-cell table:style-name="Table8.B2" office:value-type="string">
            <text:p text:style-name="P12">“ifmodel ivan”</text:p>
          </table:table-cell>
          <table:table-cell table:style-name="Table8.A2" office:value-type="string">
            <text:p text:style-name="P64">Checks to see if player character is using a certain sprite model. If so the script diverts to alternate script (scriptname$ + “-ifmodel”). If not then the script continues.</text:p>
          </table:table-cell>
        </table:table-row>
        <table:table-row table:style-name="Table8.1">
          <table:table-cell table:style-name="Table8.A3" office:value-type="string">
            <text:p text:style-name="P64">ifpocket (pocket item)</text:p>
          </table:table-cell>
          <table:table-cell table:style-name="Table8.B3" office:value-type="string">
            <text:p text:style-name="P64">“ifpocket floppy”</text:p>
          </table:table-cell>
          <table:table-cell table:style-name="Table8.A3" office:value-type="string">
            <text:p text:style-name="P64">Checks to see if mainplayer has requested pocket item. If so then the script diverts to alternate script (scriptname$ + “-ifpocket”). If not then the script continues.</text:p>
          </table:table-cell>
        </table:table-row>
        <table:table-row table:style-name="Table8.8">
          <table:table-cell table:style-name="Table8.A2" office:value-type="string">
            <text:h text:style-name="P100" text:outline-level="1">ifrandom (above, below or equal then number)</text:h>
          </table:table-cell>
          <table:table-cell table:style-name="Table8.B2" office:value-type="string">
            <text:h text:style-name="P9" text:outline-level="1">“<text:span text:style-name="T92">ifrandom above 5”</text:span></text:h>
            <text:h text:style-name="P9" text:outline-level="1">“<text:span text:style-name="T92">ifrandom below 5”</text:span></text:h>
            <text:h text:style-name="P9" text:outline-level="1">“<text:span text:style-name="T92">ifrandom equal 5”</text:span></text:h>
          </table:table-cell>
          <table:table-cell table:style-name="Table8.A2" office:value-type="string">
            <text:p text:style-name="P298">Checks to see if <text:span text:style-name="T92">last generated random number matches conditions</text:span>. If so script diverts to alternate script (scriptname$ + “-if<text:span text:style-name="T92">random</text:span>”). If not then script continues.</text:p>
          </table:table-cell>
        </table:table-row>
        <table:table-row table:style-name="Table8.8">
          <table:table-cell table:style-name="Table8.A3" office:value-type="string">
            <text:h text:style-name="P299" text:outline-level="1">iftimed</text:h>
          </table:table-cell>
          <table:table-cell table:style-name="Table8.B3" office:value-type="string">
            <text:h text:style-name="P9" text:outline-level="1">“<text:span text:style-name="T118">iftimed”</text:span></text:h>
          </table:table-cell>
          <table:table-cell table:style-name="Table8.A3" office:value-type="string">
            <text:p text:style-name="P300">Checks to see if a timed script is active. If so then the script diverts to alternate script (scriptname$ + “-iftimed”). If not then the script continues.</text:p>
          </table:table-cell>
        </table:table-row>
        <text:soft-page-break/>
        <table:table-row table:style-name="Table8.1">
          <table:table-cell table:style-name="Table8.A2" office:value-type="string">
            <text:h text:style-name="P100" text:outline-level="1">if<text:span text:style-name="T119">value</text:span> (<text:span text:style-name="T119">handle number then </text:span>above, below or equal then number)</text:h>
          </table:table-cell>
          <table:table-cell table:style-name="Table8.B2" office:value-type="string">
            <text:h text:style-name="P9" text:outline-level="1">“<text:span text:style-name="T119">ifvalue 1 </text:span><text:span text:style-name="T92">above 5”</text:span></text:h>
            <text:h text:style-name="P9" text:outline-level="1">“<text:span text:style-name="T119">ifvalue 1</text:span><text:span text:style-name="T92"> below 5”</text:span></text:h>
            <text:h text:style-name="P9" text:outline-level="1">“<text:span text:style-name="T119">ifvalue 1</text:span><text:span text:style-name="T92"> equal 5”</text:span></text:h>
          </table:table-cell>
          <table:table-cell table:style-name="Table8.A2" office:value-type="string">
            <text:p text:style-name="P298">Checks to see if <text:span text:style-name="T92">last generated random number matches conditions</text:span>. If so script diverts to alternate script (scriptname$ + “-if<text:span text:style-name="T92">random</text:span>”). If not then script continues.</text:p>
          </table:table-cell>
        </table:table-row>
        <table:table-row table:style-name="Table8.1">
          <table:table-cell table:style-name="Table8.A3" office:value-type="string">
            <text:p text:style-name="P12">loadgame</text:p>
          </table:table-cell>
          <table:table-cell table:style-name="Table8.B3" office:value-type="string">
            <text:p text:style-name="P12">“loadgame”</text:p>
          </table:table-cell>
          <table:table-cell table:style-name="Table8.A3" office:value-type="string">
            <text:p text:style-name="P12">Loads previous save</text:p>
          </table:table-cell>
        </table:table-row>
        <table:table-row table:style-name="Table8.1">
          <table:table-cell table:style-name="Table8.A2" office:value-type="string">
            <text:p text:style-name="P64">loading</text:p>
          </table:table-cell>
          <table:table-cell table:style-name="Table8.B2" office:value-type="string">
            <text:p text:style-name="P64">“loading”</text:p>
          </table:table-cell>
          <table:table-cell table:style-name="Table8.A2" office:value-type="string">
            <text:p text:style-name="P64">Displays load icon. Will only work when script is not drawing anything. Icon automatically removed if any screen draw or clear occurs.</text:p>
          </table:table-cell>
        </table:table-row>
        <table:table-row table:style-name="Table8.1">
          <table:table-cell table:style-name="Table8.A3" office:value-type="string">
            <text:h text:style-name="P301" text:outline-level="1">makerandom (range starting small to large)</text:h>
          </table:table-cell>
          <table:table-cell table:style-name="Table8.B3" office:value-type="string">
            <text:h text:style-name="P9" text:outline-level="1">“<text:span text:style-name="T120">makerandom 1 50”</text:span></text:h>
          </table:table-cell>
          <table:table-cell table:style-name="Table8.A3" office:value-type="string">
            <text:h text:style-name="P301" text:outline-level="1">Generates a random number for the script to use between the defined range.</text:h>
          </table:table-cell>
        </table:table-row>
        <table:table-row table:style-name="Table8.8">
          <table:table-cell table:style-name="Table8.A2" office:value-type="string">
            <text:h text:style-name="P105" text:outline-level="1">makevalue (handle number then starting value or userandom)</text:h>
          </table:table-cell>
          <table:table-cell table:style-name="Table8.B2" office:value-type="string">
            <text:h text:style-name="P105" text:outline-level="1">“makevalue 1 100”</text:h>
            <text:h text:style-name="P105" text:outline-level="1">“makevalue 1 userandom”</text:h>
          </table:table-cell>
          <table:table-cell table:style-name="Table8.A2" office:value-type="string">
            <text:h text:style-name="P105" text:outline-level="1">Makes a value to be stored in memory and saved.</text:h>
          </table:table-cell>
        </table:table-row>
        <table:table-row table:style-name="Table8.1">
          <table:table-cell table:style-name="Table8.A3" office:value-type="string">
            <text:h text:style-name="P9" text:outline-level="1">map (mapno <text:span text:style-name="T121">or </text:span><text:span text:style-name="T122">userandom</text:span><text:span text:style-name="T121">)</text:span></text:h>
          </table:table-cell>
          <table:table-cell table:style-name="Table8.B3" office:value-type="string">
            <text:h text:style-name="P9" text:outline-level="1">“map 1” </text:h>
            <text:h text:style-name="P9" text:outline-level="1">“<text:span text:style-name="T121">map </text:span><text:span text:style-name="T122">userandom”</text:span></text:h>
          </table:table-cell>
          <table:table-cell table:style-name="Table8.A3" office:value-type="string">
            <text:h text:style-name="P9" text:outline-level="1">Changes to map number placed in argument <text:span text:style-name="T121">or random map defined in argument.</text:span></text:h>
          </table:table-cell>
        </table:table-row>
        <table:table-row table:style-name="Table8.2">
          <table:table-cell table:style-name="Table8.A2" office:value-type="string">
            <text:p text:style-name="P64">mapeffect (dark / rain / storm / torch / sunsetleft / sunsetright / sunsetdown / sunsetup / pitchblack / <text:span text:style-name="T17">lightmap / </text:span>off)</text:p>
          </table:table-cell>
          <table:table-cell table:style-name="Table8.B2" office:value-type="string">
            <text:p text:style-name="P64">“mapeffect dark”</text:p>
          </table:table-cell>
          <table:table-cell table:style-name="Table8.A2" office:value-type="string">
            <text:p text:style-name="P64">Displays an effect over the map.</text:p>
          </table:table-cell>
        </table:table-row>
        <table:table-row table:style-name="Table8.2">
          <table:table-cell table:style-name="Table8.A3" office:value-type="string">
            <text:p text:style-name="P64">markgone (pocket item)</text:p>
          </table:table-cell>
          <table:table-cell table:style-name="Table8.B3" office:value-type="string">
            <text:p text:style-name="P64">“markgone floppy”</text:p>
          </table:table-cell>
          <table:table-cell table:style-name="Table8.A3" office:value-type="string">
            <text:p text:style-name="P64">Sets pocket item as “gone forever” and unable to be got by the mainplayer again. Does not work with currency.</text:p>
          </table:table-cell>
        </table:table-row>
        <table:table-row table:style-name="Table8.1">
          <table:table-cell table:style-name="Table8.A2" office:value-type="string">
            <text:h text:style-name="P9" text:outline-level="1">model (playername then player model name)</text:h>
          </table:table-cell>
          <table:table-cell table:style-name="Table8.B2" office:value-type="string">
            <text:h text:style-name="P9" text:outline-level="1">“model mainplayer ivan”</text:h>
          </table:table-cell>
          <table:table-cell table:style-name="Table8.A2" office:value-type="string">
            <text:h text:style-name="P9" text:outline-level="1">Changes mainplayer model</text:h>
          </table:table-cell>
        </table:table-row>
        <table:table-row table:style-name="Table8.1">
          <table:table-cell table:style-name="Table8.A3" office:value-type="string">
            <text:h text:style-name="P105" text:outline-level="1">modvalue (handle number then add, minus, divide, times then value or userandom)</text:h>
          </table:table-cell>
          <table:table-cell table:style-name="Table8.B3" office:value-type="string">
            <text:h text:style-name="P105" text:outline-level="1">“modvalue 1 add 100”</text:h>
            <text:h text:style-name="P105" text:outline-level="1">“modvalue 1 minus userandom”</text:h>
          </table:table-cell>
          <table:table-cell table:style-name="Table8.A3" office:value-type="string">
            <text:h text:style-name="P105" text:outline-level="1">Manipulates the value of a value.</text:h>
          </table:table-cell>
        </table:table-row>
        <table:table-row table:style-name="Table8.1">
          <table:table-cell table:style-name="Table8.A2" office:value-type="string">
            <text:h text:style-name="P9" text:outline-level="1">move (playername or objectname then X or Y then co-ordinate value <text:span text:style-name="T101">or userandom</text:span>)</text:h>
          </table:table-cell>
          <table:table-cell table:style-name="Table8.B2" office:value-type="string">
            <text:h text:style-name="P9" text:outline-level="1">“move mainplayer X 100”</text:h>
            <text:h text:style-name="P9" text:outline-level="1">“move player ivan X 100”</text:h>
            <text:h text:style-name="P9" text:outline-level="1">“<text:span text:style-name="T123">move object desk X 100”</text:span></text:h>
            <text:h text:style-name="P9" text:outline-level="1">“<text:span text:style-name="T101">move mainplayer X userandom”</text:span></text:h>
          </table:table-cell>
          <table:table-cell table:style-name="Table8.A2" office:value-type="string">
            <text:h text:style-name="P9" text:outline-level="1">Moves object/NPC X or Y values (walking)</text:h>
          </table:table-cell>
        </table:table-row>
        <table:table-row table:style-name="Table8.3">
          <table:table-cell table:style-name="Table8.A3" office:value-type="string">
            <text:h text:style-name="P9" text:outline-level="1">music control (play or stop / <text:span text:style-name="T124">fade or cut then on or off</text:span>)</text:h>
          </table:table-cell>
          <table:table-cell table:style-name="Table8.B3" office:value-type="string">
            <text:h text:style-name="P9" text:outline-level="1">“music control play”</text:h>
            <text:h text:style-name="P9" text:outline-level="1">“<text:span text:style-name="T124">music control fade on”</text:span></text:h>
            <text:h text:style-name="P9" text:outline-level="1">“<text:span text:style-name="T124">music control cut on”</text:span></text:h>
          </table:table-cell>
          <table:table-cell table:style-name="Table8.A3" office:value-type="string">
            <text:h text:style-name="P9" text:outline-level="1">Either plays or stops current music.</text:h>
          </table:table-cell>
        </table:table-row>
        <text:soft-page-break/>
        <table:table-row table:style-name="Table8.3">
          <table:table-cell table:style-name="Table8.A2" office:value-type="string">
            <text:h text:style-name="P9" text:outline-level="1">music file (music file name)</text:h>
          </table:table-cell>
          <table:table-cell table:style-name="Table8.B2" office:value-type="string">
            <text:h text:style-name="P9" text:outline-level="1">“music file menu”</text:h>
          </table:table-cell>
          <table:table-cell table:style-name="Table8.A2" office:value-type="string">
            <text:h text:style-name="P9" text:outline-level="1">Plays requested music file (and stops previous music if playing)</text:h>
          </table:table-cell>
        </table:table-row>
        <table:table-row table:style-name="Table8.3">
          <table:table-cell table:style-name="Table8.A3" office:value-type="string">
            <text:p text:style-name="P64">pilot (playername then on or off)</text:p>
          </table:table-cell>
          <table:table-cell table:style-name="Table8.B3" office:value-type="string">
            <text:p text:style-name="P64">“pilot ivan on”</text:p>
          </table:table-cell>
          <table:table-cell table:style-name="Table8.A3" office:value-type="string">
            <text:p text:style-name="P64">Sets NPC’s to halt their idle walkabouts and assume script control.</text:p>
          </table:table-cell>
        </table:table-row>
        <table:table-row table:style-name="Table8.3">
          <table:table-cell table:style-name="Table8.A2" office:value-type="string">
            <text:h text:style-name="P283" text:outline-level="1">pocketslot (pocket item then slot number)</text:h>
          </table:table-cell>
          <table:table-cell table:style-name="Table8.B2" office:value-type="string">
            <text:h text:style-name="P9" text:outline-level="1">“<text:span text:style-name="T102">pocketslot floppy 2”</text:span></text:h>
          </table:table-cell>
          <table:table-cell table:style-name="Table8.A2" office:value-type="string">
            <text:h text:style-name="P283" text:outline-level="1">Moves a pocket item to another slot</text:h>
          </table:table-cell>
        </table:table-row>
        <table:table-row table:style-name="Table8.3">
          <table:table-cell table:style-name="Table8.A3" office:value-type="string">
            <text:h text:style-name="P302" text:outline-level="1">remark (remark)</text:h>
          </table:table-cell>
          <table:table-cell table:style-name="Table8.B3" office:value-type="string">
            <text:h text:style-name="P9" text:outline-level="1">“<text:span text:style-name="T125">remark test script”</text:span></text:h>
          </table:table-cell>
          <table:table-cell table:style-name="Table8.A3" office:value-type="string">
            <text:h text:style-name="P302" text:outline-level="1">Does nothing. Used for commenting in script files.</text:h>
          </table:table-cell>
        </table:table-row>
        <table:table-row table:style-name="Table8.3">
          <table:table-cell table:style-name="Table8.A2" office:value-type="string">
            <text:h text:style-name="P303" text:outline-level="1">resetsavetime</text:h>
          </table:table-cell>
          <table:table-cell table:style-name="Table8.B2" office:value-type="string">
            <text:h text:style-name="P9" text:outline-level="1">“<text:span text:style-name="T126">resetsavetime”</text:span></text:h>
          </table:table-cell>
          <table:table-cell table:style-name="Table8.A2" office:value-type="string">
            <text:h text:style-name="P303" text:outline-level="1">Resets save timer back to 0.</text:h>
          </table:table-cell>
        </table:table-row>
        <table:table-row table:style-name="Table8.3">
          <table:table-cell table:style-name="Table8.A3" office:value-type="string">
            <text:p text:style-name="P12">run (application)</text:p>
          </table:table-cell>
          <table:table-cell table:style-name="Table8.B3" office:value-type="string">
            <text:p text:style-name="P12">“run dummyapp”</text:p>
          </table:table-cell>
          <table:table-cell table:style-name="Table8.A3" office:value-type="string">
            <text:p text:style-name="P12">Runs an external application from utility folder and pauses VaME. Windows executables end with “_win.exe”. Linux executables end with “_linux”.</text:p>
          </table:table-cell>
        </table:table-row>
        <table:table-row table:style-name="Table8.3">
          <table:table-cell table:style-name="Table8.A2" office:value-type="string">
            <text:p text:style-name="P64">savegame</text:p>
          </table:table-cell>
          <table:table-cell table:style-name="Table8.B2" office:value-type="string">
            <text:p text:style-name="P64">“savegame”</text:p>
          </table:table-cell>
          <table:table-cell table:style-name="Table8.A2" office:value-type="string">
            <text:p text:style-name="P64">Saves the game.</text:p>
          </table:table-cell>
        </table:table-row>
        <table:table-row table:style-name="Table8.3">
          <table:table-cell table:style-name="Table8.A3" office:value-type="string">
            <text:h text:style-name="P214" text:outline-level="1">savevalue (handle number)</text:h>
          </table:table-cell>
          <table:table-cell table:style-name="Table8.B3" office:value-type="string">
            <text:h text:style-name="P9" text:outline-level="1">“<text:span text:style-name="T127">savevalue 1”</text:span></text:h>
          </table:table-cell>
          <table:table-cell table:style-name="Table8.A3" office:value-type="string">
            <text:p text:style-name="P304">Saves a specific value to the save file.</text:p>
          </table:table-cell>
        </table:table-row>
        <table:table-row table:style-name="Table8.3">
          <table:table-cell table:style-name="Table8.A2" office:value-type="string">
            <text:h text:style-name="P305" text:outline-level="1">saving</text:h>
          </table:table-cell>
          <table:table-cell table:style-name="Table8.B2" office:value-type="string">
            <text:h text:style-name="P9" text:outline-level="1">“<text:span text:style-name="T128">saving”</text:span></text:h>
          </table:table-cell>
          <table:table-cell table:style-name="Table8.A2" office:value-type="string">
            <text:p text:style-name="P306">Displays <text:span text:style-name="T128">save</text:span> icon. Will only work when script is not drawing anything. Icon automatically removed if any screen draw or clear occurs.</text:p>
          </table:table-cell>
        </table:table-row>
        <table:table-row table:style-name="Table8.3">
          <table:table-cell table:style-name="Table8.A3" office:value-type="string">
            <text:p text:style-name="P64">say (words)</text:p>
          </table:table-cell>
          <table:table-cell table:style-name="Table8.B3" office:value-type="string">
            <text:p text:style-name="P64">“say hello world!”</text:p>
          </table:table-cell>
          <table:table-cell table:style-name="Table8.A3" office:value-type="string">
            <text:p text:style-name="P64">Displays words in dialogue box.</text:p>
          </table:table-cell>
        </table:table-row>
        <table:table-row table:style-name="Table8.3">
          <table:table-cell table:style-name="Table8.A2" office:value-type="string">
            <text:h text:style-name="P9" text:outline-level="1">script (script name)</text:h>
          </table:table-cell>
          <table:table-cell table:style-name="Table8.B2" office:value-type="string">
            <text:h text:style-name="P9" text:outline-level="1">“script testscript01”</text:h>
          </table:table-cell>
          <table:table-cell table:style-name="Table8.A2" office:value-type="string">
            <text:h text:style-name="P9" text:outline-level="1">Runs a script (ends current script)</text:h>
          </table:table-cell>
        </table:table-row>
        <text:soft-page-break/>
        <table:table-row table:style-name="Table8.3">
          <table:table-cell table:style-name="Table8.A3" office:value-type="string">
            <text:h text:style-name="P9" text:outline-level="1">sfx (sound effect file name)</text:h>
          </table:table-cell>
          <table:table-cell table:style-name="Table8.B3" office:value-type="string">
            <text:h text:style-name="P9" text:outline-level="1">“sfx pickup”</text:h>
          </table:table-cell>
          <table:table-cell table:style-name="Table8.A3" office:value-type="string">
            <text:h text:style-name="P9" text:outline-level="1">Plays requested sound file</text:h>
          </table:table-cell>
        </table:table-row>
        <table:table-row table:style-name="Table8.3">
          <table:table-cell table:style-name="Table8.A2" office:value-type="string">
            <text:h text:style-name="P307" text:outline-level="1"><text:span text:style-name="T129">s</text:span>fxloop <text:span text:style-name="T130">(sound effect file name)</text:span></text:h>
          </table:table-cell>
          <table:table-cell table:style-name="Table8.B2" office:value-type="string">
            <text:h text:style-name="P9" text:outline-level="1">“<text:span text:style-name="T131">sfxloop pickup”</text:span></text:h>
          </table:table-cell>
          <table:table-cell table:style-name="Table8.A2" office:value-type="string">
            <text:h text:style-name="P307" text:outline-level="1">Loops a sound effect until sfxstop is run.</text:h>
          </table:table-cell>
        </table:table-row>
        <table:table-row table:style-name="Table8.3">
          <table:table-cell table:style-name="Table8.A3" office:value-type="string">
            <text:h text:style-name="P307" text:outline-level="1">sfxstop</text:h>
          </table:table-cell>
          <table:table-cell table:style-name="Table8.B3" office:value-type="string">
            <text:h text:style-name="P9" text:outline-level="1">“<text:span text:style-name="T131">sfxstop”</text:span></text:h>
          </table:table-cell>
          <table:table-cell table:style-name="Table8.A3" office:value-type="string">
            <text:h text:style-name="P308" text:outline-level="1">Halts a<text:span text:style-name="T132">ll sfx including looping ones</text:span>.</text:h>
          </table:table-cell>
        </table:table-row>
        <table:table-row table:style-name="Table8.3">
          <table:table-cell table:style-name="Table8.A2" office:value-type="string">
            <text:h text:style-name="P309" text:outline-level="1">shelllnx (shell command)</text:h>
          </table:table-cell>
          <table:table-cell table:style-name="Table8.B2" office:value-type="string">
            <text:h text:style-name="P309" text:outline-level="1">“shelllnx rm test.txt”</text:h>
          </table:table-cell>
          <table:table-cell table:style-name="Table8.A2" office:value-type="string">
            <text:h text:style-name="P309" text:outline-level="1">Runs a shell command (linux only).</text:h>
          </table:table-cell>
        </table:table-row>
        <table:table-row table:style-name="Table8.3">
          <table:table-cell table:style-name="Table8.A3" office:value-type="string">
            <text:h text:style-name="P309" text:outline-level="1">shellwin (shell command)</text:h>
          </table:table-cell>
          <table:table-cell table:style-name="Table8.B3" office:value-type="string">
            <text:h text:style-name="P9" text:outline-level="1">“<text:span text:style-name="T133">shellwin del text.txt”</text:span></text:h>
          </table:table-cell>
          <table:table-cell table:style-name="Table8.A3" office:value-type="string">
            <text:h text:style-name="P309" text:outline-level="1">Runs a shell command (windows only, cmd not powershell)</text:h>
          </table:table-cell>
        </table:table-row>
        <table:table-row table:style-name="Table8.3">
          <table:table-cell table:style-name="Table8.A2" office:value-type="string">
            <text:h text:style-name="P291" text:outline-level="1">show (item name <text:span text:style-name="T109">or all</text:span>)</text:h>
          </table:table-cell>
          <table:table-cell table:style-name="Table8.B2" office:value-type="string">
            <text:h text:style-name="P280" text:outline-level="1">“<text:span text:style-name="T110">show floppy”</text:span></text:h>
            <text:h text:style-name="P280" text:outline-level="1">“<text:span text:style-name="T109">show all”</text:span></text:h>
          </table:table-cell>
          <table:table-cell table:style-name="Table8.A2" office:value-type="string">
            <text:p text:style-name="P292">Changes visibility of pocket item to visible.</text:p>
          </table:table-cell>
        </table:table-row>
        <table:table-row table:style-name="Table8.3">
          <table:table-cell table:style-name="Table8.A3" office:value-type="string">
            <text:p text:style-name="P12">showimage (image name)</text:p>
          </table:table-cell>
          <table:table-cell table:style-name="Table8.B3" office:value-type="string">
            <text:p text:style-name="P12">“showimage map”</text:p>
          </table:table-cell>
          <table:table-cell table:style-name="Table8.A3" office:value-type="string">
            <text:p text:style-name="P12">Displays an image on screen.</text:p>
          </table:table-cell>
        </table:table-row>
        <table:table-row table:style-name="Table8.3">
          <table:table-cell table:style-name="Table8.A2" office:value-type="string">
            <text:p text:style-name="P12">silentgive (pocket item)</text:p>
          </table:table-cell>
          <table:table-cell table:style-name="Table8.B2" office:value-type="string">
            <text:p text:style-name="P12">“silentgive floppy”</text:p>
          </table:table-cell>
          <table:table-cell table:style-name="Table8.A2" office:value-type="string">
            <text:p text:style-name="P12">Silently giv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givecurrency</text:p>
          </table:table-cell>
          <table:table-cell table:style-name="Table8.B3" office:value-type="string">
            <text:p text:style-name="P12">“silentgivecurrency 10”</text:p>
            <text:p text:style-name="P282">“<text:span text:style-name="T107">silentgivecurrency userandom”</text:span></text:p>
          </table:table-cell>
          <table:table-cell table:style-name="Table8.A3" office:value-type="string">
            <text:p text:style-name="P12">Silently giv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ilenttake (pocket item)</text:p>
          </table:table-cell>
          <table:table-cell table:style-name="Table8.B2" office:value-type="string">
            <text:p text:style-name="P12">“silenttake floppy”</text:p>
          </table:table-cell>
          <table:table-cell table:style-name="Table8.A2" office:value-type="string">
            <text:p text:style-name="P12">Silently takes a pocket item without displaying animation.</text:p>
          </table:table-cell>
        </table:table-row>
        <table:table-row table:style-name="Table8.3">
          <table:table-cell table:style-name="Table8.A3" office:value-type="string">
            <text:p text:style-name="P12">silenttakecurrency</text:p>
          </table:table-cell>
          <table:table-cell table:style-name="Table8.B3" office:value-type="string">
            <text:p text:style-name="P12">“silenttakecurrency 10”</text:p>
            <text:p text:style-name="P282">“<text:span text:style-name="T107">silenttakecurrency userandom”</text:span></text:p>
          </table:table-cell>
          <table:table-cell table:style-name="Table8.A3" office:value-type="string">
            <text:p text:style-name="P12">Silently takes currency without displaying animation.</text:p>
          </table:table-cell>
        </table:table-row>
        <table:table-row table:style-name="Table8.3">
          <table:table-cell table:style-name="Table8.A2" office:value-type="string">
            <text:p text:style-name="P12">slowfade (in or out)</text:p>
          </table:table-cell>
          <table:table-cell table:style-name="Table8.B2" office:value-type="string">
            <text:p text:style-name="P12">“slowfade in”</text:p>
          </table:table-cell>
          <table:table-cell table:style-name="Table8.A2" office:value-type="string">
            <text:p text:style-name="P12">Slowly fades in or out.</text:p>
          </table:table-cell>
        </table:table-row>
        <text:soft-page-break/>
        <table:table-row table:style-name="Table8.75">
          <table:table-cell table:style-name="Table8.A3" office:value-type="string">
            <text:p text:style-name="P64">speaker (playername)</text:p>
          </table:table-cell>
          <table:table-cell table:style-name="Table8.B3" office:value-type="string">
            <text:p text:style-name="P64">“speaker ivan”</text:p>
            <text:p text:style-name="P64">“speaker mainplayer”</text:p>
            <text:p text:style-name="P287">“<text:span text:style-name="T134">speaker nobody”</text:span></text:p>
          </table:table-cell>
          <table:table-cell table:style-name="Table8.A3" office:value-type="string">
            <text:p text:style-name="P64">Sets speaker for text banner words. <text:span text:style-name="T134">Set to equal “mainplayer” for the main player. Set to equal “nobody” for no speaker.</text:span></text:p>
          </table:table-cell>
        </table:table-row>
        <table:table-row table:style-name="Table8.75">
          <table:table-cell table:style-name="Table8.A2" office:value-type="string">
            <text:h text:style-name="P9" text:outline-level="1">sprint (playername or objectname then X or Y then co-ordinate value <text:span text:style-name="T101">or userandom</text:span>)</text:h>
          </table:table-cell>
          <table:table-cell table:style-name="Table8.B2" office:value-type="string">
            <text:h text:style-name="P9" text:outline-level="1">“sprint mainplayer X 100”</text:h>
            <text:h text:style-name="P9" text:outline-level="1">“sprint player ivan X 100”</text:h>
            <text:h text:style-name="P9" text:outline-level="1">“<text:span text:style-name="T123">sprint object desk X 100”</text:span></text:h>
            <text:h text:style-name="P9" text:outline-level="1">“<text:span text:style-name="T123">sprint object desk X </text:span><text:span text:style-name="T101">userandom</text:span><text:span text:style-name="T123">”</text:span></text:h>
          </table:table-cell>
          <table:table-cell table:style-name="Table8.A2" office:value-type="string">
            <text:h text:style-name="P9" text:outline-level="1">Sprints object or NPC X or Y values (sprinting)</text:h>
          </table:table-cell>
        </table:table-row>
        <table:table-row table:style-name="Table8.75">
          <table:table-cell table:style-name="Table8.A3" office:value-type="string">
            <text:p text:style-name="P64">take (item name)</text:p>
          </table:table-cell>
          <table:table-cell table:style-name="Table8.B3" office:value-type="string">
            <text:p text:style-name="P64">“take floppy”</text:p>
          </table:table-cell>
          <table:table-cell table:style-name="Table8.A3" office:value-type="string">
            <text:p text:style-name="P64">Takes an item off player character. Does not work with currency.</text:p>
          </table:table-cell>
        </table:table-row>
        <table:table-row table:style-name="Table8.75">
          <table:table-cell table:style-name="Table8.A2" office:value-type="string">
            <text:p text:style-name="P64">takecurrency (positive integer <text:span text:style-name="T104">or userandom</text:span>)</text:p>
          </table:table-cell>
          <table:table-cell table:style-name="Table8.B2" office:value-type="string">
            <text:p text:style-name="P64">“takecurrency 10”</text:p>
            <text:p text:style-name="P287">“<text:span text:style-name="T104">takecurrency userandom”</text:span></text:p>
          </table:table-cell>
          <table:table-cell table:style-name="Table8.A2" office:value-type="string">
            <text:p text:style-name="P64">Takes set amount of currency off player.</text:p>
          </table:table-cell>
        </table:table-row>
        <table:table-row table:style-name="Table8.75">
          <table:table-cell table:style-name="Table8.A3" office:value-type="string">
            <text:p text:style-name="P64">terminal (filename)</text:p>
          </table:table-cell>
          <table:table-cell table:style-name="Table8.B3" office:value-type="string">
            <text:p text:style-name="P64">“terminal test”</text:p>
          </table:table-cell>
          <table:table-cell table:style-name="Table8.A3" office:value-type="string">
            <text:p text:style-name="P64">Launches specified terminal file. Will end the script.</text:p>
          </table:table-cell>
        </table:table-row>
        <table:table-row table:style-name="Table8.75">
          <table:table-cell table:style-name="Table8.A2" office:value-type="string">
            <text:h text:style-name="P310" text:outline-level="1">terminalnoboot (filename)</text:h>
          </table:table-cell>
          <table:table-cell table:style-name="Table8.B2" office:value-type="string">
            <text:h text:style-name="P9" text:outline-level="1">“<text:span text:style-name="T135">terminalnoboot test”</text:span></text:h>
          </table:table-cell>
          <table:table-cell table:style-name="Table8.A2" office:value-type="string">
            <text:h text:style-name="P310" text:outline-level="1">Launches a specified terminal file without the boot animation. Will end the script.</text:h>
          </table:table-cell>
        </table:table-row>
        <table:table-row table:style-name="Table8.75">
          <table:table-cell table:style-name="Table8.A3" office:value-type="string">
            <text:h text:style-name="P311" text:outline-level="1">terminalos (terminal os name)</text:h>
          </table:table-cell>
          <table:table-cell table:style-name="Table8.B3" office:value-type="string">
            <text:h text:style-name="P9" text:outline-level="1">“<text:span text:style-name="T136">terminalos cmdsystem”</text:span></text:h>
          </table:table-cell>
          <table:table-cell table:style-name="Table8.A3" office:value-type="string">
            <text:h text:style-name="P311" text:outline-level="1">Sets the OS for the terminal.</text:h>
          </table:table-cell>
        </table:table-row>
        <table:table-row table:style-name="Table8.75">
          <table:table-cell table:style-name="Table8.A2" office:value-type="string">
            <text:h text:style-name="P312" text:outline-level="1">terminaltext (line 1, line 2, line 3, line 4, line 5, sysstat) </text:h>
          </table:table-cell>
          <table:table-cell table:style-name="Table8.B2" office:value-type="string">
            <text:h text:style-name="P9" text:outline-level="1">“<text:span text:style-name="T137">terminaltext this is line 1, this is line 2, this is line 3, this is line 4, this is line 5, 1”</text:span></text:h>
          </table:table-cell>
          <table:table-cell table:style-name="Table8.A2" office:value-type="string">
            <text:h text:style-name="P312" text:outline-level="1">Displays a terminal text file.</text:h>
          </table:table-cell>
        </table:table-row>
        <table:table-row table:style-name="Table8.75">
          <table:table-cell table:style-name="Table8.A3" office:value-type="string">
            <text:h text:style-name="P313" text:outline-level="1">timedscript (scriptname then time in seconds <text:span text:style-name="T138">or userandom</text:span>)</text:h>
          </table:table-cell>
          <table:table-cell table:style-name="Table8.B3" office:value-type="string">
            <text:h text:style-name="P9" text:outline-level="1">“<text:span text:style-name="T139">timedscript testscript 60”</text:span></text:h>
            <text:h text:style-name="P9" text:outline-level="1">“<text:span text:style-name="T138">timedscript testscript userandom”</text:span></text:h>
          </table:table-cell>
          <table:table-cell table:style-name="Table8.A3" office:value-type="string">
            <text:h text:style-name="P313" text:outline-level="1">Launches a specified script after a number of seconds have passed provided no <text:soft-page-break/>other scripts are running. If another script is running at the time of launch the launch will occur after the current script has ended.</text:h>
          </table:table-cell>
        </table:table-row>
        <table:table-row table:style-name="Table8.75">
          <table:table-cell table:style-name="Table8.A2" office:value-type="string">
            <text:h text:style-name="P314" text:outline-level="1">trigger (triggerno <text:span text:style-name="T122">or userandom </text:span>then on or off)</text:h>
          </table:table-cell>
          <table:table-cell table:style-name="Table8.B2" office:value-type="string">
            <text:h text:style-name="P9" text:outline-level="1">“<text:span text:style-name="T140">trigger 1 on”</text:span></text:h>
            <text:h text:style-name="P9" text:outline-level="1">“<text:span text:style-name="T140">trigger 1 off”</text:span></text:h>
            <text:h text:style-name="P9" text:outline-level="1">“<text:span text:style-name="T122">trigger userandom on”</text:span></text:h>
          </table:table-cell>
          <table:table-cell table:style-name="Table8.A2" office:value-type="string">
            <text:h text:style-name="P314" text:outline-level="1">Changes if trigger is active or not.</text:h>
          </table:table-cell>
        </table:table-row>
        <table:table-row table:style-name="Table8.75">
          <table:table-cell table:style-name="Table8.A3" office:value-type="string">
            <text:h text:style-name="P9" text:outline-level="1">wait (number of seconds <text:span text:style-name="T107">or userandom</text:span>)</text:h>
          </table:table-cell>
          <table:table-cell table:style-name="Table8.B3" office:value-type="string">
            <text:h text:style-name="P9" text:outline-level="1">“wait 5”</text:h>
            <text:h text:style-name="P9" text:outline-level="1">“<text:span text:style-name="T107">wait userandom”</text:span></text:h>
          </table:table-cell>
          <table:table-cell table:style-name="Table8.A3" office:value-type="string">
            <text:h text:style-name="P9" text:outline-level="1">Waits number of seconds placed in argument</text:h>
          </table:table-cell>
        </table:table-row>
        <table:table-row table:style-name="Table8.75">
          <table:table-cell table:style-name="Table8.A2" office:value-type="string">
            <text:h text:style-name="P9" text:outline-level="1">warp (player or object then playername or objectname then X or Y then co-ordinate value <text:span text:style-name="T101">or userandom</text:span>)</text:h>
          </table:table-cell>
          <table:table-cell table:style-name="Table8.B2" office:value-type="string">
            <text:h text:style-name="P9" text:outline-level="1">“warp mainplayer X 100”</text:h>
            <text:h text:style-name="P9" text:outline-level="1">“warp player ivan X 100”</text:h>
            <text:h text:style-name="P9" text:outline-level="1">“warp object desk X 100”</text:h>
            <text:h text:style-name="P9" text:outline-level="1">“<text:span text:style-name="T101">warp mainplayer X userandom”</text:span></text:h>
          </table:table-cell>
          <table:table-cell table:style-name="Table8.A2" office:value-type="string">
            <text:h text:style-name="P9" text:outline-level="1">Changes X or Y value of object, player or NPC instantly</text:h>
          </table:table-cell>
        </table:table-row>
        <table:table-row table:style-name="Table8.75">
          <table:table-cell table:style-name="Table8.A87" office:value-type="string">
            <text:h text:style-name="P253" text:outline-level="1"><text:span text:style-name="T141">white</text:span> (in or out)</text:h>
          </table:table-cell>
          <table:table-cell table:style-name="Table8.B87" office:value-type="string">
            <text:h text:style-name="P9" text:outline-level="1">“<text:span text:style-name="T142">white</text:span><text:span text:style-name="T143"> in”</text:span></text:h>
            <text:h text:style-name="P9" text:outline-level="1">“<text:span text:style-name="T143">white out”</text:span></text:h>
          </table:table-cell>
          <table:table-cell table:style-name="Table8.A87" office:value-type="string">
            <text:h text:style-name="P253" text:outline-level="1">Fades but uses white instead of black.</text:h>
          </table:table-cell>
        </table:table-row>
      </table:table>
      <text:p text:style-name="P170"/>
      <text:h text:style-name="P315" text:outline-level="1">Stage Director Script <text:span text:style-name="T144">Say </text:span>Variables</text:h>
      <text:h text:style-name="P316" text:outline-level="1"/>
      <table:table table:name="Table7" table:style-name="Table7" table:template-name="Simple Grid Rows">
        <table:table-column table:style-name="Table7.A"/>
        <table:table-column table:style-name="Table7.B"/>
        <table:table-row table:style-name="Table7.1">
          <table:table-cell table:style-name="Table7.A1" office:value-type="string">
            <text:h text:style-name="P317" text:outline-level="1">Name</text:h>
          </table:table-cell>
          <table:table-cell table:style-name="Table7.A1" office:value-type="string">
            <text:h text:style-name="P317" text:outline-level="1">Description</text:h>
          </table:table-cell>
        </table:table-row>
        <table:table-row>
          <table:table-cell table:style-name="Table7.A2" office:value-type="string">
            <text:h text:style-name="P318" text:outline-level="1">[backbutton<text:span text:style-name="T145">(no)</text:span>]</text:h>
          </table:table-cell>
          <table:table-cell table:style-name="Table7.A2" office:value-type="string">
            <text:h text:style-name="P318" text:outline-level="1">What button on keyboard or controller is BACK/PAUSE</text:h>
          </table:table-cell>
        </table:table-row>
        <table:table-row>
          <table:table-cell table:style-name="Table7.A3" office:value-type="string">
            <text:h text:style-name="P319" text:outline-level="1">[currency]</text:h>
          </table:table-cell>
          <table:table-cell table:style-name="Table7.A3" office:value-type="string">
            <text:h text:style-name="P319" text:outline-level="1">Name of the in-game currency</text:h>
          </table:table-cell>
        </table:table-row>
        <table:table-row table:style-name="Table7.1">
          <table:table-cell table:style-name="Table7.A2" office:value-type="string">
            <text:h text:style-name="P320" text:outline-level="1">[gametime]</text:h>
          </table:table-cell>
          <table:table-cell table:style-name="Table7.A2" office:value-type="string">
            <text:h text:style-name="P320" text:outline-level="1">How long the save file has been played <text:span text:style-name="T146">in HH:MM:SS</text:span></text:h>
          </table:table-cell>
        </table:table-row>
        <table:table-row table:style-name="Table7.1">
          <table:table-cell table:style-name="Table7.A3" office:value-type="string">
            <text:h text:style-name="P321" text:outline-level="1">[gametitle]</text:h>
          </table:table-cell>
          <table:table-cell table:style-name="Table7.A3" office:value-type="string">
            <text:h text:style-name="P321" text:outline-level="1">Title of the game</text:h>
          </table:table-cell>
        </table:table-row>
        <table:table-row table:style-name="Table7.1">
          <table:table-cell table:style-name="Table7.A2" office:value-type="string">
            <text:h text:style-name="P317" text:outline-level="1">[helditem<text:span text:style-name="T147">a</text:span>]</text:h>
          </table:table-cell>
          <table:table-cell table:style-name="Table7.A2" office:value-type="string">
            <text:h text:style-name="P317" text:outline-level="1">Current held pocket item</text:h>
          </table:table-cell>
        </table:table-row>
        <table:table-row table:style-name="Table7.1">
          <table:table-cell table:style-name="Table7.A3" office:value-type="string">
            <text:h text:style-name="P317" text:outline-level="1">[helditem<text:span text:style-name="T147">b</text:span>]</text:h>
          </table:table-cell>
          <table:table-cell table:style-name="Table7.A3" office:value-type="string">
            <text:h text:style-name="P317" text:outline-level="1">Second held pocket item (for pocket mergers)</text:h>
          </table:table-cell>
        </table:table-row>
        <table:table-row table:style-name="Table7.1">
          <table:table-cell table:style-name="Table7.A2" office:value-type="string">
            <text:h text:style-name="P320" text:outline-level="1">[moddingname]</text:h>
          </table:table-cell>
          <table:table-cell table:style-name="Table7.A2" office:value-type="string">
            <text:h text:style-name="P320" text:outline-level="1">What mods are referred to in game</text:h>
          </table:table-cell>
        </table:table-row>
        <table:table-row table:style-name="Table7.1">
          <table:table-cell table:style-name="Table7.A3" office:value-type="string">
            <text:h text:style-name="P318" text:outline-level="1">[movedownbutton<text:span text:style-name="T145">(no)</text:span>]</text:h>
          </table:table-cell>
          <table:table-cell table:style-name="Table7.A3" office:value-type="string">
            <text:h text:style-name="P318" text:outline-level="1">What button on keyboard or controller is MOVE DOWN</text:h>
          </table:table-cell>
        </table:table-row>
        <table:table-row table:style-name="Table7.1">
          <table:table-cell table:style-name="Table7.A2" office:value-type="string">
            <text:h text:style-name="P318" text:outline-level="1">[moveleftbutton<text:span text:style-name="T145">(no)</text:span>]</text:h>
          </table:table-cell>
          <table:table-cell table:style-name="Table7.A2" office:value-type="string">
            <text:h text:style-name="P318" text:outline-level="1">What button on keyboard or controller is MOVE LEFT</text:h>
          </table:table-cell>
        </table:table-row>
        <table:table-row table:style-name="Table7.1">
          <table:table-cell table:style-name="Table7.A3" office:value-type="string">
            <text:h text:style-name="P318" text:outline-level="1">[moverightbutton<text:span text:style-name="T145">(no)</text:span>]</text:h>
          </table:table-cell>
          <table:table-cell table:style-name="Table7.A3" office:value-type="string">
            <text:h text:style-name="P318" text:outline-level="1">What button on keyboard or controller is MOVE RIGHT</text:h>
          </table:table-cell>
        </table:table-row>
        <table:table-row table:style-name="Table7.1">
          <table:table-cell table:style-name="Table7.A2" office:value-type="string">
            <text:h text:style-name="P318" text:outline-level="1">[moveupbutton<text:span text:style-name="T145">(no)</text:span>]</text:h>
          </table:table-cell>
          <table:table-cell table:style-name="Table7.A2" office:value-type="string">
            <text:h text:style-name="P318" text:outline-level="1">What button on keyboard or controller is MOVE UP</text:h>
          </table:table-cell>
        </table:table-row>
        <table:table-row table:style-name="Table7.1">
          <table:table-cell table:style-name="Table7.A3" office:value-type="string">
            <text:h text:style-name="P322" text:outline-level="1">[musicvol]</text:h>
          </table:table-cell>
          <table:table-cell table:style-name="Table7.A3" office:value-type="string">
            <text:h text:style-name="P322" text:outline-level="1">Volume the music is set at</text:h>
          </table:table-cell>
        </table:table-row>
        <table:table-row table:style-name="Table7.1">
          <table:table-cell table:style-name="Table7.A2" office:value-type="string">
            <text:h text:style-name="P318" text:outline-level="1">[pocketbutton<text:span text:style-name="T145">(no)</text:span>]</text:h>
          </table:table-cell>
          <table:table-cell table:style-name="Table7.A2" office:value-type="string">
            <text:h text:style-name="P318" text:outline-level="1">What button on keyboard or controller is POCKETS</text:h>
          </table:table-cell>
        </table:table-row>
        <table:table-row table:style-name="Table7.1">
          <table:table-cell table:style-name="Table7.A3" office:value-type="string">
            <text:h text:style-name="P323" text:outline-level="1">[proposedmod]</text:h>
          </table:table-cell>
          <table:table-cell table:style-name="Table7.A3" office:value-type="string">
            <text:h text:style-name="P323" text:outline-level="1">Proposed mod to load</text:h>
          </table:table-cell>
        </table:table-row>
        <table:table-row table:style-name="Table7.1">
          <table:table-cell table:style-name="Table7.A2" office:value-type="string">
            <text:h text:style-name="P324" text:outline-level="1">[ros]</text:h>
          </table:table-cell>
          <table:table-cell table:style-name="Table7.A2" office:value-type="string">
            <text:h text:style-name="P324" text:outline-level="1">Client operating system</text:h>
          </table:table-cell>
        </table:table-row>
        <table:table-row table:style-name="Table7.1">
          <table:table-cell table:style-name="Table7.A3" office:value-type="string">
            <text:h text:style-name="P318" text:outline-level="1">[selectbutton<text:span text:style-name="T145">(no)</text:span>]</text:h>
          </table:table-cell>
          <table:table-cell table:style-name="Table7.A3" office:value-type="string">
            <text:h text:style-name="P318" text:outline-level="1">What button on keyboard or controller is SELECT</text:h>
          </table:table-cell>
        </table:table-row>
        <table:table-row table:style-name="Table7.1">
          <table:table-cell table:style-name="Table7.A2" office:value-type="string">
            <text:h text:style-name="P317" text:outline-level="1">[selectobject]</text:h>
          </table:table-cell>
          <table:table-cell table:style-name="Table7.A2" office:value-type="string">
            <text:h text:style-name="P317" text:outline-level="1">Current world object</text:h>
          </table:table-cell>
        </table:table-row>
        <table:table-row table:style-name="Table7.1">
          <table:table-cell table:style-name="Table7.A3" office:value-type="string">
            <text:h text:style-name="P322" text:outline-level="1">[sfxvol]</text:h>
          </table:table-cell>
          <table:table-cell table:style-name="Table7.A3" office:value-type="string">
            <text:h text:style-name="P322" text:outline-level="1">Volume the sfx are set at</text:h>
          </table:table-cell>
        </table:table-row>
        <table:table-row table:style-name="Table7.1">
          <table:table-cell table:style-name="Table7.A2" office:value-type="string">
            <text:h text:style-name="P322" text:outline-level="1">[tos]</text:h>
          </table:table-cell>
          <table:table-cell table:style-name="Table7.A2" office:value-type="string">
            <text:h text:style-name="P322" text:outline-level="1"><text:span text:style-name="T148">Current i</text:span>n game terminal OS name</text:h>
          </table:table-cell>
        </table:table-row>
        <table:table-row table:style-name="Table7.1">
          <table:table-cell table:style-name="Table7.A21" office:value-type="string">
            <text:h text:style-name="P325" text:outline-level="1">[value<text:span text:style-name="T149">]-(no)</text:span></text:h>
          </table:table-cell>
          <table:table-cell table:style-name="Table7.A21" office:value-type="string">
            <text:h text:style-name="P325" text:outline-level="1">A script value</text:h>
          </table:table-cell>
        </table:table-row>
      </table:table>
      <text:h text:style-name="P316" text:outline-level="1"/>
      <text:h text:style-name="P316" text:outline-level="1"/>
      <text:h text:style-name="P316" text:outline-level="1"/>
      <text:h text:style-name="P125" text:outline-level="1"><text:bookmark-start text:name="_Toc10"/>Error Codes<text:bookmark-end text:name="_Toc10"/></text:h>
      <text:h text:style-name="P256" text:outline-level="1"/>
      <text:p text:style-name="P326"/>
      <table:table table:name="Table9" table:style-name="Table9" table:template-name="Simple Grid Rows">
        <table:table-column table:style-name="Table9.A" table:number-columns-repeated="3"/>
        <table:table-row table:style-name="Table9.1">
          <table:table-cell table:style-name="Table9.A1" office:value-type="string">
            <text:p text:style-name="P327">Error Code</text:p>
          </table:table-cell>
          <table:table-cell table:style-name="Table9.B1" office:value-type="string">
            <text:p text:style-name="P327">Description (and Potential Fix)</text:p>
          </table:table-cell>
          <table:table-cell table:style-name="Table9.A1" office:value-type="string">
            <text:p text:style-name="P328">Result</text:p>
          </table:table-cell>
        </table:table-row>
        <table:table-row table:style-name="Table9.1">
          <table:table-cell table:style-name="Table9.A2" office:value-type="string">
            <text:p text:style-name="P64">5</text:p>
          </table:table-cell>
          <table:table-cell table:style-name="Table9.B2" office:value-type="string">
            <text:p text:style-name="P64">ILLEGAL FUNCTION CALL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6</text:p>
          </table:table-cell>
          <table:table-cell table:style-name="Table9.B3" office:value-type="string">
            <text:p text:style-name="P64">OVERFLOW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64">7</text:p>
          </table:table-cell>
          <table:table-cell table:style-name="Table9.B2" office:value-type="string">
            <text:p text:style-name="P64">OUT OF MEMORY (check to see if host machine running VaME has enough memory.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5">
          <table:table-cell table:style-name="Table9.A3" office:value-type="string">
            <text:p text:style-name="P64">9</text:p>
          </table:table-cell>
          <table:table-cell table:style-name="Table9.B3" office:value-type="string">
            <text:p text:style-name="P64">Subscript out of range. (An array's upper or lower dimensioned boundary has been exceeded.) 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5">
          <table:table-cell table:style-name="Table9.A2" office:value-type="string">
            <text:p text:style-name="P64">11</text:p>
          </table:table-cell>
          <table:table-cell table:style-name="Table9.B2" office:value-type="string">
            <text:p text:style-name="P64">DIVISION BY ZERO (check any metadata values that are processed by any engine algorithms)</text:p>
          </table:table-cell>
          <table:table-cell table:style-name="Table9.A2" office:value-type="string">
            <text:p text:style-name="P330">Crash (not Guru Meditation)</text:p>
          </table:table-cell>
        </table:table-row>
        <table:table-row table:style-name="Table9.1">
          <table:table-cell table:style-name="Table9.A3" office:value-type="string">
            <text:p text:style-name="P64">13</text:p>
          </table:table-cell>
          <table:table-cell table:style-name="Table9.B3" office:value-type="string">
            <text:p text:style-name="P64">TYPE MISMATCH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1">
          <table:table-cell table:style-name="Table9.A2" office:value-type="string">
            <text:p text:style-name="P64">19</text:p>
          </table:table-cell>
          <table:table-cell table:style-name="Table9.B2" office:value-type="string">
            <text:p text:style-name="P64">NO RESUME - RESUME REQUIRED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20</text:p>
          </table:table-cell>
          <table:table-cell table:style-name="Table9.B3" office:value-type="string">
            <text:p text:style-name="P64">RESUME WITHOUT ERROR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1">
          <table:table-cell table:style-name="Table9.A2" office:value-type="string">
            <text:p text:style-name="P64">26</text:p>
          </table:table-cell>
          <table:table-cell table:style-name="Table9.B2" office:value-type="string">
            <text:p text:style-name="P64">FOR WITHOUT NEXT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51</text:p>
          </table:table-cell>
          <table:table-cell table:style-name="Table9.B3" office:value-type="string">
            <text:p text:style-name="P64">INTERNAL MALFUNCTION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5">
          <table:table-cell table:style-name="Table9.A2" office:value-type="string">
            <text:p text:style-name="P64">52</text:p>
          </table:table-cell>
          <table:table-cell table:style-name="Table9.B2" office:value-type="string">
            <text:p text:style-name="P64">METADATA FILE DATA NOT FOUND (check if metadata file engine is reading has the expected values within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5">
          <table:table-cell table:style-name="Table9.A3" office:value-type="string">
            <text:p text:style-name="P64">53</text:p>
          </table:table-cell>
          <table:table-cell table:style-name="Table9.B3" office:value-type="string">
            <text:p text:style-name="P64">METADATA FILE NOT FOUND (check if metadata file engine is trying to read exists in expected location)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1">
          <table:table-cell table:style-name="Table9.A2" office:value-type="string">
            <text:p text:style-name="P64">54</text:p>
          </table:table-cell>
          <table:table-cell table:style-name="Table9.B2" office:value-type="string">
            <text:p text:style-name="P64">BAD FILE MODE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55</text:p>
          </table:table-cell>
          <table:table-cell table:style-name="Table9.B3" office:value-type="string">
            <text:p text:style-name="P64">FILE ALREADY OPEN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5">
          <table:table-cell table:style-name="Table9.A2" office:value-type="string">
            <text:p text:style-name="P64">61</text:p>
          </table:table-cell>
          <table:table-cell table:style-name="Table9.B2" office:value-type="string">
            <text:p text:style-name="P64">DISK FULL (check to see if hard disk drive VaME is running on isn’t full. Seeing this error may cause savedata loss.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5">
          <table:table-cell table:style-name="Table9.A3" office:value-type="string">
            <text:p text:style-name="P64">62</text:p>
          </table:table-cell>
          <table:table-cell table:style-name="Table9.B3" office:value-type="string">
            <text:p text:style-name="P64">INPUT PAST END OF FILE (check to see if metadata engine is reading has all the required values within)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64">64</text:p>
          </table:table-cell>
          <table:table-cell table:style-name="Table9.B2" office:value-type="string">
            <text:p text:style-name="P64">BAD FILE NAME (file name is illegal. Avoid symbols and log filenames.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4">
          <table:table-cell table:style-name="Table9.A3" office:value-type="string">
            <text:p text:style-name="P64">67</text:p>
          </table:table-cell>
          <table:table-cell table:style-name="Table9.B3" office:value-type="string">
            <text:p text:style-name="P64">TOO MANY FILES (over 15 files are loaded using OPEN.)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64">73</text:p>
          </table:table-cell>
          <table:table-cell table:style-name="Table9.B2" office:value-type="string">
            <text:p text:style-name="P64">FEATURE UNAVAILABLE (command used is incompatible).</text:p>
          </table:table-cell>
          <table:table-cell table:style-name="Table9.A2" office:value-type="string">
            <text:p text:style-name="P329">No Crash</text:p>
          </table:table-cell>
        </table:table-row>
        <text:soft-page-break/>
        <table:table-row table:style-name="Table9.1">
          <table:table-cell table:style-name="Table9.A3" office:value-type="string">
            <text:p text:style-name="P64">76</text:p>
          </table:table-cell>
          <table:table-cell table:style-name="Table9.B3" office:value-type="string">
            <text:p text:style-name="P64">INVALID METADATA FILE PATH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64">97</text:p>
          </table:table-cell>
          <table:table-cell table:style-name="Table9.B2" office:value-type="string">
            <text:p text:style-name="P64">FALSE FLAG ERROR (for development purposes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1">
          <table:table-cell table:style-name="Table9.A3" office:value-type="string">
            <text:p text:style-name="P64">258</text:p>
          </table:table-cell>
          <table:table-cell table:style-name="Table9.B3" office:value-type="string">
            <text:p text:style-name="P64">INVALID HANDLE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5">
          <table:table-cell table:style-name="Table9.A2" office:value-type="string">
            <text:p text:style-name="P64">420</text:p>
          </table:table-cell>
          <table:table-cell table:style-name="Table9.B2" office:value-type="string">
            <text:p text:style-name="P64">MISSING ENGINE METADATA (required engine metadata file missing. Check dloc$/engine.ddf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5">
          <table:table-cell table:style-name="Table9.A3" office:value-type="string">
            <text:p text:style-name="P64">421</text:p>
          </table:table-cell>
          <table:table-cell table:style-name="Table9.B3" office:value-type="string">
            <text:p text:style-name="P64">MISSING METADATA DIRECTORY (required metadata directory is missing. Check if dloc$ has all the needed directories.)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5">
          <table:table-cell table:style-name="Table9.A2" office:value-type="string">
            <text:p text:style-name="P64">422</text:p>
          </table:table-cell>
          <table:table-cell table:style-name="Table9.B2" office:value-type="string">
            <text:p text:style-name="P64">MISSING DEFAULT SAVE FILE (required default save file is missing. Check sloc$/defaultsave.ddf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5">
          <table:table-cell table:style-name="Table9.A3" office:value-type="string">
            <text:p text:style-name="P64">423</text:p>
          </table:table-cell>
          <table:table-cell table:style-name="Table9.B3" office:value-type="string">
            <text:p text:style-name="P64">MISSING SCRIPT (required script file is missing. Check scriptloc$/ contents for missing or misplaced scripts.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64">424</text:p>
          </table:table-cell>
          <table:table-cell table:style-name="Table9.B2" office:value-type="string">
            <text:p text:style-name="P64">MISSING ANIMATION FILE (required animation file is missing. Check aloc$/anifile$/)</text:p>
          </table:table-cell>
          <table:table-cell table:style-name="Table9.A2" office:value-type="string">
            <text:p text:style-name="P329">No Crash</text:p>
          </table:table-cell>
        </table:table-row>
        <table:table-row table:style-name="Table9.4">
          <table:table-cell table:style-name="Table9.A3" office:value-type="string">
            <text:p text:style-name="P64">425</text:p>
          </table:table-cell>
          <table:table-cell table:style-name="Table9.B3" office:value-type="string">
            <text:p text:style-name="P64">MISSING TERMINAL FILE (required terminal file is missing. Check tloc$/runterminal$/)</text:p>
          </table:table-cell>
          <table:table-cell table:style-name="Table9.A3" office:value-type="string">
            <text:p text:style-name="P329">No Crash</text:p>
          </table:table-cell>
        </table:table-row>
        <table:table-row table:style-name="Table9.4">
          <table:table-cell table:style-name="Table9.A2" office:value-type="string">
            <text:p text:style-name="P331">426</text:p>
          </table:table-cell>
          <table:table-cell table:style-name="Table9.B2" office:value-type="string">
            <text:p text:style-name="P331">CONFLICTING LAUNCH PARAMETERS (launch parameters -fix and -noupdate used together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4">
          <table:table-cell table:style-name="Table9.A3" office:value-type="string">
            <text:p text:style-name="P332">427</text:p>
          </table:table-cell>
          <table:table-cell table:style-name="Table9.B3" office:value-type="string">
            <text:p text:style-name="P332">GAME REQUIRES A DIFFERENT ENGINE VERSION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333">428</text:p>
          </table:table-cell>
          <table:table-cell table:style-name="Table9.B2" office:value-type="string">
            <text:p text:style-name="P333">NO CONTROLS DEFINED (required input codes are not present)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4">
          <table:table-cell table:style-name="Table9.A3" office:value-type="string">
            <text:p text:style-name="P334">429</text:p>
          </table:table-cell>
          <table:table-cell table:style-name="Table9.B3" office:value-type="string">
            <text:p text:style-name="P334">NO FONT DEFINED (required font file or metadata not present)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335">430</text:p>
          </table:table-cell>
          <table:table-cell table:style-name="Table9.B2" office:value-type="string">
            <text:p text:style-name="P335">Unsupported/unknown OS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4">
          <table:table-cell table:style-name="Table9.A3" office:value-type="string">
            <text:p text:style-name="P336">431</text:p>
          </table:table-cell>
          <table:table-cell table:style-name="Table9.B3" office:value-type="string">
            <text:p text:style-name="P336">CANNOT LOAD MORE THAN ONE MOD AT ONCE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337">432</text:p>
          </table:table-cell>
          <table:table-cell table:style-name="Table9.B2" office:value-type="string">
            <text:p text:style-name="P337">REQUESTED MOD NOT FOUND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4">
          <table:table-cell table:style-name="Table9.A3" office:value-type="string">
            <text:p text:style-name="P338">433</text:p>
          </table:table-cell>
          <table:table-cell table:style-name="Table9.B3" office:value-type="string">
            <text:p text:style-name="P339">CONFLICTING LAUNCH PARAMETERS (launch parameters -<text:span text:style-name="T150">windowed</text:span> and -<text:span text:style-name="T150">full</text:span><text:soft-page-break/><text:span text:style-name="T150">screen</text:span> used together)</text:p>
          </table:table-cell>
          <table:table-cell table:style-name="Table9.A3" office:value-type="string">
            <text:p text:style-name="P329">Guru Meditation</text:p>
          </table:table-cell>
        </table:table-row>
        <table:table-row table:style-name="Table9.4">
          <table:table-cell table:style-name="Table9.A2" office:value-type="string">
            <text:p text:style-name="P340">434</text:p>
          </table:table-cell>
          <table:table-cell table:style-name="Table9.B2" office:value-type="string">
            <text:p text:style-name="P340">DEFAULT OPTIONS FILE MISSING!</text:p>
          </table:table-cell>
          <table:table-cell table:style-name="Table9.A2" office:value-type="string">
            <text:p text:style-name="P340">Guru Meditation</text:p>
          </table:table-cell>
        </table:table-row>
        <table:table-row table:style-name="Table9.4">
          <table:table-cell table:style-name="Table9.A3" office:value-type="string">
            <text:p text:style-name="P341">435</text:p>
          </table:table-cell>
          <table:table-cell table:style-name="Table9.B3" office:value-type="string">
            <text:p text:style-name="P341">Missing full screen image!</text:p>
          </table:table-cell>
          <table:table-cell table:style-name="Table9.A3" office:value-type="string">
            <text:p text:style-name="P341">No Crash</text:p>
          </table:table-cell>
        </table:table-row>
        <table:table-row table:style-name="Table9.4">
          <table:table-cell table:style-name="Table9.A2" office:value-type="string">
            <text:p text:style-name="P342">436</text:p>
          </table:table-cell>
          <table:table-cell table:style-name="Table9.B2" office:value-type="string">
            <text:p text:style-name="P342">Division by Zero!</text:p>
          </table:table-cell>
          <table:table-cell table:style-name="Table9.A2" office:value-type="string">
            <text:p text:style-name="P342">No Crash</text:p>
          </table:table-cell>
        </table:table-row>
        <table:table-row table:style-name="Table9.4">
          <table:table-cell table:style-name="Table9.A3" office:value-type="string">
            <text:p text:style-name="P343">437</text:p>
          </table:table-cell>
          <table:table-cell table:style-name="Table9.B3" office:value-type="string">
            <text:p text:style-name="P343">Flatpak install error</text:p>
          </table:table-cell>
          <table:table-cell table:style-name="Table9.A3" office:value-type="string">
            <text:p text:style-name="P343">Guru Meditation</text:p>
          </table:table-cell>
        </table:table-row>
        <table:table-row table:style-name="Table9.1">
          <table:table-cell table:style-name="Table9.A2" office:value-type="string">
            <text:p text:style-name="P64">666</text:p>
          </table:table-cell>
          <table:table-cell table:style-name="Table9.B2" office:value-type="string">
            <text:p text:style-name="P64">Demonic Error</text:p>
          </table:table-cell>
          <table:table-cell table:style-name="Table9.A2" office:value-type="string">
            <text:p text:style-name="P329">Guru Meditation</text:p>
          </table:table-cell>
        </table:table-row>
        <table:table-row table:style-name="Table9.1">
          <table:table-cell table:style-name="Table9.A43" office:value-type="string">
            <text:p text:style-name="P64">any other number not listed here</text:p>
          </table:table-cell>
          <table:table-cell table:style-name="Table9.B43" office:value-type="string">
            <text:p text:style-name="P64">UNKNOWN ERROR</text:p>
          </table:table-cell>
          <table:table-cell table:style-name="Table9.A43" office:value-type="string">
            <text:p text:style-name="P329">Guru Meditation</text:p>
          </table:table-cell>
        </table:table-row>
      </table:table>
      <text:h text:style-name="P344" text:outline-level="1"/>
      <text:p text:style-name="P345"/>
      <text:p text:style-name="P345"/>
      <text:h text:style-name="P125" text:outline-level="1"><text:bookmark-start text:name="_Toc11"/>Mandatory Music<text:bookmark-end text:name="_Toc11"/></text:h>
      <text:h text:style-name="P256" text:outline-level="1"/>
      <text:p text:style-name="P346">The following is a list of the mandatory music files that must exist.</text:p>
      <text:p text:style-name="P176"/>
      <table:table table:name="Table10" table:style-name="Table10" table:template-name="Simple Grid Rows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27">Filename</text:p>
          </table:table-cell>
          <table:table-cell table:style-name="Table10.A1" office:value-type="string">
            <text:p text:style-name="P327">Description</text:p>
          </table:table-cell>
        </table:table-row>
        <table:table-row table:style-name="Table10.1">
          <table:table-cell table:style-name="Table10.A2" office:value-type="string">
            <text:p text:style-name="P64">menu.ogg</text:p>
          </table:table-cell>
          <table:table-cell table:style-name="Table10.A2" office:value-type="string">
            <text:p text:style-name="P64">Music for main menu. </text:p>
          </table:table-cell>
        </table:table-row>
      </table:table>
      <text:p text:style-name="P171"/>
      <text:h text:style-name="P125" text:outline-level="1"><text:bookmark-start text:name="_Toc12"/>Mandatory Sound Effects<text:bookmark-end text:name="_Toc12"/></text:h>
      <text:h text:style-name="P256" text:outline-level="1"/>
      <text:p text:style-name="P346">The following is a list of the mandatory music files that must exist.</text:p>
      <text:p text:style-name="P176"/>
      <table:table table:name="Table11" table:style-name="Table11" table:template-name="Simple Grid Rows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27">Filename</text:p>
          </table:table-cell>
          <table:table-cell table:style-name="Table11.A1" office:value-type="string">
            <text:p text:style-name="P327">Description</text:p>
          </table:table-cell>
        </table:table-row>
        <table:table-row table:style-name="Table11.1">
          <table:table-cell table:style-name="Table11.A2" office:value-type="string">
            <text:p text:style-name="P64">move.ogg</text:p>
          </table:table-cell>
          <table:table-cell table:style-name="Table11.A2" office:value-type="string">
            <text:p text:style-name="P64">Move menu/pocket/terminal item.</text:p>
          </table:table-cell>
        </table:table-row>
        <table:table-row table:style-name="Table11.1">
          <table:table-cell table:style-name="Table11.A3" office:value-type="string">
            <text:p text:style-name="P64">select.ogg</text:p>
          </table:table-cell>
          <table:table-cell table:style-name="Table11.A3" office:value-type="string">
            <text:p text:style-name="P64">Select menu/pocket/terminal item.</text:p>
          </table:table-cell>
        </table:table-row>
        <table:table-row table:style-name="Table11.1">
          <table:table-cell table:style-name="Table11.A2" office:value-type="string">
            <text:p text:style-name="P64">terminalon.ogg</text:p>
          </table:table-cell>
          <table:table-cell table:style-name="Table11.A2" office:value-type="string">
            <text:p text:style-name="P64">Sound played when terminal is switched on.</text:p>
          </table:table-cell>
        </table:table-row>
        <table:table-row table:style-name="Table11.1">
          <table:table-cell table:style-name="Table11.A3" office:value-type="string">
            <text:p text:style-name="P64">terminaloff.ogg</text:p>
          </table:table-cell>
          <table:table-cell table:style-name="Table11.A3" office:value-type="string">
            <text:p text:style-name="P64">Sound played when terminal is switched off.</text:p>
          </table:table-cell>
        </table:table-row>
        <table:table-row table:style-name="Table11.1">
          <table:table-cell table:style-name="Table11.A2" office:value-type="string">
            <text:p text:style-name="P64">openpocket.ogg</text:p>
          </table:table-cell>
          <table:table-cell table:style-name="Table11.A2" office:value-type="string">
            <text:p text:style-name="P64">Sound played when pocket is opened.</text:p>
          </table:table-cell>
        </table:table-row>
        <table:table-row table:style-name="Table11.1">
          <table:table-cell table:style-name="Table11.A3" office:value-type="string">
            <text:p text:style-name="P64">closepocket.ogg</text:p>
          </table:table-cell>
          <table:table-cell table:style-name="Table11.A3" office:value-type="string">
            <text:p text:style-name="P64">Sound played when pocket is closed.</text:p>
          </table:table-cell>
        </table:table-row>
        <table:table-row table:style-name="Table11.1">
          <table:table-cell table:style-name="Table11.A2" office:value-type="string">
            <text:p text:style-name="P64">pickup.ogg</text:p>
          </table:table-cell>
          <table:table-cell table:style-name="Table11.A2" office:value-type="string">
            <text:p text:style-name="P64">Sound played when pocket item/currency is picked up.</text:p>
          </table:table-cell>
        </table:table-row>
        <table:table-row table:style-name="Table11.1">
          <table:table-cell table:style-name="Table11.A3" office:value-type="string">
            <text:p text:style-name="P64">drop.ogg</text:p>
          </table:table-cell>
          <table:table-cell table:style-name="Table11.A3" office:value-type="string">
            <text:p text:style-name="P64">Sound played when pocket item/currency is given away.</text:p>
          </table:table-cell>
        </table:table-row>
        <table:table-row table:style-name="Table11.1">
          <table:table-cell table:style-name="Table11.A2" office:value-type="string">
            <text:p text:style-name="P64">lightning.ogg</text:p>
          </table:table-cell>
          <table:table-cell table:style-name="Table11.A2" office:value-type="string">
            <text:p text:style-name="P64">Sound played for lightning during storm map effect.</text:p>
          </table:table-cell>
        </table:table-row>
        <table:table-row table:style-name="Table11.1">
          <table:table-cell table:style-name="Table11.A3" office:value-type="string">
            <text:p text:style-name="P347">awardgranted.ogg</text:p>
          </table:table-cell>
          <table:table-cell table:style-name="Table11.A3" office:value-type="string">
            <text:p text:style-name="P347">Sound played when an award is granted to the player.</text:p>
          </table:table-cell>
        </table:table-row>
        <table:table-row table:style-name="Table11.1">
          <table:table-cell table:style-name="Table11.A12" office:value-type="string">
            <text:p text:style-name="P64">devlogo.ogg</text:p>
          </table:table-cell>
          <table:table-cell table:style-name="Table11.A12" office:value-type="string">
            <text:p text:style-name="P64">Sound played when developer logo is displayed.</text:p>
          </table:table-cell>
        </table:table-row>
      </table:table>
      <text:p text:style-name="P171"><text:bookmark text:name="_Toc13"/></text:p>
      <text:h text:style-name="P125" text:outline-level="1"><text:bookmark-start text:name="_Toc15"/>Launch Parameters<text:bookmark-end text:name="_Toc15"/></text:h>
      <text:h text:style-name="P256" text:outline-level="1"/>
      <text:p text:style-name="P171">Windows: <text:span text:style-name="T151">vame_win.exe</text:span><text:span text:style-name="T38"> [parameters]</text:span></text:p>
      <text:p text:style-name="P348">macOS: <text:span text:style-name="T151">vame_macos </text:span><text:span text:style-name="T152">[parameters]</text:span></text:p>
      <text:p text:style-name="P171">Linux: <text:span text:style-name="T151">./vame_linux </text:span><text:span text:style-name="T38">[parameters]</text:span></text:p>
      <text:h text:style-name="P344" text:outline-level="1"/>
      <table:table table:name="Table14" table:style-name="Table14" table:template-name="Simple Grid Rows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27">Parameter</text:p>
          </table:table-cell>
          <table:table-cell table:style-name="Table14.A1" office:value-type="string">
            <text:p text:style-name="P327">Description</text:p>
          </table:table-cell>
        </table:table-row>
        <table:table-row table:style-name="Table14.2">
          <table:table-cell table:style-name="Table14.A2" office:value-type="string">
            <text:p text:style-name="P64">-console</text:p>
          </table:table-cell>
          <table:table-cell table:style-name="Table14.A2" office:value-type="string">
            <text:p text:style-name="P64">Forces engine to display engine console (only if devmode is switched on.)</text:p>
          </table:table-cell>
        </table:table-row>
        <table:table-row table:style-name="Table14.1">
          <table:table-cell table:style-name="Table14.A3" office:value-type="string">
            <text:p text:style-name="P64">-devmode</text:p>
          </table:table-cell>
          <table:table-cell table:style-name="Table14.A3" office:value-type="string">
            <text:p text:style-name="P64">Forces engine to run in developer mode.</text:p>
          </table:table-cell>
        </table:table-row>
        <table:table-row table:style-name="Table14.1">
          <table:table-cell table:style-name="Table14.A2" office:value-type="string">
            <text:p text:style-name="P64">-erasesave</text:p>
          </table:table-cell>
          <table:table-cell table:style-name="Table14.A2" office:value-type="string">
            <text:p text:style-name="P64">Erases save then closes game.</text:p>
          </table:table-cell>
        </table:table-row>
        <table:table-row table:style-name="Table14.2">
          <table:table-cell table:style-name="Table14.A3" office:value-type="string">
            <text:p text:style-name="P64">-fix</text:p>
          </table:table-cell>
          <table:table-cell table:style-name="Table14.A3" office:value-type="string">
            <text:p text:style-name="P64">Attempts to fix any damaged files by forcing an update install. <text:span text:style-name="T153">Cannot be used with -noupdate parameter.</text:span></text:p>
          </table:table-cell>
        </table:table-row>
        <table:table-row table:style-name="Table14.6">
          <table:table-cell table:style-name="Table14.A2" office:value-type="string">
            <text:p text:style-name="P64">-<text:span text:style-name="T154">flatpak</text:span></text:p>
          </table:table-cell>
          <table:table-cell table:style-name="Table14.A2" office:value-type="string">
            <text:p text:style-name="P349">Launches in flatpak mode. Requires installtype <text:span text:style-name="T155">value</text:span> to be set at 2. <text:span text:style-name="T156">Cannot be used with mods.</text:span></text:p>
          </table:table-cell>
        </table:table-row>
        <table:table-row table:style-name="Table14.2">
          <table:table-cell table:style-name="Table14.A3" office:value-type="string">
            <text:p text:style-name="P64">-<text:span text:style-name="T157">fullscreen</text:span></text:p>
          </table:table-cell>
          <table:table-cell table:style-name="Table14.A3" office:value-type="string">
            <text:p text:style-name="P350">Launches in fullscreen mode overriding user settings. Cannot be used with -windowed parameter.</text:p>
          </table:table-cell>
        </table:table-row>
        <table:table-row table:style-name="Table14.1">
          <table:table-cell table:style-name="Table14.A2" office:value-type="string">
            <text:p text:style-name="P64">-lite</text:p>
          </table:table-cell>
          <table:table-cell table:style-name="Table14.A2" office:value-type="string">
            <text:p text:style-name="P64">Skips loading of music and sound effects during launch. This will benefit slower machines that take a long time to decode audio and/or have low RAM. All audio is disabled when this mode is active.</text:p>
          </table:table-cell>
        </table:table-row>
        <table:table-row table:style-name="Table14.9">
          <table:table-cell table:style-name="Table14.A3" office:value-type="string">
            <text:p text:style-name="P64">-<text:span text:style-name="T153">mod=[mod folder name]</text:span></text:p>
          </table:table-cell>
          <table:table-cell table:style-name="Table14.A3" office:value-type="string">
            <text:p text:style-name="P351">Launches a mod in the requested folder. Brackets not required. Cannot be used twice or with -fix parameter. Automatically disables updates. <text:span text:style-name="T158">Must be the last parameter or it will fail. </text:span><text:span text:style-name="T156">Cannot be used in Flatpak mode.</text:span></text:p>
          </table:table-cell>
        </table:table-row>
        <table:table-row table:style-name="Table14.9">
          <table:table-cell table:style-name="Table14.A2" office:value-type="string">
            <text:p text:style-name="P64">-nofx</text:p>
          </table:table-cell>
          <table:table-cell table:style-name="Table14.A2" office:value-type="string">
            <text:p text:style-name="P64">Disables any effects the engine uses. Good at reducing flicker on slower machines.</text:p>
          </table:table-cell>
        </table:table-row>
        <table:table-row table:style-name="Table14.9">
          <table:table-cell table:style-name="Table14.A3" office:value-type="string">
            <text:p text:style-name="P64">-nosave</text:p>
          </table:table-cell>
          <table:table-cell table:style-name="Table14.A3" office:value-type="string">
            <text:p text:style-name="P64">Prevents game from saving <text:span text:style-name="T159">automatically if autosave is enabled.</text:span></text:p>
          </table:table-cell>
        </table:table-row>
        <table:table-row table:style-name="Table14.9">
          <table:table-cell table:style-name="Table14.A2" office:value-type="string">
            <text:p text:style-name="P64">-<text:span text:style-name="T20">noupdate</text:span></text:p>
          </table:table-cell>
          <table:table-cell table:style-name="Table14.A2" office:value-type="string">
            <text:p text:style-name="P64"><text:span text:style-name="T20">Skips</text:span> update checker. <text:span text:style-name="T153">Cannot be used with -fix parameter.</text:span></text:p>
          </table:table-cell>
        </table:table-row>
        <table:table-row table:style-name="Table14.9">
          <table:table-cell table:style-name="Table14.A13" office:value-type="string">
            <text:p text:style-name="P64">-<text:span text:style-name="T160">windowed</text:span></text:p>
          </table:table-cell>
          <table:table-cell table:style-name="Table14.A13" office:value-type="string">
            <text:p text:style-name="P352">Launches in windowed mode overriding user settings. <text:span text:style-name="T157">Cannot be used with -fullscreen parameter.</text:span></text:p>
          </table:table-cell>
        </table:table-row>
      </table:table>
      <text:h text:style-name="P256" text:outline-level="1"/>
      <text:h text:style-name="P353" text:outline-level="1">Input Values</text:h>
      <text:h text:style-name="P354" text:outline-level="1"/>
      <table:table table:name="Table6" table:style-name="Table6" table:template-name="Simple Grid Rows">
        <table:table-column table:style-name="Table6.A"/>
        <table:table-column table:style-name="Table6.B"/>
        <table:table-row>
          <table:table-cell table:style-name="Table6.A1" office:value-type="string">
            <text:h text:style-name="P355" text:outline-level="1">Value</text:h>
          </table:table-cell>
          <table:table-cell table:style-name="Table6.A1" office:value-type="string">
            <text:h text:style-name="P355" text:outline-level="1">Description</text:h>
          </table:table-cell>
        </table:table-row>
        <table:table-row>
          <table:table-cell table:style-name="Table6.A2" office:value-type="string">
            <text:h text:style-name="P356" text:outline-level="1">a</text:h>
          </table:table-cell>
          <table:table-cell table:style-name="Table6.A2" office:value-type="string">
            <text:h text:style-name="P356" text:outline-level="1">Walking controls / map</text:h>
          </table:table-cell>
        </table:table-row>
        <table:table-row>
          <table:table-cell table:style-name="Table6.A3" office:value-type="string">
            <text:h text:style-name="P356" text:outline-level="1">b</text:h>
          </table:table-cell>
          <table:table-cell table:style-name="Table6.A3" office:value-type="string">
            <text:h text:style-name="P356" text:outline-level="1">Pockets</text:h>
          </table:table-cell>
        </table:table-row>
        <table:table-row table:style-name="Table6.4">
          <table:table-cell table:style-name="Table6.A2" office:value-type="string">
            <text:h text:style-name="P356" text:outline-level="1">c</text:h>
          </table:table-cell>
          <table:table-cell table:style-name="Table6.A2" office:value-type="string">
            <text:h text:style-name="P356" text:outline-level="1">Pockets</text:h>
          </table:table-cell>
        </table:table-row>
        <table:table-row>
          <table:table-cell table:style-name="Table6.A3" office:value-type="string">
            <text:h text:style-name="P356" text:outline-level="1">d</text:h>
          </table:table-cell>
          <table:table-cell table:style-name="Table6.A3" office:value-type="string">
            <text:h text:style-name="P356" text:outline-level="1">Pockets <text:span text:style-name="T161">+ Text Banner</text:span></text:h>
          </table:table-cell>
        </table:table-row>
        <table:table-row>
          <table:table-cell table:style-name="Table6.A2" office:value-type="string">
            <text:h text:style-name="P356" text:outline-level="1">dd</text:h>
          </table:table-cell>
          <table:table-cell table:style-name="Table6.A2" office:value-type="string">
            <text:h text:style-name="P356" text:outline-level="1">Text Banner</text:h>
          </table:table-cell>
        </table:table-row>
        <table:table-row table:style-name="Table6.4">
          <table:table-cell table:style-name="Table6.A3" office:value-type="string">
            <text:h text:style-name="P356" text:outline-level="1">ddd</text:h>
          </table:table-cell>
          <table:table-cell table:style-name="Table6.A3" office:value-type="string">
            <text:h text:style-name="P356" text:outline-level="1">Text Banner</text:h>
          </table:table-cell>
        </table:table-row>
        <table:table-row>
          <table:table-cell table:style-name="Table6.A2" office:value-type="string">
            <text:h text:style-name="P356" text:outline-level="1">t</text:h>
          </table:table-cell>
          <table:table-cell table:style-name="Table6.A2" office:value-type="string">
            <text:h text:style-name="P356" text:outline-level="1">Terminal</text:h>
          </table:table-cell>
        </table:table-row>
        <table:table-row>
          <table:table-cell table:style-name="Table6.A3" office:value-type="string">
            <text:h text:style-name="P356" text:outline-level="1">tt</text:h>
          </table:table-cell>
          <table:table-cell table:style-name="Table6.A3" office:value-type="string">
            <text:h text:style-name="P356" text:outline-level="1">Terminal / Readtxt</text:h>
          </table:table-cell>
        </table:table-row>
        <table:table-row>
          <table:table-cell table:style-name="Table6.A2" office:value-type="string">
            <text:h text:style-name="P356" text:outline-level="1">ss</text:h>
          </table:table-cell>
          <table:table-cell table:style-name="Table6.A2" office:value-type="string">
            <text:h text:style-name="P356" text:outline-level="1">Fullscreen Image</text:h>
          </table:table-cell>
        </table:table-row>
        <table:table-row>
          <table:table-cell table:style-name="Table6.A11" office:value-type="string">
            <text:h text:style-name="P356" text:outline-level="1">ci</text:h>
          </table:table-cell>
          <table:table-cell table:style-name="Table6.A11" office:value-type="string">
            <text:h text:style-name="P356" text:outline-level="1">Choice Banner</text:h>
          </table:table-cell>
        </table:table-row>
      </table:table>
      <text:h text:style-name="P354" text:outline-level="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 Unicode MS" svg:font-family="'Arial Unicode MS'" style:font-family-generic="system" style:font-pitch="variable"/>
    <style:font-face style:name="Helvetica Neue" svg:font-family="'Helvetica Neue'" style:font-family-generic="roman" style:font-pitch="variable"/>
    <style:font-face style:name="Helvetica Neue1" svg:font-family="'Helvetica Neue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GB" fo:font-style="normal" style:text-underline-style="none" fo:font-weight="normal" style:letter-kerning="false" style:font-name-asian="Arial Unicode MS" style:font-size-asian="10pt" style:language-asian="zh" style:country-asian="CN" style:font-style-asian="normal" style:font-weight-asian="normal" style:font-name-complex="Times New Roman1" style:font-size-complex="10pt" style:language-complex="hi" style:country-complex="IN" style:font-style-complex="normal" style:font-weight-complex="normal" style:text-scale="100%" style:font-relief="none" text:display="true" loext:padding="0cm" loext:border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size="12pt" style:font-size-asian="12pt" style:language-asian="en" style:country-asian="US" style:font-size-complex="12pt" style:language-complex="ar" style:country-complex="SA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_26__20_Footer" style:display-name="Header &amp; Footer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91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_20_A" style:display-name="Body A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bold" style:font-name-complex="Arial Unicode MS" style:font-family-complex="'Arial Unicode MS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default-outline-level="" style:class="index">
      <loext:graphic-properties draw:fill="none" draw:fill-color="#ffffff"/>
      <style:paragraph-properties fo:margin-left="0cm" fo:margin-right="0cm" fo:margin-top="0cm" fo:margin-bottom="0.212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>
        <style:tab-stops>
          <style:tab-stop style:position="15.748cm" style:type="right"/>
        </style:tab-stops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Helvetica Neue" fo:font-family="'Helvetica Neue'" style:font-family-generic="roman" style:font-pitch="variable" fo:font-size="14pt" fo:letter-spacing="normal" fo:font-style="normal" style:text-underline-style="none" fo:font-weight="normal" style:letter-kerning="false" fo:background-color="transparent" style:font-name-asian="Helvetica Neue1" style:font-family-asian="'Helvetica Neue'" style:font-family-generic-asian="system" style:font-pitch-asian="variable" style:font-size-asian="14pt" style:font-style-asian="normal" style:font-weight-asian="normal" style:font-name-complex="Helvetica Neue1" style:font-family-complex="'Helvetica Neue'" style:font-family-generic-complex="system" style:font-pitch-complex="variable" style:font-size-complex="14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default-outline-level="1" style:list-style-name="" style:class="extra">
      <loext:graphic-properties draw:fill="none" draw:fill-color="#ffffff"/>
      <style:paragraph-properties fo:margin-left="0cm" fo:margin-right="0cm" fo:margin-top="0cm" fo:margin-bottom="0cm" style:contextual-spacing="false" fo:line-height="100%" fo:text-align="center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bold" style:letter-kerning="true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bold" style:font-name-complex="Times New Roman1" style:font-family-complex="'Times New Roman'" style:font-family-generic-complex="system" style:font-pitch-complex="variable" style:font-size-complex="12pt" style:font-style-complex="normal" style:font-weight-complex="bold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Body" style:family="paragraph" style:default-outline-level="">
      <loext:graphic-properties draw:fill="none" draw:fill-color="#ffffff"/>
      <style:paragraph-properties fo:margin-left="0cm" fo:margin-right="0cm" fo:margin-top="0cm" fo:margin-bottom="0cm" style:contextual-spacing="false" fo:line-height="100%" fo:text-align="start" style:justify-single-word="false" fo:keep-together="auto" fo:orphans="2" fo:widows="2" fo:hyphenation-ladder-count="no-limit" fo:hyphenation-keep="auto" loext:hyphenation-keep-type="column" fo:text-indent="0cm" style:auto-text-indent="false" fo:break-before="auto" fo:break-after="auto" fo:background-color="transparent" fo:padding="0cm" fo:border="none" fo:keep-with-next="auto" text:number-lines="true" text:line-number="0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letter-spacing="normal" fo:font-style="normal" style:text-underline-style="none" fo:font-weight="normal" style:letter-kerning="false" fo:background-color="transparent" style:font-name-asian="Arial Unicode MS" style:font-family-asian="'Arial Unicode MS'" style:font-family-generic-asian="system" style:font-pitch-asian="variable" style:font-size-asian="12pt" style:font-style-asian="normal" style:font-weight-asian="normal" style:font-name-complex="Arial Unicode MS" style:font-family-complex="'Arial Unicode MS'" style:font-family-generic-complex="system" style:font-pitch-complex="variable" style:font-size-complex="12pt" style:font-style-complex="normal" style:font-weight-complex="normal"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style:text-underline-style="solid" style:text-underline-width="auto" style:text-underline-color="#ffffff"/>
    </style:style>
    <style:style style:name="headers" style:family="text">
      <style:text-properties style:font-name="Times New Roman" fo:font-family="'Times New Roman'" style:font-family-generic="roman" style:font-pitch="variable" fo:font-style="normal" fo:font-weight="bold" style:font-name-asian="Arial Unicode MS" style:font-family-asian="'Arial Unicode MS'" style:font-family-generic-asian="system" style:font-pitch-asian="variable" style:font-style-asian="normal" style:font-weight-asian="bold" style:font-name-complex="Arial Unicode MS" style:font-family-complex="'Arial Unicode MS'" style:font-family-generic-complex="system" style:font-pitch-complex="variable" style:font-style-complex="normal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Simple_20_Grid_20_Rows.1" style:display-name="Simple Grid Rows.1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2" style:display-name="Simple Grid Rows.2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3" style:display-name="Simple Grid Rows.3" style:family="table-cell" style:data-style-name="N101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4" style:display-name="Simple Grid Rows.4" style:family="table-cell" style:data-style-name="N10000">
      <style:table-cell-properties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5" style:display-name="Simple Grid Rows.5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6" style:display-name="Simple Grid Rows.6" style:family="table-cell" style:data-style-name="N101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7" style:display-name="Simple Grid Rows.7" style:family="table-cell" style:data-style-name="N10000">
      <style:table-cell-properties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8" style:display-name="Simple Grid Rows.8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9" style:display-name="Simple Grid Rows.9" style:family="table-cell" style:data-style-name="N10000">
      <style:table-cell-properties fo:background-color="#eeeeee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0" style:display-name="Simple Grid Rows.10" style:family="table-cell" style:data-style-name="N10000">
      <style:table-cell-properties fo:background-color="#eeeeee" fo:border-left="0.74pt solid #666666" fo:border-right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1" style:display-name="Simple Grid Rows.11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2" style:display-name="Simple Grid Rows.12" style:family="table-cell" style:data-style-name="N10100">
      <style:table-cell-properties fo:background-color="#b2b2b2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3" style:display-name="Simple Grid Rows.13" style:family="table-cell" style:data-style-name="N101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4" style:display-name="Simple Grid Rows.14" style:family="table-cell" style:data-style-name="N10000">
      <style:table-cell-properties fo:background-color="#eeeeee" fo:border-left="0.74pt solid #666666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5" style:display-name="Simple Grid Rows.15" style:family="table-cell" style:data-style-name="N10100">
      <style:table-cell-properties fo:background-color="#b2b2b2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style:style style:name="Simple_20_Grid_20_Rows.16" style:display-name="Simple Grid Rows.16" style:family="table-cell" style:data-style-name="N10000">
      <style:table-cell-properties fo:background-color="#eeeeee" fo:border-right="0.74pt solid #666666" fo:border-top="0.74pt solid #666666" fo:border-bottom="0.74pt solid #666666" fo:padding="0cm" fo:padding-left="0cm" fo:padding-right="0cm" fo:padding-top="0cm" fo:padding-bottom="0cm"/>
      <style:text-properties style:font-name="Liberation Sans" fo:font-family="'Liberation Sans'" style:font-family-generic="swiss"/>
    </style:style>
    <table:table-template table:name="Simple Grid Rows" table:first-row-end-column="row" table:first-row-start-column="row" table:last-row-end-column="row" table:last-row-start-column="row">
      <table:first-row table:style-name="Simple_20_Grid_20_Rows.1"/>
      <table:last-row table:style-name="Simple_20_Grid_20_Rows.2"/>
      <table:first-column table:style-name="Simple_20_Grid_20_Rows.3"/>
      <table:last-column table:style-name="Simple_20_Grid_20_Rows.4"/>
      <table:body table:style-name="Simple_20_Grid_20_Rows.9"/>
      <table:even-rows table:style-name="Simple_20_Grid_20_Rows.5"/>
      <table:odd-rows table:style-name="Simple_20_Grid_20_Rows.6"/>
      <table:even-columns table:style-name="Simple_20_Grid_20_Rows.7"/>
      <table:odd-columns table:style-name="Simple_20_Grid_20_Rows.8"/>
      <table:background table:style-name="Simple_20_Grid_20_Rows.10"/>
      <loext:first-row-even-column table:style-name="Simple_20_Grid_20_Rows.15"/>
      <loext:last-row-even-column table:style-name="Simple_20_Grid_20_Rows.16"/>
      <loext:first-row-end-column table:style-name="Simple_20_Grid_20_Rows.12"/>
      <loext:first-row-start-column table:style-name="Simple_20_Grid_20_Rows.11"/>
      <loext:last-row-end-column table:style-name="Simple_20_Grid_20_Rows.14"/>
      <loext:last-row-start-column table:style-name="Simple_20_Grid_20_Rows.13"/>
    </table:table-templat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_20__26__20_Footer">
      <style:paragraph-properties style:writing-mode="lr-tb"/>
      <style:text-properties fo:language="en" fo:country="GB"/>
    </style:style>
    <style:page-layout style:name="Mpm1">
      <style:page-layout-properties fo:page-width="21.001cm" fo:page-height="29.7cm" style:num-format="1" style:print-orientation="portrait" fo:margin-top="0cm" fo:margin-bottom="0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cm" fo:margin-left="0cm" fo:margin-right="0cm" fo:margin-bottom="1.9cm" style:dynamic-spacing="true"/>
      </style:header-style>
      <style:footer-style>
        <style:header-footer-properties fo:min-height="2cm" fo:margin-left="0cm" fo:margin-right="0cm" fo:margin-top="1.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2.2$Linux_X86_64 LibreOffice_project/7370d4be9e3cf6031a51beef54ff3bda878e3fac</meta:generator>
    <dc:date>2025-04-28T09:29:23.635823785</dc:date>
    <meta:editing-duration>P9DT4H6M56S</meta:editing-duration>
    <meta:editing-cycles>440</meta:editing-cycles>
    <meta:print-date>2024-05-08T10:42:39.230229983</meta:print-date>
    <meta:printed-by>PDF files</meta:printed-by>
    <meta:document-statistic meta:table-count="11" meta:image-count="1" meta:object-count="0" meta:page-count="61" meta:paragraph-count="2553" meta:word-count="12756" meta:character-count="85974" meta:non-whitespace-character-count="75733"/>
  </office:meta>
</office:document-meta>
</file>